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12mm"/>
    </style:style>
    <style:style style:name="co2" style:family="table-column">
      <style:table-column-properties fo:break-before="auto" style:column-width="114.48mm"/>
    </style:style>
    <style:style style:name="co3" style:family="table-column">
      <style:table-column-properties fo:break-before="auto" style:column-width="83.06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5.36mm"/>
    </style:style>
    <style:style style:name="co7" style:family="table-column">
      <style:table-column-properties fo:break-before="auto" style:column-width="25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T_Database_Final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ETCod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AG</text:p>
          </table:table-cell>
          <table:table-cell office:value-type="string" calcext:value-type="string">
            <text:p>2AK</text:p>
          </table:table-cell>
          <table:table-cell office:value-type="string" calcext:value-type="string">
            <text:p>2AR</text:p>
          </table:table-cell>
          <table:table-cell office:value-type="string" calcext:value-type="string">
            <text:p>2BG</text:p>
          </table:table-cell>
          <table:table-cell office:value-type="string" calcext:value-type="string">
            <text:p>2BK</text:p>
          </table:table-cell>
          <table:table-cell office:value-type="string" calcext:value-type="string">
            <text:p>2BR</text:p>
          </table:table-cell>
          <table:table-cell office:value-type="string" calcext:value-type="string">
            <text:p>3AG</text:p>
          </table:table-cell>
          <table:table-cell office:value-type="string" calcext:value-type="string">
            <text:p>3AK</text:p>
          </table:table-cell>
          <table:table-cell office:value-type="string" calcext:value-type="string">
            <text:p>3AR</text:p>
          </table:table-cell>
          <table:table-cell office:value-type="string" calcext:value-type="string">
            <text:p>3BG</text:p>
          </table:table-cell>
          <table:table-cell office:value-type="string" calcext:value-type="string">
            <text:p>3BK</text:p>
          </table:table-cell>
          <table:table-cell office:value-type="string" calcext:value-type="string">
            <text:p>3BR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K</text:p>
          </table:table-cell>
          <table:table-cell office:value-type="string" calcext:value-type="string">
            <text:p>GMR</text:p>
          </table:table-cell>
          <table:table-cell office:value-type="string" calcext:value-type="string">
            <text:p>SCG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CE</text:p>
          </table:table-cell>
          <table:table-cell office:value-type="float" office:value="32617" calcext:value-type="float">
            <text:p>32617</text:p>
          </table:table-cell>
          <table:table-cell office:value-type="float" office:value="0" calcext:value-type="float">
            <text:p>0</text:p>
          </table:table-cell>
          <table:table-cell office:value-type="float" office:value="33980" calcext:value-type="float">
            <text:p>33980</text:p>
          </table:table-cell>
          <table:table-cell office:value-type="float" office:value="33564" calcext:value-type="float">
            <text:p>33564</text:p>
          </table:table-cell>
          <table:table-cell office:value-type="float" office:value="38789" calcext:value-type="float">
            <text:p>38789</text:p>
          </table:table-cell>
          <table:table-cell office:value-type="float" office:value="37186" calcext:value-type="float">
            <text:p>37186</text:p>
          </table:table-cell>
          <table:table-cell office:value-type="float" office:value="42600" calcext:value-type="float">
            <text:p>42600</text:p>
          </table:table-cell>
          <table:table-cell office:value-type="float" office:value="0" calcext:value-type="float">
            <text:p>0</text:p>
          </table:table-cell>
          <table:table-cell office:value-type="float" office:value="47534" calcext:value-type="float">
            <text:p>47534</text:p>
          </table:table-cell>
          <table:table-cell office:value-type="float" office:value="21850" calcext:value-type="float">
            <text:p>21850</text:p>
          </table:table-cell>
          <table:table-cell office:value-type="float" office:value="0" calcext:value-type="float">
            <text:p>0</text:p>
          </table:table-cell>
          <table:table-cell office:value-type="float" office:value="28547" calcext:value-type="float">
            <text:p>28547</text:p>
          </table:table-cell>
          <table:table-cell office:value-type="float" office:value="26863" calcext:value-type="float">
            <text:p>26863</text:p>
          </table:table-cell>
          <table:table-cell office:value-type="float" office:value="0" calcext:value-type="float">
            <text:p>0</text:p>
          </table:table-cell>
          <table:table-cell office:value-type="float" office:value="31826" calcext:value-type="float">
            <text:p>31826</text:p>
          </table:table-cell>
          <table:table-cell office:value-type="float" office:value="20856" calcext:value-type="float">
            <text:p>20856</text:p>
          </table:table-cell>
          <table:table-cell office:value-type="float" office:value="24818" calcext:value-type="float">
            <text:p>24818</text:p>
          </table:table-cell>
          <table:table-cell office:value-type="float" office:value="26485" calcext:value-type="float">
            <text:p>26485</text:p>
          </table:table-cell>
          <table:table-cell office:value-type="float" office:value="40245" calcext:value-type="float">
            <text:p>40245</text:p>
          </table:table-cell>
          <table:table-cell office:value-type="float" office:value="47956" calcext:value-type="float">
            <text:p>47956</text:p>
          </table:table-cell>
          <table:table-cell office:value-type="float" office:value="53038" calcext:value-type="float">
            <text:p>53038</text:p>
          </table:table-cell>
          <table:table-cell office:value-type="float" office:value="37947" calcext:value-type="float">
            <text:p>37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CS</text:p>
          </table:table-cell>
          <table:table-cell office:value-type="float" office:value="7032" calcext:value-type="float">
            <text:p>7032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office:value-type="float" office:value="7113" calcext:value-type="float">
            <text:p>7113</text:p>
          </table:table-cell>
          <table:table-cell office:value-type="float" office:value="7383" calcext:value-type="float">
            <text:p>7383</text:p>
          </table:table-cell>
          <table:table-cell office:value-type="float" office:value="9068" calcext:value-type="float">
            <text:p>9068</text:p>
          </table:table-cell>
          <table:table-cell office:value-type="float" office:value="7484" calcext:value-type="float">
            <text:p>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  <table:table-cell office:value-type="float" office:value="6454" calcext:value-type="float">
            <text:p>6454</text:p>
          </table:table-cell>
          <table:table-cell office:value-type="float" office:value="3719" calcext:value-type="float">
            <text:p>3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3481" calcext:value-type="float">
            <text:p>3481</text:p>
          </table:table-cell>
          <table:table-cell office:value-type="float" office:value="5739" calcext:value-type="float">
            <text:p>5739</text:p>
          </table:table-cell>
          <table:table-cell office:value-type="float" office:value="15666" calcext:value-type="float">
            <text:p>15666</text:p>
          </table:table-cell>
          <table:table-cell office:value-type="float" office:value="37041" calcext:value-type="float">
            <text:p>37041</text:p>
          </table:table-cell>
          <table:table-cell office:value-type="float" office:value="29121" calcext:value-type="float">
            <text:p>29121</text:p>
          </table:table-cell>
          <table:table-cell office:value-type="float" office:value="9692" calcext:value-type="float">
            <text:p>9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EC</text:p>
          </table:table-cell>
          <table:table-cell office:value-type="float" office:value="11404" calcext:value-type="float">
            <text:p>1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4" calcext:value-type="float">
            <text:p>9254</text:p>
          </table:table-cell>
          <table:table-cell office:value-type="float" office:value="0" calcext:value-type="float">
            <text:p>0</text:p>
          </table:table-cell>
          <table:table-cell office:value-type="float" office:value="12319" calcext:value-type="float">
            <text:p>12319</text:p>
          </table:table-cell>
          <table:table-cell office:value-type="float" office:value="9546" calcext:value-type="float">
            <text:p>9546</text:p>
          </table:table-cell>
          <table:table-cell office:value-type="float" office:value="10462" calcext:value-type="float">
            <text:p>10462</text:p>
          </table:table-cell>
          <table:table-cell office:value-type="float" office:value="0" calcext:value-type="float">
            <text:p>0</text:p>
          </table:table-cell>
          <table:table-cell office:value-type="float" office:value="7167" calcext:value-type="float">
            <text:p>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1" calcext:value-type="float">
            <text:p>7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9" calcext:value-type="float">
            <text:p>5679</text:p>
          </table:table-cell>
          <table:table-cell office:value-type="float" office:value="8595" calcext:value-type="float">
            <text:p>8595</text:p>
          </table:table-cell>
          <table:table-cell office:value-type="float" office:value="9854" calcext:value-type="float">
            <text:p>9854</text:p>
          </table:table-cell>
          <table:table-cell office:value-type="float" office:value="16090" calcext:value-type="float">
            <text:p>16090</text:p>
          </table:table-cell>
          <table:table-cell office:value-type="float" office:value="0" calcext:value-type="float">
            <text:p>0</text:p>
          </table:table-cell>
          <table:table-cell office:value-type="float" office:value="24851" calcext:value-type="float">
            <text:p>24851</text:p>
          </table:table-cell>
          <table:table-cell office:value-type="float" office:value="8554" calcext:value-type="float">
            <text:p>8554</text:p>
          </table:table-cell>
          <table:table-cell office:value-type="float" office:value="0" calcext:value-type="float">
            <text:p>0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EE</text:p>
          </table:table-cell>
          <table:table-cell office:value-type="float" office:value="17810" calcext:value-type="float">
            <text:p>17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9" calcext:value-type="float">
            <text:p>21729</text:p>
          </table:table-cell>
          <table:table-cell office:value-type="float" office:value="25456" calcext:value-type="float">
            <text:p>25456</text:p>
          </table:table-cell>
          <table:table-cell office:value-type="float" office:value="33634" calcext:value-type="float">
            <text:p>33634</text:p>
          </table:table-cell>
          <table:table-cell office:value-type="float" office:value="13579" calcext:value-type="float">
            <text:p>13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1" calcext:value-type="float">
            <text:p>1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" calcext:value-type="float">
            <text:p>13926</text:p>
          </table:table-cell>
          <table:table-cell office:value-type="float" office:value="0" calcext:value-type="float">
            <text:p>0</text:p>
          </table:table-cell>
          <table:table-cell office:value-type="float" office:value="20377" calcext:value-type="float">
            <text:p>20377</text:p>
          </table:table-cell>
          <table:table-cell office:value-type="float" office:value="11015" calcext:value-type="float">
            <text:p>11015</text:p>
          </table:table-cell>
          <table:table-cell office:value-type="float" office:value="19791" calcext:value-type="float">
            <text:p>19791</text:p>
          </table:table-cell>
          <table:table-cell office:value-type="float" office:value="15491" calcext:value-type="float">
            <text:p>15491</text:p>
          </table:table-cell>
          <table:table-cell office:value-type="float" office:value="28846" calcext:value-type="float">
            <text:p>28846</text:p>
          </table:table-cell>
          <table:table-cell office:value-type="float" office:value="32980" calcext:value-type="float">
            <text:p>32980</text:p>
          </table:table-cell>
          <table:table-cell office:value-type="float" office:value="37275" calcext:value-type="float">
            <text:p>37275</text:p>
          </table:table-cell>
          <table:table-cell office:value-type="float" office:value="22626" calcext:value-type="float">
            <text:p>22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IE</text:p>
          </table:table-cell>
          <table:table-cell office:value-type="float" office:value="13038" calcext:value-type="float">
            <text:p>1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3" calcext:value-type="float">
            <text:p>8203</text:p>
          </table:table-cell>
          <table:table-cell office:value-type="float" office:value="0" calcext:value-type="float">
            <text:p>0</text:p>
          </table:table-cell>
          <table:table-cell office:value-type="float" office:value="14670" calcext:value-type="float">
            <text:p>14670</text:p>
          </table:table-cell>
          <table:table-cell office:value-type="float" office:value="14525" calcext:value-type="float">
            <text:p>1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4" calcext:value-type="float">
            <text:p>5604</text:p>
          </table:table-cell>
          <table:table-cell office:value-type="float" office:value="9832" calcext:value-type="float">
            <text:p>9832</text:p>
          </table:table-cell>
          <table:table-cell office:value-type="float" office:value="0" calcext:value-type="float">
            <text:p>0</text:p>
          </table:table-cell>
          <table:table-cell office:value-type="float" office:value="6041" calcext:value-type="float">
            <text:p>6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4" calcext:value-type="float">
            <text:p>5544</text:p>
          </table:table-cell>
          <table:table-cell office:value-type="float" office:value="6873" calcext:value-type="float">
            <text:p>6873</text:p>
          </table:table-cell>
          <table:table-cell office:value-type="float" office:value="9261" calcext:value-type="float">
            <text:p>9261</text:p>
          </table:table-cell>
          <table:table-cell office:value-type="float" office:value="26960" calcext:value-type="float">
            <text:p>26960</text:p>
          </table:table-cell>
          <table:table-cell office:value-type="float" office:value="0" calcext:value-type="float">
            <text:p>0</text:p>
          </table:table-cell>
          <table:table-cell office:value-type="float" office:value="37577" calcext:value-type="float">
            <text:p>37577</text:p>
          </table:table-cell>
          <table:table-cell office:value-type="float" office:value="10122" calcext:value-type="float">
            <text:p>10122</text:p>
          </table:table-cell>
          <table:table-cell office:value-type="float" office:value="0" calcext:value-type="float">
            <text:p>0</text:p>
          </table:table-cell>
          <table:table-cell office:value-type="float" office:value="30432" calcext:value-type="float">
            <text:p>30432</text:p>
          </table:table-cell>
        </table:table-row>
        <table:table-row table:style-name="ro1">
          <table:table-cell office:value-type="string" calcext:value-type="string">
            <text:p>E001</text:p>
          </table:table-cell>
          <table:table-cell office:value-type="string" calcext:value-type="string">
            <text:p>University Visveswariah College of Engineering</text:p>
          </table:table-cell>
          <table:table-cell office:value-type="string" calcext:value-type="string">
            <text:p>KR Circle, Bengaluru</text:p>
          </table:table-cell>
          <table:table-cell office:value-type="string" calcext:value-type="string">
            <text:p>ME</text:p>
          </table:table-cell>
          <table:table-cell office:value-type="float" office:value="24164" calcext:value-type="float">
            <text:p>24164</text:p>
          </table:table-cell>
          <table:table-cell office:value-type="float" office:value="70196" calcext:value-type="float">
            <text:p>70196</text:p>
          </table:table-cell>
          <table:table-cell office:value-type="float" office:value="38960" calcext:value-type="float">
            <text:p>38960</text:p>
          </table:table-cell>
          <table:table-cell office:value-type="float" office:value="25253" calcext:value-type="float">
            <text:p>25253</text:p>
          </table:table-cell>
          <table:table-cell office:value-type="float" office:value="0" calcext:value-type="float">
            <text:p>0</text:p>
          </table:table-cell>
          <table:table-cell office:value-type="float" office:value="41270" calcext:value-type="float">
            <text:p>41270</text:p>
          </table:table-cell>
          <table:table-cell office:value-type="float" office:value="28802" calcext:value-type="float">
            <text:p>28802</text:p>
          </table:table-cell>
          <table:table-cell office:value-type="float" office:value="0" calcext:value-type="float">
            <text:p>0</text:p>
          </table:table-cell>
          <table:table-cell office:value-type="float" office:value="91220" calcext:value-type="float">
            <text:p>91220</text:p>
          </table:table-cell>
          <table:table-cell office:value-type="float" office:value="20433" calcext:value-type="float">
            <text:p>20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35" calcext:value-type="float">
            <text:p>24035</text:p>
          </table:table-cell>
          <table:table-cell office:value-type="float" office:value="25190" calcext:value-type="float">
            <text:p>25190</text:p>
          </table:table-cell>
          <table:table-cell office:value-type="float" office:value="38983" calcext:value-type="float">
            <text:p>38983</text:p>
          </table:table-cell>
          <table:table-cell office:value-type="float" office:value="17018" calcext:value-type="float">
            <text:p>17018</text:p>
          </table:table-cell>
          <table:table-cell office:value-type="float" office:value="21862" calcext:value-type="float">
            <text:p>21862</text:p>
          </table:table-cell>
          <table:table-cell office:value-type="float" office:value="22031" calcext:value-type="float">
            <text:p>22031</text:p>
          </table:table-cell>
          <table:table-cell office:value-type="float" office:value="36185" calcext:value-type="float">
            <text:p>36185</text:p>
          </table:table-cell>
          <table:table-cell office:value-type="float" office:value="0" calcext:value-type="float">
            <text:p>0</text:p>
          </table:table-cell>
          <table:table-cell office:value-type="float" office:value="47592" calcext:value-type="float">
            <text:p>47592</text:p>
          </table:table-cell>
          <table:table-cell office:value-type="float" office:value="23647" calcext:value-type="float">
            <text:p>23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2</text:p>
          </table:table-cell>
          <table:table-cell office:value-type="string" calcext:value-type="string">
            <text:p>SKSJT Institute of Engineering</text:p>
          </table:table-cell>
          <table:table-cell office:value-type="string" calcext:value-type="string">
            <text:p>Sampangi Rama Nagar, Bengaluru</text:p>
          </table:table-cell>
          <table:table-cell office:value-type="string" calcext:value-type="string">
            <text:p>CE</text:p>
          </table:table-cell>
          <table:table-cell office:value-type="float" office:value="44299" calcext:value-type="float">
            <text:p>44299</text:p>
          </table:table-cell>
          <table:table-cell office:value-type="float" office:value="0" calcext:value-type="float">
            <text:p>0</text:p>
          </table:table-cell>
          <table:table-cell office:value-type="float" office:value="44785" calcext:value-type="float">
            <text:p>44785</text:p>
          </table:table-cell>
          <table:table-cell office:value-type="float" office:value="46365" calcext:value-type="float">
            <text:p>46365</text:p>
          </table:table-cell>
          <table:table-cell office:value-type="float" office:value="0" calcext:value-type="float">
            <text:p>0</text:p>
          </table:table-cell>
          <table:table-cell office:value-type="float" office:value="47028" calcext:value-type="float">
            <text:p>47028</text:p>
          </table:table-cell>
          <table:table-cell office:value-type="float" office:value="66538" calcext:value-type="float">
            <text:p>6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22" calcext:value-type="float">
            <text:p>4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05" calcext:value-type="float">
            <text:p>43605</text:p>
          </table:table-cell>
          <table:table-cell office:value-type="float" office:value="0" calcext:value-type="float">
            <text:p>0</text:p>
          </table:table-cell>
          <table:table-cell office:value-type="float" office:value="45077" calcext:value-type="float">
            <text:p>45077</text:p>
          </table:table-cell>
          <table:table-cell office:value-type="float" office:value="38625" calcext:value-type="float">
            <text:p>38625</text:p>
          </table:table-cell>
          <table:table-cell office:value-type="float" office:value="41750" calcext:value-type="float">
            <text:p>41750</text:p>
          </table:table-cell>
          <table:table-cell office:value-type="float" office:value="44317" calcext:value-type="float">
            <text:p>44317</text:p>
          </table:table-cell>
          <table:table-cell office:value-type="float" office:value="58456" calcext:value-type="float">
            <text:p>58456</text:p>
          </table:table-cell>
          <table:table-cell office:value-type="float" office:value="62879" calcext:value-type="float">
            <text:p>62879</text:p>
          </table:table-cell>
          <table:table-cell office:value-type="float" office:value="63241" calcext:value-type="float">
            <text:p>63241</text:p>
          </table:table-cell>
          <table:table-cell office:value-type="float" office:value="57850" calcext:value-type="float">
            <text:p>57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2</text:p>
          </table:table-cell>
          <table:table-cell office:value-type="string" calcext:value-type="string">
            <text:p>SKSJT Institute of Engineering</text:p>
          </table:table-cell>
          <table:table-cell office:value-type="string" calcext:value-type="string">
            <text:p>Sampangi Rama Nagar, Bengaluru</text:p>
          </table:table-cell>
          <table:table-cell office:value-type="string" calcext:value-type="string">
            <text:p>CS</text:p>
          </table:table-cell>
          <table:table-cell office:value-type="float" office:value="23453" calcext:value-type="float">
            <text:p>23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7" calcext:value-type="float">
            <text:p>24717</text:p>
          </table:table-cell>
          <table:table-cell office:value-type="float" office:value="43478" calcext:value-type="float">
            <text:p>43478</text:p>
          </table:table-cell>
          <table:table-cell office:value-type="float" office:value="30288" calcext:value-type="float">
            <text:p>30288</text:p>
          </table:table-cell>
          <table:table-cell office:value-type="float" office:value="21411" calcext:value-type="float">
            <text:p>21411</text:p>
          </table:table-cell>
          <table:table-cell office:value-type="float" office:value="0" calcext:value-type="float">
            <text:p>0</text:p>
          </table:table-cell>
          <table:table-cell office:value-type="float" office:value="60520" calcext:value-type="float">
            <text:p>60520</text:p>
          </table:table-cell>
          <table:table-cell office:value-type="float" office:value="19789" calcext:value-type="float">
            <text:p>19789</text:p>
          </table:table-cell>
          <table:table-cell office:value-type="float" office:value="0" calcext:value-type="float">
            <text:p>0</text:p>
          </table:table-cell>
          <table:table-cell office:value-type="float" office:value="21462" calcext:value-type="float">
            <text:p>21462</text:p>
          </table:table-cell>
          <table:table-cell office:value-type="float" office:value="17839" calcext:value-type="float">
            <text:p>1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31" calcext:value-type="float">
            <text:p>17731</text:p>
          </table:table-cell>
          <table:table-cell office:value-type="float" office:value="19021" calcext:value-type="float">
            <text:p>19021</text:p>
          </table:table-cell>
          <table:table-cell office:value-type="float" office:value="20228" calcext:value-type="float">
            <text:p>20228</text:p>
          </table:table-cell>
          <table:table-cell office:value-type="float" office:value="39646" calcext:value-type="float">
            <text:p>39646</text:p>
          </table:table-cell>
          <table:table-cell office:value-type="float" office:value="0" calcext:value-type="float">
            <text:p>0</text:p>
          </table:table-cell>
          <table:table-cell office:value-type="float" office:value="44960" calcext:value-type="float">
            <text:p>44960</text:p>
          </table:table-cell>
          <table:table-cell office:value-type="float" office:value="18766" calcext:value-type="float">
            <text:p>18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2</text:p>
          </table:table-cell>
          <table:table-cell office:value-type="string" calcext:value-type="string">
            <text:p>SKSJT Institute of Engineering</text:p>
          </table:table-cell>
          <table:table-cell office:value-type="string" calcext:value-type="string">
            <text:p>Sampangi Rama Nagar, Bengaluru</text:p>
          </table:table-cell>
          <table:table-cell office:value-type="string" calcext:value-type="string">
            <text:p>EC</text:p>
          </table:table-cell>
          <table:table-cell office:value-type="float" office:value="40088" calcext:value-type="float">
            <text:p>4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87" calcext:value-type="float">
            <text:p>35287</text:p>
          </table:table-cell>
          <table:table-cell office:value-type="float" office:value="41900" calcext:value-type="float">
            <text:p>41900</text:p>
          </table:table-cell>
          <table:table-cell office:value-type="float" office:value="39173" calcext:value-type="float">
            <text:p>39173</text:p>
          </table:table-cell>
          <table:table-cell office:value-type="float" office:value="38443" calcext:value-type="float">
            <text:p>38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6" calcext:value-type="float">
            <text:p>2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5" calcext:value-type="float">
            <text:p>25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4" calcext:value-type="float">
            <text:p>22924</text:p>
          </table:table-cell>
          <table:table-cell office:value-type="float" office:value="26345" calcext:value-type="float">
            <text:p>26345</text:p>
          </table:table-cell>
          <table:table-cell office:value-type="float" office:value="26577" calcext:value-type="float">
            <text:p>26577</text:p>
          </table:table-cell>
          <table:table-cell office:value-type="float" office:value="53944" calcext:value-type="float">
            <text:p>53944</text:p>
          </table:table-cell>
          <table:table-cell office:value-type="float" office:value="88050" calcext:value-type="float">
            <text:p>88050</text:p>
          </table:table-cell>
          <table:table-cell office:value-type="float" office:value="59903" calcext:value-type="float">
            <text:p>59903</text:p>
          </table:table-cell>
          <table:table-cell office:value-type="float" office:value="30494" calcext:value-type="float">
            <text:p>30494</text:p>
          </table:table-cell>
          <table:table-cell office:value-type="float" office:value="0" calcext:value-type="float">
            <text:p>0</text:p>
          </table:table-cell>
          <table:table-cell office:value-type="float" office:value="93371" calcext:value-type="float">
            <text:p>93371</text:p>
          </table:table-cell>
        </table:table-row>
        <table:table-row table:style-name="ro1">
          <table:table-cell office:value-type="string" calcext:value-type="string">
            <text:p>E002</text:p>
          </table:table-cell>
          <table:table-cell office:value-type="string" calcext:value-type="string">
            <text:p>SKSJT Institute of Engineering</text:p>
          </table:table-cell>
          <table:table-cell office:value-type="string" calcext:value-type="string">
            <text:p>Sampangi Rama Nagar, Bengaluru</text:p>
          </table:table-cell>
          <table:table-cell office:value-type="string" calcext:value-type="string">
            <text:p>ST</text:p>
          </table:table-cell>
          <table:table-cell office:value-type="float" office:value="86016" calcext:value-type="float">
            <text:p>8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4" calcext:value-type="float">
            <text:p>85044</text:p>
          </table:table-cell>
          <table:table-cell office:value-type="float" office:value="0" calcext:value-type="float">
            <text:p>0</text:p>
          </table:table-cell>
          <table:table-cell office:value-type="float" office:value="99669" calcext:value-type="float">
            <text:p>996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3" calcext:value-type="float">
            <text:p>8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94" calcext:value-type="float">
            <text:p>67594</text:p>
          </table:table-cell>
          <table:table-cell office:value-type="float" office:value="71458" calcext:value-type="float">
            <text:p>71458</text:p>
          </table:table-cell>
          <table:table-cell office:value-type="float" office:value="75481" calcext:value-type="float">
            <text:p>75481</text:p>
          </table:table-cell>
          <table:table-cell office:value-type="float" office:value="91641" calcext:value-type="float">
            <text:p>91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93" calcext:value-type="float">
            <text:p>77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2</text:p>
          </table:table-cell>
          <table:table-cell office:value-type="string" calcext:value-type="string">
            <text:p>SKSJT Institute of Engineering</text:p>
          </table:table-cell>
          <table:table-cell office:value-type="string" calcext:value-type="string">
            <text:p>Sampangi Rama Nagar, Bengaluru</text:p>
          </table:table-cell>
          <table:table-cell office:value-type="string" calcext:value-type="string">
            <text:p>TX</text:p>
          </table:table-cell>
          <table:table-cell office:value-type="float" office:value="89835" calcext:value-type="float">
            <text:p>8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56" calcext:value-type="float">
            <text:p>110056</text:p>
          </table:table-cell>
          <table:table-cell office:value-type="float" office:value="0" calcext:value-type="float">
            <text:p>0</text:p>
          </table:table-cell>
          <table:table-cell office:value-type="float" office:value="136368" calcext:value-type="float">
            <text:p>136368</text:p>
          </table:table-cell>
          <table:table-cell office:value-type="float" office:value="90280" calcext:value-type="float">
            <text:p>90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576" calcext:value-type="float">
            <text:p>7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39" calcext:value-type="float">
            <text:p>94539</text:p>
          </table:table-cell>
          <table:table-cell office:value-type="float" office:value="136880" calcext:value-type="float">
            <text:p>136880</text:p>
          </table:table-cell>
          <table:table-cell office:value-type="float" office:value="0" calcext:value-type="float">
            <text:p>0</text:p>
          </table:table-cell>
          <table:table-cell office:value-type="float" office:value="71367" calcext:value-type="float">
            <text:p>71367</text:p>
          </table:table-cell>
          <table:table-cell office:value-type="float" office:value="0" calcext:value-type="float">
            <text:p>0</text:p>
          </table:table-cell>
          <table:table-cell office:value-type="float" office:value="92766" calcext:value-type="float">
            <text:p>92766</text:p>
          </table:table-cell>
          <table:table-cell office:value-type="float" office:value="119521" calcext:value-type="float">
            <text:p>119521</text:p>
          </table:table-cell>
          <table:table-cell office:value-type="float" office:value="0" calcext:value-type="float">
            <text:p>0</text:p>
          </table:table-cell>
          <table:table-cell office:value-type="float" office:value="125306" calcext:value-type="float">
            <text:p>125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3</text:p>
          </table:table-cell>
          <table:table-cell office:value-type="string" calcext:value-type="string">
            <text:p>BMS College of Engineering (Aided)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CE</text:p>
          </table:table-cell>
          <table:table-cell office:value-type="float" office:value="33282" calcext:value-type="float">
            <text:p>33282</text:p>
          </table:table-cell>
          <table:table-cell office:value-type="float" office:value="0" calcext:value-type="float">
            <text:p>0</text:p>
          </table:table-cell>
          <table:table-cell office:value-type="float" office:value="48014" calcext:value-type="float">
            <text:p>48014</text:p>
          </table:table-cell>
          <table:table-cell office:value-type="float" office:value="21115" calcext:value-type="float">
            <text:p>21115</text:p>
          </table:table-cell>
          <table:table-cell office:value-type="float" office:value="0" calcext:value-type="float">
            <text:p>0</text:p>
          </table:table-cell>
          <table:table-cell office:value-type="float" office:value="35119" calcext:value-type="float">
            <text:p>35119</text:p>
          </table:table-cell>
          <table:table-cell office:value-type="float" office:value="27066" calcext:value-type="float">
            <text:p>2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78" calcext:value-type="float">
            <text:p>1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61" calcext:value-type="float">
            <text:p>15961</text:p>
          </table:table-cell>
          <table:table-cell office:value-type="float" office:value="0" calcext:value-type="float">
            <text:p>0</text:p>
          </table:table-cell>
          <table:table-cell office:value-type="float" office:value="20488" calcext:value-type="float">
            <text:p>20488</text:p>
          </table:table-cell>
          <table:table-cell office:value-type="float" office:value="12756" calcext:value-type="float">
            <text:p>12756</text:p>
          </table:table-cell>
          <table:table-cell office:value-type="float" office:value="15069" calcext:value-type="float">
            <text:p>15069</text:p>
          </table:table-cell>
          <table:table-cell office:value-type="float" office:value="20418" calcext:value-type="float">
            <text:p>20418</text:p>
          </table:table-cell>
          <table:table-cell office:value-type="float" office:value="25741" calcext:value-type="float">
            <text:p>25741</text:p>
          </table:table-cell>
          <table:table-cell office:value-type="float" office:value="45643" calcext:value-type="float">
            <text:p>45643</text:p>
          </table:table-cell>
          <table:table-cell office:value-type="float" office:value="59758" calcext:value-type="float">
            <text:p>59758</text:p>
          </table:table-cell>
          <table:table-cell office:value-type="float" office:value="17941" calcext:value-type="float">
            <text:p>17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3</text:p>
          </table:table-cell>
          <table:table-cell office:value-type="string" calcext:value-type="string">
            <text:p>BMS College of Engineering (Aided)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EC</text:p>
          </table:table-cell>
          <table:table-cell office:value-type="float" office:value="5961" calcext:value-type="float">
            <text:p>5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float" office:value="7360" calcext:value-type="float">
            <text:p>7360</text:p>
          </table:table-cell>
          <table:table-cell office:value-type="float" office:value="7120" calcext:value-type="float">
            <text:p>7120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20838" calcext:value-type="float">
            <text:p>20838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 office:value-type="float" office:value="1788" calcext:value-type="float">
            <text:p>1788</text:p>
          </table:table-cell>
          <table:table-cell office:value-type="float" office:value="3129" calcext:value-type="float">
            <text:p>3129</text:p>
          </table:table-cell>
          <table:table-cell office:value-type="float" office:value="2301" calcext:value-type="float">
            <text:p>2301</text:p>
          </table:table-cell>
          <table:table-cell office:value-type="float" office:value="15638" calcext:value-type="float">
            <text:p>15638</text:p>
          </table:table-cell>
          <table:table-cell office:value-type="float" office:value="0" calcext:value-type="float">
            <text:p>0</text:p>
          </table:table-cell>
          <table:table-cell office:value-type="float" office:value="18995" calcext:value-type="float">
            <text:p>18995</text:p>
          </table:table-cell>
          <table:table-cell office:value-type="float" office:value="8488" calcext:value-type="float">
            <text:p>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3</text:p>
          </table:table-cell>
          <table:table-cell office:value-type="string" calcext:value-type="string">
            <text:p>BMS College of Engineering (Aided)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EE</text:p>
          </table:table-cell>
          <table:table-cell office:value-type="float" office:value="9356" calcext:value-type="float">
            <text:p>9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7" calcext:value-type="float">
            <text:p>10867</text:p>
          </table:table-cell>
          <table:table-cell office:value-type="float" office:value="0" calcext:value-type="float">
            <text:p>0</text:p>
          </table:table-cell>
          <table:table-cell office:value-type="float" office:value="14242" calcext:value-type="float">
            <text:p>14242</text:p>
          </table:table-cell>
          <table:table-cell office:value-type="float" office:value="11692" calcext:value-type="float">
            <text:p>1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5" calcext:value-type="float">
            <text:p>7285</text:p>
          </table:table-cell>
          <table:table-cell office:value-type="float" office:value="0" calcext:value-type="float">
            <text:p>0</text:p>
          </table:table-cell>
          <table:table-cell office:value-type="float" office:value="11400" calcext:value-type="float">
            <text:p>11400</text:p>
          </table:table-cell>
          <table:table-cell office:value-type="float" office:value="7824" calcext:value-type="float">
            <text:p>7824</text:p>
          </table:table-cell>
          <table:table-cell office:value-type="float" office:value="17975" calcext:value-type="float">
            <text:p>17975</text:p>
          </table:table-cell>
          <table:table-cell office:value-type="float" office:value="0" calcext:value-type="float">
            <text:p>0</text:p>
          </table:table-cell>
          <table:table-cell office:value-type="float" office:value="5138" calcext:value-type="float">
            <text:p>5138</text:p>
          </table:table-cell>
          <table:table-cell office:value-type="float" office:value="10504" calcext:value-type="float">
            <text:p>10504</text:p>
          </table:table-cell>
          <table:table-cell office:value-type="float" office:value="10655" calcext:value-type="float">
            <text:p>10655</text:p>
          </table:table-cell>
          <table:table-cell office:value-type="float" office:value="34739" calcext:value-type="float">
            <text:p>34739</text:p>
          </table:table-cell>
          <table:table-cell office:value-type="float" office:value="0" calcext:value-type="float">
            <text:p>0</text:p>
          </table:table-cell>
          <table:table-cell office:value-type="float" office:value="38860" calcext:value-type="float">
            <text:p>38860</text:p>
          </table:table-cell>
          <table:table-cell office:value-type="float" office:value="23434" calcext:value-type="float">
            <text:p>23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3</text:p>
          </table:table-cell>
          <table:table-cell office:value-type="string" calcext:value-type="string">
            <text:p>BMS College of Engineering (Aided)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IM</text:p>
          </table:table-cell>
          <table:table-cell office:value-type="float" office:value="50704" calcext:value-type="float">
            <text:p>50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52" calcext:value-type="float">
            <text:p>42552</text:p>
          </table:table-cell>
          <table:table-cell office:value-type="float" office:value="0" calcext:value-type="float">
            <text:p>0</text:p>
          </table:table-cell>
          <table:table-cell office:value-type="float" office:value="47198" calcext:value-type="float">
            <text:p>47198</text:p>
          </table:table-cell>
          <table:table-cell office:value-type="float" office:value="95319" calcext:value-type="float">
            <text:p>95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49" calcext:value-type="float">
            <text:p>3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26" calcext:value-type="float">
            <text:p>43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99" calcext:value-type="float">
            <text:p>25599</text:p>
          </table:table-cell>
          <table:table-cell office:value-type="float" office:value="33551" calcext:value-type="float">
            <text:p>33551</text:p>
          </table:table-cell>
          <table:table-cell office:value-type="float" office:value="36176" calcext:value-type="float">
            <text:p>36176</text:p>
          </table:table-cell>
          <table:table-cell office:value-type="float" office:value="104851" calcext:value-type="float">
            <text:p>104851</text:p>
          </table:table-cell>
          <table:table-cell office:value-type="float" office:value="0" calcext:value-type="float">
            <text:p>0</text:p>
          </table:table-cell>
          <table:table-cell office:value-type="float" office:value="112370" calcext:value-type="float">
            <text:p>112370</text:p>
          </table:table-cell>
          <table:table-cell office:value-type="float" office:value="88763" calcext:value-type="float">
            <text:p>88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3</text:p>
          </table:table-cell>
          <table:table-cell office:value-type="string" calcext:value-type="string">
            <text:p>BMS College of Engineering (Aided)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ME</text:p>
          </table:table-cell>
          <table:table-cell office:value-type="float" office:value="19956" calcext:value-type="float">
            <text:p>1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8" calcext:value-type="float">
            <text:p>18158</text:p>
          </table:table-cell>
          <table:table-cell office:value-type="float" office:value="0" calcext:value-type="float">
            <text:p>0</text:p>
          </table:table-cell>
          <table:table-cell office:value-type="float" office:value="20997" calcext:value-type="float">
            <text:p>20997</text:p>
          </table:table-cell>
          <table:table-cell office:value-type="float" office:value="45103" calcext:value-type="float">
            <text:p>4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" calcext:value-type="float">
            <text:p>11046</text:p>
          </table:table-cell>
          <table:table-cell office:value-type="float" office:value="22385" calcext:value-type="float">
            <text:p>22385</text:p>
          </table:table-cell>
          <table:table-cell office:value-type="float" office:value="23062" calcext:value-type="float">
            <text:p>23062</text:p>
          </table:table-cell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  <table:table-cell office:value-type="float" office:value="15627" calcext:value-type="float">
            <text:p>15627</text:p>
          </table:table-cell>
          <table:table-cell office:value-type="float" office:value="5535" calcext:value-type="float">
            <text:p>5535</text:p>
          </table:table-cell>
          <table:table-cell office:value-type="float" office:value="18660" calcext:value-type="float">
            <text:p>18660</text:p>
          </table:table-cell>
          <table:table-cell office:value-type="float" office:value="9774" calcext:value-type="float">
            <text:p>9774</text:p>
          </table:table-cell>
          <table:table-cell office:value-type="float" office:value="30365" calcext:value-type="float">
            <text:p>30365</text:p>
          </table:table-cell>
          <table:table-cell office:value-type="float" office:value="0" calcext:value-type="float">
            <text:p>0</text:p>
          </table:table-cell>
          <table:table-cell office:value-type="float" office:value="58454" calcext:value-type="float">
            <text:p>58454</text:p>
          </table:table-cell>
          <table:table-cell office:value-type="float" office:value="28603" calcext:value-type="float">
            <text:p>28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CE</text:p>
          </table:table-cell>
          <table:table-cell office:value-type="float" office:value="52857" calcext:value-type="float">
            <text:p>52857</text:p>
          </table:table-cell>
          <table:table-cell office:value-type="float" office:value="0" calcext:value-type="float">
            <text:p>0</text:p>
          </table:table-cell>
          <table:table-cell office:value-type="float" office:value="59432" calcext:value-type="float">
            <text:p>59432</text:p>
          </table:table-cell>
          <table:table-cell office:value-type="float" office:value="53600" calcext:value-type="float">
            <text:p>53600</text:p>
          </table:table-cell>
          <table:table-cell office:value-type="float" office:value="55396" calcext:value-type="float">
            <text:p>55396</text:p>
          </table:table-cell>
          <table:table-cell office:value-type="float" office:value="55563" calcext:value-type="float">
            <text:p>55563</text:p>
          </table:table-cell>
          <table:table-cell office:value-type="float" office:value="61920" calcext:value-type="float">
            <text:p>6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66" calcext:value-type="float">
            <text:p>46966</text:p>
          </table:table-cell>
          <table:table-cell office:value-type="float" office:value="0" calcext:value-type="float">
            <text:p>0</text:p>
          </table:table-cell>
          <table:table-cell office:value-type="float" office:value="51394" calcext:value-type="float">
            <text:p>51394</text:p>
          </table:table-cell>
          <table:table-cell office:value-type="float" office:value="35355" calcext:value-type="float">
            <text:p>35355</text:p>
          </table:table-cell>
          <table:table-cell office:value-type="float" office:value="44069" calcext:value-type="float">
            <text:p>44069</text:p>
          </table:table-cell>
          <table:table-cell office:value-type="float" office:value="45500" calcext:value-type="float">
            <text:p>45500</text:p>
          </table:table-cell>
          <table:table-cell office:value-type="float" office:value="60228" calcext:value-type="float">
            <text:p>60228</text:p>
          </table:table-cell>
          <table:table-cell office:value-type="float" office:value="63863" calcext:value-type="float">
            <text:p>63863</text:p>
          </table:table-cell>
          <table:table-cell office:value-type="float" office:value="69318" calcext:value-type="float">
            <text:p>69318</text:p>
          </table:table-cell>
          <table:table-cell office:value-type="float" office:value="47365" calcext:value-type="float">
            <text:p>47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CS</text:p>
          </table:table-cell>
          <table:table-cell office:value-type="float" office:value="11596" calcext:value-type="float">
            <text:p>11596</text:p>
          </table:table-cell>
          <table:table-cell office:value-type="float" office:value="0" calcext:value-type="float">
            <text:p>0</text:p>
          </table:table-cell>
          <table:table-cell office:value-type="float" office:value="14720" calcext:value-type="float">
            <text:p>14720</text:p>
          </table:table-cell>
          <table:table-cell office:value-type="float" office:value="14093" calcext:value-type="float">
            <text:p>14093</text:p>
          </table:table-cell>
          <table:table-cell office:value-type="float" office:value="23924" calcext:value-type="float">
            <text:p>23924</text:p>
          </table:table-cell>
          <table:table-cell office:value-type="float" office:value="16257" calcext:value-type="float">
            <text:p>16257</text:p>
          </table:table-cell>
          <table:table-cell office:value-type="float" office:value="13548" calcext:value-type="float">
            <text:p>1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7" calcext:value-type="float">
            <text:p>1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26" calcext:value-type="float">
            <text:p>11926</text:p>
          </table:table-cell>
          <table:table-cell office:value-type="float" office:value="0" calcext:value-type="float">
            <text:p>0</text:p>
          </table:table-cell>
          <table:table-cell office:value-type="float" office:value="14255" calcext:value-type="float">
            <text:p>14255</text:p>
          </table:table-cell>
          <table:table-cell office:value-type="float" office:value="9427" calcext:value-type="float">
            <text:p>9427</text:p>
          </table:table-cell>
          <table:table-cell office:value-type="float" office:value="11836" calcext:value-type="float">
            <text:p>11836</text:p>
          </table:table-cell>
          <table:table-cell office:value-type="float" office:value="12032" calcext:value-type="float">
            <text:p>12032</text:p>
          </table:table-cell>
          <table:table-cell office:value-type="float" office:value="35306" calcext:value-type="float">
            <text:p>35306</text:p>
          </table:table-cell>
          <table:table-cell office:value-type="float" office:value="36662" calcext:value-type="float">
            <text:p>36662</text:p>
          </table:table-cell>
          <table:table-cell office:value-type="float" office:value="54624" calcext:value-type="float">
            <text:p>54624</text:p>
          </table:table-cell>
          <table:table-cell office:value-type="float" office:value="16580" calcext:value-type="float">
            <text:p>16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EC</text:p>
          </table:table-cell>
          <table:table-cell office:value-type="float" office:value="22931" calcext:value-type="float">
            <text:p>22931</text:p>
          </table:table-cell>
          <table:table-cell office:value-type="float" office:value="0" calcext:value-type="float">
            <text:p>0</text:p>
          </table:table-cell>
          <table:table-cell office:value-type="float" office:value="27895" calcext:value-type="float">
            <text:p>27895</text:p>
          </table:table-cell>
          <table:table-cell office:value-type="float" office:value="21725" calcext:value-type="float">
            <text:p>21725</text:p>
          </table:table-cell>
          <table:table-cell office:value-type="float" office:value="29586" calcext:value-type="float">
            <text:p>29586</text:p>
          </table:table-cell>
          <table:table-cell office:value-type="float" office:value="27711" calcext:value-type="float">
            <text:p>27711</text:p>
          </table:table-cell>
          <table:table-cell office:value-type="float" office:value="26722" calcext:value-type="float">
            <text:p>26722</text:p>
          </table:table-cell>
          <table:table-cell office:value-type="float" office:value="0" calcext:value-type="float">
            <text:p>0</text:p>
          </table:table-cell>
          <table:table-cell office:value-type="float" office:value="49976" calcext:value-type="float">
            <text:p>49976</text:p>
          </table:table-cell>
          <table:table-cell office:value-type="float" office:value="14717" calcext:value-type="float">
            <text:p>14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1" calcext:value-type="float">
            <text:p>16801</text:p>
          </table:table-cell>
          <table:table-cell office:value-type="float" office:value="0" calcext:value-type="float">
            <text:p>0</text:p>
          </table:table-cell>
          <table:table-cell office:value-type="float" office:value="18242" calcext:value-type="float">
            <text:p>18242</text:p>
          </table:table-cell>
          <table:table-cell office:value-type="float" office:value="14356" calcext:value-type="float">
            <text:p>14356</text:p>
          </table:table-cell>
          <table:table-cell office:value-type="float" office:value="18374" calcext:value-type="float">
            <text:p>18374</text:p>
          </table:table-cell>
          <table:table-cell office:value-type="float" office:value="16207" calcext:value-type="float">
            <text:p>16207</text:p>
          </table:table-cell>
          <table:table-cell office:value-type="float" office:value="45370" calcext:value-type="float">
            <text:p>45370</text:p>
          </table:table-cell>
          <table:table-cell office:value-type="float" office:value="46206" calcext:value-type="float">
            <text:p>46206</text:p>
          </table:table-cell>
          <table:table-cell office:value-type="float" office:value="60098" calcext:value-type="float">
            <text:p>60098</text:p>
          </table:table-cell>
          <table:table-cell office:value-type="float" office:value="32232" calcext:value-type="float">
            <text:p>32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EE</text:p>
          </table:table-cell>
          <table:table-cell office:value-type="float" office:value="30664" calcext:value-type="float">
            <text:p>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71" calcext:value-type="float">
            <text:p>38071</text:p>
          </table:table-cell>
          <table:table-cell office:value-type="float" office:value="0" calcext:value-type="float">
            <text:p>0</text:p>
          </table:table-cell>
          <table:table-cell office:value-type="float" office:value="39720" calcext:value-type="float">
            <text:p>39720</text:p>
          </table:table-cell>
          <table:table-cell office:value-type="float" office:value="26628" calcext:value-type="float">
            <text:p>26628</text:p>
          </table:table-cell>
          <table:table-cell office:value-type="float" office:value="0" calcext:value-type="float">
            <text:p>0</text:p>
          </table:table-cell>
          <table:table-cell office:value-type="float" office:value="115949" calcext:value-type="float">
            <text:p>115949</text:p>
          </table:table-cell>
          <table:table-cell office:value-type="float" office:value="25661" calcext:value-type="float">
            <text:p>25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61" calcext:value-type="float">
            <text:p>28261</text:p>
          </table:table-cell>
          <table:table-cell office:value-type="float" office:value="29222" calcext:value-type="float">
            <text:p>29222</text:p>
          </table:table-cell>
          <table:table-cell office:value-type="float" office:value="37660" calcext:value-type="float">
            <text:p>37660</text:p>
          </table:table-cell>
          <table:table-cell office:value-type="float" office:value="24684" calcext:value-type="float">
            <text:p>24684</text:p>
          </table:table-cell>
          <table:table-cell office:value-type="float" office:value="27048" calcext:value-type="float">
            <text:p>27048</text:p>
          </table:table-cell>
          <table:table-cell office:value-type="float" office:value="28397" calcext:value-type="float">
            <text:p>28397</text:p>
          </table:table-cell>
          <table:table-cell office:value-type="float" office:value="59124" calcext:value-type="float">
            <text:p>59124</text:p>
          </table:table-cell>
          <table:table-cell office:value-type="float" office:value="0" calcext:value-type="float">
            <text:p>0</text:p>
          </table:table-cell>
          <table:table-cell office:value-type="float" office:value="82278" calcext:value-type="float">
            <text:p>82278</text:p>
          </table:table-cell>
          <table:table-cell office:value-type="float" office:value="46505" calcext:value-type="float">
            <text:p>46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EI</text:p>
          </table:table-cell>
          <table:table-cell office:value-type="float" office:value="78852" calcext:value-type="float">
            <text:p>78852</text:p>
          </table:table-cell>
          <table:table-cell office:value-type="float" office:value="105690" calcext:value-type="float">
            <text:p>105690</text:p>
          </table:table-cell>
          <table:table-cell office:value-type="float" office:value="0" calcext:value-type="float">
            <text:p>0</text:p>
          </table:table-cell>
          <table:table-cell office:value-type="float" office:value="71619" calcext:value-type="float">
            <text:p>71619</text:p>
          </table:table-cell>
          <table:table-cell office:value-type="float" office:value="0" calcext:value-type="float">
            <text:p>0</text:p>
          </table:table-cell>
          <table:table-cell office:value-type="float" office:value="85211" calcext:value-type="float">
            <text:p>85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96" calcext:value-type="float">
            <text:p>63396</text:p>
          </table:table-cell>
          <table:table-cell office:value-type="float" office:value="0" calcext:value-type="float">
            <text:p>0</text:p>
          </table:table-cell>
          <table:table-cell office:value-type="float" office:value="101507" calcext:value-type="float">
            <text:p>101507</text:p>
          </table:table-cell>
          <table:table-cell office:value-type="float" office:value="80368" calcext:value-type="float">
            <text:p>8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3" calcext:value-type="float">
            <text:p>46893</text:p>
          </table:table-cell>
          <table:table-cell office:value-type="float" office:value="70271" calcext:value-type="float">
            <text:p>70271</text:p>
          </table:table-cell>
          <table:table-cell office:value-type="float" office:value="78192" calcext:value-type="float">
            <text:p>78192</text:p>
          </table:table-cell>
          <table:table-cell office:value-type="float" office:value="139381" calcext:value-type="float">
            <text:p>13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00" calcext:value-type="float">
            <text:p>53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I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18" calcext:value-type="float">
            <text:p>1394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ME</text:p>
          </table:table-cell>
          <table:table-cell office:value-type="float" office:value="61449" calcext:value-type="float">
            <text:p>6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15" calcext:value-type="float">
            <text:p>99315</text:p>
          </table:table-cell>
          <table:table-cell office:value-type="float" office:value="0" calcext:value-type="float">
            <text:p>0</text:p>
          </table:table-cell>
          <table:table-cell office:value-type="float" office:value="136051" calcext:value-type="float">
            <text:p>136051</text:p>
          </table:table-cell>
          <table:table-cell office:value-type="float" office:value="87978" calcext:value-type="float">
            <text:p>8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18" calcext:value-type="float">
            <text:p>42718</text:p>
          </table:table-cell>
          <table:table-cell office:value-type="float" office:value="0" calcext:value-type="float">
            <text:p>0</text:p>
          </table:table-cell>
          <table:table-cell office:value-type="float" office:value="48749" calcext:value-type="float">
            <text:p>48749</text:p>
          </table:table-cell>
          <table:table-cell office:value-type="float" office:value="54582" calcext:value-type="float">
            <text:p>54582</text:p>
          </table:table-cell>
          <table:table-cell office:value-type="float" office:value="0" calcext:value-type="float">
            <text:p>0</text:p>
          </table:table-cell>
          <table:table-cell office:value-type="float" office:value="57351" calcext:value-type="float">
            <text:p>57351</text:p>
          </table:table-cell>
          <table:table-cell office:value-type="float" office:value="39811" calcext:value-type="float">
            <text:p>39811</text:p>
          </table:table-cell>
          <table:table-cell office:value-type="float" office:value="59799" calcext:value-type="float">
            <text:p>59799</text:p>
          </table:table-cell>
          <table:table-cell office:value-type="float" office:value="47912" calcext:value-type="float">
            <text:p>47912</text:p>
          </table:table-cell>
          <table:table-cell office:value-type="float" office:value="91473" calcext:value-type="float">
            <text:p>91473</text:p>
          </table:table-cell>
          <table:table-cell office:value-type="float" office:value="109107" calcext:value-type="float">
            <text:p>109107</text:p>
          </table:table-cell>
          <table:table-cell office:value-type="float" office:value="100041" calcext:value-type="float">
            <text:p>100041</text:p>
          </table:table-cell>
          <table:table-cell office:value-type="float" office:value="61961" calcext:value-type="float">
            <text:p>6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4</text:p>
          </table:table-cell>
          <table:table-cell office:value-type="string" calcext:value-type="string">
            <text:p>Dr. Ambedkar Institute Of Technology (Aided)</text:p>
          </table:table-cell>
          <table:table-cell office:value-type="string" calcext:value-type="string">
            <text:p>Near Gnana Bharathi, Bengaluru</text:p>
          </table:table-cell>
          <table:table-cell office:value-type="string" calcext:value-type="string">
            <text:p>TC</text:p>
          </table:table-cell>
          <table:table-cell office:value-type="float" office:value="58277" calcext:value-type="float">
            <text:p>58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08" calcext:value-type="float">
            <text:p>69308</text:p>
          </table:table-cell>
          <table:table-cell office:value-type="float" office:value="0" calcext:value-type="float">
            <text:p>0</text:p>
          </table:table-cell>
          <table:table-cell office:value-type="float" office:value="133890" calcext:value-type="float">
            <text:p>133890</text:p>
          </table:table-cell>
          <table:table-cell office:value-type="float" office:value="68731" calcext:value-type="float">
            <text:p>6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8" calcext:value-type="float">
            <text:p>51708</text:p>
          </table:table-cell>
          <table:table-cell office:value-type="float" office:value="0" calcext:value-type="float">
            <text:p>0</text:p>
          </table:table-cell>
          <table:table-cell office:value-type="float" office:value="59912" calcext:value-type="float">
            <text:p>59912</text:p>
          </table:table-cell>
          <table:table-cell office:value-type="float" office:value="46006" calcext:value-type="float">
            <text:p>4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80625" calcext:value-type="float">
            <text:p>80625</text:p>
          </table:table-cell>
          <table:table-cell office:value-type="float" office:value="51646" calcext:value-type="float">
            <text:p>51646</text:p>
          </table:table-cell>
          <table:table-cell office:value-type="float" office:value="128374" calcext:value-type="float">
            <text:p>12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63" calcext:value-type="float">
            <text:p>8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BT</text:p>
          </table:table-cell>
          <table:table-cell office:value-type="float" office:value="11044" calcext:value-type="float">
            <text:p>1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5" calcext:value-type="float">
            <text:p>12415</text:p>
          </table:table-cell>
          <table:table-cell office:value-type="float" office:value="0" calcext:value-type="float">
            <text:p>0</text:p>
          </table:table-cell>
          <table:table-cell office:value-type="float" office:value="38299" calcext:value-type="float">
            <text:p>38299</text:p>
          </table:table-cell>
          <table:table-cell office:value-type="float" office:value="12371" calcext:value-type="float">
            <text:p>1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8" calcext:value-type="float">
            <text:p>1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1" calcext:value-type="float">
            <text:p>9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7" calcext:value-type="float">
            <text:p>5607</text:p>
          </table:table-cell>
          <table:table-cell office:value-type="float" office:value="0" calcext:value-type="float">
            <text:p>0</text:p>
          </table:table-cell>
          <table:table-cell office:value-type="float" office:value="26380" calcext:value-type="float">
            <text:p>26380</text:p>
          </table:table-cell>
          <table:table-cell office:value-type="float" office:value="36895" calcext:value-type="float">
            <text:p>36895</text:p>
          </table:table-cell>
          <table:table-cell office:value-type="float" office:value="0" calcext:value-type="float">
            <text:p>0</text:p>
          </table:table-cell>
          <table:table-cell office:value-type="float" office:value="71301" calcext:value-type="float">
            <text:p>71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CE</text:p>
          </table:table-cell>
          <table:table-cell office:value-type="float" office:value="11158" calcext:value-type="float">
            <text:p>1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5" calcext:value-type="float">
            <text:p>15755</text:p>
          </table:table-cell>
          <table:table-cell office:value-type="float" office:value="19533" calcext:value-type="float">
            <text:p>19533</text:p>
          </table:table-cell>
          <table:table-cell office:value-type="float" office:value="18464" calcext:value-type="float">
            <text:p>18464</text:p>
          </table:table-cell>
          <table:table-cell office:value-type="float" office:value="11264" calcext:value-type="float">
            <text:p>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float" office:value="16651" calcext:value-type="float">
            <text:p>16651</text:p>
          </table:table-cell>
          <table:table-cell office:value-type="float" office:value="11551" calcext:value-type="float">
            <text:p>1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7" calcext:value-type="float">
            <text:p>8037</text:p>
          </table:table-cell>
          <table:table-cell office:value-type="float" office:value="8563" calcext:value-type="float">
            <text:p>8563</text:p>
          </table:table-cell>
          <table:table-cell office:value-type="float" office:value="12250" calcext:value-type="float">
            <text:p>12250</text:p>
          </table:table-cell>
          <table:table-cell office:value-type="float" office:value="19356" calcext:value-type="float">
            <text:p>19356</text:p>
          </table:table-cell>
          <table:table-cell office:value-type="float" office:value="0" calcext:value-type="float">
            <text:p>0</text:p>
          </table:table-cell>
          <table:table-cell office:value-type="float" office:value="24599" calcext:value-type="float">
            <text:p>24599</text:p>
          </table:table-cell>
          <table:table-cell office:value-type="float" office:value="13388" calcext:value-type="float">
            <text:p>13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61" calcext:value-type="float">
            <text:p>162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45" calcext:value-type="float">
            <text:p>17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float" office:value="11363" calcext:value-type="float">
            <text:p>11363</text:p>
          </table:table-cell>
          <table:table-cell office:value-type="float" office:value="6754" calcext:value-type="float">
            <text:p>6754</text:p>
          </table:table-cell>
          <table:table-cell office:value-type="float" office:value="37382" calcext:value-type="float">
            <text:p>3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26" calcext:value-type="float">
            <text:p>67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CS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734" calcext:value-type="float">
            <text:p>734</text:p>
          </table:table-cell>
          <table:table-cell office:value-type="float" office:value="4041" calcext:value-type="float">
            <text:p>4041</text:p>
          </table:table-cell>
          <table:table-cell office:value-type="float" office:value="1236" calcext:value-type="float">
            <text:p>1236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230" calcext:value-type="float">
            <text:p>230</text:p>
          </table:table-cell>
          <table:table-cell office:value-type="float" office:value="1195" calcext:value-type="float">
            <text:p>1195</text:p>
          </table:table-cell>
          <table:table-cell office:value-type="float" office:value="732" calcext:value-type="float">
            <text:p>732</text:p>
          </table:table-cell>
          <table:table-cell office:value-type="float" office:value="3385" calcext:value-type="float">
            <text:p>3385</text:p>
          </table:table-cell>
          <table:table-cell office:value-type="float" office:value="5689" calcext:value-type="float">
            <text:p>5689</text:p>
          </table:table-cell>
          <table:table-cell office:value-type="float" office:value="12999" calcext:value-type="float">
            <text:p>12999</text:p>
          </table:table-cell>
          <table:table-cell office:value-type="float" office:value="5815" calcext:value-type="float">
            <text:p>5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EC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2077" calcext:value-type="float">
            <text:p>2077</text:p>
          </table:table-cell>
          <table:table-cell office:value-type="float" office:value="7700" calcext:value-type="float">
            <text:p>7700</text:p>
          </table:table-cell>
          <table:table-cell office:value-type="float" office:value="2988" calcext:value-type="float">
            <text:p>2988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710" calcext:value-type="float">
            <text:p>710</text:p>
          </table:table-cell>
          <table:table-cell office:value-type="float" office:value="1784" calcext:value-type="float">
            <text:p>1784</text:p>
          </table:table-cell>
          <table:table-cell office:value-type="float" office:value="1369" calcext:value-type="float">
            <text:p>1369</text:p>
          </table:table-cell>
          <table:table-cell office:value-type="float" office:value="11485" calcext:value-type="float">
            <text:p>11485</text:p>
          </table:table-cell>
          <table:table-cell office:value-type="float" office:value="32868" calcext:value-type="float">
            <text:p>32868</text:p>
          </table:table-cell>
          <table:table-cell office:value-type="float" office:value="25461" calcext:value-type="float">
            <text:p>25461</text:p>
          </table:table-cell>
          <table:table-cell office:value-type="float" office:value="3071" calcext:value-type="float">
            <text:p>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5" calcext:value-type="float">
            <text:p>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3" calcext:value-type="float">
            <text:p>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9441" calcext:value-type="float">
            <text:p>9441</text:p>
          </table:table-cell>
          <table:table-cell office:value-type="float" office:value="5140" calcext:value-type="float">
            <text:p>5140</text:p>
          </table:table-cell>
          <table:table-cell office:value-type="float" office:value="7551" calcext:value-type="float">
            <text:p>7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0" calcext:value-type="float">
            <text:p>0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EI</text:p>
          </table:table-cell>
          <table:table-cell office:value-type="float" office:value="14421" calcext:value-type="float">
            <text:p>1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8" calcext:value-type="float">
            <text:p>14978</text:p>
          </table:table-cell>
          <table:table-cell office:value-type="float" office:value="0" calcext:value-type="float">
            <text:p>0</text:p>
          </table:table-cell>
          <table:table-cell office:value-type="float" office:value="20763" calcext:value-type="float">
            <text:p>20763</text:p>
          </table:table-cell>
          <table:table-cell office:value-type="float" office:value="12569" calcext:value-type="float">
            <text:p>1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2" calcext:value-type="float">
            <text:p>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6" calcext:value-type="float">
            <text:p>6756</text:p>
          </table:table-cell>
          <table:table-cell office:value-type="float" office:value="27389" calcext:value-type="float">
            <text:p>27389</text:p>
          </table:table-cell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17227" calcext:value-type="float">
            <text:p>17227</text:p>
          </table:table-cell>
          <table:table-cell office:value-type="float" office:value="51601" calcext:value-type="float">
            <text:p>51601</text:p>
          </table:table-cell>
          <table:table-cell office:value-type="float" office:value="0" calcext:value-type="float">
            <text:p>0</text:p>
          </table:table-cell>
          <table:table-cell office:value-type="float" office:value="57946" calcext:value-type="float">
            <text:p>57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IE</text:p>
          </table:table-cell>
          <table:table-cell office:value-type="float" office:value="1703" calcext:value-type="float">
            <text:p>1703</text:p>
          </table:table-cell>
          <table:table-cell office:value-type="float" office:value="11540" calcext:value-type="float">
            <text:p>1154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 office:value-type="float" office:value="16916" calcext:value-type="float">
            <text:p>169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IM</text:p>
          </table:table-cell>
          <table:table-cell office:value-type="float" office:value="62875" calcext:value-type="float">
            <text:p>6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92" calcext:value-type="float">
            <text:p>35792</text:p>
          </table:table-cell>
          <table:table-cell office:value-type="float" office:value="0" calcext:value-type="float">
            <text:p>0</text:p>
          </table:table-cell>
          <table:table-cell office:value-type="float" office:value="63300" calcext:value-type="float">
            <text:p>63300</text:p>
          </table:table-cell>
          <table:table-cell office:value-type="float" office:value="22105" calcext:value-type="float">
            <text:p>2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21" calcext:value-type="float">
            <text:p>1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86" calcext:value-type="float">
            <text:p>25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44787" calcext:value-type="float">
            <text:p>44787</text:p>
          </table:table-cell>
          <table:table-cell office:value-type="float" office:value="26756" calcext:value-type="float">
            <text:p>26756</text:p>
          </table:table-cell>
          <table:table-cell office:value-type="float" office:value="96568" calcext:value-type="float">
            <text:p>965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ME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4" calcext:value-type="float">
            <text:p>6684</text:p>
          </table:table-cell>
          <table:table-cell office:value-type="float" office:value="0" calcext:value-type="float">
            <text:p>0</text:p>
          </table:table-cell>
          <table:table-cell office:value-type="float" office:value="8109" calcext:value-type="float">
            <text:p>8109</text:p>
          </table:table-cell>
          <table:table-cell office:value-type="float" office:value="8035" calcext:value-type="float">
            <text:p>8035</text:p>
          </table:table-cell>
          <table:table-cell office:value-type="float" office:value="22697" calcext:value-type="float">
            <text:p>22697</text:p>
          </table:table-cell>
          <table:table-cell office:value-type="float" office:value="15969" calcext:value-type="float">
            <text:p>15969</text:p>
          </table:table-cell>
          <table:table-cell office:value-type="float" office:value="7207" calcext:value-type="float">
            <text:p>7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 office:value-type="float" office:value="6453" calcext:value-type="float">
            <text:p>6453</text:p>
          </table:table-cell>
          <table:table-cell office:value-type="float" office:value="3032" calcext:value-type="float">
            <text:p>3032</text:p>
          </table:table-cell>
          <table:table-cell office:value-type="float" office:value="17789" calcext:value-type="float">
            <text:p>17789</text:p>
          </table:table-cell>
          <table:table-cell office:value-type="float" office:value="5577" calcext:value-type="float">
            <text:p>5577</text:p>
          </table:table-cell>
          <table:table-cell office:value-type="float" office:value="13404" calcext:value-type="float">
            <text:p>13404</text:p>
          </table:table-cell>
          <table:table-cell office:value-type="float" office:value="0" calcext:value-type="float">
            <text:p>0</text:p>
          </table:table-cell>
          <table:table-cell office:value-type="float" office:value="15368" calcext:value-type="float">
            <text:p>15368</text:p>
          </table:table-cell>
          <table:table-cell office:value-type="float" office:value="15813" calcext:value-type="float">
            <text:p>15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SE</text:p>
          </table:table-cell>
          <table:table-cell office:value-type="float" office:value="3327" calcext:value-type="float">
            <text:p>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20144" calcext:value-type="float">
            <text:p>20144</text:p>
          </table:table-cell>
          <table:table-cell office:value-type="float" office:value="12097" calcext:value-type="float">
            <text:p>1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3354" calcext:value-type="float">
            <text:p>3354</text:p>
          </table:table-cell>
          <table:table-cell office:value-type="float" office:value="3033" calcext:value-type="float">
            <text:p>3033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33231" calcext:value-type="float">
            <text:p>33231</text:p>
          </table:table-cell>
          <table:table-cell office:value-type="float" office:value="6721" calcext:value-type="float">
            <text:p>6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5</text:p>
          </table:table-cell>
          <table:table-cell office:value-type="string" calcext:value-type="string">
            <text:p>RV College of Engineering</text:p>
          </table:table-cell>
          <table:table-cell office:value-type="string" calcext:value-type="string">
            <text:p>Mysuru Rd,Bengaluru</text:p>
          </table:table-cell>
          <table:table-cell office:value-type="string" calcext:value-type="string">
            <text:p>TC</text:p>
          </table:table-cell>
          <table:table-cell office:value-type="float" office:value="15929" calcext:value-type="float">
            <text:p>1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4" calcext:value-type="float">
            <text:p>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3" calcext:value-type="float">
            <text:p>10013</text:p>
          </table:table-cell>
          <table:table-cell office:value-type="float" office:value="16947" calcext:value-type="float">
            <text:p>16947</text:p>
          </table:table-cell>
          <table:table-cell office:value-type="float" office:value="14129" calcext:value-type="float">
            <text:p>14129</text:p>
          </table:table-cell>
          <table:table-cell office:value-type="float" office:value="7807" calcext:value-type="float">
            <text:p>7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1" calcext:value-type="float">
            <text:p>6021</text:p>
          </table:table-cell>
          <table:table-cell office:value-type="float" office:value="10629" calcext:value-type="float">
            <text:p>10629</text:p>
          </table:table-cell>
          <table:table-cell office:value-type="float" office:value="7527" calcext:value-type="float">
            <text:p>7527</text:p>
          </table:table-cell>
          <table:table-cell office:value-type="float" office:value="38218" calcext:value-type="float">
            <text:p>38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BT</text:p>
          </table:table-cell>
          <table:table-cell office:value-type="float" office:value="35389" calcext:value-type="float">
            <text:p>3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1" calcext:value-type="float">
            <text:p>20021</text:p>
          </table:table-cell>
          <table:table-cell office:value-type="float" office:value="0" calcext:value-type="float">
            <text:p>0</text:p>
          </table:table-cell>
          <table:table-cell office:value-type="float" office:value="34559" calcext:value-type="float">
            <text:p>34559</text:p>
          </table:table-cell>
          <table:table-cell office:value-type="float" office:value="16682" calcext:value-type="float">
            <text:p>16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59" calcext:value-type="float">
            <text:p>1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85" calcext:value-type="float">
            <text:p>23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9" calcext:value-type="float">
            <text:p>11829</text:p>
          </table:table-cell>
          <table:table-cell office:value-type="float" office:value="30896" calcext:value-type="float">
            <text:p>30896</text:p>
          </table:table-cell>
          <table:table-cell office:value-type="float" office:value="12333" calcext:value-type="float">
            <text:p>12333</text:p>
          </table:table-cell>
          <table:table-cell office:value-type="float" office:value="71539" calcext:value-type="float">
            <text:p>71539</text:p>
          </table:table-cell>
          <table:table-cell office:value-type="float" office:value="0" calcext:value-type="float">
            <text:p>0</text:p>
          </table:table-cell>
          <table:table-cell office:value-type="float" office:value="77255" calcext:value-type="float">
            <text:p>77255</text:p>
          </table:table-cell>
          <table:table-cell office:value-type="float" office:value="36932" calcext:value-type="float">
            <text:p>36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CE</text:p>
          </table:table-cell>
          <table:table-cell office:value-type="float" office:value="25181" calcext:value-type="float">
            <text:p>2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7" calcext:value-type="float">
            <text:p>29237</text:p>
          </table:table-cell>
          <table:table-cell office:value-type="float" office:value="0" calcext:value-type="float">
            <text:p>0</text:p>
          </table:table-cell>
          <table:table-cell office:value-type="float" office:value="30155" calcext:value-type="float">
            <text:p>30155</text:p>
          </table:table-cell>
          <table:table-cell office:value-type="float" office:value="17256" calcext:value-type="float">
            <text:p>17256</text:p>
          </table:table-cell>
          <table:table-cell office:value-type="float" office:value="0" calcext:value-type="float">
            <text:p>0</text:p>
          </table:table-cell>
          <table:table-cell office:value-type="float" office:value="30931" calcext:value-type="float">
            <text:p>30931</text:p>
          </table:table-cell>
          <table:table-cell office:value-type="float" office:value="23334" calcext:value-type="float">
            <text:p>2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7" calcext:value-type="float">
            <text:p>1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15" calcext:value-type="float">
            <text:p>16115</text:p>
          </table:table-cell>
          <table:table-cell office:value-type="float" office:value="17439" calcext:value-type="float">
            <text:p>17439</text:p>
          </table:table-cell>
          <table:table-cell office:value-type="float" office:value="22898" calcext:value-type="float">
            <text:p>22898</text:p>
          </table:table-cell>
          <table:table-cell office:value-type="float" office:value="26573" calcext:value-type="float">
            <text:p>26573</text:p>
          </table:table-cell>
          <table:table-cell office:value-type="float" office:value="29779" calcext:value-type="float">
            <text:p>29779</text:p>
          </table:table-cell>
          <table:table-cell office:value-type="float" office:value="38368" calcext:value-type="float">
            <text:p>38368</text:p>
          </table:table-cell>
          <table:table-cell office:value-type="float" office:value="17618" calcext:value-type="float">
            <text:p>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CH</text:p>
          </table:table-cell>
          <table:table-cell office:value-type="float" office:value="14983" calcext:value-type="float">
            <text:p>1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77" calcext:value-type="float">
            <text:p>41277</text:p>
          </table:table-cell>
          <table:table-cell office:value-type="float" office:value="0" calcext:value-type="float">
            <text:p>0</text:p>
          </table:table-cell>
          <table:table-cell office:value-type="float" office:value="42413" calcext:value-type="float">
            <text:p>42413</text:p>
          </table:table-cell>
          <table:table-cell office:value-type="float" office:value="63320" calcext:value-type="float">
            <text:p>63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2" calcext:value-type="float">
            <text:p>1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62" calcext:value-type="float">
            <text:p>2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0" calcext:value-type="float">
            <text:p>11670</text:p>
          </table:table-cell>
          <table:table-cell office:value-type="float" office:value="0" calcext:value-type="float">
            <text:p>0</text:p>
          </table:table-cell>
          <table:table-cell office:value-type="float" office:value="23555" calcext:value-type="float">
            <text:p>23555</text:p>
          </table:table-cell>
          <table:table-cell office:value-type="float" office:value="40574" calcext:value-type="float">
            <text:p>40574</text:p>
          </table:table-cell>
          <table:table-cell office:value-type="float" office:value="0" calcext:value-type="float">
            <text:p>0</text:p>
          </table:table-cell>
          <table:table-cell office:value-type="float" office:value="74716" calcext:value-type="float">
            <text:p>74716</text:p>
          </table:table-cell>
          <table:table-cell office:value-type="float" office:value="33011" calcext:value-type="float">
            <text:p>33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CS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4395" calcext:value-type="float">
            <text:p>4395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  <table:table-cell office:value-type="float" office:value="2190" calcext:value-type="float">
            <text:p>2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1074" calcext:value-type="float">
            <text:p>1074</text:p>
          </table:table-cell>
          <table:table-cell office:value-type="float" office:value="1739" calcext:value-type="float">
            <text:p>1739</text:p>
          </table:table-cell>
          <table:table-cell office:value-type="float" office:value="3716" calcext:value-type="float">
            <text:p>3716</text:p>
          </table:table-cell>
          <table:table-cell office:value-type="float" office:value="11645" calcext:value-type="float">
            <text:p>11645</text:p>
          </table:table-cell>
          <table:table-cell office:value-type="float" office:value="17142" calcext:value-type="float">
            <text:p>17142</text:p>
          </table:table-cell>
          <table:table-cell office:value-type="float" office:value="13469" calcext:value-type="float">
            <text:p>13469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EC</text:p>
          </table:table-cell>
          <table:table-cell office:value-type="float" office:value="4685" calcext:value-type="float">
            <text:p>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2" calcext:value-type="float">
            <text:p>4642</text:p>
          </table:table-cell>
          <table:table-cell office:value-type="float" office:value="5160" calcext:value-type="float">
            <text:p>5160</text:p>
          </table:table-cell>
          <table:table-cell office:value-type="float" office:value="4699" calcext:value-type="float">
            <text:p>4699</text:p>
          </table:table-cell>
          <table:table-cell office:value-type="float" office:value="2896" calcext:value-type="float">
            <text:p>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  <table:table-cell office:value-type="float" office:value="4059" calcext:value-type="float">
            <text:p>4059</text:p>
          </table:table-cell>
          <table:table-cell office:value-type="float" office:value="2771" calcext:value-type="float">
            <text:p>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3381" calcext:value-type="float">
            <text:p>3381</text:p>
          </table:table-cell>
          <table:table-cell office:value-type="float" office:value="3985" calcext:value-type="float">
            <text:p>3985</text:p>
          </table:table-cell>
          <table:table-cell office:value-type="float" office:value="13780" calcext:value-type="float">
            <text:p>13780</text:p>
          </table:table-cell>
          <table:table-cell office:value-type="float" office:value="0" calcext:value-type="float">
            <text:p>0</text:p>
          </table:table-cell>
          <table:table-cell office:value-type="float" office:value="33604" calcext:value-type="float">
            <text:p>33604</text:p>
          </table:table-cell>
          <table:table-cell office:value-type="float" office:value="11958" calcext:value-type="float">
            <text:p>11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EE</text:p>
          </table:table-cell>
          <table:table-cell office:value-type="float" office:value="16528" calcext:value-type="float">
            <text:p>1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5" calcext:value-type="float">
            <text:p>7315</text:p>
          </table:table-cell>
          <table:table-cell office:value-type="float" office:value="0" calcext:value-type="float">
            <text:p>0</text:p>
          </table:table-cell>
          <table:table-cell office:value-type="float" office:value="24970" calcext:value-type="float">
            <text:p>24970</text:p>
          </table:table-cell>
          <table:table-cell office:value-type="float" office:value="11782" calcext:value-type="float">
            <text:p>1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6" calcext:value-type="float">
            <text:p>8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5" calcext:value-type="float">
            <text:p>9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float" office:value="16813" calcext:value-type="float">
            <text:p>16813</text:p>
          </table:table-cell>
          <table:table-cell office:value-type="float" office:value="6139" calcext:value-type="float">
            <text:p>6139</text:p>
          </table:table-cell>
          <table:table-cell office:value-type="float" office:value="24237" calcext:value-type="float">
            <text:p>24237</text:p>
          </table:table-cell>
          <table:table-cell office:value-type="float" office:value="0" calcext:value-type="float">
            <text:p>0</text:p>
          </table:table-cell>
          <table:table-cell office:value-type="float" office:value="43003" calcext:value-type="float">
            <text:p>43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EI</text:p>
          </table:table-cell>
          <table:table-cell office:value-type="float" office:value="13789" calcext:value-type="float">
            <text:p>1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7" calcext:value-type="float">
            <text:p>29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94" calcext:value-type="float">
            <text:p>2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8" calcext:value-type="float">
            <text:p>19128</text:p>
          </table:table-cell>
          <table:table-cell office:value-type="float" office:value="39337" calcext:value-type="float">
            <text:p>39337</text:p>
          </table:table-cell>
          <table:table-cell office:value-type="float" office:value="0" calcext:value-type="float">
            <text:p>0</text:p>
          </table:table-cell>
          <table:table-cell office:value-type="float" office:value="11449" calcext:value-type="float">
            <text:p>11449</text:p>
          </table:table-cell>
          <table:table-cell office:value-type="float" office:value="0" calcext:value-type="float">
            <text:p>0</text:p>
          </table:table-cell>
          <table:table-cell office:value-type="float" office:value="17600" calcext:value-type="float">
            <text:p>17600</text:p>
          </table:table-cell>
          <table:table-cell office:value-type="float" office:value="137801" calcext:value-type="float">
            <text:p>137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943" calcext:value-type="float">
            <text:p>112943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IE</text:p>
          </table:table-cell>
          <table:table-cell office:value-type="float" office:value="3604" calcext:value-type="float">
            <text:p>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float" office:value="0" calcext:value-type="float">
            <text:p>0</text:p>
          </table:table-cell>
          <table:table-cell office:value-type="float" office:value="9966" calcext:value-type="float">
            <text:p>9966</text:p>
          </table:table-cell>
          <table:table-cell office:value-type="float" office:value="4502" calcext:value-type="float">
            <text:p>4502</text:p>
          </table:table-cell>
          <table:table-cell office:value-type="float" office:value="0" calcext:value-type="float">
            <text:p>0</text:p>
          </table:table-cell>
          <table:table-cell office:value-type="float" office:value="8135" calcext:value-type="float">
            <text:p>8135</text:p>
          </table:table-cell>
          <table:table-cell office:value-type="float" office:value="3490" calcext:value-type="float">
            <text:p>3490</text:p>
          </table:table-cell>
          <table:table-cell office:value-type="float" office:value="9759" calcext:value-type="float">
            <text:p>9759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6499" calcext:value-type="float">
            <text:p>6499</text:p>
          </table:table-cell>
          <table:table-cell office:value-type="float" office:value="1942" calcext:value-type="float">
            <text:p>1942</text:p>
          </table:table-cell>
          <table:table-cell office:value-type="float" office:value="6664" calcext:value-type="float">
            <text:p>6664</text:p>
          </table:table-cell>
          <table:table-cell office:value-type="float" office:value="4482" calcext:value-type="float">
            <text:p>4482</text:p>
          </table:table-cell>
          <table:table-cell office:value-type="float" office:value="21655" calcext:value-type="float">
            <text:p>21655</text:p>
          </table:table-cell>
          <table:table-cell office:value-type="float" office:value="0" calcext:value-type="float">
            <text:p>0</text:p>
          </table:table-cell>
          <table:table-cell office:value-type="float" office:value="44178" calcext:value-type="float">
            <text:p>44178</text:p>
          </table:table-cell>
          <table:table-cell office:value-type="float" office:value="17255" calcext:value-type="float">
            <text:p>17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IM</text:p>
          </table:table-cell>
          <table:table-cell office:value-type="float" office:value="72538" calcext:value-type="float">
            <text:p>7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30" calcext:value-type="float">
            <text:p>2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71" calcext:value-type="float">
            <text:p>76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3" calcext:value-type="float">
            <text:p>23853</text:p>
          </table:table-cell>
          <table:table-cell office:value-type="float" office:value="0" calcext:value-type="float">
            <text:p>0</text:p>
          </table:table-cell>
          <table:table-cell office:value-type="float" office:value="92424" calcext:value-type="float">
            <text:p>92424</text:p>
          </table:table-cell>
          <table:table-cell office:value-type="float" office:value="30652" calcext:value-type="float">
            <text:p>30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79" calcext:value-type="float">
            <text:p>21179</text:p>
          </table:table-cell>
          <table:table-cell office:value-type="float" office:value="68181" calcext:value-type="float">
            <text:p>68181</text:p>
          </table:table-cell>
          <table:table-cell office:value-type="float" office:value="29455" calcext:value-type="float">
            <text:p>29455</text:p>
          </table:table-cell>
          <table:table-cell office:value-type="float" office:value="108740" calcext:value-type="float">
            <text:p>1087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MD</text:p>
          </table:table-cell>
          <table:table-cell office:value-type="float" office:value="25918" calcext:value-type="float">
            <text:p>2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91" calcext:value-type="float">
            <text:p>26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4" calcext:value-type="float">
            <text:p>3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6" calcext:value-type="float">
            <text:p>23556</text:p>
          </table:table-cell>
          <table:table-cell office:value-type="float" office:value="0" calcext:value-type="float">
            <text:p>0</text:p>
          </table:table-cell>
          <table:table-cell office:value-type="float" office:value="24517" calcext:value-type="float">
            <text:p>24517</text:p>
          </table:table-cell>
          <table:table-cell office:value-type="float" office:value="41453" calcext:value-type="float">
            <text:p>4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65" calcext:value-type="float">
            <text:p>19765</text:p>
          </table:table-cell>
          <table:table-cell office:value-type="float" office:value="33518" calcext:value-type="float">
            <text:p>33518</text:p>
          </table:table-cell>
          <table:table-cell office:value-type="float" office:value="21878" calcext:value-type="float">
            <text:p>21878</text:p>
          </table:table-cell>
          <table:table-cell office:value-type="float" office:value="71962" calcext:value-type="float">
            <text:p>7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51" calcext:value-type="float">
            <text:p>90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ME</text:p>
          </table:table-cell>
          <table:table-cell office:value-type="float" office:value="30843" calcext:value-type="float">
            <text:p>30843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float" office:value="22459" calcext:value-type="float">
            <text:p>22459</text:p>
          </table:table-cell>
          <table:table-cell office:value-type="float" office:value="37380" calcext:value-type="float">
            <text:p>37380</text:p>
          </table:table-cell>
          <table:table-cell office:value-type="float" office:value="23984" calcext:value-type="float">
            <text:p>23984</text:p>
          </table:table-cell>
          <table:table-cell office:value-type="float" office:value="27352" calcext:value-type="float">
            <text:p>27352</text:p>
          </table:table-cell>
          <table:table-cell office:value-type="float" office:value="0" calcext:value-type="float">
            <text:p>0</text:p>
          </table:table-cell>
          <table:table-cell office:value-type="float" office:value="46130" calcext:value-type="float">
            <text:p>46130</text:p>
          </table:table-cell>
          <table:table-cell office:value-type="float" office:value="11648" calcext:value-type="float">
            <text:p>1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2" calcext:value-type="float">
            <text:p>17052</text:p>
          </table:table-cell>
          <table:table-cell office:value-type="float" office:value="0" calcext:value-type="float">
            <text:p>0</text:p>
          </table:table-cell>
          <table:table-cell office:value-type="float" office:value="28095" calcext:value-type="float">
            <text:p>28095</text:p>
          </table:table-cell>
          <table:table-cell office:value-type="float" office:value="8578" calcext:value-type="float">
            <text:p>8578</text:p>
          </table:table-cell>
          <table:table-cell office:value-type="float" office:value="13881" calcext:value-type="float">
            <text:p>13881</text:p>
          </table:table-cell>
          <table:table-cell office:value-type="float" office:value="21429" calcext:value-type="float">
            <text:p>21429</text:p>
          </table:table-cell>
          <table:table-cell office:value-type="float" office:value="44549" calcext:value-type="float">
            <text:p>44549</text:p>
          </table:table-cell>
          <table:table-cell office:value-type="float" office:value="72672" calcext:value-type="float">
            <text:p>72672</text:p>
          </table:table-cell>
          <table:table-cell office:value-type="float" office:value="54732" calcext:value-type="float">
            <text:p>54732</text:p>
          </table:table-cell>
          <table:table-cell office:value-type="float" office:value="41990" calcext:value-type="float">
            <text:p>41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6</text:p>
          </table:table-cell>
          <table:table-cell office:value-type="string" calcext:value-type="string">
            <text:p>MS Ramaiah Institute of Technology</text:p>
          </table:table-cell>
          <table:table-cell office:value-type="string" calcext:value-type="string">
            <text:p>MSRIT Post,Bengaluru</text:p>
          </table:table-cell>
          <table:table-cell office:value-type="string" calcext:value-type="string">
            <text:p>TC</text:p>
          </table:table-cell>
          <table:table-cell office:value-type="float" office:value="20527" calcext:value-type="float">
            <text:p>20527</text:p>
          </table:table-cell>
          <table:table-cell office:value-type="float" office:value="55694" calcext:value-type="float">
            <text:p>55694</text:p>
          </table:table-cell>
          <table:table-cell office:value-type="float" office:value="0" calcext:value-type="float">
            <text:p>0</text:p>
          </table:table-cell>
          <table:table-cell office:value-type="float" office:value="24526" calcext:value-type="float">
            <text:p>24526</text:p>
          </table:table-cell>
          <table:table-cell office:value-type="float" office:value="0" calcext:value-type="float">
            <text:p>0</text:p>
          </table:table-cell>
          <table:table-cell office:value-type="float" office:value="26843" calcext:value-type="float">
            <text:p>26843</text:p>
          </table:table-cell>
          <table:table-cell office:value-type="float" office:value="69096" calcext:value-type="float">
            <text:p>6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6" calcext:value-type="float">
            <text:p>1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5" calcext:value-type="float">
            <text:p>1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3" calcext:value-type="float">
            <text:p>10493</text:p>
          </table:table-cell>
          <table:table-cell office:value-type="float" office:value="20096" calcext:value-type="float">
            <text:p>20096</text:p>
          </table:table-cell>
          <table:table-cell office:value-type="float" office:value="12646" calcext:value-type="float">
            <text:p>12646</text:p>
          </table:table-cell>
          <table:table-cell office:value-type="float" office:value="45604" calcext:value-type="float">
            <text:p>456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AE</text:p>
          </table:table-cell>
          <table:table-cell office:value-type="float" office:value="9660" calcext:value-type="float">
            <text:p>9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5" calcext:value-type="float">
            <text:p>16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8" calcext:value-type="float">
            <text:p>1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4" calcext:value-type="float">
            <text:p>8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1" calcext:value-type="float">
            <text:p>7531</text:p>
          </table:table-cell>
          <table:table-cell office:value-type="float" office:value="17150" calcext:value-type="float">
            <text:p>17150</text:p>
          </table:table-cell>
          <table:table-cell office:value-type="float" office:value="15406" calcext:value-type="float">
            <text:p>15406</text:p>
          </table:table-cell>
          <table:table-cell office:value-type="float" office:value="24651" calcext:value-type="float">
            <text:p>24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AU</text:p>
          </table:table-cell>
          <table:table-cell office:value-type="float" office:value="126519" calcext:value-type="float">
            <text:p>126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88" calcext:value-type="float">
            <text:p>8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334" calcext:value-type="float">
            <text:p>8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53" calcext:value-type="float">
            <text:p>49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4" calcext:value-type="float">
            <text:p>6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7" calcext:value-type="float">
            <text:p>37297</text:p>
          </table:table-cell>
          <table:table-cell office:value-type="float" office:value="0" calcext:value-type="float">
            <text:p>0</text:p>
          </table:table-cell>
          <table:table-cell office:value-type="float" office:value="91782" calcext:value-type="float">
            <text:p>91782</text:p>
          </table:table-cell>
          <table:table-cell office:value-type="float" office:value="125816" calcext:value-type="float">
            <text:p>1258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BT</text:p>
          </table:table-cell>
          <table:table-cell office:value-type="float" office:value="35429" calcext:value-type="float">
            <text:p>35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46" calcext:value-type="float">
            <text:p>28946</text:p>
          </table:table-cell>
          <table:table-cell office:value-type="float" office:value="0" calcext:value-type="float">
            <text:p>0</text:p>
          </table:table-cell>
          <table:table-cell office:value-type="float" office:value="68643" calcext:value-type="float">
            <text:p>68643</text:p>
          </table:table-cell>
          <table:table-cell office:value-type="float" office:value="55536" calcext:value-type="float">
            <text:p>5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02" calcext:value-type="float">
            <text:p>22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4" calcext:value-type="float">
            <text:p>27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72" calcext:value-type="float">
            <text:p>22272</text:p>
          </table:table-cell>
          <table:table-cell office:value-type="float" office:value="34285" calcext:value-type="float">
            <text:p>34285</text:p>
          </table:table-cell>
          <table:table-cell office:value-type="float" office:value="49015" calcext:value-type="float">
            <text:p>49015</text:p>
          </table:table-cell>
          <table:table-cell office:value-type="float" office:value="91660" calcext:value-type="float">
            <text:p>91660</text:p>
          </table:table-cell>
          <table:table-cell office:value-type="float" office:value="0" calcext:value-type="float">
            <text:p>0</text:p>
          </table:table-cell>
          <table:table-cell office:value-type="float" office:value="136122" calcext:value-type="float">
            <text:p>136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CE</text:p>
          </table:table-cell>
          <table:table-cell office:value-type="float" office:value="37996" calcext:value-type="float">
            <text:p>37996</text:p>
          </table:table-cell>
          <table:table-cell office:value-type="float" office:value="0" calcext:value-type="float">
            <text:p>0</text:p>
          </table:table-cell>
          <table:table-cell office:value-type="float" office:value="47821" calcext:value-type="float">
            <text:p>47821</text:p>
          </table:table-cell>
          <table:table-cell office:value-type="float" office:value="47827" calcext:value-type="float">
            <text:p>47827</text:p>
          </table:table-cell>
          <table:table-cell office:value-type="float" office:value="80308" calcext:value-type="float">
            <text:p>80308</text:p>
          </table:table-cell>
          <table:table-cell office:value-type="float" office:value="65176" calcext:value-type="float">
            <text:p>65176</text:p>
          </table:table-cell>
          <table:table-cell office:value-type="float" office:value="48995" calcext:value-type="float">
            <text:p>48995</text:p>
          </table:table-cell>
          <table:table-cell office:value-type="float" office:value="0" calcext:value-type="float">
            <text:p>0</text:p>
          </table:table-cell>
          <table:table-cell office:value-type="float" office:value="84141" calcext:value-type="float">
            <text:p>84141</text:p>
          </table:table-cell>
          <table:table-cell office:value-type="float" office:value="35620" calcext:value-type="float">
            <text:p>35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4" calcext:value-type="float">
            <text:p>36524</text:p>
          </table:table-cell>
          <table:table-cell office:value-type="float" office:value="0" calcext:value-type="float">
            <text:p>0</text:p>
          </table:table-cell>
          <table:table-cell office:value-type="float" office:value="47801" calcext:value-type="float">
            <text:p>47801</text:p>
          </table:table-cell>
          <table:table-cell office:value-type="float" office:value="31920" calcext:value-type="float">
            <text:p>31920</text:p>
          </table:table-cell>
          <table:table-cell office:value-type="float" office:value="35217" calcext:value-type="float">
            <text:p>35217</text:p>
          </table:table-cell>
          <table:table-cell office:value-type="float" office:value="45901" calcext:value-type="float">
            <text:p>45901</text:p>
          </table:table-cell>
          <table:table-cell office:value-type="float" office:value="68276" calcext:value-type="float">
            <text:p>68276</text:p>
          </table:table-cell>
          <table:table-cell office:value-type="float" office:value="69426" calcext:value-type="float">
            <text:p>69426</text:p>
          </table:table-cell>
          <table:table-cell office:value-type="float" office:value="86576" calcext:value-type="float">
            <text:p>86576</text:p>
          </table:table-cell>
          <table:table-cell office:value-type="float" office:value="44329" calcext:value-type="float">
            <text:p>44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19" calcext:value-type="float">
            <text:p>54119</text:p>
          </table:table-cell>
          <table:table-cell office:value-type="float" office:value="0" calcext:value-type="float">
            <text:p>0</text:p>
          </table:table-cell>
          <table:table-cell office:value-type="float" office:value="121198" calcext:value-type="float">
            <text:p>121198</text:p>
          </table:table-cell>
          <table:table-cell office:value-type="float" office:value="59110" calcext:value-type="float">
            <text:p>59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80" calcext:value-type="float">
            <text:p>44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01" calcext:value-type="float">
            <text:p>33401</text:p>
          </table:table-cell>
          <table:table-cell office:value-type="float" office:value="89049" calcext:value-type="float">
            <text:p>89049</text:p>
          </table:table-cell>
          <table:table-cell office:value-type="float" office:value="0" calcext:value-type="float">
            <text:p>0</text:p>
          </table:table-cell>
          <table:table-cell office:value-type="float" office:value="27789" calcext:value-type="float">
            <text:p>27789</text:p>
          </table:table-cell>
          <table:table-cell office:value-type="float" office:value="0" calcext:value-type="float">
            <text:p>0</text:p>
          </table:table-cell>
          <table:table-cell office:value-type="float" office:value="33019" calcext:value-type="float">
            <text:p>33019</text:p>
          </table:table-cell>
          <table:table-cell office:value-type="float" office:value="78467" calcext:value-type="float">
            <text:p>78467</text:p>
          </table:table-cell>
          <table:table-cell office:value-type="float" office:value="0" calcext:value-type="float">
            <text:p>0</text:p>
          </table:table-cell>
          <table:table-cell office:value-type="float" office:value="140189" calcext:value-type="float">
            <text:p>140189</text:p>
          </table:table-cell>
          <table:table-cell office:value-type="float" office:value="60169" calcext:value-type="float">
            <text:p>60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CS</text:p>
          </table:table-cell>
          <table:table-cell office:value-type="float" office:value="9420" calcext:value-type="float">
            <text:p>9420</text:p>
          </table:table-cell>
          <table:table-cell office:value-type="float" office:value="0" calcext:value-type="float">
            <text:p>0</text:p>
          </table:table-cell>
          <table:table-cell office:value-type="float" office:value="15899" calcext:value-type="float">
            <text:p>15899</text:p>
          </table:table-cell>
          <table:table-cell office:value-type="float" office:value="8878" calcext:value-type="float">
            <text:p>8878</text:p>
          </table:table-cell>
          <table:table-cell office:value-type="float" office:value="10359" calcext:value-type="float">
            <text:p>10359</text:p>
          </table:table-cell>
          <table:table-cell office:value-type="float" office:value="13145" calcext:value-type="float">
            <text:p>13145</text:p>
          </table:table-cell>
          <table:table-cell office:value-type="float" office:value="5988" calcext:value-type="float">
            <text:p>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4483" calcext:value-type="float">
            <text:p>4483</text:p>
          </table:table-cell>
          <table:table-cell office:value-type="float" office:value="7367" calcext:value-type="float">
            <text:p>7367</text:p>
          </table:table-cell>
          <table:table-cell office:value-type="float" office:value="8080" calcext:value-type="float">
            <text:p>8080</text:p>
          </table:table-cell>
          <table:table-cell office:value-type="float" office:value="26413" calcext:value-type="float">
            <text:p>26413</text:p>
          </table:table-cell>
          <table:table-cell office:value-type="float" office:value="36843" calcext:value-type="float">
            <text:p>36843</text:p>
          </table:table-cell>
          <table:table-cell office:value-type="float" office:value="38831" calcext:value-type="float">
            <text:p>38831</text:p>
          </table:table-cell>
          <table:table-cell office:value-type="float" office:value="17434" calcext:value-type="float">
            <text:p>17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C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35" calcext:value-type="float">
            <text:p>1400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EC</text:p>
          </table:table-cell>
          <table:table-cell office:value-type="float" office:value="15240" calcext:value-type="float">
            <text:p>15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68" calcext:value-type="float">
            <text:p>12768</text:p>
          </table:table-cell>
          <table:table-cell office:value-type="float" office:value="19019" calcext:value-type="float">
            <text:p>19019</text:p>
          </table:table-cell>
          <table:table-cell office:value-type="float" office:value="12941" calcext:value-type="float">
            <text:p>12941</text:p>
          </table:table-cell>
          <table:table-cell office:value-type="float" office:value="9338" calcext:value-type="float">
            <text:p>9338</text:p>
          </table:table-cell>
          <table:table-cell office:value-type="float" office:value="0" calcext:value-type="float">
            <text:p>0</text:p>
          </table:table-cell>
          <table:table-cell office:value-type="float" office:value="18117" calcext:value-type="float">
            <text:p>18117</text:p>
          </table:table-cell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office:value-type="float" office:value="13907" calcext:value-type="float">
            <text:p>13907</text:p>
          </table:table-cell>
          <table:table-cell office:value-type="float" office:value="9014" calcext:value-type="float">
            <text:p>9014</text:p>
          </table:table-cell>
          <table:table-cell office:value-type="float" office:value="0" calcext:value-type="float">
            <text:p>0</text:p>
          </table:table-cell>
          <table:table-cell office:value-type="float" office:value="12912" calcext:value-type="float">
            <text:p>12912</text:p>
          </table:table-cell>
          <table:table-cell office:value-type="float" office:value="8251" calcext:value-type="float">
            <text:p>8251</text:p>
          </table:table-cell>
          <table:table-cell office:value-type="float" office:value="18327" calcext:value-type="float">
            <text:p>18327</text:p>
          </table:table-cell>
          <table:table-cell office:value-type="float" office:value="12310" calcext:value-type="float">
            <text:p>12310</text:p>
          </table:table-cell>
          <table:table-cell office:value-type="float" office:value="38103" calcext:value-type="float">
            <text:p>38103</text:p>
          </table:table-cell>
          <table:table-cell office:value-type="float" office:value="58993" calcext:value-type="float">
            <text:p>58993</text:p>
          </table:table-cell>
          <table:table-cell office:value-type="float" office:value="70566" calcext:value-type="float">
            <text:p>70566</text:p>
          </table:table-cell>
          <table:table-cell office:value-type="float" office:value="34556" calcext:value-type="float">
            <text:p>34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EE</text:p>
          </table:table-cell>
          <table:table-cell office:value-type="float" office:value="25116" calcext:value-type="float">
            <text:p>25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43" calcext:value-type="float">
            <text:p>2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1" calcext:value-type="float">
            <text:p>19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8" calcext:value-type="float">
            <text:p>18458</text:p>
          </table:table-cell>
          <table:table-cell office:value-type="float" office:value="0" calcext:value-type="float">
            <text:p>0</text:p>
          </table:table-cell>
          <table:table-cell office:value-type="float" office:value="29279" calcext:value-type="float">
            <text:p>29279</text:p>
          </table:table-cell>
          <table:table-cell office:value-type="float" office:value="21106" calcext:value-type="float">
            <text:p>21106</text:p>
          </table:table-cell>
          <table:table-cell office:value-type="float" office:value="28496" calcext:value-type="float">
            <text:p>28496</text:p>
          </table:table-cell>
          <table:table-cell office:value-type="float" office:value="0" calcext:value-type="float">
            <text:p>0</text:p>
          </table:table-cell>
          <table:table-cell office:value-type="float" office:value="15781" calcext:value-type="float">
            <text:p>15781</text:p>
          </table:table-cell>
          <table:table-cell office:value-type="float" office:value="21876" calcext:value-type="float">
            <text:p>21876</text:p>
          </table:table-cell>
          <table:table-cell office:value-type="float" office:value="23500" calcext:value-type="float">
            <text:p>23500</text:p>
          </table:table-cell>
          <table:table-cell office:value-type="float" office:value="38385" calcext:value-type="float">
            <text:p>38385</text:p>
          </table:table-cell>
          <table:table-cell office:value-type="float" office:value="0" calcext:value-type="float">
            <text:p>0</text:p>
          </table:table-cell>
          <table:table-cell office:value-type="float" office:value="77515" calcext:value-type="float">
            <text:p>77515</text:p>
          </table:table-cell>
          <table:table-cell office:value-type="float" office:value="34396" calcext:value-type="float">
            <text:p>34396</text:p>
          </table:table-cell>
          <table:table-cell office:value-type="float" office:value="0" calcext:value-type="float">
            <text:p>0</text:p>
          </table:table-cell>
          <table:table-cell office:value-type="float" office:value="44008" calcext:value-type="float">
            <text:p>44008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EI</text:p>
          </table:table-cell>
          <table:table-cell office:value-type="float" office:value="88462" calcext:value-type="float">
            <text:p>8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44" calcext:value-type="float">
            <text:p>5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95" calcext:value-type="float">
            <text:p>10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8" calcext:value-type="float">
            <text:p>44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19" calcext:value-type="float">
            <text:p>5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3" calcext:value-type="float">
            <text:p>32933</text:p>
          </table:table-cell>
          <table:table-cell office:value-type="float" office:value="53045" calcext:value-type="float">
            <text:p>53045</text:p>
          </table:table-cell>
          <table:table-cell office:value-type="float" office:value="57784" calcext:value-type="float">
            <text:p>57784</text:p>
          </table:table-cell>
          <table:table-cell office:value-type="float" office:value="101933" calcext:value-type="float">
            <text:p>1019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IE</text:p>
          </table:table-cell>
          <table:table-cell office:value-type="float" office:value="8436" calcext:value-type="float">
            <text:p>8436</text:p>
          </table:table-cell>
          <table:table-cell office:value-type="float" office:value="36536" calcext:value-type="float">
            <text:p>36536</text:p>
          </table:table-cell>
          <table:table-cell office:value-type="float" office:value="0" calcext:value-type="float">
            <text:p>0</text:p>
          </table:table-cell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office:value-type="float" office:value="10027" calcext:value-type="float">
            <text:p>10027</text:p>
          </table:table-cell>
          <table:table-cell office:value-type="float" office:value="10310" calcext:value-type="float">
            <text:p>10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  <table:table-cell office:value-type="float" office:value="11590" calcext:value-type="float">
            <text:p>11590</text:p>
          </table:table-cell>
          <table:table-cell office:value-type="float" office:value="8372" calcext:value-type="float">
            <text:p>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3" calcext:value-type="float">
            <text:p>6543</text:p>
          </table:table-cell>
          <table:table-cell office:value-type="float" office:value="22604" calcext:value-type="float">
            <text:p>22604</text:p>
          </table:table-cell>
          <table:table-cell office:value-type="float" office:value="9773" calcext:value-type="float">
            <text:p>9773</text:p>
          </table:table-cell>
          <table:table-cell office:value-type="float" office:value="41125" calcext:value-type="float">
            <text:p>41125</text:p>
          </table:table-cell>
          <table:table-cell office:value-type="float" office:value="0" calcext:value-type="float">
            <text:p>0</text:p>
          </table:table-cell>
          <table:table-cell office:value-type="float" office:value="60062" calcext:value-type="float">
            <text:p>60062</text:p>
          </table:table-cell>
          <table:table-cell office:value-type="float" office:value="16332" calcext:value-type="float">
            <text:p>16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IM</text:p>
          </table:table-cell>
          <table:table-cell office:value-type="float" office:value="122712" calcext:value-type="float">
            <text:p>122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74" calcext:value-type="float">
            <text:p>135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17" calcext:value-type="float">
            <text:p>124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93" calcext:value-type="float">
            <text:p>112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84" calcext:value-type="float">
            <text:p>10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09" calcext:value-type="float">
            <text:p>100209</text:p>
          </table:table-cell>
          <table:table-cell office:value-type="float" office:value="0" calcext:value-type="float">
            <text:p>0</text:p>
          </table:table-cell>
          <table:table-cell office:value-type="float" office:value="125747" calcext:value-type="float">
            <text:p>125747</text:p>
          </table:table-cell>
          <table:table-cell office:value-type="float" office:value="129680" calcext:value-type="float">
            <text:p>1296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MD</text:p>
          </table:table-cell>
          <table:table-cell office:value-type="float" office:value="109083" calcext:value-type="float">
            <text:p>10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98" calcext:value-type="float">
            <text:p>63598</text:p>
          </table:table-cell>
          <table:table-cell office:value-type="float" office:value="0" calcext:value-type="float">
            <text:p>0</text:p>
          </table:table-cell>
          <table:table-cell office:value-type="float" office:value="119490" calcext:value-type="float">
            <text:p>119490</text:p>
          </table:table-cell>
          <table:table-cell office:value-type="float" office:value="105797" calcext:value-type="float">
            <text:p>10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63" calcext:value-type="float">
            <text:p>5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23" calcext:value-type="float">
            <text:p>4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50" calcext:value-type="float">
            <text:p>46150</text:p>
          </table:table-cell>
          <table:table-cell office:value-type="float" office:value="95830" calcext:value-type="float">
            <text:p>95830</text:p>
          </table:table-cell>
          <table:table-cell office:value-type="float" office:value="50508" calcext:value-type="float">
            <text:p>50508</text:p>
          </table:table-cell>
          <table:table-cell office:value-type="float" office:value="74150" calcext:value-type="float">
            <text:p>74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34" calcext:value-type="float">
            <text:p>66934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ME</text:p>
          </table:table-cell>
          <table:table-cell office:value-type="float" office:value="50091" calcext:value-type="float">
            <text:p>5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72" calcext:value-type="float">
            <text:p>63472</text:p>
          </table:table-cell>
          <table:table-cell office:value-type="float" office:value="0" calcext:value-type="float">
            <text:p>0</text:p>
          </table:table-cell>
          <table:table-cell office:value-type="float" office:value="87189" calcext:value-type="float">
            <text:p>87189</text:p>
          </table:table-cell>
          <table:table-cell office:value-type="float" office:value="57015" calcext:value-type="float">
            <text:p>57015</text:p>
          </table:table-cell>
          <table:table-cell office:value-type="float" office:value="0" calcext:value-type="float">
            <text:p>0</text:p>
          </table:table-cell>
          <table:table-cell office:value-type="float" office:value="140485" calcext:value-type="float">
            <text:p>140485</text:p>
          </table:table-cell>
          <table:table-cell office:value-type="float" office:value="31208" calcext:value-type="float">
            <text:p>3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90" calcext:value-type="float">
            <text:p>31990</text:p>
          </table:table-cell>
          <table:table-cell office:value-type="float" office:value="0" calcext:value-type="float">
            <text:p>0</text:p>
          </table:table-cell>
          <table:table-cell office:value-type="float" office:value="51278" calcext:value-type="float">
            <text:p>51278</text:p>
          </table:table-cell>
          <table:table-cell office:value-type="float" office:value="26707" calcext:value-type="float">
            <text:p>26707</text:p>
          </table:table-cell>
          <table:table-cell office:value-type="float" office:value="35000" calcext:value-type="float">
            <text:p>35000</text:p>
          </table:table-cell>
          <table:table-cell office:value-type="float" office:value="50760" calcext:value-type="float">
            <text:p>50760</text:p>
          </table:table-cell>
          <table:table-cell office:value-type="float" office:value="85857" calcext:value-type="float">
            <text:p>85857</text:p>
          </table:table-cell>
          <table:table-cell office:value-type="float" office:value="135470" calcext:value-type="float">
            <text:p>135470</text:p>
          </table:table-cell>
          <table:table-cell office:value-type="float" office:value="0" calcext:value-type="float">
            <text:p>0</text:p>
          </table:table-cell>
          <table:table-cell office:value-type="float" office:value="68502" calcext:value-type="float">
            <text:p>68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7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TC</text:p>
          </table:table-cell>
          <table:table-cell office:value-type="float" office:value="76652" calcext:value-type="float">
            <text:p>7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42" calcext:value-type="float">
            <text:p>65142</text:p>
          </table:table-cell>
          <table:table-cell office:value-type="float" office:value="0" calcext:value-type="float">
            <text:p>0</text:p>
          </table:table-cell>
          <table:table-cell office:value-type="float" office:value="67281" calcext:value-type="float">
            <text:p>67281</text:p>
          </table:table-cell>
          <table:table-cell office:value-type="float" office:value="73091" calcext:value-type="float">
            <text:p>73091</text:p>
          </table:table-cell>
          <table:table-cell office:value-type="float" office:value="0" calcext:value-type="float">
            <text:p>0</text:p>
          </table:table-cell>
          <table:table-cell office:value-type="float" office:value="90911" calcext:value-type="float">
            <text:p>90911</text:p>
          </table:table-cell>
          <table:table-cell office:value-type="float" office:value="48956" calcext:value-type="float">
            <text:p>48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10" calcext:value-type="float">
            <text:p>45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03" calcext:value-type="float">
            <text:p>36803</text:p>
          </table:table-cell>
          <table:table-cell office:value-type="float" office:value="0" calcext:value-type="float">
            <text:p>0</text:p>
          </table:table-cell>
          <table:table-cell office:value-type="float" office:value="65716" calcext:value-type="float">
            <text:p>65716</text:p>
          </table:table-cell>
          <table:table-cell office:value-type="float" office:value="85832" calcext:value-type="float">
            <text:p>8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15" calcext:value-type="float">
            <text:p>4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CE</text:p>
          </table:table-cell>
          <table:table-cell office:value-type="float" office:value="55337" calcext:value-type="float">
            <text:p>55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51" calcext:value-type="float">
            <text:p>79351</text:p>
          </table:table-cell>
          <table:table-cell office:value-type="float" office:value="109629" calcext:value-type="float">
            <text:p>109629</text:p>
          </table:table-cell>
          <table:table-cell office:value-type="float" office:value="128746" calcext:value-type="float">
            <text:p>128746</text:p>
          </table:table-cell>
          <table:table-cell office:value-type="float" office:value="68315" calcext:value-type="float">
            <text:p>6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2" calcext:value-type="float">
            <text:p>4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93" calcext:value-type="float">
            <text:p>57093</text:p>
          </table:table-cell>
          <table:table-cell office:value-type="float" office:value="0" calcext:value-type="float">
            <text:p>0</text:p>
          </table:table-cell>
          <table:table-cell office:value-type="float" office:value="60047" calcext:value-type="float">
            <text:p>60047</text:p>
          </table:table-cell>
          <table:table-cell office:value-type="float" office:value="47439" calcext:value-type="float">
            <text:p>47439</text:p>
          </table:table-cell>
          <table:table-cell office:value-type="float" office:value="50166" calcext:value-type="float">
            <text:p>50166</text:p>
          </table:table-cell>
          <table:table-cell office:value-type="float" office:value="58439" calcext:value-type="float">
            <text:p>58439</text:p>
          </table:table-cell>
          <table:table-cell office:value-type="float" office:value="97574" calcext:value-type="float">
            <text:p>97574</text:p>
          </table:table-cell>
          <table:table-cell office:value-type="float" office:value="136573" calcext:value-type="float">
            <text:p>136573</text:p>
          </table:table-cell>
          <table:table-cell office:value-type="float" office:value="140903" calcext:value-type="float">
            <text:p>140903</text:p>
          </table:table-cell>
          <table:table-cell office:value-type="float" office:value="56373" calcext:value-type="float">
            <text:p>56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CS</text:p>
          </table:table-cell>
          <table:table-cell office:value-type="float" office:value="11036" calcext:value-type="float">
            <text:p>11036</text:p>
          </table:table-cell>
          <table:table-cell office:value-type="float" office:value="0" calcext:value-type="float">
            <text:p>0</text:p>
          </table:table-cell>
          <table:table-cell office:value-type="float" office:value="13516" calcext:value-type="float">
            <text:p>13516</text:p>
          </table:table-cell>
          <table:table-cell office:value-type="float" office:value="9704" calcext:value-type="float">
            <text:p>9704</text:p>
          </table:table-cell>
          <table:table-cell office:value-type="float" office:value="15585" calcext:value-type="float">
            <text:p>15585</text:p>
          </table:table-cell>
          <table:table-cell office:value-type="float" office:value="10209" calcext:value-type="float">
            <text:p>10209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 office:value-type="float" office:value="22011" calcext:value-type="float">
            <text:p>22011</text:p>
          </table:table-cell>
          <table:table-cell office:value-type="float" office:value="4906" calcext:value-type="float">
            <text:p>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2" calcext:value-type="float">
            <text:p>6742</text:p>
          </table:table-cell>
          <table:table-cell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4653" calcext:value-type="float">
            <text:p>4653</text:p>
          </table:table-cell>
          <table:table-cell office:value-type="float" office:value="8861" calcext:value-type="float">
            <text:p>8861</text:p>
          </table:table-cell>
          <table:table-cell office:value-type="float" office:value="7051" calcext:value-type="float">
            <text:p>7051</text:p>
          </table:table-cell>
          <table:table-cell office:value-type="float" office:value="31746" calcext:value-type="float">
            <text:p>31746</text:p>
          </table:table-cell>
          <table:table-cell office:value-type="float" office:value="53836" calcext:value-type="float">
            <text:p>53836</text:p>
          </table:table-cell>
          <table:table-cell office:value-type="float" office:value="41713" calcext:value-type="float">
            <text:p>41713</text:p>
          </table:table-cell>
          <table:table-cell office:value-type="float" office:value="13423" calcext:value-type="float">
            <text:p>13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EC</text:p>
          </table:table-cell>
          <table:table-cell office:value-type="float" office:value="14987" calcext:value-type="float">
            <text:p>14987</text:p>
          </table:table-cell>
          <table:table-cell office:value-type="float" office:value="0" calcext:value-type="float">
            <text:p>0</text:p>
          </table:table-cell>
          <table:table-cell office:value-type="float" office:value="33460" calcext:value-type="float">
            <text:p>33460</text:p>
          </table:table-cell>
          <table:table-cell office:value-type="float" office:value="11198" calcext:value-type="float">
            <text:p>11198</text:p>
          </table:table-cell>
          <table:table-cell office:value-type="float" office:value="0" calcext:value-type="float">
            <text:p>0</text:p>
          </table:table-cell>
          <table:table-cell office:value-type="float" office:value="13643" calcext:value-type="float">
            <text:p>13643</text:p>
          </table:table-cell>
          <table:table-cell office:value-type="float" office:value="13403" calcext:value-type="float">
            <text:p>1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9" calcext:value-type="float">
            <text:p>7299</text:p>
          </table:table-cell>
          <table:table-cell office:value-type="float" office:value="0" calcext:value-type="float">
            <text:p>0</text:p>
          </table:table-cell>
          <table:table-cell office:value-type="float" office:value="13466" calcext:value-type="float">
            <text:p>13466</text:p>
          </table:table-cell>
          <table:table-cell office:value-type="float" office:value="8929" calcext:value-type="float">
            <text:p>8929</text:p>
          </table:table-cell>
          <table:table-cell office:value-type="float" office:value="21407" calcext:value-type="float">
            <text:p>21407</text:p>
          </table:table-cell>
          <table:table-cell office:value-type="float" office:value="11684" calcext:value-type="float">
            <text:p>11684</text:p>
          </table:table-cell>
          <table:table-cell office:value-type="float" office:value="6957" calcext:value-type="float">
            <text:p>6957</text:p>
          </table:table-cell>
          <table:table-cell office:value-type="float" office:value="12326" calcext:value-type="float">
            <text:p>12326</text:p>
          </table:table-cell>
          <table:table-cell office:value-type="float" office:value="11407" calcext:value-type="float">
            <text:p>11407</text:p>
          </table:table-cell>
          <table:table-cell office:value-type="float" office:value="38293" calcext:value-type="float">
            <text:p>38293</text:p>
          </table:table-cell>
          <table:table-cell office:value-type="float" office:value="0" calcext:value-type="float">
            <text:p>0</text:p>
          </table:table-cell>
          <table:table-cell office:value-type="float" office:value="43253" calcext:value-type="float">
            <text:p>43253</text:p>
          </table:table-cell>
          <table:table-cell office:value-type="float" office:value="35520" calcext:value-type="float">
            <text:p>35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EE</text:p>
          </table:table-cell>
          <table:table-cell office:value-type="float" office:value="19253" calcext:value-type="float">
            <text:p>19253</text:p>
          </table:table-cell>
          <table:table-cell office:value-type="float" office:value="20883" calcext:value-type="float">
            <text:p>20883</text:p>
          </table:table-cell>
          <table:table-cell office:value-type="float" office:value="0" calcext:value-type="float">
            <text:p>0</text:p>
          </table:table-cell>
          <table:table-cell office:value-type="float" office:value="21094" calcext:value-type="float">
            <text:p>21094</text:p>
          </table:table-cell>
          <table:table-cell office:value-type="float" office:value="0" calcext:value-type="float">
            <text:p>0</text:p>
          </table:table-cell>
          <table:table-cell office:value-type="float" office:value="30898" calcext:value-type="float">
            <text:p>30898</text:p>
          </table:table-cell>
          <table:table-cell office:value-type="float" office:value="24621" calcext:value-type="float">
            <text:p>2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17" calcext:value-type="float">
            <text:p>16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" calcext:value-type="float">
            <text:p>1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37" calcext:value-type="float">
            <text:p>15337</text:p>
          </table:table-cell>
          <table:table-cell office:value-type="float" office:value="0" calcext:value-type="float">
            <text:p>0</text:p>
          </table:table-cell>
          <table:table-cell office:value-type="float" office:value="20006" calcext:value-type="float">
            <text:p>20006</text:p>
          </table:table-cell>
          <table:table-cell office:value-type="float" office:value="59509" calcext:value-type="float">
            <text:p>595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E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85" calcext:value-type="float">
            <text:p>495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229" calcext:value-type="float">
            <text:p>6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51" calcext:value-type="float">
            <text:p>66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92" calcext:value-type="float">
            <text:p>44692</text:p>
          </table:table-cell>
          <table:table-cell office:value-type="float" office:value="50409" calcext:value-type="float">
            <text:p>50409</text:p>
          </table:table-cell>
          <table:table-cell office:value-type="float" office:value="46890" calcext:value-type="float">
            <text:p>46890</text:p>
          </table:table-cell>
          <table:table-cell office:value-type="float" office:value="137328" calcext:value-type="float">
            <text:p>1373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IE</text:p>
          </table:table-cell>
          <table:table-cell office:value-type="float" office:value="7861" calcext:value-type="float">
            <text:p>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3" calcext:value-type="float">
            <text:p>11593</text:p>
          </table:table-cell>
          <table:table-cell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15714" calcext:value-type="float">
            <text:p>15714</text:p>
          </table:table-cell>
          <table:table-cell office:value-type="float" office:value="33012" calcext:value-type="float">
            <text:p>33012</text:p>
          </table:table-cell>
          <table:table-cell office:value-type="float" office:value="0" calcext:value-type="float">
            <text:p>0</text:p>
          </table:table-cell>
          <table:table-cell office:value-type="float" office:value="6626" calcext:value-type="float">
            <text:p>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1" calcext:value-type="float">
            <text:p>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0" calcext:value-type="float">
            <text:p>0</text:p>
          </table:table-cell>
          <table:table-cell office:value-type="float" office:value="7930" calcext:value-type="float">
            <text:p>7930</text:p>
          </table:table-cell>
          <table:table-cell office:value-type="float" office:value="30590" calcext:value-type="float">
            <text:p>30590</text:p>
          </table:table-cell>
          <table:table-cell office:value-type="float" office:value="0" calcext:value-type="float">
            <text:p>0</text:p>
          </table:table-cell>
          <table:table-cell office:value-type="float" office:value="41404" calcext:value-type="float">
            <text:p>41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I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85" calcext:value-type="float">
            <text:p>1381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ME</text:p>
          </table:table-cell>
          <table:table-cell office:value-type="float" office:value="84989" calcext:value-type="float">
            <text:p>8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35" calcext:value-type="float">
            <text:p>59135</text:p>
          </table:table-cell>
          <table:table-cell office:value-type="float" office:value="0" calcext:value-type="float">
            <text:p>0</text:p>
          </table:table-cell>
          <table:table-cell office:value-type="float" office:value="73505" calcext:value-type="float">
            <text:p>73505</text:p>
          </table:table-cell>
          <table:table-cell office:value-type="float" office:value="98382" calcext:value-type="float">
            <text:p>9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01" calcext:value-type="float">
            <text:p>44401</text:p>
          </table:table-cell>
          <table:table-cell office:value-type="float" office:value="0" calcext:value-type="float">
            <text:p>0</text:p>
          </table:table-cell>
          <table:table-cell office:value-type="float" office:value="63969" calcext:value-type="float">
            <text:p>63969</text:p>
          </table:table-cell>
          <table:table-cell office:value-type="float" office:value="48560" calcext:value-type="float">
            <text:p>4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6" calcext:value-type="float">
            <text:p>38756</text:p>
          </table:table-cell>
          <table:table-cell office:value-type="float" office:value="63022" calcext:value-type="float">
            <text:p>63022</text:p>
          </table:table-cell>
          <table:table-cell office:value-type="float" office:value="60408" calcext:value-type="float">
            <text:p>60408</text:p>
          </table:table-cell>
          <table:table-cell office:value-type="float" office:value="100435" calcext:value-type="float">
            <text:p>100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11" calcext:value-type="float">
            <text:p>79511</text:p>
          </table:table-cell>
          <table:table-cell office:value-type="float" office:value="0" calcext:value-type="float">
            <text:p>0</text:p>
          </table:table-cell>
          <table:table-cell office:value-type="float" office:value="94583" calcext:value-type="float">
            <text:p>94583</text:p>
          </table:table-cell>
        </table:table-row>
        <table:table-row table:style-name="ro1">
          <table:table-cell office:value-type="string" calcext:value-type="string">
            <text:p>E008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Basavanagudi, Bengaluru</text:p>
          </table:table-cell>
          <table:table-cell office:value-type="string" calcext:value-type="string">
            <text:p>TC</text:p>
          </table:table-cell>
          <table:table-cell office:value-type="float" office:value="25872" calcext:value-type="float">
            <text:p>2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01" calcext:value-type="float">
            <text:p>5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33" calcext:value-type="float">
            <text:p>7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88" calcext:value-type="float">
            <text:p>36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30" calcext:value-type="float">
            <text:p>4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34" calcext:value-type="float">
            <text:p>24834</text:p>
          </table:table-cell>
          <table:table-cell office:value-type="float" office:value="0" calcext:value-type="float">
            <text:p>0</text:p>
          </table:table-cell>
          <table:table-cell office:value-type="float" office:value="52159" calcext:value-type="float">
            <text:p>52159</text:p>
          </table:table-cell>
          <table:table-cell office:value-type="float" office:value="85581" calcext:value-type="float">
            <text:p>8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5" calcext:value-type="float">
            <text:p>80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83" calcext:value-type="float">
            <text:p>275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545" calcext:value-type="float">
            <text:p>20545</text:p>
          </table:table-cell>
          <table:table-cell office:value-type="float" office:value="37503" calcext:value-type="float">
            <text:p>37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7" calcext:value-type="float">
            <text:p>8367</text:p>
          </table:table-cell>
          <table:table-cell office:value-type="float" office:value="46532" calcext:value-type="float">
            <text:p>46532</text:p>
          </table:table-cell>
          <table:table-cell office:value-type="float" office:value="8484" calcext:value-type="float">
            <text:p>8484</text:p>
          </table:table-cell>
          <table:table-cell office:value-type="float" office:value="97347" calcext:value-type="float">
            <text:p>9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83" calcext:value-type="float">
            <text:p>56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CE</text:p>
          </table:table-cell>
          <table:table-cell office:value-type="float" office:value="23613" calcext:value-type="float">
            <text:p>2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18" calcext:value-type="float">
            <text:p>3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5" calcext:value-type="float">
            <text:p>19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14" calcext:value-type="float">
            <text:p>22714</text:p>
          </table:table-cell>
          <table:table-cell office:value-type="float" office:value="37479" calcext:value-type="float">
            <text:p>37479</text:p>
          </table:table-cell>
          <table:table-cell office:value-type="float" office:value="0" calcext:value-type="float">
            <text:p>0</text:p>
          </table:table-cell>
          <table:table-cell office:value-type="float" office:value="21710" calcext:value-type="float">
            <text:p>2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65" calcext:value-type="float">
            <text:p>14765</text:p>
          </table:table-cell>
          <table:table-cell office:value-type="float" office:value="0" calcext:value-type="float">
            <text:p>0</text:p>
          </table:table-cell>
          <table:table-cell office:value-type="float" office:value="25478" calcext:value-type="float">
            <text:p>25478</text:p>
          </table:table-cell>
          <table:table-cell office:value-type="float" office:value="24448" calcext:value-type="float">
            <text:p>24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CS</text:p>
          </table:table-cell>
          <table:table-cell office:value-type="float" office:value="3012" calcext:value-type="float">
            <text:p>3012</text:p>
          </table:table-cell>
          <table:table-cell office:value-type="float" office:value="8410" calcext:value-type="float">
            <text:p>8410</text:p>
          </table:table-cell>
          <table:table-cell office:value-type="float" office:value="3905" calcext:value-type="float">
            <text:p>3905</text:p>
          </table:table-cell>
          <table:table-cell office:value-type="float" office:value="3545" calcext:value-type="float">
            <text:p>3545</text:p>
          </table:table-cell>
          <table:table-cell office:value-type="float" office:value="9818" calcext:value-type="float">
            <text:p>9818</text:p>
          </table:table-cell>
          <table:table-cell office:value-type="float" office:value="8990" calcext:value-type="float">
            <text:p>8990</text:p>
          </table:table-cell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office:value-type="float" office:value="8272" calcext:value-type="float">
            <text:p>8272</text:p>
          </table:table-cell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2281" calcext:value-type="float">
            <text:p>2281</text:p>
          </table:table-cell>
          <table:table-cell office:value-type="float" office:value="5068" calcext:value-type="float">
            <text:p>5068</text:p>
          </table:table-cell>
          <table:table-cell office:value-type="float" office:value="5074" calcext:value-type="float">
            <text:p>5074</text:p>
          </table:table-cell>
          <table:table-cell office:value-type="float" office:value="898" calcext:value-type="float">
            <text:p>898</text:p>
          </table:table-cell>
          <table:table-cell office:value-type="float" office:value="4987" calcext:value-type="float">
            <text:p>4987</text:p>
          </table:table-cell>
          <table:table-cell office:value-type="float" office:value="3228" calcext:value-type="float">
            <text:p>3228</text:p>
          </table:table-cell>
          <table:table-cell office:value-type="float" office:value="15705" calcext:value-type="float">
            <text:p>15705</text:p>
          </table:table-cell>
          <table:table-cell office:value-type="float" office:value="25572" calcext:value-type="float">
            <text:p>25572</text:p>
          </table:table-cell>
          <table:table-cell office:value-type="float" office:value="32550" calcext:value-type="float">
            <text:p>32550</text:p>
          </table:table-cell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EC</text:p>
          </table:table-cell>
          <table:table-cell office:value-type="float" office:value="11106" calcext:value-type="float">
            <text:p>11106</text:p>
          </table:table-cell>
          <table:table-cell office:value-type="float" office:value="0" calcext:value-type="float">
            <text:p>0</text:p>
          </table:table-cell>
          <table:table-cell office:value-type="float" office:value="18835" calcext:value-type="float">
            <text:p>18835</text:p>
          </table:table-cell>
          <table:table-cell office:value-type="float" office:value="6116" calcext:value-type="float">
            <text:p>6116</text:p>
          </table:table-cell>
          <table:table-cell office:value-type="float" office:value="10135" calcext:value-type="float">
            <text:p>10135</text:p>
          </table:table-cell>
          <table:table-cell office:value-type="float" office:value="10702" calcext:value-type="float">
            <text:p>10702</text:p>
          </table:table-cell>
          <table:table-cell office:value-type="float" office:value="9185" calcext:value-type="float">
            <text:p>9185</text:p>
          </table:table-cell>
          <table:table-cell office:value-type="float" office:value="0" calcext:value-type="float">
            <text:p>0</text:p>
          </table:table-cell>
          <table:table-cell office:value-type="float" office:value="14688" calcext:value-type="float">
            <text:p>14688</text:p>
          </table:table-cell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 office:value-type="float" office:value="5750" calcext:value-type="float">
            <text:p>5750</text:p>
          </table:table-cell>
          <table:table-cell office:value-type="float" office:value="4803" calcext:value-type="float">
            <text:p>4803</text:p>
          </table:table-cell>
          <table:table-cell office:value-type="float" office:value="0" calcext:value-type="float">
            <text:p>0</text:p>
          </table:table-cell>
          <table:table-cell office:value-type="float" office:value="6558" calcext:value-type="float">
            <text:p>6558</text:p>
          </table:table-cell>
          <table:table-cell office:value-type="float" office:value="2553" calcext:value-type="float">
            <text:p>2553</text:p>
          </table:table-cell>
          <table:table-cell office:value-type="float" office:value="6916" calcext:value-type="float">
            <text:p>6916</text:p>
          </table:table-cell>
          <table:table-cell office:value-type="float" office:value="5195" calcext:value-type="float">
            <text:p>5195</text:p>
          </table:table-cell>
          <table:table-cell office:value-type="float" office:value="35414" calcext:value-type="float">
            <text:p>35414</text:p>
          </table:table-cell>
          <table:table-cell office:value-type="float" office:value="57384" calcext:value-type="float">
            <text:p>57384</text:p>
          </table:table-cell>
          <table:table-cell office:value-type="float" office:value="131506" calcext:value-type="float">
            <text:p>131506</text:p>
          </table:table-cell>
          <table:table-cell office:value-type="float" office:value="20821" calcext:value-type="float">
            <text:p>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EE</text:p>
          </table:table-cell>
          <table:table-cell office:value-type="float" office:value="17016" calcext:value-type="float">
            <text:p>1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2" calcext:value-type="float">
            <text:p>14882</text:p>
          </table:table-cell>
          <table:table-cell office:value-type="float" office:value="0" calcext:value-type="float">
            <text:p>0</text:p>
          </table:table-cell>
          <table:table-cell office:value-type="float" office:value="19737" calcext:value-type="float">
            <text:p>19737</text:p>
          </table:table-cell>
          <table:table-cell office:value-type="float" office:value="10063" calcext:value-type="float">
            <text:p>10063</text:p>
          </table:table-cell>
          <table:table-cell office:value-type="float" office:value="0" calcext:value-type="float">
            <text:p>0</text:p>
          </table:table-cell>
          <table:table-cell office:value-type="float" office:value="71162" calcext:value-type="float">
            <text:p>71162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0" calcext:value-type="float">
            <text:p>10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0" calcext:value-type="float">
            <text:p>7140</text:p>
          </table:table-cell>
          <table:table-cell office:value-type="float" office:value="13763" calcext:value-type="float">
            <text:p>13763</text:p>
          </table:table-cell>
          <table:table-cell office:value-type="float" office:value="16007" calcext:value-type="float">
            <text:p>16007</text:p>
          </table:table-cell>
          <table:table-cell office:value-type="float" office:value="24399" calcext:value-type="float">
            <text:p>24399</text:p>
          </table:table-cell>
          <table:table-cell office:value-type="float" office:value="0" calcext:value-type="float">
            <text:p>0</text:p>
          </table:table-cell>
          <table:table-cell office:value-type="float" office:value="41888" calcext:value-type="float">
            <text:p>41888</text:p>
          </table:table-cell>
          <table:table-cell office:value-type="float" office:value="17163" calcext:value-type="float">
            <text:p>17163</text:p>
          </table:table-cell>
          <table:table-cell office:value-type="float" office:value="35403" calcext:value-type="float">
            <text:p>35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09</text:p>
          </table:table-cell>
          <table:table-cell office:value-type="string" calcext:value-type="string">
            <text:p>PES University (Ring Road Campus)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ME</text:p>
          </table:table-cell>
          <table:table-cell office:value-type="float" office:value="17766" calcext:value-type="float">
            <text:p>17766</text:p>
          </table:table-cell>
          <table:table-cell office:value-type="float" office:value="0" calcext:value-type="float">
            <text:p>0</text:p>
          </table:table-cell>
          <table:table-cell office:value-type="float" office:value="40056" calcext:value-type="float">
            <text:p>40056</text:p>
          </table:table-cell>
          <table:table-cell office:value-type="float" office:value="45833" calcext:value-type="float">
            <text:p>45833</text:p>
          </table:table-cell>
          <table:table-cell office:value-type="float" office:value="132290" calcext:value-type="float">
            <text:p>132290</text:p>
          </table:table-cell>
          <table:table-cell office:value-type="float" office:value="0" calcext:value-type="float">
            <text:p>0</text:p>
          </table:table-cell>
          <table:table-cell office:value-type="float" office:value="45755" calcext:value-type="float">
            <text:p>45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3" calcext:value-type="float">
            <text:p>18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7" calcext:value-type="float">
            <text:p>19937</text:p>
          </table:table-cell>
          <table:table-cell office:value-type="float" office:value="0" calcext:value-type="float">
            <text:p>0</text:p>
          </table:table-cell>
          <table:table-cell office:value-type="float" office:value="40580" calcext:value-type="float">
            <text:p>40580</text:p>
          </table:table-cell>
          <table:table-cell office:value-type="float" office:value="14318" calcext:value-type="float">
            <text:p>14318</text:p>
          </table:table-cell>
          <table:table-cell office:value-type="float" office:value="34552" calcext:value-type="float">
            <text:p>34552</text:p>
          </table:table-cell>
          <table:table-cell office:value-type="float" office:value="35970" calcext:value-type="float">
            <text:p>35970</text:p>
          </table:table-cell>
          <table:table-cell office:value-type="float" office:value="74771" calcext:value-type="float">
            <text:p>74771</text:p>
          </table:table-cell>
          <table:table-cell office:value-type="float" office:value="101793" calcext:value-type="float">
            <text:p>101793</text:p>
          </table:table-cell>
          <table:table-cell office:value-type="float" office:value="104270" calcext:value-type="float">
            <text:p>104270</text:p>
          </table:table-cell>
          <table:table-cell office:value-type="float" office:value="61890" calcext:value-type="float">
            <text:p>6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0</text:p>
          </table:table-cell>
          <table:table-cell office:value-type="string" calcext:value-type="string">
            <text:p>Islamia Institute of Technology</text:p>
          </table:table-cell>
          <table:table-cell office:value-type="string" calcext:value-type="string">
            <text:p>Hulimavu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06" calcext:value-type="float">
            <text:p>1375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0</text:p>
          </table:table-cell>
          <table:table-cell office:value-type="string" calcext:value-type="string">
            <text:p>Islamia Institute of Technology</text:p>
          </table:table-cell>
          <table:table-cell office:value-type="string" calcext:value-type="string">
            <text:p>Hulimavu, Bengaluru</text:p>
          </table:table-cell>
          <table:table-cell office:value-type="string" calcext:value-type="string">
            <text:p>CS</text:p>
          </table:table-cell>
          <table:table-cell office:value-type="float" office:value="76684" calcext:value-type="float">
            <text:p>7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424" calcext:value-type="float">
            <text:p>103424</text:p>
          </table:table-cell>
          <table:table-cell office:value-type="float" office:value="0" calcext:value-type="float">
            <text:p>0</text:p>
          </table:table-cell>
          <table:table-cell office:value-type="float" office:value="126142" calcext:value-type="float">
            <text:p>126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11" calcext:value-type="float">
            <text:p>73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66" calcext:value-type="float">
            <text:p>9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5" calcext:value-type="float">
            <text:p>72635</text:p>
          </table:table-cell>
          <table:table-cell office:value-type="float" office:value="0" calcext:value-type="float">
            <text:p>0</text:p>
          </table:table-cell>
          <table:table-cell office:value-type="float" office:value="88008" calcext:value-type="float">
            <text:p>88008</text:p>
          </table:table-cell>
          <table:table-cell office:value-type="float" office:value="90633" calcext:value-type="float">
            <text:p>906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0</text:p>
          </table:table-cell>
          <table:table-cell office:value-type="string" calcext:value-type="string">
            <text:p>Islamia Institute of Technology</text:p>
          </table:table-cell>
          <table:table-cell office:value-type="string" calcext:value-type="string">
            <text:p>Hulimavu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51" calcext:value-type="float">
            <text:p>1408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0</text:p>
          </table:table-cell>
          <table:table-cell office:value-type="string" calcext:value-type="string">
            <text:p>Islamia Institute of Technology</text:p>
          </table:table-cell>
          <table:table-cell office:value-type="string" calcext:value-type="string">
            <text:p>Hulimavu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877" calcext:value-type="float">
            <text:p>968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AE</text:p>
          </table:table-cell>
          <table:table-cell office:value-type="float" office:value="51921" calcext:value-type="float">
            <text:p>5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78" calcext:value-type="float">
            <text:p>57978</text:p>
          </table:table-cell>
          <table:table-cell office:value-type="float" office:value="0" calcext:value-type="float">
            <text:p>0</text:p>
          </table:table-cell>
          <table:table-cell office:value-type="float" office:value="78030" calcext:value-type="float">
            <text:p>78030</text:p>
          </table:table-cell>
          <table:table-cell office:value-type="float" office:value="44347" calcext:value-type="float">
            <text:p>44347</text:p>
          </table:table-cell>
          <table:table-cell office:value-type="float" office:value="0" calcext:value-type="float">
            <text:p>0</text:p>
          </table:table-cell>
          <table:table-cell office:value-type="float" office:value="101686" calcext:value-type="float">
            <text:p>101686</text:p>
          </table:table-cell>
          <table:table-cell office:value-type="float" office:value="39236" calcext:value-type="float">
            <text:p>3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43" calcext:value-type="float">
            <text:p>43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44" calcext:value-type="float">
            <text:p>37744</text:p>
          </table:table-cell>
          <table:table-cell office:value-type="float" office:value="55842" calcext:value-type="float">
            <text:p>55842</text:p>
          </table:table-cell>
          <table:table-cell office:value-type="float" office:value="58338" calcext:value-type="float">
            <text:p>58338</text:p>
          </table:table-cell>
          <table:table-cell office:value-type="float" office:value="63444" calcext:value-type="float">
            <text:p>63444</text:p>
          </table:table-cell>
          <table:table-cell office:value-type="float" office:value="104186" calcext:value-type="float">
            <text:p>104186</text:p>
          </table:table-cell>
          <table:table-cell office:value-type="float" office:value="64155" calcext:value-type="float">
            <text:p>64155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74" calcext:value-type="float">
            <text:p>1390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CH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526" calcext:value-type="float">
            <text:p>1395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CS</text:p>
          </table:table-cell>
          <table:table-cell office:value-type="float" office:value="38496" calcext:value-type="float">
            <text:p>38496</text:p>
          </table:table-cell>
          <table:table-cell office:value-type="float" office:value="0" calcext:value-type="float">
            <text:p>0</text:p>
          </table:table-cell>
          <table:table-cell office:value-type="float" office:value="47680" calcext:value-type="float">
            <text:p>47680</text:p>
          </table:table-cell>
          <table:table-cell office:value-type="float" office:value="39968" calcext:value-type="float">
            <text:p>39968</text:p>
          </table:table-cell>
          <table:table-cell office:value-type="float" office:value="0" calcext:value-type="float">
            <text:p>0</text:p>
          </table:table-cell>
          <table:table-cell office:value-type="float" office:value="60975" calcext:value-type="float">
            <text:p>60975</text:p>
          </table:table-cell>
          <table:table-cell office:value-type="float" office:value="35802" calcext:value-type="float">
            <text:p>35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92" calcext:value-type="float">
            <text:p>2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8" calcext:value-type="float">
            <text:p>32408</text:p>
          </table:table-cell>
          <table:table-cell office:value-type="float" office:value="0" calcext:value-type="float">
            <text:p>0</text:p>
          </table:table-cell>
          <table:table-cell office:value-type="float" office:value="32536" calcext:value-type="float">
            <text:p>32536</text:p>
          </table:table-cell>
          <table:table-cell office:value-type="float" office:value="24953" calcext:value-type="float">
            <text:p>24953</text:p>
          </table:table-cell>
          <table:table-cell office:value-type="float" office:value="29520" calcext:value-type="float">
            <text:p>29520</text:p>
          </table:table-cell>
          <table:table-cell office:value-type="float" office:value="32420" calcext:value-type="float">
            <text:p>32420</text:p>
          </table:table-cell>
          <table:table-cell office:value-type="float" office:value="90805" calcext:value-type="float">
            <text:p>9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72" calcext:value-type="float">
            <text:p>50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EC</text:p>
          </table:table-cell>
          <table:table-cell office:value-type="float" office:value="71035" calcext:value-type="float">
            <text:p>71035</text:p>
          </table:table-cell>
          <table:table-cell office:value-type="float" office:value="0" calcext:value-type="float">
            <text:p>0</text:p>
          </table:table-cell>
          <table:table-cell office:value-type="float" office:value="79799" calcext:value-type="float">
            <text:p>79799</text:p>
          </table:table-cell>
          <table:table-cell office:value-type="float" office:value="75110" calcext:value-type="float">
            <text:p>75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15" calcext:value-type="float">
            <text:p>138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07" calcext:value-type="float">
            <text:p>5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52" calcext:value-type="float">
            <text:p>55752</text:p>
          </table:table-cell>
          <table:table-cell office:value-type="float" office:value="0" calcext:value-type="float">
            <text:p>0</text:p>
          </table:table-cell>
          <table:table-cell office:value-type="float" office:value="78516" calcext:value-type="float">
            <text:p>78516</text:p>
          </table:table-cell>
          <table:table-cell office:value-type="float" office:value="50695" calcext:value-type="float">
            <text:p>50695</text:p>
          </table:table-cell>
          <table:table-cell office:value-type="float" office:value="112350" calcext:value-type="float">
            <text:p>112350</text:p>
          </table:table-cell>
          <table:table-cell office:value-type="float" office:value="62672" calcext:value-type="float">
            <text:p>62672</text:p>
          </table:table-cell>
          <table:table-cell office:value-type="float" office:value="139193" calcext:value-type="float">
            <text:p>13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89" calcext:value-type="float">
            <text:p>81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46" calcext:value-type="float">
            <text:p>1380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IE</text:p>
          </table:table-cell>
          <table:table-cell office:value-type="float" office:value="40445" calcext:value-type="float">
            <text:p>4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04" calcext:value-type="float">
            <text:p>48804</text:p>
          </table:table-cell>
          <table:table-cell office:value-type="float" office:value="0" calcext:value-type="float">
            <text:p>0</text:p>
          </table:table-cell>
          <table:table-cell office:value-type="float" office:value="63677" calcext:value-type="float">
            <text:p>63677</text:p>
          </table:table-cell>
          <table:table-cell office:value-type="float" office:value="45212" calcext:value-type="float">
            <text:p>45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12" calcext:value-type="float">
            <text:p>40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67" calcext:value-type="float">
            <text:p>4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95" calcext:value-type="float">
            <text:p>39795</text:p>
          </table:table-cell>
          <table:table-cell office:value-type="float" office:value="95923" calcext:value-type="float">
            <text:p>95923</text:p>
          </table:table-cell>
          <table:table-cell office:value-type="float" office:value="47502" calcext:value-type="float">
            <text:p>47502</text:p>
          </table:table-cell>
          <table:table-cell office:value-type="float" office:value="123268" calcext:value-type="float">
            <text:p>123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70" calcext:value-type="float">
            <text:p>95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530" calcext:value-type="float">
            <text:p>1395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1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SE</text:p>
          </table:table-cell>
          <table:table-cell office:value-type="float" office:value="75341" calcext:value-type="float">
            <text:p>7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54" calcext:value-type="float">
            <text:p>8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52" calcext:value-type="float">
            <text:p>9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05" calcext:value-type="float">
            <text:p>5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7" calcext:value-type="float">
            <text:p>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87" calcext:value-type="float">
            <text:p>41987</text:p>
          </table:table-cell>
          <table:table-cell office:value-type="float" office:value="59358" calcext:value-type="float">
            <text:p>59358</text:p>
          </table:table-cell>
          <table:table-cell office:value-type="float" office:value="82923" calcext:value-type="float">
            <text:p>82923</text:p>
          </table:table-cell>
          <table:table-cell office:value-type="float" office:value="111888" calcext:value-type="float">
            <text:p>111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85" calcext:value-type="float">
            <text:p>10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BT</text:p>
          </table:table-cell>
          <table:table-cell office:value-type="float" office:value="47788" calcext:value-type="float">
            <text:p>4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77" calcext:value-type="float">
            <text:p>40777</text:p>
          </table:table-cell>
          <table:table-cell office:value-type="float" office:value="0" calcext:value-type="float">
            <text:p>0</text:p>
          </table:table-cell>
          <table:table-cell office:value-type="float" office:value="70601" calcext:value-type="float">
            <text:p>70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80" calcext:value-type="float">
            <text:p>31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10" calcext:value-type="float">
            <text:p>3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12" calcext:value-type="float">
            <text:p>28312</text:p>
          </table:table-cell>
          <table:table-cell office:value-type="float" office:value="47909" calcext:value-type="float">
            <text:p>47909</text:p>
          </table:table-cell>
          <table:table-cell office:value-type="float" office:value="39271" calcext:value-type="float">
            <text:p>39271</text:p>
          </table:table-cell>
          <table:table-cell office:value-type="float" office:value="110139" calcext:value-type="float">
            <text:p>11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60" calcext:value-type="float">
            <text:p>51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CE</text:p>
          </table:table-cell>
          <table:table-cell office:value-type="float" office:value="49805" calcext:value-type="float">
            <text:p>49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1" calcext:value-type="float">
            <text:p>80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09" calcext:value-type="float">
            <text:p>5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5" calcext:value-type="float">
            <text:p>5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67" calcext:value-type="float">
            <text:p>58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82" calcext:value-type="float">
            <text:p>45182</text:p>
          </table:table-cell>
          <table:table-cell office:value-type="float" office:value="63785" calcext:value-type="float">
            <text:p>63785</text:p>
          </table:table-cell>
          <table:table-cell office:value-type="float" office:value="58043" calcext:value-type="float">
            <text:p>58043</text:p>
          </table:table-cell>
          <table:table-cell office:value-type="float" office:value="64065" calcext:value-type="float">
            <text:p>64065</text:p>
          </table:table-cell>
          <table:table-cell office:value-type="float" office:value="95256" calcext:value-type="float">
            <text:p>9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25" calcext:value-type="float">
            <text:p>64425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CS</text:p>
          </table:table-cell>
          <table:table-cell office:value-type="float" office:value="13541" calcext:value-type="float">
            <text:p>13541</text:p>
          </table:table-cell>
          <table:table-cell office:value-type="float" office:value="0" calcext:value-type="float">
            <text:p>0</text:p>
          </table:table-cell>
          <table:table-cell office:value-type="float" office:value="17503" calcext:value-type="float">
            <text:p>17503</text:p>
          </table:table-cell>
          <table:table-cell office:value-type="float" office:value="9837" calcext:value-type="float">
            <text:p>9837</text:p>
          </table:table-cell>
          <table:table-cell office:value-type="float" office:value="13062" calcext:value-type="float">
            <text:p>13062</text:p>
          </table:table-cell>
          <table:table-cell office:value-type="float" office:value="12036" calcext:value-type="float">
            <text:p>12036</text:p>
          </table:table-cell>
          <table:table-cell office:value-type="float" office:value="12134" calcext:value-type="float">
            <text:p>1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6" calcext:value-type="float">
            <text:p>9106</text:p>
          </table:table-cell>
          <table:table-cell office:value-type="float" office:value="0" calcext:value-type="float">
            <text:p>0</text:p>
          </table:table-cell>
          <table:table-cell office:value-type="float" office:value="13260" calcext:value-type="float">
            <text:p>13260</text:p>
          </table:table-cell>
          <table:table-cell office:value-type="float" office:value="6882" calcext:value-type="float">
            <text:p>6882</text:p>
          </table:table-cell>
          <table:table-cell office:value-type="float" office:value="9418" calcext:value-type="float">
            <text:p>9418</text:p>
          </table:table-cell>
          <table:table-cell office:value-type="float" office:value="11175" calcext:value-type="float">
            <text:p>11175</text:p>
          </table:table-cell>
          <table:table-cell office:value-type="float" office:value="40578" calcext:value-type="float">
            <text:p>40578</text:p>
          </table:table-cell>
          <table:table-cell office:value-type="float" office:value="0" calcext:value-type="float">
            <text:p>0</text:p>
          </table:table-cell>
          <table:table-cell office:value-type="float" office:value="77158" calcext:value-type="float">
            <text:p>77158</text:p>
          </table:table-cell>
          <table:table-cell office:value-type="float" office:value="13709" calcext:value-type="float">
            <text:p>13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EC</text:p>
          </table:table-cell>
          <table:table-cell office:value-type="float" office:value="11613" calcext:value-type="float">
            <text:p>1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0" calcext:value-type="float">
            <text:p>0</text:p>
          </table:table-cell>
          <table:table-cell office:value-type="float" office:value="24674" calcext:value-type="float">
            <text:p>24674</text:p>
          </table:table-cell>
          <table:table-cell office:value-type="float" office:value="13717" calcext:value-type="float">
            <text:p>13717</text:p>
          </table:table-cell>
          <table:table-cell office:value-type="float" office:value="0" calcext:value-type="float">
            <text:p>0</text:p>
          </table:table-cell>
          <table:table-cell office:value-type="float" office:value="56446" calcext:value-type="float">
            <text:p>56446</text:p>
          </table:table-cell>
          <table:table-cell office:value-type="float" office:value="12265" calcext:value-type="float">
            <text:p>1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1" calcext:value-type="float">
            <text:p>15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3" calcext:value-type="float">
            <text:p>11333</text:p>
          </table:table-cell>
          <table:table-cell office:value-type="float" office:value="25438" calcext:value-type="float">
            <text:p>25438</text:p>
          </table:table-cell>
          <table:table-cell office:value-type="float" office:value="17729" calcext:value-type="float">
            <text:p>17729</text:p>
          </table:table-cell>
          <table:table-cell office:value-type="float" office:value="45325" calcext:value-type="float">
            <text:p>45325</text:p>
          </table:table-cell>
          <table:table-cell office:value-type="float" office:value="120540" calcext:value-type="float">
            <text:p>120540</text:p>
          </table:table-cell>
          <table:table-cell office:value-type="float" office:value="128449" calcext:value-type="float">
            <text:p>128449</text:p>
          </table:table-cell>
          <table:table-cell office:value-type="float" office:value="23189" calcext:value-type="float">
            <text:p>23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EE</text:p>
          </table:table-cell>
          <table:table-cell office:value-type="float" office:value="28502" calcext:value-type="float">
            <text:p>2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74" calcext:value-type="float">
            <text:p>45374</text:p>
          </table:table-cell>
          <table:table-cell office:value-type="float" office:value="49456" calcext:value-type="float">
            <text:p>49456</text:p>
          </table:table-cell>
          <table:table-cell office:value-type="float" office:value="55663" calcext:value-type="float">
            <text:p>55663</text:p>
          </table:table-cell>
          <table:table-cell office:value-type="float" office:value="45967" calcext:value-type="float">
            <text:p>45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10" calcext:value-type="float">
            <text:p>33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0" calcext:value-type="float">
            <text:p>37780</text:p>
          </table:table-cell>
          <table:table-cell office:value-type="float" office:value="0" calcext:value-type="float">
            <text:p>0</text:p>
          </table:table-cell>
          <table:table-cell office:value-type="float" office:value="42536" calcext:value-type="float">
            <text:p>42536</text:p>
          </table:table-cell>
          <table:table-cell office:value-type="float" office:value="26939" calcext:value-type="float">
            <text:p>26939</text:p>
          </table:table-cell>
          <table:table-cell office:value-type="float" office:value="36813" calcext:value-type="float">
            <text:p>36813</text:p>
          </table:table-cell>
          <table:table-cell office:value-type="float" office:value="37962" calcext:value-type="float">
            <text:p>37962</text:p>
          </table:table-cell>
          <table:table-cell office:value-type="float" office:value="62121" calcext:value-type="float">
            <text:p>62121</text:p>
          </table:table-cell>
          <table:table-cell office:value-type="float" office:value="0" calcext:value-type="float">
            <text:p>0</text:p>
          </table:table-cell>
          <table:table-cell office:value-type="float" office:value="68063" calcext:value-type="float">
            <text:p>68063</text:p>
          </table:table-cell>
          <table:table-cell office:value-type="float" office:value="57034" calcext:value-type="float">
            <text:p>57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IE</text:p>
          </table:table-cell>
          <table:table-cell office:value-type="float" office:value="12176" calcext:value-type="float">
            <text:p>1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7" calcext:value-type="float">
            <text:p>13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3" calcext:value-type="float">
            <text:p>2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2" calcext:value-type="float">
            <text:p>10522</text:p>
          </table:table-cell>
          <table:table-cell office:value-type="float" office:value="0" calcext:value-type="float">
            <text:p>0</text:p>
          </table:table-cell>
          <table:table-cell office:value-type="float" office:value="18576" calcext:value-type="float">
            <text:p>18576</text:p>
          </table:table-cell>
          <table:table-cell office:value-type="float" office:value="14910" calcext:value-type="float">
            <text:p>14910</text:p>
          </table:table-cell>
          <table:table-cell office:value-type="float" office:value="35204" calcext:value-type="float">
            <text:p>35204</text:p>
          </table:table-cell>
          <table:table-cell office:value-type="float" office:value="0" calcext:value-type="float">
            <text:p>0</text:p>
          </table:table-cell>
          <table:table-cell office:value-type="float" office:value="10513" calcext:value-type="float">
            <text:p>10513</text:p>
          </table:table-cell>
          <table:table-cell office:value-type="float" office:value="13700" calcext:value-type="float">
            <text:p>13700</text:p>
          </table:table-cell>
          <table:table-cell office:value-type="float" office:value="14225" calcext:value-type="float">
            <text:p>14225</text:p>
          </table:table-cell>
          <table:table-cell office:value-type="float" office:value="65435" calcext:value-type="float">
            <text:p>654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ME</text:p>
          </table:table-cell>
          <table:table-cell office:value-type="float" office:value="120618" calcext:value-type="float">
            <text:p>120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07" calcext:value-type="float">
            <text:p>12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38" calcext:value-type="float">
            <text:p>10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35" calcext:value-type="float">
            <text:p>46135</text:p>
          </table:table-cell>
          <table:table-cell office:value-type="float" office:value="0" calcext:value-type="float">
            <text:p>0</text:p>
          </table:table-cell>
          <table:table-cell office:value-type="float" office:value="127087" calcext:value-type="float">
            <text:p>127087</text:p>
          </table:table-cell>
          <table:table-cell office:value-type="float" office:value="43646" calcext:value-type="float">
            <text:p>4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21" calcext:value-type="float">
            <text:p>43421</text:p>
          </table:table-cell>
          <table:table-cell office:value-type="float" office:value="134395" calcext:value-type="float">
            <text:p>134395</text:p>
          </table:table-cell>
          <table:table-cell office:value-type="float" office:value="69376" calcext:value-type="float">
            <text:p>69376</text:p>
          </table:table-cell>
          <table:table-cell office:value-type="float" office:value="115313" calcext:value-type="float">
            <text:p>115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74" calcext:value-type="float">
            <text:p>58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2</text:p>
          </table:table-cell>
          <table:table-cell office:value-type="string" calcext:value-type="string">
            <text:p>Sir M.Visveswaraya Institute of Technology</text:p>
          </table:table-cell>
          <table:table-cell office:value-type="string" calcext:value-type="string">
            <text:p>Hunasemaranahalli,Bengaluru</text:p>
          </table:table-cell>
          <table:table-cell office:value-type="string" calcext:value-type="string">
            <text:p>T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95" calcext:value-type="float">
            <text:p>5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48" calcext:value-type="float">
            <text:p>4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" calcext:value-type="float">
            <text:p>39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2" calcext:value-type="float">
            <text:p>4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74" calcext:value-type="float">
            <text:p>35774</text:p>
          </table:table-cell>
          <table:table-cell office:value-type="float" office:value="0" calcext:value-type="float">
            <text:p>0</text:p>
          </table:table-cell>
          <table:table-cell office:value-type="float" office:value="126505" calcext:value-type="float">
            <text:p>126505</text:p>
          </table:table-cell>
          <table:table-cell office:value-type="float" office:value="102681" calcext:value-type="float">
            <text:p>10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39" calcext:value-type="float">
            <text:p>87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3</text:p>
          </table:table-cell>
          <table:table-cell office:value-type="string" calcext:value-type="string">
            <text:p>Ghousia Engineering College</text:p>
          </table:table-cell>
          <table:table-cell office:value-type="string" calcext:value-type="string">
            <text:p>Vijaya Nagar, Ramanagar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803" calcext:value-type="float">
            <text:p>1338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3</text:p>
          </table:table-cell>
          <table:table-cell office:value-type="string" calcext:value-type="string">
            <text:p>Ghousia Engineering College</text:p>
          </table:table-cell>
          <table:table-cell office:value-type="string" calcext:value-type="string">
            <text:p>Vijaya Nagar, Ramanagar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46" calcext:value-type="float">
            <text:p>1403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3</text:p>
          </table:table-cell>
          <table:table-cell office:value-type="string" calcext:value-type="string">
            <text:p>Ghousia Engineering College</text:p>
          </table:table-cell>
          <table:table-cell office:value-type="string" calcext:value-type="string">
            <text:p>Vijaya Nagar, Ramanagar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136" calcext:value-type="float">
            <text:p>1351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3</text:p>
          </table:table-cell>
          <table:table-cell office:value-type="string" calcext:value-type="string">
            <text:p>Ghousia Engineering College</text:p>
          </table:table-cell>
          <table:table-cell office:value-type="string" calcext:value-type="string">
            <text:p>Vijaya Nagar, Ramanagar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3</text:p>
          </table:table-cell>
          <table:table-cell office:value-type="string" calcext:value-type="string">
            <text:p>Ghousia Engineering College</text:p>
          </table:table-cell>
          <table:table-cell office:value-type="string" calcext:value-type="string">
            <text:p>Vijaya Nagar, Ramanagar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AE</text:p>
          </table:table-cell>
          <table:table-cell office:value-type="float" office:value="68162" calcext:value-type="float">
            <text:p>6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73" calcext:value-type="float">
            <text:p>48073</text:p>
          </table:table-cell>
          <table:table-cell office:value-type="float" office:value="0" calcext:value-type="float">
            <text:p>0</text:p>
          </table:table-cell>
          <table:table-cell office:value-type="float" office:value="56910" calcext:value-type="float">
            <text:p>56910</text:p>
          </table:table-cell>
          <table:table-cell office:value-type="float" office:value="32293" calcext:value-type="float">
            <text:p>32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23" calcext:value-type="float">
            <text:p>4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13" calcext:value-type="float">
            <text:p>3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82" calcext:value-type="float">
            <text:p>29682</text:p>
          </table:table-cell>
          <table:table-cell office:value-type="float" office:value="38057" calcext:value-type="float">
            <text:p>38057</text:p>
          </table:table-cell>
          <table:table-cell office:value-type="float" office:value="36590" calcext:value-type="float">
            <text:p>36590</text:p>
          </table:table-cell>
          <table:table-cell office:value-type="float" office:value="53430" calcext:value-type="float">
            <text:p>53430</text:p>
          </table:table-cell>
          <table:table-cell office:value-type="float" office:value="0" calcext:value-type="float">
            <text:p>0</text:p>
          </table:table-cell>
          <table:table-cell office:value-type="float" office:value="65613" calcext:value-type="float">
            <text:p>65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00" calcext:value-type="float">
            <text:p>140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CS</text:p>
          </table:table-cell>
          <table:table-cell office:value-type="float" office:value="82037" calcext:value-type="float">
            <text:p>82037</text:p>
          </table:table-cell>
          <table:table-cell office:value-type="float" office:value="0" calcext:value-type="float">
            <text:p>0</text:p>
          </table:table-cell>
          <table:table-cell office:value-type="float" office:value="89796" calcext:value-type="float">
            <text:p>89796</text:p>
          </table:table-cell>
          <table:table-cell office:value-type="float" office:value="49201" calcext:value-type="float">
            <text:p>49201</text:p>
          </table:table-cell>
          <table:table-cell office:value-type="float" office:value="0" calcext:value-type="float">
            <text:p>0</text:p>
          </table:table-cell>
          <table:table-cell office:value-type="float" office:value="79253" calcext:value-type="float">
            <text:p>79253</text:p>
          </table:table-cell>
          <table:table-cell office:value-type="float" office:value="50279" calcext:value-type="float">
            <text:p>50279</text:p>
          </table:table-cell>
          <table:table-cell office:value-type="float" office:value="0" calcext:value-type="float">
            <text:p>0</text:p>
          </table:table-cell>
          <table:table-cell office:value-type="float" office:value="73500" calcext:value-type="float">
            <text:p>73500</text:p>
          </table:table-cell>
          <table:table-cell office:value-type="float" office:value="32393" calcext:value-type="float">
            <text:p>3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42" calcext:value-type="float">
            <text:p>37642</text:p>
          </table:table-cell>
          <table:table-cell office:value-type="float" office:value="0" calcext:value-type="float">
            <text:p>0</text:p>
          </table:table-cell>
          <table:table-cell office:value-type="float" office:value="52396" calcext:value-type="float">
            <text:p>52396</text:p>
          </table:table-cell>
          <table:table-cell office:value-type="float" office:value="29904" calcext:value-type="float">
            <text:p>29904</text:p>
          </table:table-cell>
          <table:table-cell office:value-type="float" office:value="50269" calcext:value-type="float">
            <text:p>50269</text:p>
          </table:table-cell>
          <table:table-cell office:value-type="float" office:value="38391" calcext:value-type="float">
            <text:p>3839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30357" calcext:value-type="float">
            <text:p>130357</text:p>
          </table:table-cell>
          <table:table-cell office:value-type="float" office:value="131779" calcext:value-type="float">
            <text:p>131779</text:p>
          </table:table-cell>
          <table:table-cell office:value-type="float" office:value="85215" calcext:value-type="float">
            <text:p>85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253" calcext:value-type="float">
            <text:p>12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82" calcext:value-type="float">
            <text:p>94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905" calcext:value-type="float">
            <text:p>87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3" calcext:value-type="float">
            <text:p>11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8" calcext:value-type="float">
            <text:p>80028</text:p>
          </table:table-cell>
          <table:table-cell office:value-type="float" office:value="100355" calcext:value-type="float">
            <text:p>100355</text:p>
          </table:table-cell>
          <table:table-cell office:value-type="float" office:value="106688" calcext:value-type="float">
            <text:p>106688</text:p>
          </table:table-cell>
          <table:table-cell office:value-type="float" office:value="131551" calcext:value-type="float">
            <text:p>13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66" calcext:value-type="float">
            <text:p>124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IE</text:p>
          </table:table-cell>
          <table:table-cell office:value-type="float" office:value="113285" calcext:value-type="float">
            <text:p>113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8" calcext:value-type="float">
            <text:p>85048</text:p>
          </table:table-cell>
          <table:table-cell office:value-type="float" office:value="0" calcext:value-type="float">
            <text:p>0</text:p>
          </table:table-cell>
          <table:table-cell office:value-type="float" office:value="111908" calcext:value-type="float">
            <text:p>111908</text:p>
          </table:table-cell>
          <table:table-cell office:value-type="float" office:value="92802" calcext:value-type="float">
            <text:p>9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11" calcext:value-type="float">
            <text:p>50811</text:p>
          </table:table-cell>
          <table:table-cell office:value-type="float" office:value="0" calcext:value-type="float">
            <text:p>0</text:p>
          </table:table-cell>
          <table:table-cell office:value-type="float" office:value="69527" calcext:value-type="float">
            <text:p>69527</text:p>
          </table:table-cell>
          <table:table-cell office:value-type="float" office:value="55019" calcext:value-type="float">
            <text:p>5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46" calcext:value-type="float">
            <text:p>50746</text:p>
          </table:table-cell>
          <table:table-cell office:value-type="float" office:value="91800" calcext:value-type="float">
            <text:p>91800</text:p>
          </table:table-cell>
          <table:table-cell office:value-type="float" office:value="62219" calcext:value-type="float">
            <text:p>62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87" calcext:value-type="float">
            <text:p>7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04" calcext:value-type="float">
            <text:p>1405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4</text:p>
          </table:table-cell>
          <table:table-cell office:value-type="string" calcext:value-type="string">
            <text:p>SJC Institute of Technology</text:p>
          </table:table-cell>
          <table:table-cell office:value-type="string" calcext:value-type="string">
            <text:p>BB Rd, Chickaballapur</text:p>
          </table:table-cell>
          <table:table-cell office:value-type="string" calcext:value-type="string">
            <text:p>SE</text:p>
          </table:table-cell>
          <table:table-cell office:value-type="float" office:value="133876" calcext:value-type="float">
            <text:p>13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69" calcext:value-type="float">
            <text:p>91369</text:p>
          </table:table-cell>
          <table:table-cell office:value-type="float" office:value="0" calcext:value-type="float">
            <text:p>0</text:p>
          </table:table-cell>
          <table:table-cell office:value-type="float" office:value="133490" calcext:value-type="float">
            <text:p>133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33" calcext:value-type="float">
            <text:p>8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750" calcext:value-type="float">
            <text:p>13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69" calcext:value-type="float">
            <text:p>79069</text:p>
          </table:table-cell>
          <table:table-cell office:value-type="float" office:value="0" calcext:value-type="float">
            <text:p>0</text:p>
          </table:table-cell>
          <table:table-cell office:value-type="float" office:value="91676" calcext:value-type="float">
            <text:p>91676</text:p>
          </table:table-cell>
          <table:table-cell office:value-type="float" office:value="105637" calcext:value-type="float">
            <text:p>1056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068" calcext:value-type="float">
            <text:p>1370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CS</text:p>
          </table:table-cell>
          <table:table-cell office:value-type="float" office:value="128531" calcext:value-type="float">
            <text:p>128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82" calcext:value-type="float">
            <text:p>13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08" calcext:value-type="float">
            <text:p>13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13" calcext:value-type="float">
            <text:p>133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42" calcext:value-type="float">
            <text:p>1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5" calcext:value-type="float">
            <text:p>118915</text:p>
          </table:table-cell>
          <table:table-cell office:value-type="float" office:value="0" calcext:value-type="float">
            <text:p>0</text:p>
          </table:table-cell>
          <table:table-cell office:value-type="float" office:value="136403" calcext:value-type="float">
            <text:p>136403</text:p>
          </table:table-cell>
          <table:table-cell office:value-type="float" office:value="137096" calcext:value-type="float">
            <text:p>1370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71" calcext:value-type="float">
            <text:p>1407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40" calcext:value-type="float">
            <text:p>1403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78" calcext:value-type="float">
            <text:p>1380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5</text:p>
          </table:table-cell>
          <table:table-cell office:value-type="string" calcext:value-type="string">
            <text:p>Dr.T.Thimmaiah Institute of Technology</text:p>
          </table:table-cell>
          <table:table-cell office:value-type="string" calcext:value-type="string">
            <text:p>KGF,Kolar</text:p>
          </table:table-cell>
          <table:table-cell office:value-type="string" calcext:value-type="string">
            <text:p>M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264" calcext:value-type="float">
            <text:p>1362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BT</text:p>
          </table:table-cell>
          <table:table-cell office:value-type="float" office:value="32594" calcext:value-type="float">
            <text:p>32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99" calcext:value-type="float">
            <text:p>397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123" calcext:value-type="float">
            <text:p>32123</text:p>
          </table:table-cell>
          <table:table-cell office:value-type="float" office:value="53911" calcext:value-type="float">
            <text:p>53911</text:p>
          </table:table-cell>
          <table:table-cell office:value-type="float" office:value="38093" calcext:value-type="float">
            <text:p>38093</text:p>
          </table:table-cell>
          <table:table-cell office:value-type="float" office:value="36292" calcext:value-type="float">
            <text:p>36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53" calcext:value-type="float">
            <text:p>94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CE</text:p>
          </table:table-cell>
          <table:table-cell office:value-type="float" office:value="25441" calcext:value-type="float">
            <text:p>25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" calcext:value-type="float">
            <text:p>37036</text:p>
          </table:table-cell>
          <table:table-cell office:value-type="float" office:value="0" calcext:value-type="float">
            <text:p>0</text:p>
          </table:table-cell>
          <table:table-cell office:value-type="float" office:value="38711" calcext:value-type="float">
            <text:p>38711</text:p>
          </table:table-cell>
          <table:table-cell office:value-type="float" office:value="50393" calcext:value-type="float">
            <text:p>5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56" calcext:value-type="float">
            <text:p>2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0" calcext:value-type="float">
            <text:p>2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57" calcext:value-type="float">
            <text:p>22857</text:p>
          </table:table-cell>
          <table:table-cell office:value-type="float" office:value="0" calcext:value-type="float">
            <text:p>0</text:p>
          </table:table-cell>
          <table:table-cell office:value-type="float" office:value="30672" calcext:value-type="float">
            <text:p>30672</text:p>
          </table:table-cell>
          <table:table-cell office:value-type="float" office:value="46495" calcext:value-type="float">
            <text:p>46495</text:p>
          </table:table-cell>
          <table:table-cell office:value-type="float" office:value="70596" calcext:value-type="float">
            <text:p>70596</text:p>
          </table:table-cell>
          <table:table-cell office:value-type="float" office:value="76606" calcext:value-type="float">
            <text:p>76606</text:p>
          </table:table-cell>
          <table:table-cell office:value-type="float" office:value="43259" calcext:value-type="float">
            <text:p>43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CH</text:p>
          </table:table-cell>
          <table:table-cell office:value-type="float" office:value="83783" calcext:value-type="float">
            <text:p>8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45" calcext:value-type="float">
            <text:p>87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56" calcext:value-type="float">
            <text:p>77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66" calcext:value-type="float">
            <text:p>7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66" calcext:value-type="float">
            <text:p>6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60" calcext:value-type="float">
            <text:p>64360</text:p>
          </table:table-cell>
          <table:table-cell office:value-type="float" office:value="77362" calcext:value-type="float">
            <text:p>77362</text:p>
          </table:table-cell>
          <table:table-cell office:value-type="float" office:value="77905" calcext:value-type="float">
            <text:p>77905</text:p>
          </table:table-cell>
          <table:table-cell office:value-type="float" office:value="80570" calcext:value-type="float">
            <text:p>80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78" calcext:value-type="float">
            <text:p>75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CS</text:p>
          </table:table-cell>
          <table:table-cell office:value-type="float" office:value="11307" calcext:value-type="float">
            <text:p>11307</text:p>
          </table:table-cell>
          <table:table-cell office:value-type="float" office:value="0" calcext:value-type="float">
            <text:p>0</text:p>
          </table:table-cell>
          <table:table-cell office:value-type="float" office:value="13408" calcext:value-type="float">
            <text:p>13408</text:p>
          </table:table-cell>
          <table:table-cell office:value-type="float" office:value="8468" calcext:value-type="float">
            <text:p>8468</text:p>
          </table:table-cell>
          <table:table-cell office:value-type="float" office:value="17535" calcext:value-type="float">
            <text:p>17535</text:p>
          </table:table-cell>
          <table:table-cell office:value-type="float" office:value="10068" calcext:value-type="float">
            <text:p>10068</text:p>
          </table:table-cell>
          <table:table-cell office:value-type="float" office:value="15686" calcext:value-type="float">
            <text:p>15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1" calcext:value-type="float">
            <text:p>6131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5481" calcext:value-type="float">
            <text:p>5481</text:p>
          </table:table-cell>
          <table:table-cell office:value-type="float" office:value="9274" calcext:value-type="float">
            <text:p>9274</text:p>
          </table:table-cell>
          <table:table-cell office:value-type="float" office:value="7340" calcext:value-type="float">
            <text:p>7340</text:p>
          </table:table-cell>
          <table:table-cell office:value-type="float" office:value="27768" calcext:value-type="float">
            <text:p>27768</text:p>
          </table:table-cell>
          <table:table-cell office:value-type="float" office:value="0" calcext:value-type="float">
            <text:p>0</text:p>
          </table:table-cell>
          <table:table-cell office:value-type="float" office:value="58007" calcext:value-type="float">
            <text:p>58007</text:p>
          </table:table-cell>
          <table:table-cell office:value-type="float" office:value="23814" calcext:value-type="float">
            <text:p>23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EC</text:p>
          </table:table-cell>
          <table:table-cell office:value-type="float" office:value="9672" calcext:value-type="float">
            <text:p>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2" calcext:value-type="float">
            <text:p>12572</text:p>
          </table:table-cell>
          <table:table-cell office:value-type="float" office:value="0" calcext:value-type="float">
            <text:p>0</text:p>
          </table:table-cell>
          <table:table-cell office:value-type="float" office:value="13413" calcext:value-type="float">
            <text:p>13413</text:p>
          </table:table-cell>
          <table:table-cell office:value-type="float" office:value="9326" calcext:value-type="float">
            <text:p>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1" calcext:value-type="float">
            <text:p>92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370" calcext:value-type="float">
            <text:p>17370</text:p>
          </table:table-cell>
          <table:table-cell office:value-type="float" office:value="8386" calcext:value-type="float">
            <text:p>8386</text:p>
          </table:table-cell>
          <table:table-cell office:value-type="float" office:value="13269" calcext:value-type="float">
            <text:p>13269</text:p>
          </table:table-cell>
          <table:table-cell office:value-type="float" office:value="10804" calcext:value-type="float">
            <text:p>10804</text:p>
          </table:table-cell>
          <table:table-cell office:value-type="float" office:value="40550" calcext:value-type="float">
            <text:p>40550</text:p>
          </table:table-cell>
          <table:table-cell office:value-type="float" office:value="0" calcext:value-type="float">
            <text:p>0</text:p>
          </table:table-cell>
          <table:table-cell office:value-type="float" office:value="48780" calcext:value-type="float">
            <text:p>48780</text:p>
          </table:table-cell>
          <table:table-cell office:value-type="float" office:value="16108" calcext:value-type="float">
            <text:p>16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office:value-type="float" office:value="50324" calcext:value-type="float">
            <text:p>50324</text:p>
          </table:table-cell>
          <table:table-cell office:value-type="float" office:value="0" calcext:value-type="float">
            <text:p>0</text:p>
          </table:table-cell>
          <table:table-cell office:value-type="float" office:value="13089" calcext:value-type="float">
            <text:p>13089</text:p>
          </table:table-cell>
          <table:table-cell office:value-type="float" office:value="0" calcext:value-type="float">
            <text:p>0</text:p>
          </table:table-cell>
          <table:table-cell office:value-type="float" office:value="32128" calcext:value-type="float">
            <text:p>32128</text:p>
          </table:table-cell>
          <table:table-cell office:value-type="float" office:value="11806" calcext:value-type="float">
            <text:p>1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7" calcext:value-type="float">
            <text:p>1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9" calcext:value-type="float">
            <text:p>13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5" calcext:value-type="float">
            <text:p>9985</text:p>
          </table:table-cell>
          <table:table-cell office:value-type="float" office:value="0" calcext:value-type="float">
            <text:p>0</text:p>
          </table:table-cell>
          <table:table-cell office:value-type="float" office:value="16818" calcext:value-type="float">
            <text:p>16818</text:p>
          </table:table-cell>
          <table:table-cell office:value-type="float" office:value="49974" calcext:value-type="float">
            <text:p>49974</text:p>
          </table:table-cell>
          <table:table-cell office:value-type="float" office:value="0" calcext:value-type="float">
            <text:p>0</text:p>
          </table:table-cell>
          <table:table-cell office:value-type="float" office:value="93692" calcext:value-type="float">
            <text:p>93692</text:p>
          </table:table-cell>
          <table:table-cell office:value-type="float" office:value="11472" calcext:value-type="float">
            <text:p>11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EI</text:p>
          </table:table-cell>
          <table:table-cell office:value-type="float" office:value="34061" calcext:value-type="float">
            <text:p>3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67" calcext:value-type="float">
            <text:p>5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89" calcext:value-type="float">
            <text:p>25289</text:p>
          </table:table-cell>
          <table:table-cell office:value-type="float" office:value="0" calcext:value-type="float">
            <text:p>0</text:p>
          </table:table-cell>
          <table:table-cell office:value-type="float" office:value="41989" calcext:value-type="float">
            <text:p>41989</text:p>
          </table:table-cell>
          <table:table-cell office:value-type="float" office:value="19589" calcext:value-type="float">
            <text:p>1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36" calcext:value-type="float">
            <text:p>18536</text:p>
          </table:table-cell>
          <table:table-cell office:value-type="float" office:value="30717" calcext:value-type="float">
            <text:p>30717</text:p>
          </table:table-cell>
          <table:table-cell office:value-type="float" office:value="27275" calcext:value-type="float">
            <text:p>27275</text:p>
          </table:table-cell>
          <table:table-cell office:value-type="float" office:value="78926" calcext:value-type="float">
            <text:p>789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IE</text:p>
          </table:table-cell>
          <table:table-cell office:value-type="float" office:value="16293" calcext:value-type="float">
            <text:p>1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2" calcext:value-type="float">
            <text:p>1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office:value-type="float" office:value="27334" calcext:value-type="float">
            <text:p>27334</text:p>
          </table:table-cell>
          <table:table-cell office:value-type="float" office:value="9769" calcext:value-type="float">
            <text:p>9769</text:p>
          </table:table-cell>
          <table:table-cell office:value-type="float" office:value="0" calcext:value-type="float">
            <text:p>0</text:p>
          </table:table-cell>
          <table:table-cell office:value-type="float" office:value="11414" calcext:value-type="float">
            <text:p>11414</text:p>
          </table:table-cell>
          <table:table-cell office:value-type="float" office:value="7496" calcext:value-type="float">
            <text:p>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6" calcext:value-type="float">
            <text:p>7236</text:p>
          </table:table-cell>
          <table:table-cell office:value-type="float" office:value="11860" calcext:value-type="float">
            <text:p>11860</text:p>
          </table:table-cell>
          <table:table-cell office:value-type="float" office:value="10251" calcext:value-type="float">
            <text:p>10251</text:p>
          </table:table-cell>
          <table:table-cell office:value-type="float" office:value="32078" calcext:value-type="float">
            <text:p>320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I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598" calcext:value-type="float">
            <text:p>94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69" calcext:value-type="float">
            <text:p>9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85" calcext:value-type="float">
            <text:p>81385</text:p>
          </table:table-cell>
          <table:table-cell office:value-type="float" office:value="0" calcext:value-type="float">
            <text:p>0</text:p>
          </table:table-cell>
          <table:table-cell office:value-type="float" office:value="93095" calcext:value-type="float">
            <text:p>93095</text:p>
          </table:table-cell>
          <table:table-cell office:value-type="float" office:value="91204" calcext:value-type="float">
            <text:p>912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ME</text:p>
          </table:table-cell>
          <table:table-cell office:value-type="float" office:value="42520" calcext:value-type="float">
            <text:p>42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16" calcext:value-type="float">
            <text:p>57116</text:p>
          </table:table-cell>
          <table:table-cell office:value-type="float" office:value="0" calcext:value-type="float">
            <text:p>0</text:p>
          </table:table-cell>
          <table:table-cell office:value-type="float" office:value="91341" calcext:value-type="float">
            <text:p>91341</text:p>
          </table:table-cell>
          <table:table-cell office:value-type="float" office:value="77487" calcext:value-type="float">
            <text:p>7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74" calcext:value-type="float">
            <text:p>3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23" calcext:value-type="float">
            <text:p>28323</text:p>
          </table:table-cell>
          <table:table-cell office:value-type="float" office:value="0" calcext:value-type="float">
            <text:p>0</text:p>
          </table:table-cell>
          <table:table-cell office:value-type="float" office:value="35138" calcext:value-type="float">
            <text:p>35138</text:p>
          </table:table-cell>
          <table:table-cell office:value-type="float" office:value="27809" calcext:value-type="float">
            <text:p>27809</text:p>
          </table:table-cell>
          <table:table-cell office:value-type="float" office:value="60836" calcext:value-type="float">
            <text:p>60836</text:p>
          </table:table-cell>
          <table:table-cell office:value-type="float" office:value="35113" calcext:value-type="float">
            <text:p>35113</text:p>
          </table:table-cell>
          <table:table-cell office:value-type="float" office:value="69183" calcext:value-type="float">
            <text:p>69183</text:p>
          </table:table-cell>
          <table:table-cell office:value-type="float" office:value="80440" calcext:value-type="float">
            <text:p>80440</text:p>
          </table:table-cell>
          <table:table-cell office:value-type="float" office:value="75834" calcext:value-type="float">
            <text:p>75834</text:p>
          </table:table-cell>
          <table:table-cell office:value-type="float" office:value="74341" calcext:value-type="float">
            <text:p>74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6</text:p>
          </table:table-cell>
          <table:table-cell office:value-type="string" calcext:value-type="string">
            <text:p>Siddaganga Institute of Technology</text:p>
          </table:table-cell>
          <table:table-cell office:value-type="string" calcext:value-type="string">
            <text:p>Bangalore - Honnavar Rd,Tumkur</text:p>
          </table:table-cell>
          <table:table-cell office:value-type="string" calcext:value-type="string">
            <text:p>TC</text:p>
          </table:table-cell>
          <table:table-cell office:value-type="float" office:value="45861" calcext:value-type="float">
            <text:p>4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9" calcext:value-type="float">
            <text:p>25459</text:p>
          </table:table-cell>
          <table:table-cell office:value-type="float" office:value="0" calcext:value-type="float">
            <text:p>0</text:p>
          </table:table-cell>
          <table:table-cell office:value-type="float" office:value="52769" calcext:value-type="float">
            <text:p>52769</text:p>
          </table:table-cell>
          <table:table-cell office:value-type="float" office:value="52123" calcext:value-type="float">
            <text:p>5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22" calcext:value-type="float">
            <text:p>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61" calcext:value-type="float">
            <text:p>18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12" calcext:value-type="float">
            <text:p>14512</text:p>
          </table:table-cell>
          <table:table-cell office:value-type="float" office:value="59949" calcext:value-type="float">
            <text:p>59949</text:p>
          </table:table-cell>
          <table:table-cell office:value-type="float" office:value="25426" calcext:value-type="float">
            <text:p>25426</text:p>
          </table:table-cell>
          <table:table-cell office:value-type="float" office:value="71209" calcext:value-type="float">
            <text:p>712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92" calcext:value-type="float">
            <text:p>1340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CS</text:p>
          </table:table-cell>
          <table:table-cell office:value-type="float" office:value="65470" calcext:value-type="float">
            <text:p>65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63" calcext:value-type="float">
            <text:p>87563</text:p>
          </table:table-cell>
          <table:table-cell office:value-type="float" office:value="0" calcext:value-type="float">
            <text:p>0</text:p>
          </table:table-cell>
          <table:table-cell office:value-type="float" office:value="127193" calcext:value-type="float">
            <text:p>127193</text:p>
          </table:table-cell>
          <table:table-cell office:value-type="float" office:value="64633" calcext:value-type="float">
            <text:p>6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85" calcext:value-type="float">
            <text:p>4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70" calcext:value-type="float">
            <text:p>42470</text:p>
          </table:table-cell>
          <table:table-cell office:value-type="float" office:value="0" calcext:value-type="float">
            <text:p>0</text:p>
          </table:table-cell>
          <table:table-cell office:value-type="float" office:value="72092" calcext:value-type="float">
            <text:p>72092</text:p>
          </table:table-cell>
          <table:table-cell office:value-type="float" office:value="38046" calcext:value-type="float">
            <text:p>38046</text:p>
          </table:table-cell>
          <table:table-cell office:value-type="float" office:value="50674" calcext:value-type="float">
            <text:p>50674</text:p>
          </table:table-cell>
          <table:table-cell office:value-type="float" office:value="51764" calcext:value-type="float">
            <text:p>51764</text:p>
          </table:table-cell>
          <table:table-cell office:value-type="float" office:value="99596" calcext:value-type="float">
            <text:p>99596</text:p>
          </table:table-cell>
          <table:table-cell office:value-type="float" office:value="0" calcext:value-type="float">
            <text:p>0</text:p>
          </table:table-cell>
          <table:table-cell office:value-type="float" office:value="113397" calcext:value-type="float">
            <text:p>113397</text:p>
          </table:table-cell>
          <table:table-cell office:value-type="float" office:value="139870" calcext:value-type="float">
            <text:p>139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EC</text:p>
          </table:table-cell>
          <table:table-cell office:value-type="float" office:value="64093" calcext:value-type="float">
            <text:p>64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92" calcext:value-type="float">
            <text:p>13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97" calcext:value-type="float">
            <text:p>6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16" calcext:value-type="float">
            <text:p>7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26" calcext:value-type="float">
            <text:p>105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68" calcext:value-type="float">
            <text:p>56568</text:p>
          </table:table-cell>
          <table:table-cell office:value-type="float" office:value="0" calcext:value-type="float">
            <text:p>0</text:p>
          </table:table-cell>
          <table:table-cell office:value-type="float" office:value="111088" calcext:value-type="float">
            <text:p>111088</text:p>
          </table:table-cell>
          <table:table-cell office:value-type="float" office:value="102792" calcext:value-type="float">
            <text:p>10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45" calcext:value-type="float">
            <text:p>106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677" calcext:value-type="float">
            <text:p>1346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IE</text:p>
          </table:table-cell>
          <table:table-cell office:value-type="float" office:value="84713" calcext:value-type="float">
            <text:p>84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422" calcext:value-type="float">
            <text:p>90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45" calcext:value-type="float">
            <text:p>9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17" calcext:value-type="float">
            <text:p>8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541" calcext:value-type="float">
            <text:p>72541</text:p>
          </table:table-cell>
          <table:table-cell office:value-type="float" office:value="86835" calcext:value-type="float">
            <text:p>86835</text:p>
          </table:table-cell>
          <table:table-cell office:value-type="float" office:value="87867" calcext:value-type="float">
            <text:p>87867</text:p>
          </table:table-cell>
          <table:table-cell office:value-type="float" office:value="132490" calcext:value-type="float">
            <text:p>132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77" calcext:value-type="float">
            <text:p>92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I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701" calcext:value-type="float">
            <text:p>1317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MD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15" calcext:value-type="float">
            <text:p>1375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993" calcext:value-type="float">
            <text:p>1389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7</text:p>
          </table:table-cell>
          <table:table-cell office:value-type="string" calcext:value-type="string">
            <text:p>Sri Siddartha Institute of Technology</text:p>
          </table:table-cell>
          <table:table-cell office:value-type="string" calcext:value-type="string">
            <text:p>Tumkur-Kunigal Rd, Saraswathipuram, Tumkur</text:p>
          </table:table-cell>
          <table:table-cell office:value-type="string" calcext:value-type="string">
            <text:p>T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119" calcext:value-type="float">
            <text:p>1291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18</text:p>
          </table:table-cell>
          <table:table-cell office:value-type="string" calcext:value-type="string">
            <text:p>Kalpatharu Institute of Technology</text:p>
          </table:table-cell>
          <table:table-cell office:value-type="string" calcext:value-type="string">
            <text:p>Vidya Nagar, Tiptur, Tumk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4636" calcext:value-type="float">
            <text:p>1246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8</text:p>
          </table:table-cell>
          <table:table-cell office:value-type="string" calcext:value-type="string">
            <text:p>Kalpatharu Institute of Technology</text:p>
          </table:table-cell>
          <table:table-cell office:value-type="string" calcext:value-type="string">
            <text:p>Vidya Nagar, Tiptur, Tumkur</text:p>
          </table:table-cell>
          <table:table-cell office:value-type="string" calcext:value-type="string">
            <text:p>CS</text:p>
          </table:table-cell>
          <table:table-cell office:value-type="float" office:value="86614" calcext:value-type="float">
            <text:p>8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10" calcext:value-type="float">
            <text:p>113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65" calcext:value-type="float">
            <text:p>89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73" calcext:value-type="float">
            <text:p>7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36" calcext:value-type="float">
            <text:p>7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50" calcext:value-type="float">
            <text:p>74550</text:p>
          </table:table-cell>
          <table:table-cell office:value-type="float" office:value="114657" calcext:value-type="float">
            <text:p>114657</text:p>
          </table:table-cell>
          <table:table-cell office:value-type="float" office:value="104254" calcext:value-type="float">
            <text:p>104254</text:p>
          </table:table-cell>
          <table:table-cell office:value-type="float" office:value="139846" calcext:value-type="float">
            <text:p>13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01" calcext:value-type="float">
            <text:p>112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8</text:p>
          </table:table-cell>
          <table:table-cell office:value-type="string" calcext:value-type="string">
            <text:p>Kalpatharu Institute of Technology</text:p>
          </table:table-cell>
          <table:table-cell office:value-type="string" calcext:value-type="string">
            <text:p>Vidya Nagar, Tiptur, Tumk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836" calcext:value-type="float">
            <text:p>1358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8</text:p>
          </table:table-cell>
          <table:table-cell office:value-type="string" calcext:value-type="string">
            <text:p>Kalpatharu Institute of Technology</text:p>
          </table:table-cell>
          <table:table-cell office:value-type="string" calcext:value-type="string">
            <text:p>Vidya Nagar, Tiptur, Tumkur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269" calcext:value-type="float">
            <text:p>13726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18</text:p>
          </table:table-cell>
          <table:table-cell office:value-type="string" calcext:value-type="string">
            <text:p>Kalpatharu Institute of Technology</text:p>
          </table:table-cell>
          <table:table-cell office:value-type="string" calcext:value-type="string">
            <text:p>Vidya Nagar, Tiptur, Tumk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8872" calcext:value-type="float">
            <text:p>1188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E</text:p>
          </table:table-cell>
          <table:table-cell office:value-type="float" office:value="26349" calcext:value-type="float">
            <text:p>26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54" calcext:value-type="float">
            <text:p>18854</text:p>
          </table:table-cell>
          <table:table-cell office:value-type="float" office:value="0" calcext:value-type="float">
            <text:p>0</text:p>
          </table:table-cell>
          <table:table-cell office:value-type="float" office:value="32543" calcext:value-type="float">
            <text:p>32543</text:p>
          </table:table-cell>
          <table:table-cell office:value-type="float" office:value="21170" calcext:value-type="float">
            <text:p>21170</text:p>
          </table:table-cell>
          <table:table-cell office:value-type="float" office:value="0" calcext:value-type="float">
            <text:p>0</text:p>
          </table:table-cell>
          <table:table-cell office:value-type="float" office:value="82398" calcext:value-type="float">
            <text:p>82398</text:p>
          </table:table-cell>
          <table:table-cell office:value-type="float" office:value="17707" calcext:value-type="float">
            <text:p>17707</text:p>
          </table:table-cell>
          <table:table-cell office:value-type="float" office:value="27020" calcext:value-type="float">
            <text:p>27020</text:p>
          </table:table-cell>
          <table:table-cell office:value-type="float" office:value="28513" calcext:value-type="float">
            <text:p>28513</text:p>
          </table:table-cell>
          <table:table-cell office:value-type="float" office:value="16959" calcext:value-type="float">
            <text:p>1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0" calcext:value-type="float">
            <text:p>15400</text:p>
          </table:table-cell>
          <table:table-cell office:value-type="float" office:value="22657" calcext:value-type="float">
            <text:p>22657</text:p>
          </table:table-cell>
          <table:table-cell office:value-type="float" office:value="21943" calcext:value-type="float">
            <text:p>21943</text:p>
          </table:table-cell>
          <table:table-cell office:value-type="float" office:value="24154" calcext:value-type="float">
            <text:p>24154</text:p>
          </table:table-cell>
          <table:table-cell office:value-type="float" office:value="0" calcext:value-type="float">
            <text:p>0</text:p>
          </table:table-cell>
          <table:table-cell office:value-type="float" office:value="34901" calcext:value-type="float">
            <text:p>34901</text:p>
          </table:table-cell>
          <table:table-cell office:value-type="float" office:value="23126" calcext:value-type="float">
            <text:p>23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S</text:p>
          </table:table-cell>
          <table:table-cell office:value-type="float" office:value="4341" calcext:value-type="float">
            <text:p>4341</text:p>
          </table:table-cell>
          <table:table-cell office:value-type="float" office:value="0" calcext:value-type="float">
            <text:p>0</text:p>
          </table:table-cell>
          <table:table-cell office:value-type="float" office:value="6444" calcext:value-type="float">
            <text:p>6444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  <table:table-cell office:value-type="float" office:value="6602" calcext:value-type="float">
            <text:p>6602</text:p>
          </table:table-cell>
          <table:table-cell office:value-type="float" office:value="2502" calcext:value-type="float">
            <text:p>2502</text:p>
          </table:table-cell>
          <table:table-cell office:value-type="float" office:value="29683" calcext:value-type="float">
            <text:p>29683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office:value-type="float" office:value="4678" calcext:value-type="float">
            <text:p>4678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2214" calcext:value-type="float">
            <text:p>2214</text:p>
          </table:table-cell>
          <table:table-cell office:value-type="float" office:value="3556" calcext:value-type="float">
            <text:p>3556</text:p>
          </table:table-cell>
          <table:table-cell office:value-type="float" office:value="16494" calcext:value-type="float">
            <text:p>16494</text:p>
          </table:table-cell>
          <table:table-cell office:value-type="float" office:value="0" calcext:value-type="float">
            <text:p>0</text:p>
          </table:table-cell>
          <table:table-cell office:value-type="float" office:value="27715" calcext:value-type="float">
            <text:p>27715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EC</text:p>
          </table:table-cell>
          <table:table-cell office:value-type="float" office:value="7444" calcext:value-type="float">
            <text:p>7444</text:p>
          </table:table-cell>
          <table:table-cell office:value-type="float" office:value="0" calcext:value-type="float">
            <text:p>0</text:p>
          </table:table-cell>
          <table:table-cell office:value-type="float" office:value="14539" calcext:value-type="float">
            <text:p>14539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9950" calcext:value-type="float">
            <text:p>9950</text:p>
          </table:table-cell>
          <table:table-cell office:value-type="float" office:value="6334" calcext:value-type="float">
            <text:p>6334</text:p>
          </table:table-cell>
          <table:table-cell office:value-type="float" office:value="0" calcext:value-type="float">
            <text:p>0</text:p>
          </table:table-cell>
          <table:table-cell office:value-type="float" office:value="12399" calcext:value-type="float">
            <text:p>12399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float" office:value="5354" calcext:value-type="float">
            <text:p>5354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5149" calcext:value-type="float">
            <text:p>5149</text:p>
          </table:table-cell>
          <table:table-cell office:value-type="float" office:value="5243" calcext:value-type="float">
            <text:p>5243</text:p>
          </table:table-cell>
          <table:table-cell office:value-type="float" office:value="19065" calcext:value-type="float">
            <text:p>19065</text:p>
          </table:table-cell>
          <table:table-cell office:value-type="float" office:value="0" calcext:value-type="float">
            <text:p>0</text:p>
          </table:table-cell>
          <table:table-cell office:value-type="float" office:value="30079" calcext:value-type="float">
            <text:p>30079</text:p>
          </table:table-cell>
          <table:table-cell office:value-type="float" office:value="5743" calcext:value-type="float">
            <text:p>5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EE</text:p>
          </table:table-cell>
          <table:table-cell office:value-type="float" office:value="18368" calcext:value-type="float">
            <text:p>1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00" calcext:value-type="float">
            <text:p>15900</text:p>
          </table:table-cell>
          <table:table-cell office:value-type="float" office:value="23231" calcext:value-type="float">
            <text:p>23231</text:p>
          </table:table-cell>
          <table:table-cell office:value-type="float" office:value="28909" calcext:value-type="float">
            <text:p>28909</text:p>
          </table:table-cell>
          <table:table-cell office:value-type="float" office:value="8667" calcext:value-type="float">
            <text:p>8667</text:p>
          </table:table-cell>
          <table:table-cell office:value-type="float" office:value="0" calcext:value-type="float">
            <text:p>0</text:p>
          </table:table-cell>
          <table:table-cell office:value-type="float" office:value="31251" calcext:value-type="float">
            <text:p>31251</text:p>
          </table:table-cell>
          <table:table-cell office:value-type="float" office:value="8709" calcext:value-type="float">
            <text:p>8709</text:p>
          </table:table-cell>
          <table:table-cell office:value-type="float" office:value="0" calcext:value-type="float">
            <text:p>0</text:p>
          </table:table-cell>
          <table:table-cell office:value-type="float" office:value="11690" calcext:value-type="float">
            <text:p>11690</text:p>
          </table:table-cell>
          <table:table-cell office:value-type="float" office:value="12627" calcext:value-type="float">
            <text:p>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4" calcext:value-type="float">
            <text:p>8644</text:p>
          </table:table-cell>
          <table:table-cell office:value-type="float" office:value="14256" calcext:value-type="float">
            <text:p>14256</text:p>
          </table:table-cell>
          <table:table-cell office:value-type="float" office:value="11506" calcext:value-type="float">
            <text:p>11506</text:p>
          </table:table-cell>
          <table:table-cell office:value-type="float" office:value="27881" calcext:value-type="float">
            <text:p>27881</text:p>
          </table:table-cell>
          <table:table-cell office:value-type="float" office:value="31327" calcext:value-type="float">
            <text:p>31327</text:p>
          </table:table-cell>
          <table:table-cell office:value-type="float" office:value="32157" calcext:value-type="float">
            <text:p>32157</text:p>
          </table:table-cell>
          <table:table-cell office:value-type="float" office:value="20638" calcext:value-type="float">
            <text:p>20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EI</text:p>
          </table:table-cell>
          <table:table-cell office:value-type="float" office:value="34771" calcext:value-type="float">
            <text:p>3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85" calcext:value-type="float">
            <text:p>27085</text:p>
          </table:table-cell>
          <table:table-cell office:value-type="float" office:value="124818" calcext:value-type="float">
            <text:p>124818</text:p>
          </table:table-cell>
          <table:table-cell office:value-type="float" office:value="55881" calcext:value-type="float">
            <text:p>55881</text:p>
          </table:table-cell>
          <table:table-cell office:value-type="float" office:value="18774" calcext:value-type="float">
            <text:p>1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25" calcext:value-type="float">
            <text:p>1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07" calcext:value-type="float">
            <text:p>21607</text:p>
          </table:table-cell>
          <table:table-cell office:value-type="float" office:value="0" calcext:value-type="float">
            <text:p>0</text:p>
          </table:table-cell>
          <table:table-cell office:value-type="float" office:value="23106" calcext:value-type="float">
            <text:p>23106</text:p>
          </table:table-cell>
          <table:table-cell office:value-type="float" office:value="13876" calcext:value-type="float">
            <text:p>13876</text:p>
          </table:table-cell>
          <table:table-cell office:value-type="float" office:value="32729" calcext:value-type="float">
            <text:p>32729</text:p>
          </table:table-cell>
          <table:table-cell office:value-type="float" office:value="19430" calcext:value-type="float">
            <text:p>19430</text:p>
          </table:table-cell>
          <table:table-cell office:value-type="float" office:value="65114" calcext:value-type="float">
            <text:p>65114</text:p>
          </table:table-cell>
          <table:table-cell office:value-type="float" office:value="0" calcext:value-type="float">
            <text:p>0</text:p>
          </table:table-cell>
          <table:table-cell office:value-type="float" office:value="118911" calcext:value-type="float">
            <text:p>118911</text:p>
          </table:table-cell>
          <table:table-cell office:value-type="float" office:value="23105" calcext:value-type="float">
            <text:p>23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EN</text:p>
          </table:table-cell>
          <table:table-cell office:value-type="float" office:value="62043" calcext:value-type="float">
            <text:p>6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45" calcext:value-type="float">
            <text:p>51245</text:p>
          </table:table-cell>
          <table:table-cell office:value-type="float" office:value="0" calcext:value-type="float">
            <text:p>0</text:p>
          </table:table-cell>
          <table:table-cell office:value-type="float" office:value="137559" calcext:value-type="float">
            <text:p>137559</text:p>
          </table:table-cell>
          <table:table-cell office:value-type="float" office:value="26446" calcext:value-type="float">
            <text:p>26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0" calcext:value-type="float">
            <text:p>0</text:p>
          </table:table-cell>
          <table:table-cell office:value-type="float" office:value="91508" calcext:value-type="float">
            <text:p>91508</text:p>
          </table:table-cell>
          <table:table-cell office:value-type="float" office:value="38493" calcext:value-type="float">
            <text:p>38493</text:p>
          </table:table-cell>
          <table:table-cell office:value-type="float" office:value="0" calcext:value-type="float">
            <text:p>0</text:p>
          </table:table-cell>
          <table:table-cell office:value-type="float" office:value="52315" calcext:value-type="float">
            <text:p>52315</text:p>
          </table:table-cell>
          <table:table-cell office:value-type="float" office:value="26149" calcext:value-type="float">
            <text:p>26149</text:p>
          </table:table-cell>
          <table:table-cell office:value-type="float" office:value="64634" calcext:value-type="float">
            <text:p>64634</text:p>
          </table:table-cell>
          <table:table-cell office:value-type="float" office:value="51199" calcext:value-type="float">
            <text:p>51199</text:p>
          </table:table-cell>
          <table:table-cell office:value-type="float" office:value="82952" calcext:value-type="float">
            <text:p>82952</text:p>
          </table:table-cell>
          <table:table-cell office:value-type="float" office:value="131252" calcext:value-type="float">
            <text:p>131252</text:p>
          </table:table-cell>
          <table:table-cell office:value-type="float" office:value="0" calcext:value-type="float">
            <text:p>0</text:p>
          </table:table-cell>
          <table:table-cell office:value-type="float" office:value="72679" calcext:value-type="float">
            <text:p>72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IP</text:p>
          </table:table-cell>
          <table:table-cell office:value-type="float" office:value="34547" calcext:value-type="float">
            <text:p>34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01" calcext:value-type="float">
            <text:p>7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75" calcext:value-type="float">
            <text:p>76875</text:p>
          </table:table-cell>
          <table:table-cell office:value-type="float" office:value="0" calcext:value-type="float">
            <text:p>0</text:p>
          </table:table-cell>
          <table:table-cell office:value-type="float" office:value="83424" calcext:value-type="float">
            <text:p>83424</text:p>
          </table:table-cell>
          <table:table-cell office:value-type="float" office:value="33371" calcext:value-type="float">
            <text:p>33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36" calcext:value-type="float">
            <text:p>37536</text:p>
          </table:table-cell>
          <table:table-cell office:value-type="float" office:value="0" calcext:value-type="float">
            <text:p>0</text:p>
          </table:table-cell>
          <table:table-cell office:value-type="float" office:value="53941" calcext:value-type="float">
            <text:p>53941</text:p>
          </table:table-cell>
          <table:table-cell office:value-type="float" office:value="27773" calcext:value-type="float">
            <text:p>27773</text:p>
          </table:table-cell>
          <table:table-cell office:value-type="float" office:value="65202" calcext:value-type="float">
            <text:p>65202</text:p>
          </table:table-cell>
          <table:table-cell office:value-type="float" office:value="42463" calcext:value-type="float">
            <text:p>42463</text:p>
          </table:table-cell>
          <table:table-cell office:value-type="float" office:value="123605" calcext:value-type="float">
            <text:p>123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45" calcext:value-type="float">
            <text:p>36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ME</text:p>
          </table:table-cell>
          <table:table-cell office:value-type="float" office:value="27689" calcext:value-type="float">
            <text:p>27689</text:p>
          </table:table-cell>
          <table:table-cell office:value-type="float" office:value="0" calcext:value-type="float">
            <text:p>0</text:p>
          </table:table-cell>
          <table:table-cell office:value-type="float" office:value="32630" calcext:value-type="float">
            <text:p>32630</text:p>
          </table:table-cell>
          <table:table-cell office:value-type="float" office:value="26467" calcext:value-type="float">
            <text:p>26467</text:p>
          </table:table-cell>
          <table:table-cell office:value-type="float" office:value="107593" calcext:value-type="float">
            <text:p>107593</text:p>
          </table:table-cell>
          <table:table-cell office:value-type="float" office:value="29952" calcext:value-type="float">
            <text:p>29952</text:p>
          </table:table-cell>
          <table:table-cell office:value-type="float" office:value="24121" calcext:value-type="float">
            <text:p>24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6" calcext:value-type="float">
            <text:p>12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75" calcext:value-type="float">
            <text:p>17675</text:p>
          </table:table-cell>
          <table:table-cell office:value-type="float" office:value="0" calcext:value-type="float">
            <text:p>0</text:p>
          </table:table-cell>
          <table:table-cell office:value-type="float" office:value="21389" calcext:value-type="float">
            <text:p>21389</text:p>
          </table:table-cell>
          <table:table-cell office:value-type="float" office:value="11772" calcext:value-type="float">
            <text:p>11772</text:p>
          </table:table-cell>
          <table:table-cell office:value-type="float" office:value="12841" calcext:value-type="float">
            <text:p>12841</text:p>
          </table:table-cell>
          <table:table-cell office:value-type="float" office:value="19437" calcext:value-type="float">
            <text:p>19437</text:p>
          </table:table-cell>
          <table:table-cell office:value-type="float" office:value="39974" calcext:value-type="float">
            <text:p>39974</text:p>
          </table:table-cell>
          <table:table-cell office:value-type="float" office:value="0" calcext:value-type="float">
            <text:p>0</text:p>
          </table:table-cell>
          <table:table-cell office:value-type="float" office:value="79291" calcext:value-type="float">
            <text:p>79291</text:p>
          </table:table-cell>
          <table:table-cell office:value-type="float" office:value="24264" calcext:value-type="float">
            <text:p>24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1</text:p>
          </table:table-cell>
          <table:table-cell office:value-type="string" calcext:value-type="string">
            <text:p><text:s/>JSS Science and Technology University(Formerly SJCE) (Aided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PT</text:p>
          </table:table-cell>
          <table:table-cell office:value-type="float" office:value="63009" calcext:value-type="float">
            <text:p>6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20" calcext:value-type="float">
            <text:p>89120</text:p>
          </table:table-cell>
          <table:table-cell office:value-type="float" office:value="0" calcext:value-type="float">
            <text:p>0</text:p>
          </table:table-cell>
          <table:table-cell office:value-type="float" office:value="118112" calcext:value-type="float">
            <text:p>118112</text:p>
          </table:table-cell>
          <table:table-cell office:value-type="float" office:value="78814" calcext:value-type="float">
            <text:p>7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19" calcext:value-type="float">
            <text:p>7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00" calcext:value-type="float">
            <text:p>6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27" calcext:value-type="float">
            <text:p>59827</text:p>
          </table:table-cell>
          <table:table-cell office:value-type="float" office:value="131970" calcext:value-type="float">
            <text:p>131970</text:p>
          </table:table-cell>
          <table:table-cell office:value-type="float" office:value="81307" calcext:value-type="float">
            <text:p>81307</text:p>
          </table:table-cell>
          <table:table-cell office:value-type="float" office:value="129703" calcext:value-type="float">
            <text:p>12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31" calcext:value-type="float">
            <text:p>123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2</text:p>
          </table:table-cell>
          <table:table-cell office:value-type="string" calcext:value-type="string">
            <text:p>The National Institute of Engineering (Aided)</text:p>
          </table:table-cell>
          <table:table-cell office:value-type="string" calcext:value-type="string">
            <text:p>Mananthavadi Rd,Mysore</text:p>
          </table:table-cell>
          <table:table-cell office:value-type="string" calcext:value-type="string">
            <text:p>CE</text:p>
          </table:table-cell>
          <table:table-cell office:value-type="float" office:value="34549" calcext:value-type="float">
            <text:p>34549</text:p>
          </table:table-cell>
          <table:table-cell office:value-type="float" office:value="0" calcext:value-type="float">
            <text:p>0</text:p>
          </table:table-cell>
          <table:table-cell office:value-type="float" office:value="42870" calcext:value-type="float">
            <text:p>42870</text:p>
          </table:table-cell>
          <table:table-cell office:value-type="float" office:value="33230" calcext:value-type="float">
            <text:p>33230</text:p>
          </table:table-cell>
          <table:table-cell office:value-type="float" office:value="39750" calcext:value-type="float">
            <text:p>39750</text:p>
          </table:table-cell>
          <table:table-cell office:value-type="float" office:value="44051" calcext:value-type="float">
            <text:p>44051</text:p>
          </table:table-cell>
          <table:table-cell office:value-type="float" office:value="32183" calcext:value-type="float">
            <text:p>32183</text:p>
          </table:table-cell>
          <table:table-cell office:value-type="float" office:value="0" calcext:value-type="float">
            <text:p>0</text:p>
          </table:table-cell>
          <table:table-cell office:value-type="float" office:value="67088" calcext:value-type="float">
            <text:p>67088</text:p>
          </table:table-cell>
          <table:table-cell office:value-type="float" office:value="23770" calcext:value-type="float">
            <text:p>23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18" calcext:value-type="float">
            <text:p>32518</text:p>
          </table:table-cell>
          <table:table-cell office:value-type="float" office:value="0" calcext:value-type="float">
            <text:p>0</text:p>
          </table:table-cell>
          <table:table-cell office:value-type="float" office:value="40389" calcext:value-type="float">
            <text:p>40389</text:p>
          </table:table-cell>
          <table:table-cell office:value-type="float" office:value="21441" calcext:value-type="float">
            <text:p>21441</text:p>
          </table:table-cell>
          <table:table-cell office:value-type="float" office:value="36146" calcext:value-type="float">
            <text:p>36146</text:p>
          </table:table-cell>
          <table:table-cell office:value-type="float" office:value="26528" calcext:value-type="float">
            <text:p>26528</text:p>
          </table:table-cell>
          <table:table-cell office:value-type="float" office:value="34689" calcext:value-type="float">
            <text:p>34689</text:p>
          </table:table-cell>
          <table:table-cell office:value-type="float" office:value="48288" calcext:value-type="float">
            <text:p>48288</text:p>
          </table:table-cell>
          <table:table-cell office:value-type="float" office:value="35223" calcext:value-type="float">
            <text:p>35223</text:p>
          </table:table-cell>
          <table:table-cell office:value-type="float" office:value="24543" calcext:value-type="float">
            <text:p>24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2</text:p>
          </table:table-cell>
          <table:table-cell office:value-type="string" calcext:value-type="string">
            <text:p>The National Institute of Engineering (Aided)</text:p>
          </table:table-cell>
          <table:table-cell office:value-type="string" calcext:value-type="string">
            <text:p>Mananthavadi Rd,Mysore</text:p>
          </table:table-cell>
          <table:table-cell office:value-type="string" calcext:value-type="string">
            <text:p>EC</text:p>
          </table:table-cell>
          <table:table-cell office:value-type="float" office:value="16898" calcext:value-type="float">
            <text:p>16898</text:p>
          </table:table-cell>
          <table:table-cell office:value-type="float" office:value="17082" calcext:value-type="float">
            <text:p>17082</text:p>
          </table:table-cell>
          <table:table-cell office:value-type="float" office:value="0" calcext:value-type="float">
            <text:p>0</text:p>
          </table:table-cell>
          <table:table-cell office:value-type="float" office:value="9127" calcext:value-type="float">
            <text:p>9127</text:p>
          </table:table-cell>
          <table:table-cell office:value-type="float" office:value="0" calcext:value-type="float">
            <text:p>0</text:p>
          </table:table-cell>
          <table:table-cell office:value-type="float" office:value="11066" calcext:value-type="float">
            <text:p>11066</text:p>
          </table:table-cell>
          <table:table-cell office:value-type="float" office:value="9180" calcext:value-type="float">
            <text:p>9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0" calcext:value-type="float">
            <text:p>0</text:p>
          </table:table-cell>
          <table:table-cell office:value-type="float" office:value="9470" calcext:value-type="float">
            <text:p>9470</text:p>
          </table:table-cell>
          <table:table-cell office:value-type="float" office:value="5946" calcext:value-type="float">
            <text:p>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1" calcext:value-type="float">
            <text:p>4641</text:p>
          </table:table-cell>
          <table:table-cell office:value-type="float" office:value="8637" calcext:value-type="float">
            <text:p>8637</text:p>
          </table:table-cell>
          <table:table-cell office:value-type="float" office:value="9382" calcext:value-type="float">
            <text:p>9382</text:p>
          </table:table-cell>
          <table:table-cell office:value-type="float" office:value="25738" calcext:value-type="float">
            <text:p>25738</text:p>
          </table:table-cell>
          <table:table-cell office:value-type="float" office:value="0" calcext:value-type="float">
            <text:p>0</text:p>
          </table:table-cell>
          <table:table-cell office:value-type="float" office:value="28923" calcext:value-type="float">
            <text:p>28923</text:p>
          </table:table-cell>
          <table:table-cell office:value-type="float" office:value="13191" calcext:value-type="float">
            <text:p>13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2</text:p>
          </table:table-cell>
          <table:table-cell office:value-type="string" calcext:value-type="string">
            <text:p>The National Institute of Engineering (Aided)</text:p>
          </table:table-cell>
          <table:table-cell office:value-type="string" calcext:value-type="string">
            <text:p>Mananthavadi Rd,Mysore</text:p>
          </table:table-cell>
          <table:table-cell office:value-type="string" calcext:value-type="string">
            <text:p>EE</text:p>
          </table:table-cell>
          <table:table-cell office:value-type="float" office:value="20450" calcext:value-type="float">
            <text:p>20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9" calcext:value-type="float">
            <text:p>19199</text:p>
          </table:table-cell>
          <table:table-cell office:value-type="float" office:value="27379" calcext:value-type="float">
            <text:p>27379</text:p>
          </table:table-cell>
          <table:table-cell office:value-type="float" office:value="26872" calcext:value-type="float">
            <text:p>26872</text:p>
          </table:table-cell>
          <table:table-cell office:value-type="float" office:value="16066" calcext:value-type="float">
            <text:p>16066</text:p>
          </table:table-cell>
          <table:table-cell office:value-type="float" office:value="0" calcext:value-type="float">
            <text:p>0</text:p>
          </table:table-cell>
          <table:table-cell office:value-type="float" office:value="28451" calcext:value-type="float">
            <text:p>28451</text:p>
          </table:table-cell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40" calcext:value-type="float">
            <text:p>13240</text:p>
          </table:table-cell>
          <table:table-cell office:value-type="float" office:value="0" calcext:value-type="float">
            <text:p>0</text:p>
          </table:table-cell>
          <table:table-cell office:value-type="float" office:value="15092" calcext:value-type="float">
            <text:p>15092</text:p>
          </table:table-cell>
          <table:table-cell office:value-type="float" office:value="9486" calcext:value-type="float">
            <text:p>9486</text:p>
          </table:table-cell>
          <table:table-cell office:value-type="float" office:value="11912" calcext:value-type="float">
            <text:p>11912</text:p>
          </table:table-cell>
          <table:table-cell office:value-type="float" office:value="14127" calcext:value-type="float">
            <text:p>14127</text:p>
          </table:table-cell>
          <table:table-cell office:value-type="float" office:value="20782" calcext:value-type="float">
            <text:p>20782</text:p>
          </table:table-cell>
          <table:table-cell office:value-type="float" office:value="31776" calcext:value-type="float">
            <text:p>31776</text:p>
          </table:table-cell>
          <table:table-cell office:value-type="float" office:value="26059" calcext:value-type="float">
            <text:p>26059</text:p>
          </table:table-cell>
          <table:table-cell office:value-type="float" office:value="22537" calcext:value-type="float">
            <text:p>22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2</text:p>
          </table:table-cell>
          <table:table-cell office:value-type="string" calcext:value-type="string">
            <text:p>The National Institute of Engineering (Aided)</text:p>
          </table:table-cell>
          <table:table-cell office:value-type="string" calcext:value-type="string">
            <text:p>Mananthavadi Rd,Mysore</text:p>
          </table:table-cell>
          <table:table-cell office:value-type="string" calcext:value-type="string">
            <text:p>IP</text:p>
          </table:table-cell>
          <table:table-cell office:value-type="float" office:value="44574" calcext:value-type="float">
            <text:p>4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17" calcext:value-type="float">
            <text:p>59917</text:p>
          </table:table-cell>
          <table:table-cell office:value-type="float" office:value="0" calcext:value-type="float">
            <text:p>0</text:p>
          </table:table-cell>
          <table:table-cell office:value-type="float" office:value="119551" calcext:value-type="float">
            <text:p>119551</text:p>
          </table:table-cell>
          <table:table-cell office:value-type="float" office:value="105412" calcext:value-type="float">
            <text:p>10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16" calcext:value-type="float">
            <text:p>5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60" calcext:value-type="float">
            <text:p>40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61" calcext:value-type="float">
            <text:p>37861</text:p>
          </table:table-cell>
          <table:table-cell office:value-type="float" office:value="0" calcext:value-type="float">
            <text:p>0</text:p>
          </table:table-cell>
          <table:table-cell office:value-type="float" office:value="82896" calcext:value-type="float">
            <text:p>82896</text:p>
          </table:table-cell>
          <table:table-cell office:value-type="float" office:value="85604" calcext:value-type="float">
            <text:p>85604</text:p>
          </table:table-cell>
          <table:table-cell office:value-type="float" office:value="0" calcext:value-type="float">
            <text:p>0</text:p>
          </table:table-cell>
          <table:table-cell office:value-type="float" office:value="107941" calcext:value-type="float">
            <text:p>107941</text:p>
          </table:table-cell>
          <table:table-cell office:value-type="float" office:value="65706" calcext:value-type="float">
            <text:p>65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2</text:p>
          </table:table-cell>
          <table:table-cell office:value-type="string" calcext:value-type="string">
            <text:p>The National Institute of Engineering (Aided)</text:p>
          </table:table-cell>
          <table:table-cell office:value-type="string" calcext:value-type="string">
            <text:p>Mananthavadi Rd,Mysore</text:p>
          </table:table-cell>
          <table:table-cell office:value-type="string" calcext:value-type="string">
            <text:p>ME</text:p>
          </table:table-cell>
          <table:table-cell office:value-type="float" office:value="34189" calcext:value-type="float">
            <text:p>34189</text:p>
          </table:table-cell>
          <table:table-cell office:value-type="float" office:value="0" calcext:value-type="float">
            <text:p>0</text:p>
          </table:table-cell>
          <table:table-cell office:value-type="float" office:value="62351" calcext:value-type="float">
            <text:p>62351</text:p>
          </table:table-cell>
          <table:table-cell office:value-type="float" office:value="36979" calcext:value-type="float">
            <text:p>36979</text:p>
          </table:table-cell>
          <table:table-cell office:value-type="float" office:value="72949" calcext:value-type="float">
            <text:p>72949</text:p>
          </table:table-cell>
          <table:table-cell office:value-type="float" office:value="46333" calcext:value-type="float">
            <text:p>46333</text:p>
          </table:table-cell>
          <table:table-cell office:value-type="float" office:value="20740" calcext:value-type="float">
            <text:p>20740</text:p>
          </table:table-cell>
          <table:table-cell office:value-type="float" office:value="0" calcext:value-type="float">
            <text:p>0</text:p>
          </table:table-cell>
          <table:table-cell office:value-type="float" office:value="31568" calcext:value-type="float">
            <text:p>31568</text:p>
          </table:table-cell>
          <table:table-cell office:value-type="float" office:value="15787" calcext:value-type="float">
            <text:p>15787</text:p>
          </table:table-cell>
          <table:table-cell office:value-type="float" office:value="0" calcext:value-type="float">
            <text:p>0</text:p>
          </table:table-cell>
          <table:table-cell office:value-type="float" office:value="17247" calcext:value-type="float">
            <text:p>17247</text:p>
          </table:table-cell>
          <table:table-cell office:value-type="float" office:value="15139" calcext:value-type="float">
            <text:p>15139</text:p>
          </table:table-cell>
          <table:table-cell office:value-type="float" office:value="68822" calcext:value-type="float">
            <text:p>68822</text:p>
          </table:table-cell>
          <table:table-cell office:value-type="float" office:value="18860" calcext:value-type="float">
            <text:p>18860</text:p>
          </table:table-cell>
          <table:table-cell office:value-type="float" office:value="12200" calcext:value-type="float">
            <text:p>12200</text:p>
          </table:table-cell>
          <table:table-cell office:value-type="float" office:value="25926" calcext:value-type="float">
            <text:p>25926</text:p>
          </table:table-cell>
          <table:table-cell office:value-type="float" office:value="16412" calcext:value-type="float">
            <text:p>16412</text:p>
          </table:table-cell>
          <table:table-cell office:value-type="float" office:value="41430" calcext:value-type="float">
            <text:p>41430</text:p>
          </table:table-cell>
          <table:table-cell office:value-type="float" office:value="57248" calcext:value-type="float">
            <text:p>57248</text:p>
          </table:table-cell>
          <table:table-cell office:value-type="float" office:value="90376" calcext:value-type="float">
            <text:p>90376</text:p>
          </table:table-cell>
          <table:table-cell office:value-type="float" office:value="23442" calcext:value-type="float">
            <text:p>23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AU</text:p>
          </table:table-cell>
          <table:table-cell office:value-type="float" office:value="88048" calcext:value-type="float">
            <text:p>8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158" calcext:value-type="float">
            <text:p>126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70" calcext:value-type="float">
            <text:p>90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426" calcext:value-type="float">
            <text:p>8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95" calcext:value-type="float">
            <text:p>8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24" calcext:value-type="float">
            <text:p>82224</text:p>
          </table:table-cell>
          <table:table-cell office:value-type="float" office:value="0" calcext:value-type="float">
            <text:p>0</text:p>
          </table:table-cell>
          <table:table-cell office:value-type="float" office:value="93934" calcext:value-type="float">
            <text:p>93934</text:p>
          </table:table-cell>
          <table:table-cell office:value-type="float" office:value="127105" calcext:value-type="float">
            <text:p>1271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CE</text:p>
          </table:table-cell>
          <table:table-cell office:value-type="float" office:value="69314" calcext:value-type="float">
            <text:p>6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01" calcext:value-type="float">
            <text:p>58101</text:p>
          </table:table-cell>
          <table:table-cell office:value-type="float" office:value="116457" calcext:value-type="float">
            <text:p>116457</text:p>
          </table:table-cell>
          <table:table-cell office:value-type="float" office:value="79939" calcext:value-type="float">
            <text:p>79939</text:p>
          </table:table-cell>
          <table:table-cell office:value-type="float" office:value="82900" calcext:value-type="float">
            <text:p>8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06" calcext:value-type="float">
            <text:p>4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93" calcext:value-type="float">
            <text:p>60893</text:p>
          </table:table-cell>
          <table:table-cell office:value-type="float" office:value="0" calcext:value-type="float">
            <text:p>0</text:p>
          </table:table-cell>
          <table:table-cell office:value-type="float" office:value="69592" calcext:value-type="float">
            <text:p>69592</text:p>
          </table:table-cell>
          <table:table-cell office:value-type="float" office:value="35395" calcext:value-type="float">
            <text:p>35395</text:p>
          </table:table-cell>
          <table:table-cell office:value-type="float" office:value="42140" calcext:value-type="float">
            <text:p>42140</text:p>
          </table:table-cell>
          <table:table-cell office:value-type="float" office:value="54071" calcext:value-type="float">
            <text:p>54071</text:p>
          </table:table-cell>
          <table:table-cell office:value-type="float" office:value="64559" calcext:value-type="float">
            <text:p>64559</text:p>
          </table:table-cell>
          <table:table-cell office:value-type="float" office:value="64811" calcext:value-type="float">
            <text:p>64811</text:p>
          </table:table-cell>
          <table:table-cell office:value-type="float" office:value="93567" calcext:value-type="float">
            <text:p>93567</text:p>
          </table:table-cell>
          <table:table-cell office:value-type="float" office:value="67681" calcext:value-type="float">
            <text:p>67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EC</text:p>
          </table:table-cell>
          <table:table-cell office:value-type="float" office:value="20277" calcext:value-type="float">
            <text:p>2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31" calcext:value-type="float">
            <text:p>24831</text:p>
          </table:table-cell>
          <table:table-cell office:value-type="float" office:value="0" calcext:value-type="float">
            <text:p>0</text:p>
          </table:table-cell>
          <table:table-cell office:value-type="float" office:value="30559" calcext:value-type="float">
            <text:p>30559</text:p>
          </table:table-cell>
          <table:table-cell office:value-type="float" office:value="29129" calcext:value-type="float">
            <text:p>29129</text:p>
          </table:table-cell>
          <table:table-cell office:value-type="float" office:value="0" calcext:value-type="float">
            <text:p>0</text:p>
          </table:table-cell>
          <table:table-cell office:value-type="float" office:value="54402" calcext:value-type="float">
            <text:p>54402</text:p>
          </table:table-cell>
          <table:table-cell office:value-type="float" office:value="20149" calcext:value-type="float">
            <text:p>20149</text:p>
          </table:table-cell>
          <table:table-cell office:value-type="float" office:value="0" calcext:value-type="float">
            <text:p>0</text:p>
          </table:table-cell>
          <table:table-cell office:value-type="float" office:value="23946" calcext:value-type="float">
            <text:p>23946</text:p>
          </table:table-cell>
          <table:table-cell office:value-type="float" office:value="16908" calcext:value-type="float">
            <text:p>1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2" calcext:value-type="float">
            <text:p>16342</text:p>
          </table:table-cell>
          <table:table-cell office:value-type="float" office:value="27319" calcext:value-type="float">
            <text:p>27319</text:p>
          </table:table-cell>
          <table:table-cell office:value-type="float" office:value="18861" calcext:value-type="float">
            <text:p>18861</text:p>
          </table:table-cell>
          <table:table-cell office:value-type="float" office:value="35750" calcext:value-type="float">
            <text:p>35750</text:p>
          </table:table-cell>
          <table:table-cell office:value-type="float" office:value="0" calcext:value-type="float">
            <text:p>0</text:p>
          </table:table-cell>
          <table:table-cell office:value-type="float" office:value="39622" calcext:value-type="float">
            <text:p>39622</text:p>
          </table:table-cell>
          <table:table-cell office:value-type="float" office:value="18256" calcext:value-type="float">
            <text:p>18256</text:p>
          </table:table-cell>
          <table:table-cell office:value-type="float" office:value="56214" calcext:value-type="float">
            <text:p>56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EE</text:p>
          </table:table-cell>
          <table:table-cell office:value-type="float" office:value="47067" calcext:value-type="float">
            <text:p>4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17" calcext:value-type="float">
            <text:p>50717</text:p>
          </table:table-cell>
          <table:table-cell office:value-type="float" office:value="0" calcext:value-type="float">
            <text:p>0</text:p>
          </table:table-cell>
          <table:table-cell office:value-type="float" office:value="62866" calcext:value-type="float">
            <text:p>62866</text:p>
          </table:table-cell>
          <table:table-cell office:value-type="float" office:value="46808" calcext:value-type="float">
            <text:p>46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80" calcext:value-type="float">
            <text:p>2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71" calcext:value-type="float">
            <text:p>2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06" calcext:value-type="float">
            <text:p>26606</text:p>
          </table:table-cell>
          <table:table-cell office:value-type="float" office:value="31373" calcext:value-type="float">
            <text:p>31373</text:p>
          </table:table-cell>
          <table:table-cell office:value-type="float" office:value="29546" calcext:value-type="float">
            <text:p>29546</text:p>
          </table:table-cell>
          <table:table-cell office:value-type="float" office:value="40643" calcext:value-type="float">
            <text:p>40643</text:p>
          </table:table-cell>
          <table:table-cell office:value-type="float" office:value="0" calcext:value-type="float">
            <text:p>0</text:p>
          </table:table-cell>
          <table:table-cell office:value-type="float" office:value="56815" calcext:value-type="float">
            <text:p>56815</text:p>
          </table:table-cell>
          <table:table-cell office:value-type="float" office:value="38725" calcext:value-type="float">
            <text:p>38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02" calcext:value-type="float">
            <text:p>135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3</text:p>
          </table:table-cell>
          <table:table-cell office:value-type="string" calcext:value-type="string">
            <text:p>PES College of Engineering (Aided)</text:p>
          </table:table-cell>
          <table:table-cell office:value-type="string" calcext:value-type="string">
            <text:p>PES Engineering College Rd, Mandya</text:p>
          </table:table-cell>
          <table:table-cell office:value-type="string" calcext:value-type="string">
            <text:p>ME</text:p>
          </table:table-cell>
          <table:table-cell office:value-type="float" office:value="122576" calcext:value-type="float">
            <text:p>12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316" calcext:value-type="float">
            <text:p>13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54" calcext:value-type="float">
            <text:p>9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72" calcext:value-type="float">
            <text:p>65472</text:p>
          </table:table-cell>
          <table:table-cell office:value-type="float" office:value="0" calcext:value-type="float">
            <text:p>0</text:p>
          </table:table-cell>
          <table:table-cell office:value-type="float" office:value="77107" calcext:value-type="float">
            <text:p>77107</text:p>
          </table:table-cell>
          <table:table-cell office:value-type="float" office:value="88734" calcext:value-type="float">
            <text:p>8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04" calcext:value-type="float">
            <text:p>54304</text:p>
          </table:table-cell>
          <table:table-cell office:value-type="float" office:value="90293" calcext:value-type="float">
            <text:p>90293</text:p>
          </table:table-cell>
          <table:table-cell office:value-type="float" office:value="74274" calcext:value-type="float">
            <text:p>74274</text:p>
          </table:table-cell>
          <table:table-cell office:value-type="float" office:value="127049" calcext:value-type="float">
            <text:p>12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15" calcext:value-type="float">
            <text:p>62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4</text:p>
          </table:table-cell>
          <table:table-cell office:value-type="string" calcext:value-type="string">
            <text:p>Malnad College of Engineering (Aided)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CE</text:p>
          </table:table-cell>
          <table:table-cell office:value-type="float" office:value="45381" calcext:value-type="float">
            <text:p>4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60" calcext:value-type="float">
            <text:p>43960</text:p>
          </table:table-cell>
          <table:table-cell office:value-type="float" office:value="51722" calcext:value-type="float">
            <text:p>51722</text:p>
          </table:table-cell>
          <table:table-cell office:value-type="float" office:value="52611" calcext:value-type="float">
            <text:p>52611</text:p>
          </table:table-cell>
          <table:table-cell office:value-type="float" office:value="22964" calcext:value-type="float">
            <text:p>2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0" calcext:value-type="float">
            <text:p>23700</text:p>
          </table:table-cell>
          <table:table-cell office:value-type="float" office:value="0" calcext:value-type="float">
            <text:p>0</text:p>
          </table:table-cell>
          <table:table-cell office:value-type="float" office:value="44920" calcext:value-type="float">
            <text:p>44920</text:p>
          </table:table-cell>
          <table:table-cell office:value-type="float" office:value="27453" calcext:value-type="float">
            <text:p>27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7" calcext:value-type="float">
            <text:p>22947</text:p>
          </table:table-cell>
          <table:table-cell office:value-type="float" office:value="30038" calcext:value-type="float">
            <text:p>30038</text:p>
          </table:table-cell>
          <table:table-cell office:value-type="float" office:value="36286" calcext:value-type="float">
            <text:p>36286</text:p>
          </table:table-cell>
          <table:table-cell office:value-type="float" office:value="42508" calcext:value-type="float">
            <text:p>42508</text:p>
          </table:table-cell>
          <table:table-cell office:value-type="float" office:value="55070" calcext:value-type="float">
            <text:p>55070</text:p>
          </table:table-cell>
          <table:table-cell office:value-type="float" office:value="52778" calcext:value-type="float">
            <text:p>52778</text:p>
          </table:table-cell>
          <table:table-cell office:value-type="float" office:value="48559" calcext:value-type="float">
            <text:p>4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4</text:p>
          </table:table-cell>
          <table:table-cell office:value-type="string" calcext:value-type="string">
            <text:p>Malnad College of Engineering (Aided)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EC</text:p>
          </table:table-cell>
          <table:table-cell office:value-type="float" office:value="23506" calcext:value-type="float">
            <text:p>2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" calcext:value-type="float">
            <text:p>13417</text:p>
          </table:table-cell>
          <table:table-cell office:value-type="float" office:value="31626" calcext:value-type="float">
            <text:p>31626</text:p>
          </table:table-cell>
          <table:table-cell office:value-type="float" office:value="26024" calcext:value-type="float">
            <text:p>26024</text:p>
          </table:table-cell>
          <table:table-cell office:value-type="float" office:value="22487" calcext:value-type="float">
            <text:p>2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0" calcext:value-type="float">
            <text:p>11970</text:p>
          </table:table-cell>
          <table:table-cell office:value-type="float" office:value="0" calcext:value-type="float">
            <text:p>0</text:p>
          </table:table-cell>
          <table:table-cell office:value-type="float" office:value="16012" calcext:value-type="float">
            <text:p>16012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3" calcext:value-type="float">
            <text:p>10703</text:p>
          </table:table-cell>
          <table:table-cell office:value-type="float" office:value="21040" calcext:value-type="float">
            <text:p>21040</text:p>
          </table:table-cell>
          <table:table-cell office:value-type="float" office:value="15246" calcext:value-type="float">
            <text:p>15246</text:p>
          </table:table-cell>
          <table:table-cell office:value-type="float" office:value="37564" calcext:value-type="float">
            <text:p>37564</text:p>
          </table:table-cell>
          <table:table-cell office:value-type="float" office:value="51549" calcext:value-type="float">
            <text:p>51549</text:p>
          </table:table-cell>
          <table:table-cell office:value-type="float" office:value="87881" calcext:value-type="float">
            <text:p>87881</text:p>
          </table:table-cell>
          <table:table-cell office:value-type="float" office:value="12290" calcext:value-type="float">
            <text:p>12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4</text:p>
          </table:table-cell>
          <table:table-cell office:value-type="string" calcext:value-type="string">
            <text:p>Malnad College of Engineering (Aided)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EE</text:p>
          </table:table-cell>
          <table:table-cell office:value-type="float" office:value="35391" calcext:value-type="float">
            <text:p>3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06" calcext:value-type="float">
            <text:p>31206</text:p>
          </table:table-cell>
          <table:table-cell office:value-type="float" office:value="0" calcext:value-type="float">
            <text:p>0</text:p>
          </table:table-cell>
          <table:table-cell office:value-type="float" office:value="56648" calcext:value-type="float">
            <text:p>56648</text:p>
          </table:table-cell>
          <table:table-cell office:value-type="float" office:value="23046" calcext:value-type="float">
            <text:p>23046</text:p>
          </table:table-cell>
          <table:table-cell office:value-type="float" office:value="0" calcext:value-type="float">
            <text:p>0</text:p>
          </table:table-cell>
          <table:table-cell office:value-type="float" office:value="56344" calcext:value-type="float">
            <text:p>56344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66" calcext:value-type="float">
            <text:p>25466</text:p>
          </table:table-cell>
          <table:table-cell office:value-type="float" office:value="0" calcext:value-type="float">
            <text:p>0</text:p>
          </table:table-cell>
          <table:table-cell office:value-type="float" office:value="32822" calcext:value-type="float">
            <text:p>32822</text:p>
          </table:table-cell>
          <table:table-cell office:value-type="float" office:value="19151" calcext:value-type="float">
            <text:p>19151</text:p>
          </table:table-cell>
          <table:table-cell office:value-type="float" office:value="24510" calcext:value-type="float">
            <text:p>24510</text:p>
          </table:table-cell>
          <table:table-cell office:value-type="float" office:value="26802" calcext:value-type="float">
            <text:p>26802</text:p>
          </table:table-cell>
          <table:table-cell office:value-type="float" office:value="49504" calcext:value-type="float">
            <text:p>49504</text:p>
          </table:table-cell>
          <table:table-cell office:value-type="float" office:value="0" calcext:value-type="float">
            <text:p>0</text:p>
          </table:table-cell>
          <table:table-cell office:value-type="float" office:value="53195" calcext:value-type="float">
            <text:p>53195</text:p>
          </table:table-cell>
          <table:table-cell office:value-type="float" office:value="29350" calcext:value-type="float">
            <text:p>29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4</text:p>
          </table:table-cell>
          <table:table-cell office:value-type="string" calcext:value-type="string">
            <text:p>Malnad College of Engineering (Aided)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ME</text:p>
          </table:table-cell>
          <table:table-cell office:value-type="float" office:value="133102" calcext:value-type="float">
            <text:p>133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35" calcext:value-type="float">
            <text:p>80435</text:p>
          </table:table-cell>
          <table:table-cell office:value-type="float" office:value="123889" calcext:value-type="float">
            <text:p>123889</text:p>
          </table:table-cell>
          <table:table-cell office:value-type="float" office:value="103114" calcext:value-type="float">
            <text:p>103114</text:p>
          </table:table-cell>
          <table:table-cell office:value-type="float" office:value="95852" calcext:value-type="float">
            <text:p>9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5" calcext:value-type="float">
            <text:p>6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47" calcext:value-type="float">
            <text:p>73247</text:p>
          </table:table-cell>
          <table:table-cell office:value-type="float" office:value="0" calcext:value-type="float">
            <text:p>0</text:p>
          </table:table-cell>
          <table:table-cell office:value-type="float" office:value="83981" calcext:value-type="float">
            <text:p>83981</text:p>
          </table:table-cell>
          <table:table-cell office:value-type="float" office:value="52922" calcext:value-type="float">
            <text:p>52922</text:p>
          </table:table-cell>
          <table:table-cell office:value-type="float" office:value="68015" calcext:value-type="float">
            <text:p>68015</text:p>
          </table:table-cell>
          <table:table-cell office:value-type="float" office:value="81769" calcext:value-type="float">
            <text:p>81769</text:p>
          </table:table-cell>
          <table:table-cell office:value-type="float" office:value="133057" calcext:value-type="float">
            <text:p>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85" calcext:value-type="float">
            <text:p>120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8</text:p>
          </table:table-cell>
          <table:table-cell office:value-type="string" calcext:value-type="string">
            <text:p>Tontadarya College of Engineering</text:p>
          </table:table-cell>
          <table:table-cell office:value-type="string" calcext:value-type="string">
            <text:p>Kalyan Nagar, Gadag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53" calcext:value-type="float">
            <text:p>1391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8</text:p>
          </table:table-cell>
          <table:table-cell office:value-type="string" calcext:value-type="string">
            <text:p>Tontadarya College of Engineering</text:p>
          </table:table-cell>
          <table:table-cell office:value-type="string" calcext:value-type="string">
            <text:p>Kalyan Nagar, Gadag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534" calcext:value-type="float">
            <text:p>9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15" calcext:value-type="float">
            <text:p>10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16" calcext:value-type="float">
            <text:p>9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04" calcext:value-type="float">
            <text:p>9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63" calcext:value-type="float">
            <text:p>74963</text:p>
          </table:table-cell>
          <table:table-cell office:value-type="float" office:value="0" calcext:value-type="float">
            <text:p>0</text:p>
          </table:table-cell>
          <table:table-cell office:value-type="float" office:value="109017" calcext:value-type="float">
            <text:p>1090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8</text:p>
          </table:table-cell>
          <table:table-cell office:value-type="string" calcext:value-type="string">
            <text:p>Tontadarya College of Engineering</text:p>
          </table:table-cell>
          <table:table-cell office:value-type="string" calcext:value-type="string">
            <text:p>Kalyan Nagar, Gadag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09" calcext:value-type="float">
            <text:p>1398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8</text:p>
          </table:table-cell>
          <table:table-cell office:value-type="string" calcext:value-type="string">
            <text:p>Tontadarya College of Engineering</text:p>
          </table:table-cell>
          <table:table-cell office:value-type="string" calcext:value-type="string">
            <text:p>Kalyan Nagar, Gadag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841" calcext:value-type="float">
            <text:p>1258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8</text:p>
          </table:table-cell>
          <table:table-cell office:value-type="string" calcext:value-type="string">
            <text:p>Tontadarya College of Engineering</text:p>
          </table:table-cell>
          <table:table-cell office:value-type="string" calcext:value-type="string">
            <text:p>Kalyan Nagar, Gadag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29</text:p>
          </table:table-cell>
          <table:table-cell office:value-type="string" calcext:value-type="string">
            <text:p>Maratha Mandal Engineering College</text:p>
          </table:table-cell>
          <table:table-cell office:value-type="string" calcext:value-type="string">
            <text:p>Halbhavi Camp, Belgaum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78" calcext:value-type="float">
            <text:p>1394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9</text:p>
          </table:table-cell>
          <table:table-cell office:value-type="string" calcext:value-type="string">
            <text:p>Maratha Mandal Engineering College</text:p>
          </table:table-cell>
          <table:table-cell office:value-type="string" calcext:value-type="string">
            <text:p>Halbhavi Camp, 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266" calcext:value-type="float">
            <text:p>132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9</text:p>
          </table:table-cell>
          <table:table-cell office:value-type="string" calcext:value-type="string">
            <text:p>Maratha Mandal Engineering College</text:p>
          </table:table-cell>
          <table:table-cell office:value-type="string" calcext:value-type="string">
            <text:p>Halbhavi Camp, 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150" calcext:value-type="float">
            <text:p>1341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0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Vidya Nagar, Hubli</text:p>
          </table:table-cell>
          <table:table-cell office:value-type="string" calcext:value-type="string">
            <text:p>CE</text:p>
          </table:table-cell>
          <table:table-cell office:value-type="float" office:value="26687" calcext:value-type="float">
            <text:p>26687</text:p>
          </table:table-cell>
          <table:table-cell office:value-type="float" office:value="0" calcext:value-type="float">
            <text:p>0</text:p>
          </table:table-cell>
          <table:table-cell office:value-type="float" office:value="33272" calcext:value-type="float">
            <text:p>33272</text:p>
          </table:table-cell>
          <table:table-cell office:value-type="float" office:value="25087" calcext:value-type="float">
            <text:p>25087</text:p>
          </table:table-cell>
          <table:table-cell office:value-type="float" office:value="0" calcext:value-type="float">
            <text:p>0</text:p>
          </table:table-cell>
          <table:table-cell office:value-type="float" office:value="30010" calcext:value-type="float">
            <text:p>30010</text:p>
          </table:table-cell>
          <table:table-cell office:value-type="float" office:value="22726" calcext:value-type="float">
            <text:p>22726</text:p>
          </table:table-cell>
          <table:table-cell office:value-type="float" office:value="70221" calcext:value-type="float">
            <text:p>70221</text:p>
          </table:table-cell>
          <table:table-cell office:value-type="float" office:value="0" calcext:value-type="float">
            <text:p>0</text:p>
          </table:table-cell>
          <table:table-cell office:value-type="float" office:value="27039" calcext:value-type="float">
            <text:p>2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66" calcext:value-type="float">
            <text:p>24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4" calcext:value-type="float">
            <text:p>20304</text:p>
          </table:table-cell>
          <table:table-cell office:value-type="float" office:value="22801" calcext:value-type="float">
            <text:p>22801</text:p>
          </table:table-cell>
          <table:table-cell office:value-type="float" office:value="22869" calcext:value-type="float">
            <text:p>22869</text:p>
          </table:table-cell>
          <table:table-cell office:value-type="float" office:value="42680" calcext:value-type="float">
            <text:p>42680</text:p>
          </table:table-cell>
          <table:table-cell office:value-type="float" office:value="0" calcext:value-type="float">
            <text:p>0</text:p>
          </table:table-cell>
          <table:table-cell office:value-type="float" office:value="59223" calcext:value-type="float">
            <text:p>59223</text:p>
          </table:table-cell>
          <table:table-cell office:value-type="float" office:value="36049" calcext:value-type="float">
            <text:p>36049</text:p>
          </table:table-cell>
          <table:table-cell office:value-type="float" office:value="0" calcext:value-type="float">
            <text:p>0</text:p>
          </table:table-cell>
          <table:table-cell office:value-type="float" office:value="59777" calcext:value-type="float">
            <text:p>59777</text:p>
          </table:table-cell>
        </table:table-row>
        <table:table-row table:style-name="ro1">
          <table:table-cell office:value-type="string" calcext:value-type="string">
            <text:p>E030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Vidya Nagar, Hubli</text:p>
          </table:table-cell>
          <table:table-cell office:value-type="string" calcext:value-type="string">
            <text:p>EC</text:p>
          </table:table-cell>
          <table:table-cell office:value-type="float" office:value="6887" calcext:value-type="float">
            <text:p>6887</text:p>
          </table:table-cell>
          <table:table-cell office:value-type="float" office:value="11196" calcext:value-type="float">
            <text:p>11196</text:p>
          </table:table-cell>
          <table:table-cell office:value-type="float" office:value="0" calcext:value-type="float">
            <text:p>0</text:p>
          </table:table-cell>
          <table:table-cell office:value-type="float" office:value="6325" calcext:value-type="float">
            <text:p>6325</text:p>
          </table:table-cell>
          <table:table-cell office:value-type="float" office:value="0" calcext:value-type="float">
            <text:p>0</text:p>
          </table:table-cell>
          <table:table-cell office:value-type="float" office:value="11701" calcext:value-type="float">
            <text:p>11701</text:p>
          </table:table-cell>
          <table:table-cell office:value-type="float" office:value="11750" calcext:value-type="float">
            <text:p>11750</text:p>
          </table:table-cell>
          <table:table-cell office:value-type="float" office:value="0" calcext:value-type="float">
            <text:p>0</text:p>
          </table:table-cell>
          <table:table-cell office:value-type="float" office:value="20145" calcext:value-type="float">
            <text:p>20145</text:p>
          </table:table-cell>
          <table:table-cell office:value-type="float" office:value="10686" calcext:value-type="float">
            <text:p>10686</text:p>
          </table:table-cell>
          <table:table-cell office:value-type="float" office:value="0" calcext:value-type="float">
            <text:p>0</text:p>
          </table:table-cell>
          <table:table-cell office:value-type="float" office:value="14352" calcext:value-type="float">
            <text:p>14352</text:p>
          </table:table-cell>
          <table:table-cell office:value-type="float" office:value="4990" calcext:value-type="float">
            <text:p>4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4777" calcext:value-type="float">
            <text:p>4777</text:p>
          </table:table-cell>
          <table:table-cell office:value-type="float" office:value="5996" calcext:value-type="float">
            <text:p>5996</text:p>
          </table:table-cell>
          <table:table-cell office:value-type="float" office:value="24133" calcext:value-type="float">
            <text:p>24133</text:p>
          </table:table-cell>
          <table:table-cell office:value-type="float" office:value="0" calcext:value-type="float">
            <text:p>0</text:p>
          </table:table-cell>
          <table:table-cell office:value-type="float" office:value="31974" calcext:value-type="float">
            <text:p>31974</text:p>
          </table:table-cell>
          <table:table-cell office:value-type="float" office:value="26575" calcext:value-type="float">
            <text:p>26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0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Vidya Nagar, Hubli</text:p>
          </table:table-cell>
          <table:table-cell office:value-type="string" calcext:value-type="string">
            <text:p>EE</text:p>
          </table:table-cell>
          <table:table-cell office:value-type="float" office:value="13443" calcext:value-type="float">
            <text:p>1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33" calcext:value-type="float">
            <text:p>15633</text:p>
          </table:table-cell>
          <table:table-cell office:value-type="float" office:value="0" calcext:value-type="float">
            <text:p>0</text:p>
          </table:table-cell>
          <table:table-cell office:value-type="float" office:value="22252" calcext:value-type="float">
            <text:p>22252</text:p>
          </table:table-cell>
          <table:table-cell office:value-type="float" office:value="14299" calcext:value-type="float">
            <text:p>14299</text:p>
          </table:table-cell>
          <table:table-cell office:value-type="float" office:value="0" calcext:value-type="float">
            <text:p>0</text:p>
          </table:table-cell>
          <table:table-cell office:value-type="float" office:value="21775" calcext:value-type="float">
            <text:p>21775</text:p>
          </table:table-cell>
          <table:table-cell office:value-type="float" office:value="14748" calcext:value-type="float">
            <text:p>14748</text:p>
          </table:table-cell>
          <table:table-cell office:value-type="float" office:value="0" calcext:value-type="float">
            <text:p>0</text:p>
          </table:table-cell>
          <table:table-cell office:value-type="float" office:value="25705" calcext:value-type="float">
            <text:p>25705</text:p>
          </table:table-cell>
          <table:table-cell office:value-type="float" office:value="12786" calcext:value-type="float">
            <text:p>12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1" calcext:value-type="float">
            <text:p>11421</text:p>
          </table:table-cell>
          <table:table-cell office:value-type="float" office:value="16933" calcext:value-type="float">
            <text:p>16933</text:p>
          </table:table-cell>
          <table:table-cell office:value-type="float" office:value="18134" calcext:value-type="float">
            <text:p>18134</text:p>
          </table:table-cell>
          <table:table-cell office:value-type="float" office:value="36527" calcext:value-type="float">
            <text:p>36527</text:p>
          </table:table-cell>
          <table:table-cell office:value-type="float" office:value="0" calcext:value-type="float">
            <text:p>0</text:p>
          </table:table-cell>
          <table:table-cell office:value-type="float" office:value="65109" calcext:value-type="float">
            <text:p>65109</text:p>
          </table:table-cell>
          <table:table-cell office:value-type="float" office:value="41841" calcext:value-type="float">
            <text:p>41841</text:p>
          </table:table-cell>
          <table:table-cell office:value-type="float" office:value="42464" calcext:value-type="float">
            <text:p>4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0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Vidya Nagar, Hubli</text:p>
          </table:table-cell>
          <table:table-cell office:value-type="string" calcext:value-type="string">
            <text:p>ME</text:p>
          </table:table-cell>
          <table:table-cell office:value-type="float" office:value="25463" calcext:value-type="float">
            <text:p>25463</text:p>
          </table:table-cell>
          <table:table-cell office:value-type="float" office:value="0" calcext:value-type="float">
            <text:p>0</text:p>
          </table:table-cell>
          <table:table-cell office:value-type="float" office:value="25488" calcext:value-type="float">
            <text:p>25488</text:p>
          </table:table-cell>
          <table:table-cell office:value-type="float" office:value="25047" calcext:value-type="float">
            <text:p>25047</text:p>
          </table:table-cell>
          <table:table-cell office:value-type="float" office:value="0" calcext:value-type="float">
            <text:p>0</text:p>
          </table:table-cell>
          <table:table-cell office:value-type="float" office:value="41030" calcext:value-type="float">
            <text:p>41030</text:p>
          </table:table-cell>
          <table:table-cell office:value-type="float" office:value="31229" calcext:value-type="float">
            <text:p>31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67" calcext:value-type="float">
            <text:p>25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81" calcext:value-type="float">
            <text:p>19981</text:p>
          </table:table-cell>
          <table:table-cell office:value-type="float" office:value="0" calcext:value-type="float">
            <text:p>0</text:p>
          </table:table-cell>
          <table:table-cell office:value-type="float" office:value="38191" calcext:value-type="float">
            <text:p>38191</text:p>
          </table:table-cell>
          <table:table-cell office:value-type="float" office:value="14928" calcext:value-type="float">
            <text:p>14928</text:p>
          </table:table-cell>
          <table:table-cell office:value-type="float" office:value="20684" calcext:value-type="float">
            <text:p>20684</text:p>
          </table:table-cell>
          <table:table-cell office:value-type="float" office:value="19252" calcext:value-type="float">
            <text:p>19252</text:p>
          </table:table-cell>
          <table:table-cell office:value-type="float" office:value="62091" calcext:value-type="float">
            <text:p>62091</text:p>
          </table:table-cell>
          <table:table-cell office:value-type="float" office:value="85309" calcext:value-type="float">
            <text:p>85309</text:p>
          </table:table-cell>
          <table:table-cell office:value-type="float" office:value="119623" calcext:value-type="float">
            <text:p>119623</text:p>
          </table:table-cell>
          <table:table-cell office:value-type="float" office:value="49335" calcext:value-type="float">
            <text:p>49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CE</text:p>
          </table:table-cell>
          <table:table-cell office:value-type="float" office:value="65505" calcext:value-type="float">
            <text:p>6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54" calcext:value-type="float">
            <text:p>47254</text:p>
          </table:table-cell>
          <table:table-cell office:value-type="float" office:value="51280" calcext:value-type="float">
            <text:p>51280</text:p>
          </table:table-cell>
          <table:table-cell office:value-type="float" office:value="56292" calcext:value-type="float">
            <text:p>56292</text:p>
          </table:table-cell>
          <table:table-cell office:value-type="float" office:value="61291" calcext:value-type="float">
            <text:p>6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7" calcext:value-type="float">
            <text:p>43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10" calcext:value-type="float">
            <text:p>44310</text:p>
          </table:table-cell>
          <table:table-cell office:value-type="float" office:value="0" calcext:value-type="float">
            <text:p>0</text:p>
          </table:table-cell>
          <table:table-cell office:value-type="float" office:value="55259" calcext:value-type="float">
            <text:p>55259</text:p>
          </table:table-cell>
          <table:table-cell office:value-type="float" office:value="36691" calcext:value-type="float">
            <text:p>36691</text:p>
          </table:table-cell>
          <table:table-cell office:value-type="float" office:value="38765" calcext:value-type="float">
            <text:p>38765</text:p>
          </table:table-cell>
          <table:table-cell office:value-type="float" office:value="46991" calcext:value-type="float">
            <text:p>46991</text:p>
          </table:table-cell>
          <table:table-cell office:value-type="float" office:value="63065" calcext:value-type="float">
            <text:p>63065</text:p>
          </table:table-cell>
          <table:table-cell office:value-type="float" office:value="67486" calcext:value-type="float">
            <text:p>67486</text:p>
          </table:table-cell>
          <table:table-cell office:value-type="float" office:value="79176" calcext:value-type="float">
            <text:p>79176</text:p>
          </table:table-cell>
          <table:table-cell office:value-type="float" office:value="49492" calcext:value-type="float">
            <text:p>49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CS</text:p>
          </table:table-cell>
          <table:table-cell office:value-type="float" office:value="26790" calcext:value-type="float">
            <text:p>26790</text:p>
          </table:table-cell>
          <table:table-cell office:value-type="float" office:value="0" calcext:value-type="float">
            <text:p>0</text:p>
          </table:table-cell>
          <table:table-cell office:value-type="float" office:value="29500" calcext:value-type="float">
            <text:p>29500</text:p>
          </table:table-cell>
          <table:table-cell office:value-type="float" office:value="22545" calcext:value-type="float">
            <text:p>22545</text:p>
          </table:table-cell>
          <table:table-cell office:value-type="float" office:value="25960" calcext:value-type="float">
            <text:p>25960</text:p>
          </table:table-cell>
          <table:table-cell office:value-type="float" office:value="30396" calcext:value-type="float">
            <text:p>30396</text:p>
          </table:table-cell>
          <table:table-cell office:value-type="float" office:value="25314" calcext:value-type="float">
            <text:p>25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56" calcext:value-type="float">
            <text:p>26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97" calcext:value-type="float">
            <text:p>19297</text:p>
          </table:table-cell>
          <table:table-cell office:value-type="float" office:value="0" calcext:value-type="float">
            <text:p>0</text:p>
          </table:table-cell>
          <table:table-cell office:value-type="float" office:value="22006" calcext:value-type="float">
            <text:p>22006</text:p>
          </table:table-cell>
          <table:table-cell office:value-type="float" office:value="18963" calcext:value-type="float">
            <text:p>18963</text:p>
          </table:table-cell>
          <table:table-cell office:value-type="float" office:value="19923" calcext:value-type="float">
            <text:p>19923</text:p>
          </table:table-cell>
          <table:table-cell office:value-type="float" office:value="21794" calcext:value-type="float">
            <text:p>21794</text:p>
          </table:table-cell>
          <table:table-cell office:value-type="float" office:value="59507" calcext:value-type="float">
            <text:p>59507</text:p>
          </table:table-cell>
          <table:table-cell office:value-type="float" office:value="67872" calcext:value-type="float">
            <text:p>67872</text:p>
          </table:table-cell>
          <table:table-cell office:value-type="float" office:value="65664" calcext:value-type="float">
            <text:p>65664</text:p>
          </table:table-cell>
          <table:table-cell office:value-type="float" office:value="35357" calcext:value-type="float">
            <text:p>35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EC</text:p>
          </table:table-cell>
          <table:table-cell office:value-type="float" office:value="27216" calcext:value-type="float">
            <text:p>2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9" calcext:value-type="float">
            <text:p>24409</text:p>
          </table:table-cell>
          <table:table-cell office:value-type="float" office:value="25051" calcext:value-type="float">
            <text:p>25051</text:p>
          </table:table-cell>
          <table:table-cell office:value-type="float" office:value="24964" calcext:value-type="float">
            <text:p>24964</text:p>
          </table:table-cell>
          <table:table-cell office:value-type="float" office:value="46344" calcext:value-type="float">
            <text:p>46344</text:p>
          </table:table-cell>
          <table:table-cell office:value-type="float" office:value="0" calcext:value-type="float">
            <text:p>0</text:p>
          </table:table-cell>
          <table:table-cell office:value-type="float" office:value="55304" calcext:value-type="float">
            <text:p>55304</text:p>
          </table:table-cell>
          <table:table-cell office:value-type="float" office:value="26442" calcext:value-type="float">
            <text:p>26442</text:p>
          </table:table-cell>
          <table:table-cell office:value-type="float" office:value="0" calcext:value-type="float">
            <text:p>0</text:p>
          </table:table-cell>
          <table:table-cell office:value-type="float" office:value="32773" calcext:value-type="float">
            <text:p>32773</text:p>
          </table:table-cell>
          <table:table-cell office:value-type="float" office:value="20070" calcext:value-type="float">
            <text:p>20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3" calcext:value-type="float">
            <text:p>18983</text:p>
          </table:table-cell>
          <table:table-cell office:value-type="float" office:value="20519" calcext:value-type="float">
            <text:p>20519</text:p>
          </table:table-cell>
          <table:table-cell office:value-type="float" office:value="23172" calcext:value-type="float">
            <text:p>23172</text:p>
          </table:table-cell>
          <table:table-cell office:value-type="float" office:value="49970" calcext:value-type="float">
            <text:p>49970</text:p>
          </table:table-cell>
          <table:table-cell office:value-type="float" office:value="105799" calcext:value-type="float">
            <text:p>105799</text:p>
          </table:table-cell>
          <table:table-cell office:value-type="float" office:value="79120" calcext:value-type="float">
            <text:p>79120</text:p>
          </table:table-cell>
          <table:table-cell office:value-type="float" office:value="25322" calcext:value-type="float">
            <text:p>25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EE</text:p>
          </table:table-cell>
          <table:table-cell office:value-type="float" office:value="42447" calcext:value-type="float">
            <text:p>42447</text:p>
          </table:table-cell>
          <table:table-cell office:value-type="float" office:value="0" calcext:value-type="float">
            <text:p>0</text:p>
          </table:table-cell>
          <table:table-cell office:value-type="float" office:value="61531" calcext:value-type="float">
            <text:p>61531</text:p>
          </table:table-cell>
          <table:table-cell office:value-type="float" office:value="39441" calcext:value-type="float">
            <text:p>39441</text:p>
          </table:table-cell>
          <table:table-cell office:value-type="float" office:value="0" calcext:value-type="float">
            <text:p>0</text:p>
          </table:table-cell>
          <table:table-cell office:value-type="float" office:value="41069" calcext:value-type="float">
            <text:p>41069</text:p>
          </table:table-cell>
          <table:table-cell office:value-type="float" office:value="46216" calcext:value-type="float">
            <text:p>4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4" calcext:value-type="float">
            <text:p>3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64" calcext:value-type="float">
            <text:p>3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83" calcext:value-type="float">
            <text:p>30483</text:p>
          </table:table-cell>
          <table:table-cell office:value-type="float" office:value="35621" calcext:value-type="float">
            <text:p>35621</text:p>
          </table:table-cell>
          <table:table-cell office:value-type="float" office:value="35468" calcext:value-type="float">
            <text:p>35468</text:p>
          </table:table-cell>
          <table:table-cell office:value-type="float" office:value="57145" calcext:value-type="float">
            <text:p>57145</text:p>
          </table:table-cell>
          <table:table-cell office:value-type="float" office:value="0" calcext:value-type="float">
            <text:p>0</text:p>
          </table:table-cell>
          <table:table-cell office:value-type="float" office:value="71141" calcext:value-type="float">
            <text:p>71141</text:p>
          </table:table-cell>
          <table:table-cell office:value-type="float" office:value="46351" calcext:value-type="float">
            <text:p>46351</text:p>
          </table:table-cell>
          <table:table-cell office:value-type="float" office:value="116817" calcext:value-type="float">
            <text:p>1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179" calcext:value-type="float">
            <text:p>1251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1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Vidayagiri, Bagalkot</text:p>
          </table:table-cell>
          <table:table-cell office:value-type="string" calcext:value-type="string">
            <text:p>ME</text:p>
          </table:table-cell>
          <table:table-cell office:value-type="float" office:value="75781" calcext:value-type="float">
            <text:p>75781</text:p>
          </table:table-cell>
          <table:table-cell office:value-type="float" office:value="0" calcext:value-type="float">
            <text:p>0</text:p>
          </table:table-cell>
          <table:table-cell office:value-type="float" office:value="82052" calcext:value-type="float">
            <text:p>82052</text:p>
          </table:table-cell>
          <table:table-cell office:value-type="float" office:value="65656" calcext:value-type="float">
            <text:p>65656</text:p>
          </table:table-cell>
          <table:table-cell office:value-type="float" office:value="0" calcext:value-type="float">
            <text:p>0</text:p>
          </table:table-cell>
          <table:table-cell office:value-type="float" office:value="75886" calcext:value-type="float">
            <text:p>75886</text:p>
          </table:table-cell>
          <table:table-cell office:value-type="float" office:value="73970" calcext:value-type="float">
            <text:p>73970</text:p>
          </table:table-cell>
          <table:table-cell office:value-type="float" office:value="0" calcext:value-type="float">
            <text:p>0</text:p>
          </table:table-cell>
          <table:table-cell office:value-type="float" office:value="111585" calcext:value-type="float">
            <text:p>111585</text:p>
          </table:table-cell>
          <table:table-cell office:value-type="float" office:value="74279" calcext:value-type="float">
            <text:p>7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88" calcext:value-type="float">
            <text:p>66188</text:p>
          </table:table-cell>
          <table:table-cell office:value-type="float" office:value="66754" calcext:value-type="float">
            <text:p>66754</text:p>
          </table:table-cell>
          <table:table-cell office:value-type="float" office:value="80666" calcext:value-type="float">
            <text:p>80666</text:p>
          </table:table-cell>
          <table:table-cell office:value-type="float" office:value="50581" calcext:value-type="float">
            <text:p>50581</text:p>
          </table:table-cell>
          <table:table-cell office:value-type="float" office:value="56642" calcext:value-type="float">
            <text:p>56642</text:p>
          </table:table-cell>
          <table:table-cell office:value-type="float" office:value="63900" calcext:value-type="float">
            <text:p>63900</text:p>
          </table:table-cell>
          <table:table-cell office:value-type="float" office:value="137455" calcext:value-type="float">
            <text:p>13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3" calcext:value-type="float">
            <text:p>54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0393" calcext:value-type="float">
            <text:p>1203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720" calcext:value-type="float">
            <text:p>1317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90" calcext:value-type="float">
            <text:p>1405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434" calcext:value-type="float">
            <text:p>1344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2</text:p>
          </table:table-cell>
          <table:table-cell office:value-type="string" calcext:value-type="string">
            <text:p>RTE Socity`s Rural Engineering College</text:p>
          </table:table-cell>
          <table:table-cell office:value-type="string" calcext:value-type="string">
            <text:p>Hulkoti, Gadag</text:p>
          </table:table-cell>
          <table:table-cell office:value-type="string" calcext:value-type="string">
            <text:p>TX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639" calcext:value-type="float">
            <text:p>1366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944" calcext:value-type="float">
            <text:p>1369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97" calcext:value-type="float">
            <text:p>1401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01" calcext:value-type="float">
            <text:p>1377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651" calcext:value-type="float">
            <text:p>966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67" calcext:value-type="float">
            <text:p>1408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3</text:p>
          </table:table-cell>
          <table:table-cell office:value-type="string" calcext:value-type="string">
            <text:p>Sri Taralabalu Jagadguru Institute of Technology</text:p>
          </table:table-cell>
          <table:table-cell office:value-type="string" calcext:value-type="string">
            <text:p>P.B. Road, Ranebennur, Haver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712" calcext:value-type="float">
            <text:p>1337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CE</text:p>
          </table:table-cell>
          <table:table-cell office:value-type="float" office:value="52249" calcext:value-type="float">
            <text:p>5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52" calcext:value-type="float">
            <text:p>55952</text:p>
          </table:table-cell>
          <table:table-cell office:value-type="float" office:value="0" calcext:value-type="float">
            <text:p>0</text:p>
          </table:table-cell>
          <table:table-cell office:value-type="float" office:value="76611" calcext:value-type="float">
            <text:p>76611</text:p>
          </table:table-cell>
          <table:table-cell office:value-type="float" office:value="63829" calcext:value-type="float">
            <text:p>6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24" calcext:value-type="float">
            <text:p>6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98" calcext:value-type="float">
            <text:p>5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13" calcext:value-type="float">
            <text:p>46313</text:p>
          </table:table-cell>
          <table:table-cell office:value-type="float" office:value="58259" calcext:value-type="float">
            <text:p>58259</text:p>
          </table:table-cell>
          <table:table-cell office:value-type="float" office:value="56628" calcext:value-type="float">
            <text:p>56628</text:p>
          </table:table-cell>
          <table:table-cell office:value-type="float" office:value="67635" calcext:value-type="float">
            <text:p>67635</text:p>
          </table:table-cell>
          <table:table-cell office:value-type="float" office:value="74867" calcext:value-type="float">
            <text:p>74867</text:p>
          </table:table-cell>
          <table:table-cell office:value-type="float" office:value="89314" calcext:value-type="float">
            <text:p>89314</text:p>
          </table:table-cell>
          <table:table-cell office:value-type="float" office:value="47273" calcext:value-type="float">
            <text:p>4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955" calcext:value-type="float">
            <text:p>13795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160" calcext:value-type="float">
            <text:p>48160</text:p>
          </table:table-cell>
          <table:table-cell office:value-type="float" office:value="0" calcext:value-type="float">
            <text:p>0</text:p>
          </table:table-cell>
          <table:table-cell office:value-type="float" office:value="78456" calcext:value-type="float">
            <text:p>78456</text:p>
          </table:table-cell>
          <table:table-cell office:value-type="float" office:value="107542" calcext:value-type="float">
            <text:p>1075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CS</text:p>
          </table:table-cell>
          <table:table-cell office:value-type="float" office:value="18544" calcext:value-type="float">
            <text:p>1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4" calcext:value-type="float">
            <text:p>17104</text:p>
          </table:table-cell>
          <table:table-cell office:value-type="float" office:value="21336" calcext:value-type="float">
            <text:p>21336</text:p>
          </table:table-cell>
          <table:table-cell office:value-type="float" office:value="17730" calcext:value-type="float">
            <text:p>17730</text:p>
          </table:table-cell>
          <table:table-cell office:value-type="float" office:value="12510" calcext:value-type="float">
            <text:p>12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1" calcext:value-type="float">
            <text:p>16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5" calcext:value-type="float">
            <text:p>13925</text:p>
          </table:table-cell>
          <table:table-cell office:value-type="float" office:value="0" calcext:value-type="float">
            <text:p>0</text:p>
          </table:table-cell>
          <table:table-cell office:value-type="float" office:value="15514" calcext:value-type="float">
            <text:p>15514</text:p>
          </table:table-cell>
          <table:table-cell office:value-type="float" office:value="12507" calcext:value-type="float">
            <text:p>12507</text:p>
          </table:table-cell>
          <table:table-cell office:value-type="float" office:value="14840" calcext:value-type="float">
            <text:p>14840</text:p>
          </table:table-cell>
          <table:table-cell office:value-type="float" office:value="15348" calcext:value-type="float">
            <text:p>15348</text:p>
          </table:table-cell>
          <table:table-cell office:value-type="float" office:value="47877" calcext:value-type="float">
            <text:p>47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06" calcext:value-type="float">
            <text:p>22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EC</text:p>
          </table:table-cell>
          <table:table-cell office:value-type="float" office:value="23184" calcext:value-type="float">
            <text:p>23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17" calcext:value-type="float">
            <text:p>18717</text:p>
          </table:table-cell>
          <table:table-cell office:value-type="float" office:value="0" calcext:value-type="float">
            <text:p>0</text:p>
          </table:table-cell>
          <table:table-cell office:value-type="float" office:value="21984" calcext:value-type="float">
            <text:p>21984</text:p>
          </table:table-cell>
          <table:table-cell office:value-type="float" office:value="19868" calcext:value-type="float">
            <text:p>1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67" calcext:value-type="float">
            <text:p>28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0" calcext:value-type="float">
            <text:p>17210</text:p>
          </table:table-cell>
          <table:table-cell office:value-type="float" office:value="0" calcext:value-type="float">
            <text:p>0</text:p>
          </table:table-cell>
          <table:table-cell office:value-type="float" office:value="22556" calcext:value-type="float">
            <text:p>22556</text:p>
          </table:table-cell>
          <table:table-cell office:value-type="float" office:value="16080" calcext:value-type="float">
            <text:p>16080</text:p>
          </table:table-cell>
          <table:table-cell office:value-type="float" office:value="16150" calcext:value-type="float">
            <text:p>16150</text:p>
          </table:table-cell>
          <table:table-cell office:value-type="float" office:value="19773" calcext:value-type="float">
            <text:p>19773</text:p>
          </table:table-cell>
          <table:table-cell office:value-type="float" office:value="44345" calcext:value-type="float">
            <text:p>44345</text:p>
          </table:table-cell>
          <table:table-cell office:value-type="float" office:value="57346" calcext:value-type="float">
            <text:p>57346</text:p>
          </table:table-cell>
          <table:table-cell office:value-type="float" office:value="45950" calcext:value-type="float">
            <text:p>45950</text:p>
          </table:table-cell>
          <table:table-cell office:value-type="float" office:value="24925" calcext:value-type="float">
            <text:p>24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EE</text:p>
          </table:table-cell>
          <table:table-cell office:value-type="float" office:value="23259" calcext:value-type="float">
            <text:p>2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26" calcext:value-type="float">
            <text:p>30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15" calcext:value-type="float">
            <text:p>29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45507" calcext:value-type="float">
            <text:p>45507</text:p>
          </table:table-cell>
          <table:table-cell office:value-type="float" office:value="22895" calcext:value-type="float">
            <text:p>2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74" calcext:value-type="float">
            <text:p>22174</text:p>
          </table:table-cell>
          <table:table-cell office:value-type="float" office:value="29434" calcext:value-type="float">
            <text:p>29434</text:p>
          </table:table-cell>
          <table:table-cell office:value-type="float" office:value="23542" calcext:value-type="float">
            <text:p>23542</text:p>
          </table:table-cell>
          <table:table-cell office:value-type="float" office:value="55420" calcext:value-type="float">
            <text:p>554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IE</text:p>
          </table:table-cell>
          <table:table-cell office:value-type="float" office:value="24550" calcext:value-type="float">
            <text:p>24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7" calcext:value-type="float">
            <text:p>19237</text:p>
          </table:table-cell>
          <table:table-cell office:value-type="float" office:value="29141" calcext:value-type="float">
            <text:p>29141</text:p>
          </table:table-cell>
          <table:table-cell office:value-type="float" office:value="0" calcext:value-type="float">
            <text:p>0</text:p>
          </table:table-cell>
          <table:table-cell office:value-type="float" office:value="22019" calcext:value-type="float">
            <text:p>22019</text:p>
          </table:table-cell>
          <table:table-cell office:value-type="float" office:value="0" calcext:value-type="float">
            <text:p>0</text:p>
          </table:table-cell>
          <table:table-cell office:value-type="float" office:value="68531" calcext:value-type="float">
            <text:p>68531</text:p>
          </table:table-cell>
          <table:table-cell office:value-type="float" office:value="23813" calcext:value-type="float">
            <text:p>23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65" calcext:value-type="float">
            <text:p>21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" calcext:value-type="float">
            <text:p>17043</text:p>
          </table:table-cell>
          <table:table-cell office:value-type="float" office:value="0" calcext:value-type="float">
            <text:p>0</text:p>
          </table:table-cell>
          <table:table-cell office:value-type="float" office:value="17376" calcext:value-type="float">
            <text:p>17376</text:p>
          </table:table-cell>
          <table:table-cell office:value-type="float" office:value="61401" calcext:value-type="float">
            <text:p>61401</text:p>
          </table:table-cell>
          <table:table-cell office:value-type="float" office:value="0" calcext:value-type="float">
            <text:p>0</text:p>
          </table:table-cell>
          <table:table-cell office:value-type="float" office:value="90808" calcext:value-type="float">
            <text:p>90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</text:p>
          </table:table-cell>
          <table:table-cell office:value-type="string" calcext:value-type="string">
            <text:p>Sri Dharmasthala Manjunatheswara College of Engineering</text:p>
          </table:table-cell>
          <table:table-cell office:value-type="string" calcext:value-type="string">
            <text:p>Dhavalagiri, Dharwad</text:p>
          </table:table-cell>
          <table:table-cell office:value-type="string" calcext:value-type="string">
            <text:p>ME</text:p>
          </table:table-cell>
          <table:table-cell office:value-type="float" office:value="63204" calcext:value-type="float">
            <text:p>6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26" calcext:value-type="float">
            <text:p>11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03" calcext:value-type="float">
            <text:p>6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03" calcext:value-type="float">
            <text:p>11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04" calcext:value-type="float">
            <text:p>67404</text:p>
          </table:table-cell>
          <table:table-cell office:value-type="float" office:value="71125" calcext:value-type="float">
            <text:p>71125</text:p>
          </table:table-cell>
          <table:table-cell office:value-type="float" office:value="0" calcext:value-type="float">
            <text:p>0</text:p>
          </table:table-cell>
          <table:table-cell office:value-type="float" office:value="55883" calcext:value-type="float">
            <text:p>55883</text:p>
          </table:table-cell>
          <table:table-cell office:value-type="float" office:value="56065" calcext:value-type="float">
            <text:p>56065</text:p>
          </table:table-cell>
          <table:table-cell office:value-type="float" office:value="74504" calcext:value-type="float">
            <text:p>74504</text:p>
          </table:table-cell>
          <table:table-cell office:value-type="float" office:value="139126" calcext:value-type="float">
            <text:p>139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47" calcext:value-type="float">
            <text:p>72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5</text:p>
          </table:table-cell>
          <table:table-cell office:value-type="string" calcext:value-type="string">
            <text:p>Anjuman Engineering College</text:p>
          </table:table-cell>
          <table:table-cell office:value-type="string" calcext:value-type="string">
            <text:p>Anjumanabad, Bhatkal, Uttar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403" calcext:value-type="float">
            <text:p>1254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5</text:p>
          </table:table-cell>
          <table:table-cell office:value-type="string" calcext:value-type="string">
            <text:p>Anjuman Engineering College</text:p>
          </table:table-cell>
          <table:table-cell office:value-type="string" calcext:value-type="string">
            <text:p>Anjumanabad, Bhatkal, Uttar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373" calcext:value-type="float">
            <text:p>1373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5</text:p>
          </table:table-cell>
          <table:table-cell office:value-type="string" calcext:value-type="string">
            <text:p>Anjuman Engineering College</text:p>
          </table:table-cell>
          <table:table-cell office:value-type="string" calcext:value-type="string">
            <text:p>Anjumanabad, Bhatkal, Uttar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2711" calcext:value-type="float">
            <text:p>92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5</text:p>
          </table:table-cell>
          <table:table-cell office:value-type="string" calcext:value-type="string">
            <text:p>Anjuman Engineering College</text:p>
          </table:table-cell>
          <table:table-cell office:value-type="string" calcext:value-type="string">
            <text:p>Anjumanabad, Bhatkal, Uttar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2992" calcext:value-type="float">
            <text:p>829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5</text:p>
          </table:table-cell>
          <table:table-cell office:value-type="string" calcext:value-type="string">
            <text:p>Anjuman Engineering College</text:p>
          </table:table-cell>
          <table:table-cell office:value-type="string" calcext:value-type="string">
            <text:p>Anjumanabad, Bhatkal, Uttar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B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642" calcext:value-type="float">
            <text:p>10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57" calcext:value-type="float">
            <text:p>10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86" calcext:value-type="float">
            <text:p>9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18" calcext:value-type="float">
            <text:p>89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09" calcext:value-type="float">
            <text:p>83009</text:p>
          </table:table-cell>
          <table:table-cell office:value-type="float" office:value="0" calcext:value-type="float">
            <text:p>0</text:p>
          </table:table-cell>
          <table:table-cell office:value-type="float" office:value="109965" calcext:value-type="float">
            <text:p>109965</text:p>
          </table:table-cell>
          <table:table-cell office:value-type="float" office:value="111376" calcext:value-type="float">
            <text:p>111376</text:p>
          </table:table-cell>
          <table:table-cell office:value-type="float" office:value="0" calcext:value-type="float">
            <text:p>0</text:p>
          </table:table-cell>
          <table:table-cell office:value-type="float" office:value="124620" calcext:value-type="float">
            <text:p>1246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CE</text:p>
          </table:table-cell>
          <table:table-cell office:value-type="float" office:value="102297" calcext:value-type="float">
            <text:p>102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69" calcext:value-type="float">
            <text:p>85769</text:p>
          </table:table-cell>
          <table:table-cell office:value-type="float" office:value="0" calcext:value-type="float">
            <text:p>0</text:p>
          </table:table-cell>
          <table:table-cell office:value-type="float" office:value="98992" calcext:value-type="float">
            <text:p>98992</text:p>
          </table:table-cell>
          <table:table-cell office:value-type="float" office:value="77723" calcext:value-type="float">
            <text:p>77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86" calcext:value-type="float">
            <text:p>77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93" calcext:value-type="float">
            <text:p>6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57" calcext:value-type="float">
            <text:p>63457</text:p>
          </table:table-cell>
          <table:table-cell office:value-type="float" office:value="68289" calcext:value-type="float">
            <text:p>68289</text:p>
          </table:table-cell>
          <table:table-cell office:value-type="float" office:value="81286" calcext:value-type="float">
            <text:p>81286</text:p>
          </table:table-cell>
          <table:table-cell office:value-type="float" office:value="100489" calcext:value-type="float">
            <text:p>100489</text:p>
          </table:table-cell>
          <table:table-cell office:value-type="float" office:value="102831" calcext:value-type="float">
            <text:p>102831</text:p>
          </table:table-cell>
          <table:table-cell office:value-type="float" office:value="129274" calcext:value-type="float">
            <text:p>129274</text:p>
          </table:table-cell>
          <table:table-cell office:value-type="float" office:value="132000" calcext:value-type="float">
            <text:p>13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CH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458" calcext:value-type="float">
            <text:p>1364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CS</text:p>
          </table:table-cell>
          <table:table-cell office:value-type="float" office:value="27655" calcext:value-type="float">
            <text:p>2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90" calcext:value-type="float">
            <text:p>26590</text:p>
          </table:table-cell>
          <table:table-cell office:value-type="float" office:value="0" calcext:value-type="float">
            <text:p>0</text:p>
          </table:table-cell>
          <table:table-cell office:value-type="float" office:value="33501" calcext:value-type="float">
            <text:p>33501</text:p>
          </table:table-cell>
          <table:table-cell office:value-type="float" office:value="23921" calcext:value-type="float">
            <text:p>23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67" calcext:value-type="float">
            <text:p>21067</text:p>
          </table:table-cell>
          <table:table-cell office:value-type="float" office:value="0" calcext:value-type="float">
            <text:p>0</text:p>
          </table:table-cell>
          <table:table-cell office:value-type="float" office:value="53961" calcext:value-type="float">
            <text:p>53961</text:p>
          </table:table-cell>
          <table:table-cell office:value-type="float" office:value="20010" calcext:value-type="float">
            <text:p>2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3" calcext:value-type="float">
            <text:p>17133</text:p>
          </table:table-cell>
          <table:table-cell office:value-type="float" office:value="18438" calcext:value-type="float">
            <text:p>18438</text:p>
          </table:table-cell>
          <table:table-cell office:value-type="float" office:value="21890" calcext:value-type="float">
            <text:p>21890</text:p>
          </table:table-cell>
          <table:table-cell office:value-type="float" office:value="58339" calcext:value-type="float">
            <text:p>58339</text:p>
          </table:table-cell>
          <table:table-cell office:value-type="float" office:value="71293" calcext:value-type="float">
            <text:p>71293</text:p>
          </table:table-cell>
          <table:table-cell office:value-type="float" office:value="68228" calcext:value-type="float">
            <text:p>68228</text:p>
          </table:table-cell>
          <table:table-cell office:value-type="float" office:value="48639" calcext:value-type="float">
            <text:p>4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EC</text:p>
          </table:table-cell>
          <table:table-cell office:value-type="float" office:value="31606" calcext:value-type="float">
            <text:p>31606</text:p>
          </table:table-cell>
          <table:table-cell office:value-type="float" office:value="0" calcext:value-type="float">
            <text:p>0</text:p>
          </table:table-cell>
          <table:table-cell office:value-type="float" office:value="33084" calcext:value-type="float">
            <text:p>33084</text:p>
          </table:table-cell>
          <table:table-cell office:value-type="float" office:value="32082" calcext:value-type="float">
            <text:p>32082</text:p>
          </table:table-cell>
          <table:table-cell office:value-type="float" office:value="32342" calcext:value-type="float">
            <text:p>32342</text:p>
          </table:table-cell>
          <table:table-cell office:value-type="float" office:value="35455" calcext:value-type="float">
            <text:p>35455</text:p>
          </table:table-cell>
          <table:table-cell office:value-type="float" office:value="32682" calcext:value-type="float">
            <text:p>3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79" calcext:value-type="float">
            <text:p>39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4" calcext:value-type="float">
            <text:p>26634</text:p>
          </table:table-cell>
          <table:table-cell office:value-type="float" office:value="0" calcext:value-type="float">
            <text:p>0</text:p>
          </table:table-cell>
          <table:table-cell office:value-type="float" office:value="34716" calcext:value-type="float">
            <text:p>34716</text:p>
          </table:table-cell>
          <table:table-cell office:value-type="float" office:value="26526" calcext:value-type="float">
            <text:p>26526</text:p>
          </table:table-cell>
          <table:table-cell office:value-type="float" office:value="27318" calcext:value-type="float">
            <text:p>27318</text:p>
          </table:table-cell>
          <table:table-cell office:value-type="float" office:value="32203" calcext:value-type="float">
            <text:p>32203</text:p>
          </table:table-cell>
          <table:table-cell office:value-type="float" office:value="82525" calcext:value-type="float">
            <text:p>82525</text:p>
          </table:table-cell>
          <table:table-cell office:value-type="float" office:value="0" calcext:value-type="float">
            <text:p>0</text:p>
          </table:table-cell>
          <table:table-cell office:value-type="float" office:value="83286" calcext:value-type="float">
            <text:p>83286</text:p>
          </table:table-cell>
          <table:table-cell office:value-type="float" office:value="59476" calcext:value-type="float">
            <text:p>59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81" calcext:value-type="float">
            <text:p>5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00" calcext:value-type="float">
            <text:p>11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21" calcext:value-type="float">
            <text:p>5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95" calcext:value-type="float">
            <text:p>54295</text:p>
          </table:table-cell>
          <table:table-cell office:value-type="float" office:value="60994" calcext:value-type="float">
            <text:p>60994</text:p>
          </table:table-cell>
          <table:table-cell office:value-type="float" office:value="0" calcext:value-type="float">
            <text:p>0</text:p>
          </table:table-cell>
          <table:table-cell office:value-type="float" office:value="49874" calcext:value-type="float">
            <text:p>49874</text:p>
          </table:table-cell>
          <table:table-cell office:value-type="float" office:value="54720" calcext:value-type="float">
            <text:p>54720</text:p>
          </table:table-cell>
          <table:table-cell office:value-type="float" office:value="93932" calcext:value-type="float">
            <text:p>93932</text:p>
          </table:table-cell>
          <table:table-cell office:value-type="float" office:value="86363" calcext:value-type="float">
            <text:p>8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27" calcext:value-type="float">
            <text:p>63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6</text:p>
          </table:table-cell>
          <table:table-cell office:value-type="string" calcext:value-type="string">
            <text:p>KLE Dr. M S Sheshagiri College of Engineering and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ME</text:p>
          </table:table-cell>
          <table:table-cell office:value-type="float" office:value="86994" calcext:value-type="float">
            <text:p>86994</text:p>
          </table:table-cell>
          <table:table-cell office:value-type="float" office:value="112223" calcext:value-type="float">
            <text:p>112223</text:p>
          </table:table-cell>
          <table:table-cell office:value-type="float" office:value="0" calcext:value-type="float">
            <text:p>0</text:p>
          </table:table-cell>
          <table:table-cell office:value-type="float" office:value="137849" calcext:value-type="float">
            <text:p>13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61" calcext:value-type="float">
            <text:p>11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94" calcext:value-type="float">
            <text:p>12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64" calcext:value-type="float">
            <text:p>8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4" calcext:value-type="float">
            <text:p>80884</text:p>
          </table:table-cell>
          <table:table-cell office:value-type="float" office:value="89917" calcext:value-type="float">
            <text:p>89917</text:p>
          </table:table-cell>
          <table:table-cell office:value-type="float" office:value="114465" calcext:value-type="float">
            <text:p>114465</text:p>
          </table:table-cell>
          <table:table-cell office:value-type="float" office:value="139470" calcext:value-type="float">
            <text:p>139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44" calcext:value-type="float">
            <text:p>8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AE</text:p>
          </table:table-cell>
          <table:table-cell office:value-type="float" office:value="31086" calcext:value-type="float">
            <text:p>3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95" calcext:value-type="float">
            <text:p>26295</text:p>
          </table:table-cell>
          <table:table-cell office:value-type="float" office:value="0" calcext:value-type="float">
            <text:p>0</text:p>
          </table:table-cell>
          <table:table-cell office:value-type="float" office:value="92481" calcext:value-type="float">
            <text:p>92481</text:p>
          </table:table-cell>
          <table:table-cell office:value-type="float" office:value="29742" calcext:value-type="float">
            <text:p>29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15" calcext:value-type="float">
            <text:p>2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79" calcext:value-type="float">
            <text:p>24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9" calcext:value-type="float">
            <text:p>21309</text:p>
          </table:table-cell>
          <table:table-cell office:value-type="float" office:value="35598" calcext:value-type="float">
            <text:p>35598</text:p>
          </table:table-cell>
          <table:table-cell office:value-type="float" office:value="35737" calcext:value-type="float">
            <text:p>35737</text:p>
          </table:table-cell>
          <table:table-cell office:value-type="float" office:value="48602" calcext:value-type="float">
            <text:p>48602</text:p>
          </table:table-cell>
          <table:table-cell office:value-type="float" office:value="0" calcext:value-type="float">
            <text:p>0</text:p>
          </table:table-cell>
          <table:table-cell office:value-type="float" office:value="53048" calcext:value-type="float">
            <text:p>53048</text:p>
          </table:table-cell>
          <table:table-cell office:value-type="float" office:value="55966" calcext:value-type="float">
            <text:p>5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CE</text:p>
          </table:table-cell>
          <table:table-cell office:value-type="float" office:value="37923" calcext:value-type="float">
            <text:p>37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72" calcext:value-type="float">
            <text:p>54672</text:p>
          </table:table-cell>
          <table:table-cell office:value-type="float" office:value="0" calcext:value-type="float">
            <text:p>0</text:p>
          </table:table-cell>
          <table:table-cell office:value-type="float" office:value="57864" calcext:value-type="float">
            <text:p>57864</text:p>
          </table:table-cell>
          <table:table-cell office:value-type="float" office:value="74233" calcext:value-type="float">
            <text:p>7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82" calcext:value-type="float">
            <text:p>13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2" calcext:value-type="float">
            <text:p>5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3" calcext:value-type="float">
            <text:p>36553</text:p>
          </table:table-cell>
          <table:table-cell office:value-type="float" office:value="38836" calcext:value-type="float">
            <text:p>38836</text:p>
          </table:table-cell>
          <table:table-cell office:value-type="float" office:value="52569" calcext:value-type="float">
            <text:p>52569</text:p>
          </table:table-cell>
          <table:table-cell office:value-type="float" office:value="64354" calcext:value-type="float">
            <text:p>64354</text:p>
          </table:table-cell>
          <table:table-cell office:value-type="float" office:value="0" calcext:value-type="float">
            <text:p>0</text:p>
          </table:table-cell>
          <table:table-cell office:value-type="float" office:value="91429" calcext:value-type="float">
            <text:p>91429</text:p>
          </table:table-cell>
          <table:table-cell office:value-type="float" office:value="47068" calcext:value-type="float">
            <text:p>47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CS</text:p>
          </table:table-cell>
          <table:table-cell office:value-type="float" office:value="17380" calcext:value-type="float">
            <text:p>17380</text:p>
          </table:table-cell>
          <table:table-cell office:value-type="float" office:value="0" calcext:value-type="float">
            <text:p>0</text:p>
          </table:table-cell>
          <table:table-cell office:value-type="float" office:value="35879" calcext:value-type="float">
            <text:p>35879</text:p>
          </table:table-cell>
          <table:table-cell office:value-type="float" office:value="14262" calcext:value-type="float">
            <text:p>14262</text:p>
          </table:table-cell>
          <table:table-cell office:value-type="float" office:value="21397" calcext:value-type="float">
            <text:p>21397</text:p>
          </table:table-cell>
          <table:table-cell office:value-type="float" office:value="14735" calcext:value-type="float">
            <text:p>14735</text:p>
          </table:table-cell>
          <table:table-cell office:value-type="float" office:value="12316" calcext:value-type="float">
            <text:p>12316</text:p>
          </table:table-cell>
          <table:table-cell office:value-type="float" office:value="0" calcext:value-type="float">
            <text:p>0</text:p>
          </table:table-cell>
          <table:table-cell office:value-type="float" office:value="40924" calcext:value-type="float">
            <text:p>40924</text:p>
          </table:table-cell>
          <table:table-cell office:value-type="float" office:value="15230" calcext:value-type="float">
            <text:p>15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9" calcext:value-type="float">
            <text:p>12829</text:p>
          </table:table-cell>
          <table:table-cell office:value-type="float" office:value="0" calcext:value-type="float">
            <text:p>0</text:p>
          </table:table-cell>
          <table:table-cell office:value-type="float" office:value="14154" calcext:value-type="float">
            <text:p>14154</text:p>
          </table:table-cell>
          <table:table-cell office:value-type="float" office:value="10064" calcext:value-type="float">
            <text:p>10064</text:p>
          </table:table-cell>
          <table:table-cell office:value-type="float" office:value="10663" calcext:value-type="float">
            <text:p>10663</text:p>
          </table:table-cell>
          <table:table-cell office:value-type="float" office:value="12276" calcext:value-type="float">
            <text:p>12276</text:p>
          </table:table-cell>
          <table:table-cell office:value-type="float" office:value="54614" calcext:value-type="float">
            <text:p>54614</text:p>
          </table:table-cell>
          <table:table-cell office:value-type="float" office:value="60780" calcext:value-type="float">
            <text:p>60780</text:p>
          </table:table-cell>
          <table:table-cell office:value-type="float" office:value="67904" calcext:value-type="float">
            <text:p>67904</text:p>
          </table:table-cell>
          <table:table-cell office:value-type="float" office:value="34972" calcext:value-type="float">
            <text:p>34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EC</text:p>
          </table:table-cell>
          <table:table-cell office:value-type="float" office:value="22695" calcext:value-type="float">
            <text:p>22695</text:p>
          </table:table-cell>
          <table:table-cell office:value-type="float" office:value="0" calcext:value-type="float">
            <text:p>0</text:p>
          </table:table-cell>
          <table:table-cell office:value-type="float" office:value="37596" calcext:value-type="float">
            <text:p>37596</text:p>
          </table:table-cell>
          <table:table-cell office:value-type="float" office:value="19927" calcext:value-type="float">
            <text:p>19927</text:p>
          </table:table-cell>
          <table:table-cell office:value-type="float" office:value="20928" calcext:value-type="float">
            <text:p>20928</text:p>
          </table:table-cell>
          <table:table-cell office:value-type="float" office:value="28016" calcext:value-type="float">
            <text:p>28016</text:p>
          </table:table-cell>
          <table:table-cell office:value-type="float" office:value="19468" calcext:value-type="float">
            <text:p>1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22" calcext:value-type="float">
            <text:p>2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8" calcext:value-type="float">
            <text:p>17508</text:p>
          </table:table-cell>
          <table:table-cell office:value-type="float" office:value="0" calcext:value-type="float">
            <text:p>0</text:p>
          </table:table-cell>
          <table:table-cell office:value-type="float" office:value="20268" calcext:value-type="float">
            <text:p>20268</text:p>
          </table:table-cell>
          <table:table-cell office:value-type="float" office:value="15263" calcext:value-type="float">
            <text:p>15263</text:p>
          </table:table-cell>
          <table:table-cell office:value-type="float" office:value="15830" calcext:value-type="float">
            <text:p>15830</text:p>
          </table:table-cell>
          <table:table-cell office:value-type="float" office:value="20105" calcext:value-type="float">
            <text:p>20105</text:p>
          </table:table-cell>
          <table:table-cell office:value-type="float" office:value="55569" calcext:value-type="float">
            <text:p>55569</text:p>
          </table:table-cell>
          <table:table-cell office:value-type="float" office:value="68952" calcext:value-type="float">
            <text:p>68952</text:p>
          </table:table-cell>
          <table:table-cell office:value-type="float" office:value="63318" calcext:value-type="float">
            <text:p>63318</text:p>
          </table:table-cell>
          <table:table-cell office:value-type="float" office:value="38394" calcext:value-type="float">
            <text:p>38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EE</text:p>
          </table:table-cell>
          <table:table-cell office:value-type="float" office:value="41969" calcext:value-type="float">
            <text:p>4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24" calcext:value-type="float">
            <text:p>3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0" calcext:value-type="float">
            <text:p>5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7" calcext:value-type="float">
            <text:p>36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72" calcext:value-type="float">
            <text:p>3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9" calcext:value-type="float">
            <text:p>26549</text:p>
          </table:table-cell>
          <table:table-cell office:value-type="float" office:value="26596" calcext:value-type="float">
            <text:p>26596</text:p>
          </table:table-cell>
          <table:table-cell office:value-type="float" office:value="29377" calcext:value-type="float">
            <text:p>29377</text:p>
          </table:table-cell>
          <table:table-cell office:value-type="float" office:value="58804" calcext:value-type="float">
            <text:p>58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73" calcext:value-type="float">
            <text:p>63073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IE</text:p>
          </table:table-cell>
          <table:table-cell office:value-type="float" office:value="22949" calcext:value-type="float">
            <text:p>2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75" calcext:value-type="float">
            <text:p>22275</text:p>
          </table:table-cell>
          <table:table-cell office:value-type="float" office:value="0" calcext:value-type="float">
            <text:p>0</text:p>
          </table:table-cell>
          <table:table-cell office:value-type="float" office:value="25812" calcext:value-type="float">
            <text:p>25812</text:p>
          </table:table-cell>
          <table:table-cell office:value-type="float" office:value="23134" calcext:value-type="float">
            <text:p>2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70" calcext:value-type="float">
            <text:p>22770</text:p>
          </table:table-cell>
          <table:table-cell office:value-type="float" office:value="65729" calcext:value-type="float">
            <text:p>65729</text:p>
          </table:table-cell>
          <table:table-cell office:value-type="float" office:value="0" calcext:value-type="float">
            <text:p>0</text:p>
          </table:table-cell>
          <table:table-cell office:value-type="float" office:value="21487" calcext:value-type="float">
            <text:p>2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36" calcext:value-type="float">
            <text:p>19336</text:p>
          </table:table-cell>
          <table:table-cell office:value-type="float" office:value="0" calcext:value-type="float">
            <text:p>0</text:p>
          </table:table-cell>
          <table:table-cell office:value-type="float" office:value="19477" calcext:value-type="float">
            <text:p>19477</text:p>
          </table:table-cell>
          <table:table-cell office:value-type="float" office:value="110897" calcext:value-type="float">
            <text:p>1108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7</text:p>
          </table:table-cell>
          <table:table-cell office:value-type="string" calcext:value-type="string">
            <text:p>KLS Gogte Institute of Technology</text:p>
          </table:table-cell>
          <table:table-cell office:value-type="string" calcext:value-type="string">
            <text:p>Udyambag, Belgaum</text:p>
          </table:table-cell>
          <table:table-cell office:value-type="string" calcext:value-type="string">
            <text:p>ME</text:p>
          </table:table-cell>
          <table:table-cell office:value-type="float" office:value="41611" calcext:value-type="float">
            <text:p>41611</text:p>
          </table:table-cell>
          <table:table-cell office:value-type="float" office:value="57460" calcext:value-type="float">
            <text:p>57460</text:p>
          </table:table-cell>
          <table:table-cell office:value-type="float" office:value="0" calcext:value-type="float">
            <text:p>0</text:p>
          </table:table-cell>
          <table:table-cell office:value-type="float" office:value="57517" calcext:value-type="float">
            <text:p>57517</text:p>
          </table:table-cell>
          <table:table-cell office:value-type="float" office:value="0" calcext:value-type="float">
            <text:p>0</text:p>
          </table:table-cell>
          <table:table-cell office:value-type="float" office:value="69068" calcext:value-type="float">
            <text:p>69068</text:p>
          </table:table-cell>
          <table:table-cell office:value-type="float" office:value="38044" calcext:value-type="float">
            <text:p>38044</text:p>
          </table:table-cell>
          <table:table-cell office:value-type="float" office:value="0" calcext:value-type="float">
            <text:p>0</text:p>
          </table:table-cell>
          <table:table-cell office:value-type="float" office:value="48199" calcext:value-type="float">
            <text:p>48199</text:p>
          </table:table-cell>
          <table:table-cell office:value-type="float" office:value="111911" calcext:value-type="float">
            <text:p>11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9" calcext:value-type="float">
            <text:p>38619</text:p>
          </table:table-cell>
          <table:table-cell office:value-type="float" office:value="58149" calcext:value-type="float">
            <text:p>58149</text:p>
          </table:table-cell>
          <table:table-cell office:value-type="float" office:value="0" calcext:value-type="float">
            <text:p>0</text:p>
          </table:table-cell>
          <table:table-cell office:value-type="float" office:value="33786" calcext:value-type="float">
            <text:p>33786</text:p>
          </table:table-cell>
          <table:table-cell office:value-type="float" office:value="34881" calcext:value-type="float">
            <text:p>34881</text:p>
          </table:table-cell>
          <table:table-cell office:value-type="float" office:value="46469" calcext:value-type="float">
            <text:p>46469</text:p>
          </table:table-cell>
          <table:table-cell office:value-type="float" office:value="115862" calcext:value-type="float">
            <text:p>115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10" calcext:value-type="float">
            <text:p>47410</text:p>
          </table:table-cell>
          <table:table-cell office:value-type="float" office:value="0" calcext:value-type="float">
            <text:p>0</text:p>
          </table:table-cell>
          <table:table-cell office:value-type="float" office:value="79996" calcext:value-type="float">
            <text:p>7999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AU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CE</text:p>
          </table:table-cell>
          <table:table-cell office:value-type="float" office:value="86328" calcext:value-type="float">
            <text:p>86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65" calcext:value-type="float">
            <text:p>76865</text:p>
          </table:table-cell>
          <table:table-cell office:value-type="float" office:value="0" calcext:value-type="float">
            <text:p>0</text:p>
          </table:table-cell>
          <table:table-cell office:value-type="float" office:value="77696" calcext:value-type="float">
            <text:p>77696</text:p>
          </table:table-cell>
          <table:table-cell office:value-type="float" office:value="94064" calcext:value-type="float">
            <text:p>94064</text:p>
          </table:table-cell>
          <table:table-cell office:value-type="float" office:value="0" calcext:value-type="float">
            <text:p>0</text:p>
          </table:table-cell>
          <table:table-cell office:value-type="float" office:value="135551" calcext:value-type="float">
            <text:p>135551</text:p>
          </table:table-cell>
          <table:table-cell office:value-type="float" office:value="64345" calcext:value-type="float">
            <text:p>64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23" calcext:value-type="float">
            <text:p>6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4" calcext:value-type="float">
            <text:p>56394</text:p>
          </table:table-cell>
          <table:table-cell office:value-type="float" office:value="57451" calcext:value-type="float">
            <text:p>57451</text:p>
          </table:table-cell>
          <table:table-cell office:value-type="float" office:value="73991" calcext:value-type="float">
            <text:p>73991</text:p>
          </table:table-cell>
          <table:table-cell office:value-type="float" office:value="65274" calcext:value-type="float">
            <text:p>65274</text:p>
          </table:table-cell>
          <table:table-cell office:value-type="float" office:value="70713" calcext:value-type="float">
            <text:p>70713</text:p>
          </table:table-cell>
          <table:table-cell office:value-type="float" office:value="79359" calcext:value-type="float">
            <text:p>79359</text:p>
          </table:table-cell>
          <table:table-cell office:value-type="float" office:value="137341" calcext:value-type="float">
            <text:p>137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CS</text:p>
          </table:table-cell>
          <table:table-cell office:value-type="float" office:value="45559" calcext:value-type="float">
            <text:p>45559</text:p>
          </table:table-cell>
          <table:table-cell office:value-type="float" office:value="0" calcext:value-type="float">
            <text:p>0</text:p>
          </table:table-cell>
          <table:table-cell office:value-type="float" office:value="68937" calcext:value-type="float">
            <text:p>68937</text:p>
          </table:table-cell>
          <table:table-cell office:value-type="float" office:value="45040" calcext:value-type="float">
            <text:p>45040</text:p>
          </table:table-cell>
          <table:table-cell office:value-type="float" office:value="61055" calcext:value-type="float">
            <text:p>61055</text:p>
          </table:table-cell>
          <table:table-cell office:value-type="float" office:value="58323" calcext:value-type="float">
            <text:p>58323</text:p>
          </table:table-cell>
          <table:table-cell office:value-type="float" office:value="52074" calcext:value-type="float">
            <text:p>52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79" calcext:value-type="float">
            <text:p>3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58" calcext:value-type="float">
            <text:p>38058</text:p>
          </table:table-cell>
          <table:table-cell office:value-type="float" office:value="0" calcext:value-type="float">
            <text:p>0</text:p>
          </table:table-cell>
          <table:table-cell office:value-type="float" office:value="60660" calcext:value-type="float">
            <text:p>60660</text:p>
          </table:table-cell>
          <table:table-cell office:value-type="float" office:value="35730" calcext:value-type="float">
            <text:p>35730</text:p>
          </table:table-cell>
          <table:table-cell office:value-type="float" office:value="36195" calcext:value-type="float">
            <text:p>36195</text:p>
          </table:table-cell>
          <table:table-cell office:value-type="float" office:value="51817" calcext:value-type="float">
            <text:p>51817</text:p>
          </table:table-cell>
          <table:table-cell office:value-type="float" office:value="81188" calcext:value-type="float">
            <text:p>81188</text:p>
          </table:table-cell>
          <table:table-cell office:value-type="float" office:value="0" calcext:value-type="float">
            <text:p>0</text:p>
          </table:table-cell>
          <table:table-cell office:value-type="float" office:value="87511" calcext:value-type="float">
            <text:p>87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EC</text:p>
          </table:table-cell>
          <table:table-cell office:value-type="float" office:value="54127" calcext:value-type="float">
            <text:p>5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42" calcext:value-type="float">
            <text:p>58942</text:p>
          </table:table-cell>
          <table:table-cell office:value-type="float" office:value="0" calcext:value-type="float">
            <text:p>0</text:p>
          </table:table-cell>
          <table:table-cell office:value-type="float" office:value="107110" calcext:value-type="float">
            <text:p>107110</text:p>
          </table:table-cell>
          <table:table-cell office:value-type="float" office:value="68443" calcext:value-type="float">
            <text:p>68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08" calcext:value-type="float">
            <text:p>6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03" calcext:value-type="float">
            <text:p>45603</text:p>
          </table:table-cell>
          <table:table-cell office:value-type="float" office:value="58696" calcext:value-type="float">
            <text:p>58696</text:p>
          </table:table-cell>
          <table:table-cell office:value-type="float" office:value="0" calcext:value-type="float">
            <text:p>0</text:p>
          </table:table-cell>
          <table:table-cell office:value-type="float" office:value="43374" calcext:value-type="float">
            <text:p>43374</text:p>
          </table:table-cell>
          <table:table-cell office:value-type="float" office:value="44243" calcext:value-type="float">
            <text:p>44243</text:p>
          </table:table-cell>
          <table:table-cell office:value-type="float" office:value="54236" calcext:value-type="float">
            <text:p>54236</text:p>
          </table:table-cell>
          <table:table-cell office:value-type="float" office:value="99069" calcext:value-type="float">
            <text:p>99069</text:p>
          </table:table-cell>
          <table:table-cell office:value-type="float" office:value="0" calcext:value-type="float">
            <text:p>0</text:p>
          </table:table-cell>
          <table:table-cell office:value-type="float" office:value="104321" calcext:value-type="float">
            <text:p>104321</text:p>
          </table:table-cell>
          <table:table-cell office:value-type="float" office:value="51707" calcext:value-type="float">
            <text:p>51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162" calcext:value-type="float">
            <text:p>1371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IE</text:p>
          </table:table-cell>
          <table:table-cell office:value-type="float" office:value="70191" calcext:value-type="float">
            <text:p>7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64" calcext:value-type="float">
            <text:p>7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39" calcext:value-type="float">
            <text:p>7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22" calcext:value-type="float">
            <text:p>7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98" calcext:value-type="float">
            <text:p>71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26" calcext:value-type="float">
            <text:p>60126</text:p>
          </table:table-cell>
          <table:table-cell office:value-type="float" office:value="80741" calcext:value-type="float">
            <text:p>80741</text:p>
          </table:table-cell>
          <table:table-cell office:value-type="float" office:value="113927" calcext:value-type="float">
            <text:p>113927</text:p>
          </table:table-cell>
          <table:table-cell office:value-type="float" office:value="98648" calcext:value-type="float">
            <text:p>986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8</text:p>
          </table:table-cell>
          <table:table-cell office:value-type="string" calcext:value-type="string">
            <text:p>BLDE As V.P. Dr. P. G. Hallakatti College of Engg. and Tech</text:p>
          </table:table-cell>
          <table:table-cell office:value-type="string" calcext:value-type="string">
            <text:p>Adarsh Nagar, Bijap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30" calcext:value-type="float">
            <text:p>1391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0</text:p>
          </table:table-cell>
          <table:table-cell office:value-type="string" calcext:value-type="string">
            <text:p>Hira Sugar Institute of Technology</text:p>
          </table:table-cell>
          <table:table-cell office:value-type="string" calcext:value-type="string">
            <text:p>Nidasoshi, Belgaum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387" calcext:value-type="float">
            <text:p>10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76" calcext:value-type="float">
            <text:p>129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402" calcext:value-type="float">
            <text:p>11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12" calcext:value-type="float">
            <text:p>102012</text:p>
          </table:table-cell>
          <table:table-cell office:value-type="float" office:value="115549" calcext:value-type="float">
            <text:p>115549</text:p>
          </table:table-cell>
          <table:table-cell office:value-type="float" office:value="114000" calcext:value-type="float">
            <text:p>114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0</text:p>
          </table:table-cell>
          <table:table-cell office:value-type="string" calcext:value-type="string">
            <text:p>Hira Sugar Institute of Technology</text:p>
          </table:table-cell>
          <table:table-cell office:value-type="string" calcext:value-type="string">
            <text:p>Nidasoshi, 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626" calcext:value-type="float">
            <text:p>132626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0</text:p>
          </table:table-cell>
          <table:table-cell office:value-type="string" calcext:value-type="string">
            <text:p>Hira Sugar Institute of Technology</text:p>
          </table:table-cell>
          <table:table-cell office:value-type="string" calcext:value-type="string">
            <text:p>Nidasoshi, Belgaum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063" calcext:value-type="float">
            <text:p>126063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0</text:p>
          </table:table-cell>
          <table:table-cell office:value-type="string" calcext:value-type="string">
            <text:p>Hira Sugar Institute of Technology</text:p>
          </table:table-cell>
          <table:table-cell office:value-type="string" calcext:value-type="string">
            <text:p>Nidasoshi, 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1603" calcext:value-type="float">
            <text:p>816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1</text:p>
          </table:table-cell>
          <table:table-cell office:value-type="string" calcext:value-type="string">
            <text:p>PDA College of Engineering (Aided)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CE</text:p>
          </table:table-cell>
          <table:table-cell office:value-type="float" office:value="49326" calcext:value-type="float">
            <text:p>4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52" calcext:value-type="float">
            <text:p>44352</text:p>
          </table:table-cell>
          <table:table-cell office:value-type="float" office:value="0" calcext:value-type="float">
            <text:p>0</text:p>
          </table:table-cell>
          <table:table-cell office:value-type="float" office:value="61094" calcext:value-type="float">
            <text:p>61094</text:p>
          </table:table-cell>
          <table:table-cell office:value-type="float" office:value="41048" calcext:value-type="float">
            <text:p>4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95" calcext:value-type="float">
            <text:p>5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82" calcext:value-type="float">
            <text:p>4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96" calcext:value-type="float">
            <text:p>30596</text:p>
          </table:table-cell>
          <table:table-cell office:value-type="float" office:value="0" calcext:value-type="float">
            <text:p>0</text:p>
          </table:table-cell>
          <table:table-cell office:value-type="float" office:value="43438" calcext:value-type="float">
            <text:p>43438</text:p>
          </table:table-cell>
          <table:table-cell office:value-type="float" office:value="49896" calcext:value-type="float">
            <text:p>49896</text:p>
          </table:table-cell>
          <table:table-cell office:value-type="float" office:value="64569" calcext:value-type="float">
            <text:p>64569</text:p>
          </table:table-cell>
          <table:table-cell office:value-type="float" office:value="65199" calcext:value-type="float">
            <text:p>65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1</text:p>
          </table:table-cell>
          <table:table-cell office:value-type="string" calcext:value-type="string">
            <text:p>PDA College of Engineering (Aided)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25" calcext:value-type="float">
            <text:p>3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65" calcext:value-type="float">
            <text:p>31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09" calcext:value-type="float">
            <text:p>23809</text:p>
          </table:table-cell>
          <table:table-cell office:value-type="float" office:value="0" calcext:value-type="float">
            <text:p>0</text:p>
          </table:table-cell>
          <table:table-cell office:value-type="float" office:value="41836" calcext:value-type="float">
            <text:p>41836</text:p>
          </table:table-cell>
          <table:table-cell office:value-type="float" office:value="21351" calcext:value-type="float">
            <text:p>21351</text:p>
          </table:table-cell>
          <table:table-cell office:value-type="float" office:value="30561" calcext:value-type="float">
            <text:p>30561</text:p>
          </table:table-cell>
          <table:table-cell office:value-type="float" office:value="31772" calcext:value-type="float">
            <text:p>31772</text:p>
          </table:table-cell>
          <table:table-cell office:value-type="float" office:value="39222" calcext:value-type="float">
            <text:p>392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1</text:p>
          </table:table-cell>
          <table:table-cell office:value-type="string" calcext:value-type="string">
            <text:p>PDA College of Engineering (Aided)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81" calcext:value-type="float">
            <text:p>340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651" calcext:value-type="float">
            <text:p>3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10" calcext:value-type="float">
            <text:p>20710</text:p>
          </table:table-cell>
          <table:table-cell office:value-type="float" office:value="0" calcext:value-type="float">
            <text:p>0</text:p>
          </table:table-cell>
          <table:table-cell office:value-type="float" office:value="30968" calcext:value-type="float">
            <text:p>30968</text:p>
          </table:table-cell>
          <table:table-cell office:value-type="float" office:value="46670" calcext:value-type="float">
            <text:p>46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035" calcext:value-type="float">
            <text:p>84035</text:p>
          </table:table-cell>
        </table:table-row>
        <table:table-row table:style-name="ro1">
          <table:table-cell office:value-type="string" calcext:value-type="string">
            <text:p>E041</text:p>
          </table:table-cell>
          <table:table-cell office:value-type="string" calcext:value-type="string">
            <text:p>PDA College of Engineering (Aided)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57" calcext:value-type="float">
            <text:p>1381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1</text:p>
          </table:table-cell>
          <table:table-cell office:value-type="string" calcext:value-type="string">
            <text:p>PDA College of Engineering (Aided)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ME</text:p>
          </table:table-cell>
          <table:table-cell office:value-type="float" office:value="74685" calcext:value-type="float">
            <text:p>7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29" calcext:value-type="float">
            <text:p>64729</text:p>
          </table:table-cell>
          <table:table-cell office:value-type="float" office:value="81461" calcext:value-type="float">
            <text:p>81461</text:p>
          </table:table-cell>
          <table:table-cell office:value-type="float" office:value="129819" calcext:value-type="float">
            <text:p>129819</text:p>
          </table:table-cell>
          <table:table-cell office:value-type="float" office:value="38320" calcext:value-type="float">
            <text:p>38320</text:p>
          </table:table-cell>
          <table:table-cell office:value-type="float" office:value="128103" calcext:value-type="float">
            <text:p>128103</text:p>
          </table:table-cell>
          <table:table-cell office:value-type="float" office:value="0" calcext:value-type="float">
            <text:p>0</text:p>
          </table:table-cell>
          <table:table-cell office:value-type="float" office:value="66923" calcext:value-type="float">
            <text:p>6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03" calcext:value-type="float">
            <text:p>6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69" calcext:value-type="float">
            <text:p>35769</text:p>
          </table:table-cell>
          <table:table-cell office:value-type="float" office:value="0" calcext:value-type="float">
            <text:p>0</text:p>
          </table:table-cell>
          <table:table-cell office:value-type="float" office:value="43150" calcext:value-type="float">
            <text:p>43150</text:p>
          </table:table-cell>
          <table:table-cell office:value-type="float" office:value="75215" calcext:value-type="float">
            <text:p>75215</text:p>
          </table:table-cell>
          <table:table-cell office:value-type="float" office:value="0" calcext:value-type="float">
            <text:p>0</text:p>
          </table:table-cell>
          <table:table-cell office:value-type="float" office:value="90088" calcext:value-type="float">
            <text:p>90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464" calcext:value-type="float">
            <text:p>1014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3378" calcext:value-type="float">
            <text:p>5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998" calcext:value-type="float">
            <text:p>1249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B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73" calcext:value-type="float">
            <text:p>1380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06" calcext:value-type="float">
            <text:p>1393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519" calcext:value-type="float">
            <text:p>132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81" calcext:value-type="float">
            <text:p>899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5939" calcext:value-type="float">
            <text:p>85939</text:p>
          </table:table-cell>
          <table:table-cell office:value-type="float" office:value="106320" calcext:value-type="float">
            <text:p>106320</text:p>
          </table:table-cell>
          <table:table-cell office:value-type="float" office:value="0" calcext:value-type="float">
            <text:p>0</text:p>
          </table:table-cell>
          <table:table-cell office:value-type="float" office:value="136034" calcext:value-type="float">
            <text:p>1360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658" calcext:value-type="float">
            <text:p>1176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764" calcext:value-type="float">
            <text:p>1337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2</text:p>
          </table:table-cell>
          <table:table-cell office:value-type="string" calcext:value-type="string">
            <text:p>Khaja Banda Nawaz University</text:p>
          </table:table-cell>
          <table:table-cell office:value-type="string" calcext:value-type="string">
            <text:p>KBN University Street, Khaja Colony, Gulbarga</text:p>
          </table:table-cell>
          <table:table-cell office:value-type="string" calcext:value-type="string">
            <text:p>P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8226" calcext:value-type="float">
            <text:p>982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58" calcext:value-type="float">
            <text:p>1382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CS</text:p>
          </table:table-cell>
          <table:table-cell office:value-type="float" office:value="75824" calcext:value-type="float">
            <text:p>7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92" calcext:value-type="float">
            <text:p>13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25" calcext:value-type="float">
            <text:p>865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570" calcext:value-type="float">
            <text:p>108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61" calcext:value-type="float">
            <text:p>68661</text:p>
          </table:table-cell>
          <table:table-cell office:value-type="float" office:value="0" calcext:value-type="float">
            <text:p>0</text:p>
          </table:table-cell>
          <table:table-cell office:value-type="float" office:value="71814" calcext:value-type="float">
            <text:p>71814</text:p>
          </table:table-cell>
          <table:table-cell office:value-type="float" office:value="133345" calcext:value-type="float">
            <text:p>1333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917" calcext:value-type="float">
            <text:p>1349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47" calcext:value-type="float">
            <text:p>1402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170" calcext:value-type="float">
            <text:p>13617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3</text:p>
          </table:table-cell>
          <table:table-cell office:value-type="string" calcext:value-type="string">
            <text:p>Gurunanak Dev Engineering College</text:p>
          </table:table-cell>
          <table:table-cell office:value-type="string" calcext:value-type="string">
            <text:p>Mailoor, Bida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982" calcext:value-type="float">
            <text:p>1339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4</text:p>
          </table:table-cell>
          <table:table-cell office:value-type="string" calcext:value-type="string">
            <text:p>Bheemanna Khandre Institute of Technology</text:p>
          </table:table-cell>
          <table:table-cell office:value-type="string" calcext:value-type="string">
            <text:p>Bhalki, Bida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53" calcext:value-type="float">
            <text:p>1402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4</text:p>
          </table:table-cell>
          <table:table-cell office:value-type="string" calcext:value-type="string">
            <text:p>Bheemanna Khandre Institute of Technology</text:p>
          </table:table-cell>
          <table:table-cell office:value-type="string" calcext:value-type="string">
            <text:p>Bhalki, Bidar</text:p>
          </table:table-cell>
          <table:table-cell office:value-type="string" calcext:value-type="string">
            <text:p>CH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542" calcext:value-type="float">
            <text:p>1295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4</text:p>
          </table:table-cell>
          <table:table-cell office:value-type="string" calcext:value-type="string">
            <text:p>Bheemanna Khandre Institute of Technology</text:p>
          </table:table-cell>
          <table:table-cell office:value-type="string" calcext:value-type="string">
            <text:p>Bhalki, Bid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63" calcext:value-type="float">
            <text:p>1403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4</text:p>
          </table:table-cell>
          <table:table-cell office:value-type="string" calcext:value-type="string">
            <text:p>Bheemanna Khandre Institute of Technology</text:p>
          </table:table-cell>
          <table:table-cell office:value-type="string" calcext:value-type="string">
            <text:p>Bhalki, Bid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271" calcext:value-type="float">
            <text:p>792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4</text:p>
          </table:table-cell>
          <table:table-cell office:value-type="string" calcext:value-type="string">
            <text:p>Bheemanna Khandre Institute of Technology</text:p>
          </table:table-cell>
          <table:table-cell office:value-type="string" calcext:value-type="string">
            <text:p>Bhalki, Bida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22" calcext:value-type="float">
            <text:p>1402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31" calcext:value-type="float">
            <text:p>1377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CS</text:p>
          </table:table-cell>
          <table:table-cell office:value-type="float" office:value="135241" calcext:value-type="float">
            <text:p>135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13" calcext:value-type="float">
            <text:p>12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47" calcext:value-type="float">
            <text:p>71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12" calcext:value-type="float">
            <text:p>9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47" calcext:value-type="float">
            <text:p>9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81" calcext:value-type="float">
            <text:p>67781</text:p>
          </table:table-cell>
          <table:table-cell office:value-type="float" office:value="124431" calcext:value-type="float">
            <text:p>124431</text:p>
          </table:table-cell>
          <table:table-cell office:value-type="float" office:value="133582" calcext:value-type="float">
            <text:p>133582</text:p>
          </table:table-cell>
          <table:table-cell office:value-type="float" office:value="134000" calcext:value-type="float">
            <text:p>13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46" calcext:value-type="float">
            <text:p>93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100" calcext:value-type="float">
            <text:p>128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383" calcext:value-type="float">
            <text:p>1373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79" calcext:value-type="float">
            <text:p>1393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IP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5</text:p>
          </table:table-cell>
          <table:table-cell office:value-type="string" calcext:value-type="string">
            <text:p>Rao Bahadur Y.Mahabaleswarappa Engineering College</text:p>
          </table:table-cell>
          <table:table-cell office:value-type="string" calcext:value-type="string">
            <text:p>Cantonment Bellary,Bellary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34" calcext:value-type="float">
            <text:p>1407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6</text:p>
          </table:table-cell>
          <table:table-cell office:value-type="string" calcext:value-type="string">
            <text:p>HKEs S L N College of Engineering</text:p>
          </table:table-cell>
          <table:table-cell office:value-type="string" calcext:value-type="string">
            <text:p>Yeramarus Camp, Raich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67" calcext:value-type="float">
            <text:p>1392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6</text:p>
          </table:table-cell>
          <table:table-cell office:value-type="string" calcext:value-type="string">
            <text:p>HKEs S L N College of Engineering</text:p>
          </table:table-cell>
          <table:table-cell office:value-type="string" calcext:value-type="string">
            <text:p>Yeramarus Camp, Raichu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60" calcext:value-type="float">
            <text:p>1400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6</text:p>
          </table:table-cell>
          <table:table-cell office:value-type="string" calcext:value-type="string">
            <text:p>HKEs S L N College of Engineering</text:p>
          </table:table-cell>
          <table:table-cell office:value-type="string" calcext:value-type="string">
            <text:p>Yeramarus Camp, Raich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428" calcext:value-type="float">
            <text:p>1284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6</text:p>
          </table:table-cell>
          <table:table-cell office:value-type="string" calcext:value-type="string">
            <text:p>HKEs S L N College of Engineering</text:p>
          </table:table-cell>
          <table:table-cell office:value-type="string" calcext:value-type="string">
            <text:p>Yeramarus Camp, Raich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314" calcext:value-type="float">
            <text:p>1343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CE</text:p>
          </table:table-cell>
          <table:table-cell office:value-type="float" office:value="139940" calcext:value-type="float">
            <text:p>139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351" calcext:value-type="float">
            <text:p>138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85" calcext:value-type="float">
            <text:p>7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10" calcext:value-type="float">
            <text:p>4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44" calcext:value-type="float">
            <text:p>6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24" calcext:value-type="float">
            <text:p>40524</text:p>
          </table:table-cell>
          <table:table-cell office:value-type="float" office:value="60802" calcext:value-type="float">
            <text:p>60802</text:p>
          </table:table-cell>
          <table:table-cell office:value-type="float" office:value="58562" calcext:value-type="float">
            <text:p>58562</text:p>
          </table:table-cell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office:value-type="float" office:value="118711" calcext:value-type="float">
            <text:p>118711</text:p>
          </table:table-cell>
          <table:table-cell office:value-type="float" office:value="103652" calcext:value-type="float">
            <text:p>103652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CS</text:p>
          </table:table-cell>
          <table:table-cell office:value-type="float" office:value="36152" calcext:value-type="float">
            <text:p>36152</text:p>
          </table:table-cell>
          <table:table-cell office:value-type="float" office:value="0" calcext:value-type="float">
            <text:p>0</text:p>
          </table:table-cell>
          <table:table-cell office:value-type="float" office:value="51076" calcext:value-type="float">
            <text:p>51076</text:p>
          </table:table-cell>
          <table:table-cell office:value-type="float" office:value="27240" calcext:value-type="float">
            <text:p>27240</text:p>
          </table:table-cell>
          <table:table-cell office:value-type="float" office:value="30688" calcext:value-type="float">
            <text:p>30688</text:p>
          </table:table-cell>
          <table:table-cell office:value-type="float" office:value="31111" calcext:value-type="float">
            <text:p>31111</text:p>
          </table:table-cell>
          <table:table-cell office:value-type="float" office:value="22646" calcext:value-type="float">
            <text:p>22646</text:p>
          </table:table-cell>
          <table:table-cell office:value-type="float" office:value="0" calcext:value-type="float">
            <text:p>0</text:p>
          </table:table-cell>
          <table:table-cell office:value-type="float" office:value="32310" calcext:value-type="float">
            <text:p>32310</text:p>
          </table:table-cell>
          <table:table-cell office:value-type="float" office:value="16345" calcext:value-type="float">
            <text:p>16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17" calcext:value-type="float">
            <text:p>18917</text:p>
          </table:table-cell>
          <table:table-cell office:value-type="float" office:value="0" calcext:value-type="float">
            <text:p>0</text:p>
          </table:table-cell>
          <table:table-cell office:value-type="float" office:value="22015" calcext:value-type="float">
            <text:p>22015</text:p>
          </table:table-cell>
          <table:table-cell office:value-type="float" office:value="14625" calcext:value-type="float">
            <text:p>14625</text:p>
          </table:table-cell>
          <table:table-cell office:value-type="float" office:value="29634" calcext:value-type="float">
            <text:p>29634</text:p>
          </table:table-cell>
          <table:table-cell office:value-type="float" office:value="19091" calcext:value-type="float">
            <text:p>19091</text:p>
          </table:table-cell>
          <table:table-cell office:value-type="float" office:value="82949" calcext:value-type="float">
            <text:p>82949</text:p>
          </table:table-cell>
          <table:table-cell office:value-type="float" office:value="121479" calcext:value-type="float">
            <text:p>121479</text:p>
          </table:table-cell>
          <table:table-cell office:value-type="float" office:value="94964" calcext:value-type="float">
            <text:p>94964</text:p>
          </table:table-cell>
          <table:table-cell office:value-type="float" office:value="45110" calcext:value-type="float">
            <text:p>45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22" calcext:value-type="float">
            <text:p>312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396" calcext:value-type="float">
            <text:p>13396</text:p>
          </table:table-cell>
          <table:table-cell office:value-type="float" office:value="20819" calcext:value-type="float">
            <text:p>20819</text:p>
          </table:table-cell>
          <table:table-cell office:value-type="float" office:value="18123" calcext:value-type="float">
            <text:p>18123</text:p>
          </table:table-cell>
          <table:table-cell office:value-type="float" office:value="32015" calcext:value-type="float">
            <text:p>3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8" calcext:value-type="float">
            <text:p>15468</text:p>
          </table:table-cell>
          <table:table-cell office:value-type="float" office:value="0" calcext:value-type="float">
            <text:p>0</text:p>
          </table:table-cell>
          <table:table-cell office:value-type="float" office:value="85206" calcext:value-type="float">
            <text:p>85206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EE</text:p>
          </table:table-cell>
          <table:table-cell office:value-type="float" office:value="42384" calcext:value-type="float">
            <text:p>4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17" calcext:value-type="float">
            <text:p>43317</text:p>
          </table:table-cell>
          <table:table-cell office:value-type="float" office:value="0" calcext:value-type="float">
            <text:p>0</text:p>
          </table:table-cell>
          <table:table-cell office:value-type="float" office:value="72925" calcext:value-type="float">
            <text:p>72925</text:p>
          </table:table-cell>
          <table:table-cell office:value-type="float" office:value="52574" calcext:value-type="float">
            <text:p>5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95" calcext:value-type="float">
            <text:p>4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78" calcext:value-type="float">
            <text:p>34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14" calcext:value-type="float">
            <text:p>33514</text:p>
          </table:table-cell>
          <table:table-cell office:value-type="float" office:value="34255" calcext:value-type="float">
            <text:p>34255</text:p>
          </table:table-cell>
          <table:table-cell office:value-type="float" office:value="48508" calcext:value-type="float">
            <text:p>48508</text:p>
          </table:table-cell>
          <table:table-cell office:value-type="float" office:value="54919" calcext:value-type="float">
            <text:p>54919</text:p>
          </table:table-cell>
          <table:table-cell office:value-type="float" office:value="0" calcext:value-type="float">
            <text:p>0</text:p>
          </table:table-cell>
          <table:table-cell office:value-type="float" office:value="93804" calcext:value-type="float">
            <text:p>93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38" calcext:value-type="float">
            <text:p>1340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IE</text:p>
          </table:table-cell>
          <table:table-cell office:value-type="float" office:value="31425" calcext:value-type="float">
            <text:p>3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1" calcext:value-type="float">
            <text:p>32721</text:p>
          </table:table-cell>
          <table:table-cell office:value-type="float" office:value="0" calcext:value-type="float">
            <text:p>0</text:p>
          </table:table-cell>
          <table:table-cell office:value-type="float" office:value="37300" calcext:value-type="float">
            <text:p>37300</text:p>
          </table:table-cell>
          <table:table-cell office:value-type="float" office:value="30604" calcext:value-type="float">
            <text:p>3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93" calcext:value-type="float">
            <text:p>21293</text:p>
          </table:table-cell>
          <table:table-cell office:value-type="float" office:value="24944" calcext:value-type="float">
            <text:p>24944</text:p>
          </table:table-cell>
          <table:table-cell office:value-type="float" office:value="0" calcext:value-type="float">
            <text:p>0</text:p>
          </table:table-cell>
          <table:table-cell office:value-type="float" office:value="22669" calcext:value-type="float">
            <text:p>2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2" calcext:value-type="float">
            <text:p>21152</text:p>
          </table:table-cell>
          <table:table-cell office:value-type="float" office:value="0" calcext:value-type="float">
            <text:p>0</text:p>
          </table:table-cell>
          <table:table-cell office:value-type="float" office:value="23445" calcext:value-type="float">
            <text:p>23445</text:p>
          </table:table-cell>
          <table:table-cell office:value-type="float" office:value="86598" calcext:value-type="float">
            <text:p>865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93" calcext:value-type="float">
            <text:p>1382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7</text:p>
          </table:table-cell>
          <table:table-cell office:value-type="string" calcext:value-type="string">
            <text:p>Malnad College of Engineering</text:p>
          </table:table-cell>
          <table:table-cell office:value-type="string" calcext:value-type="string">
            <text:p>Rangoli Halla, Hassan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308" calcext:value-type="float">
            <text:p>1293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BT</text:p>
          </table:table-cell>
          <table:table-cell office:value-type="float" office:value="14052" calcext:value-type="float">
            <text:p>1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97" calcext:value-type="float">
            <text:p>19697</text:p>
          </table:table-cell>
          <table:table-cell office:value-type="float" office:value="0" calcext:value-type="float">
            <text:p>0</text:p>
          </table:table-cell>
          <table:table-cell office:value-type="float" office:value="32333" calcext:value-type="float">
            <text:p>32333</text:p>
          </table:table-cell>
          <table:table-cell office:value-type="float" office:value="31785" calcext:value-type="float">
            <text:p>31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1" calcext:value-type="float">
            <text:p>19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5" calcext:value-type="float">
            <text:p>1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3" calcext:value-type="float">
            <text:p>13533</text:p>
          </table:table-cell>
          <table:table-cell office:value-type="float" office:value="0" calcext:value-type="float">
            <text:p>0</text:p>
          </table:table-cell>
          <table:table-cell office:value-type="float" office:value="29032" calcext:value-type="float">
            <text:p>29032</text:p>
          </table:table-cell>
          <table:table-cell office:value-type="float" office:value="96847" calcext:value-type="float">
            <text:p>96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9" calcext:value-type="float">
            <text:p>48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CE</text:p>
          </table:table-cell>
          <table:table-cell office:value-type="float" office:value="31090" calcext:value-type="float">
            <text:p>31090</text:p>
          </table:table-cell>
          <table:table-cell office:value-type="float" office:value="0" calcext:value-type="float">
            <text:p>0</text:p>
          </table:table-cell>
          <table:table-cell office:value-type="float" office:value="49221" calcext:value-type="float">
            <text:p>49221</text:p>
          </table:table-cell>
          <table:table-cell office:value-type="float" office:value="34591" calcext:value-type="float">
            <text:p>34591</text:p>
          </table:table-cell>
          <table:table-cell office:value-type="float" office:value="44281" calcext:value-type="float">
            <text:p>44281</text:p>
          </table:table-cell>
          <table:table-cell office:value-type="float" office:value="0" calcext:value-type="float">
            <text:p>0</text:p>
          </table:table-cell>
          <table:table-cell office:value-type="float" office:value="26745" calcext:value-type="float">
            <text:p>2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06" calcext:value-type="float">
            <text:p>2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6" calcext:value-type="float">
            <text:p>2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4" calcext:value-type="float">
            <text:p>18024</text:p>
          </table:table-cell>
          <table:table-cell office:value-type="float" office:value="20700" calcext:value-type="float">
            <text:p>20700</text:p>
          </table:table-cell>
          <table:table-cell office:value-type="float" office:value="28409" calcext:value-type="float">
            <text:p>28409</text:p>
          </table:table-cell>
          <table:table-cell office:value-type="float" office:value="41475" calcext:value-type="float">
            <text:p>41475</text:p>
          </table:table-cell>
          <table:table-cell office:value-type="float" office:value="0" calcext:value-type="float">
            <text:p>0</text:p>
          </table:table-cell>
          <table:table-cell office:value-type="float" office:value="70841" calcext:value-type="float">
            <text:p>70841</text:p>
          </table:table-cell>
          <table:table-cell office:value-type="float" office:value="25285" calcext:value-type="float">
            <text:p>25285</text:p>
          </table:table-cell>
          <table:table-cell office:value-type="float" office:value="0" calcext:value-type="float">
            <text:p>0</text:p>
          </table:table-cell>
          <table:table-cell office:value-type="float" office:value="75938" calcext:value-type="float">
            <text:p>75938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CH</text:p>
          </table:table-cell>
          <table:table-cell office:value-type="float" office:value="19563" calcext:value-type="float">
            <text:p>1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96" calcext:value-type="float">
            <text:p>52296</text:p>
          </table:table-cell>
          <table:table-cell office:value-type="float" office:value="68411" calcext:value-type="float">
            <text:p>68411</text:p>
          </table:table-cell>
          <table:table-cell office:value-type="float" office:value="0" calcext:value-type="float">
            <text:p>0</text:p>
          </table:table-cell>
          <table:table-cell office:value-type="float" office:value="36670" calcext:value-type="float">
            <text:p>36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5" calcext:value-type="float">
            <text:p>1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95" calcext:value-type="float">
            <text:p>3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52" calcext:value-type="float">
            <text:p>18652</text:p>
          </table:table-cell>
          <table:table-cell office:value-type="float" office:value="0" calcext:value-type="float">
            <text:p>0</text:p>
          </table:table-cell>
          <table:table-cell office:value-type="float" office:value="30048" calcext:value-type="float">
            <text:p>30048</text:p>
          </table:table-cell>
          <table:table-cell office:value-type="float" office:value="49049" calcext:value-type="float">
            <text:p>49049</text:p>
          </table:table-cell>
          <table:table-cell office:value-type="float" office:value="0" calcext:value-type="float">
            <text:p>0</text:p>
          </table:table-cell>
          <table:table-cell office:value-type="float" office:value="96184" calcext:value-type="float">
            <text:p>96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CS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2463" calcext:value-type="float">
            <text:p>2463</text:p>
          </table:table-cell>
          <table:table-cell office:value-type="float" office:value="4675" calcext:value-type="float">
            <text:p>4675</text:p>
          </table:table-cell>
          <table:table-cell office:value-type="float" office:value="3777" calcext:value-type="float">
            <text:p>3777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office:value-type="float" office:value="18586" calcext:value-type="float">
            <text:p>18586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911" calcext:value-type="float">
            <text:p>911</text:p>
          </table:table-cell>
          <table:table-cell office:value-type="float" office:value="2376" calcext:value-type="float">
            <text:p>2376</text:p>
          </table:table-cell>
          <table:table-cell office:value-type="float" office:value="1617" calcext:value-type="float">
            <text:p>1617</text:p>
          </table:table-cell>
          <table:table-cell office:value-type="float" office:value="5972" calcext:value-type="float">
            <text:p>5972</text:p>
          </table:table-cell>
          <table:table-cell office:value-type="float" office:value="28074" calcext:value-type="float">
            <text:p>28074</text:p>
          </table:table-cell>
          <table:table-cell office:value-type="float" office:value="20415" calcext:value-type="float">
            <text:p>20415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EC</text:p>
          </table:table-cell>
          <table:table-cell office:value-type="float" office:value="6251" calcext:value-type="float">
            <text:p>6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9" calcext:value-type="float">
            <text:p>4729</text:p>
          </table:table-cell>
          <table:table-cell office:value-type="float" office:value="0" calcext:value-type="float">
            <text:p>0</text:p>
          </table:table-cell>
          <table:table-cell office:value-type="float" office:value="8615" calcext:value-type="float">
            <text:p>8615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12122" calcext:value-type="float">
            <text:p>12122</text:p>
          </table:table-cell>
          <table:table-cell office:value-type="float" office:value="3201" calcext:value-type="float">
            <text:p>3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 office:value-type="float" office:value="9989" calcext:value-type="float">
            <text:p>9989</text:p>
          </table:table-cell>
          <table:table-cell office:value-type="float" office:value="5131" calcext:value-type="float">
            <text:p>5131</text:p>
          </table:table-cell>
          <table:table-cell office:value-type="float" office:value="21569" calcext:value-type="float">
            <text:p>21569</text:p>
          </table:table-cell>
          <table:table-cell office:value-type="float" office:value="57569" calcext:value-type="float">
            <text:p>57569</text:p>
          </table:table-cell>
          <table:table-cell office:value-type="float" office:value="30447" calcext:value-type="float">
            <text:p>30447</text:p>
          </table:table-cell>
          <table:table-cell office:value-type="float" office:value="15560" calcext:value-type="float">
            <text:p>15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EI</text:p>
          </table:table-cell>
          <table:table-cell office:value-type="float" office:value="15765" calcext:value-type="float">
            <text:p>15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01" calcext:value-type="float">
            <text:p>31901</text:p>
          </table:table-cell>
          <table:table-cell office:value-type="float" office:value="0" calcext:value-type="float">
            <text:p>0</text:p>
          </table:table-cell>
          <table:table-cell office:value-type="float" office:value="43361" calcext:value-type="float">
            <text:p>43361</text:p>
          </table:table-cell>
          <table:table-cell office:value-type="float" office:value="40744" calcext:value-type="float">
            <text:p>40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6" calcext:value-type="float">
            <text:p>1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2" calcext:value-type="float">
            <text:p>23912</text:p>
          </table:table-cell>
          <table:table-cell office:value-type="float" office:value="37750" calcext:value-type="float">
            <text:p>37750</text:p>
          </table:table-cell>
          <table:table-cell office:value-type="float" office:value="0" calcext:value-type="float">
            <text:p>0</text:p>
          </table:table-cell>
          <table:table-cell office:value-type="float" office:value="11847" calcext:value-type="float">
            <text:p>11847</text:p>
          </table:table-cell>
          <table:table-cell office:value-type="float" office:value="0" calcext:value-type="float">
            <text:p>0</text:p>
          </table:table-cell>
          <table:table-cell office:value-type="float" office:value="18271" calcext:value-type="float">
            <text:p>18271</text:p>
          </table:table-cell>
          <table:table-cell office:value-type="float" office:value="79287" calcext:value-type="float">
            <text:p>792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IE</text:p>
          </table:table-cell>
          <table:table-cell office:value-type="float" office:value="4891" calcext:value-type="float">
            <text:p>4891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float" office:value="4168" calcext:value-type="float">
            <text:p>4168</text:p>
          </table:table-cell>
          <table:table-cell office:value-type="float" office:value="8388" calcext:value-type="float">
            <text:p>8388</text:p>
          </table:table-cell>
          <table:table-cell office:value-type="float" office:value="4588" calcext:value-type="float">
            <text:p>4588</text:p>
          </table:table-cell>
          <table:table-cell office:value-type="float" office:value="4797" calcext:value-type="float">
            <text:p>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  <table:table-cell office:value-type="float" office:value="5026" calcext:value-type="float">
            <text:p>5026</text:p>
          </table:table-cell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  <table:table-cell office:value-type="float" office:value="4813" calcext:value-type="float">
            <text:p>4813</text:p>
          </table:table-cell>
          <table:table-cell office:value-type="float" office:value="1628" calcext:value-type="float">
            <text:p>1628</text:p>
          </table:table-cell>
          <table:table-cell office:value-type="float" office:value="5123" calcext:value-type="float">
            <text:p>5123</text:p>
          </table:table-cell>
          <table:table-cell office:value-type="float" office:value="3445" calcext:value-type="float">
            <text:p>3445</text:p>
          </table:table-cell>
          <table:table-cell office:value-type="float" office:value="23389" calcext:value-type="float">
            <text:p>23389</text:p>
          </table:table-cell>
          <table:table-cell office:value-type="float" office:value="34714" calcext:value-type="float">
            <text:p>34714</text:p>
          </table:table-cell>
          <table:table-cell office:value-type="float" office:value="37950" calcext:value-type="float">
            <text:p>37950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MD</text:p>
          </table:table-cell>
          <table:table-cell office:value-type="float" office:value="85967" calcext:value-type="float">
            <text:p>85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41" calcext:value-type="float">
            <text:p>3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17" calcext:value-type="float">
            <text:p>3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2" calcext:value-type="float">
            <text:p>3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70" calcext:value-type="float">
            <text:p>32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93" calcext:value-type="float">
            <text:p>17793</text:p>
          </table:table-cell>
          <table:table-cell office:value-type="float" office:value="0" calcext:value-type="float">
            <text:p>0</text:p>
          </table:table-cell>
          <table:table-cell office:value-type="float" office:value="44955" calcext:value-type="float">
            <text:p>44955</text:p>
          </table:table-cell>
          <table:table-cell office:value-type="float" office:value="61753" calcext:value-type="float">
            <text:p>61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62" calcext:value-type="float">
            <text:p>42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ME</text:p>
          </table:table-cell>
          <table:table-cell office:value-type="float" office:value="33214" calcext:value-type="float">
            <text:p>33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58" calcext:value-type="float">
            <text:p>26258</text:p>
          </table:table-cell>
          <table:table-cell office:value-type="float" office:value="0" calcext:value-type="float">
            <text:p>0</text:p>
          </table:table-cell>
          <table:table-cell office:value-type="float" office:value="47444" calcext:value-type="float">
            <text:p>47444</text:p>
          </table:table-cell>
          <table:table-cell office:value-type="float" office:value="56102" calcext:value-type="float">
            <text:p>56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2" calcext:value-type="float">
            <text:p>13782</text:p>
          </table:table-cell>
          <table:table-cell office:value-type="float" office:value="0" calcext:value-type="float">
            <text:p>0</text:p>
          </table:table-cell>
          <table:table-cell office:value-type="float" office:value="24397" calcext:value-type="float">
            <text:p>24397</text:p>
          </table:table-cell>
          <table:table-cell office:value-type="float" office:value="18284" calcext:value-type="float">
            <text:p>1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8" calcext:value-type="float">
            <text:p>12728</text:p>
          </table:table-cell>
          <table:table-cell office:value-type="float" office:value="16668" calcext:value-type="float">
            <text:p>16668</text:p>
          </table:table-cell>
          <table:table-cell office:value-type="float" office:value="20246" calcext:value-type="float">
            <text:p>20246</text:p>
          </table:table-cell>
          <table:table-cell office:value-type="float" office:value="36458" calcext:value-type="float">
            <text:p>36458</text:p>
          </table:table-cell>
          <table:table-cell office:value-type="float" office:value="0" calcext:value-type="float">
            <text:p>0</text:p>
          </table:table-cell>
          <table:table-cell office:value-type="float" office:value="79263" calcext:value-type="float">
            <text:p>79263</text:p>
          </table:table-cell>
          <table:table-cell office:value-type="float" office:value="36448" calcext:value-type="float">
            <text:p>36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SE</text:p>
          </table:table-cell>
          <table:table-cell office:value-type="float" office:value="6667" calcext:value-type="float">
            <text:p>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office:value-type="float" office:value="13410" calcext:value-type="float">
            <text:p>13410</text:p>
          </table:table-cell>
          <table:table-cell office:value-type="float" office:value="10667" calcext:value-type="float">
            <text:p>1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" calcext:value-type="float">
            <text:p>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" calcext:value-type="float">
            <text:p>3828</text:p>
          </table:table-cell>
          <table:table-cell office:value-type="float" office:value="15124" calcext:value-type="float">
            <text:p>15124</text:p>
          </table:table-cell>
          <table:table-cell office:value-type="float" office:value="7394" calcext:value-type="float">
            <text:p>7394</text:p>
          </table:table-cell>
          <table:table-cell office:value-type="float" office:value="20609" calcext:value-type="float">
            <text:p>20609</text:p>
          </table:table-cell>
          <table:table-cell office:value-type="float" office:value="0" calcext:value-type="float">
            <text:p>0</text:p>
          </table:table-cell>
          <table:table-cell office:value-type="float" office:value="25704" calcext:value-type="float">
            <text:p>25704</text:p>
          </table:table-cell>
          <table:table-cell office:value-type="float" office:value="11047" calcext:value-type="float">
            <text:p>1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8</text:p>
          </table:table-cell>
          <table:table-cell office:value-type="string" calcext:value-type="string">
            <text:p>BMS College of Engineering</text:p>
          </table:table-cell>
          <table:table-cell office:value-type="string" calcext:value-type="string">
            <text:p><text:s/>Basavanagudi,Bengaluru</text:p>
          </table:table-cell>
          <table:table-cell office:value-type="string" calcext:value-type="string">
            <text:p>T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6" calcext:value-type="float">
            <text:p>17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84" calcext:value-type="float">
            <text:p>2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1" calcext:value-type="float">
            <text:p>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8" calcext:value-type="float">
            <text:p>6548</text:p>
          </table:table-cell>
          <table:table-cell office:value-type="float" office:value="23795" calcext:value-type="float">
            <text:p>23795</text:p>
          </table:table-cell>
          <table:table-cell office:value-type="float" office:value="26044" calcext:value-type="float">
            <text:p>26044</text:p>
          </table:table-cell>
          <table:table-cell office:value-type="float" office:value="44868" calcext:value-type="float">
            <text:p>44868</text:p>
          </table:table-cell>
          <table:table-cell office:value-type="float" office:value="0" calcext:value-type="float">
            <text:p>0</text:p>
          </table:table-cell>
          <table:table-cell office:value-type="float" office:value="75406" calcext:value-type="float">
            <text:p>75406</text:p>
          </table:table-cell>
          <table:table-cell office:value-type="float" office:value="15247" calcext:value-type="float">
            <text:p>15247</text:p>
          </table:table-cell>
          <table:table-cell office:value-type="float" office:value="0" calcext:value-type="float">
            <text:p>0</text:p>
          </table:table-cell>
          <table:table-cell office:value-type="float" office:value="68268" calcext:value-type="float">
            <text:p>68268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97" calcext:value-type="float">
            <text:p>1377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23" calcext:value-type="float">
            <text:p>60023</text:p>
          </table:table-cell>
          <table:table-cell office:value-type="float" office:value="0" calcext:value-type="float">
            <text:p>0</text:p>
          </table:table-cell>
          <table:table-cell office:value-type="float" office:value="109956" calcext:value-type="float">
            <text:p>1099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801" calcext:value-type="float">
            <text:p>6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float" office:value="0" calcext:value-type="float">
            <text:p>0</text:p>
          </table:table-cell>
          <table:table-cell office:value-type="float" office:value="61817" calcext:value-type="float">
            <text:p>61817</text:p>
          </table:table-cell>
          <table:table-cell office:value-type="float" office:value="130488" calcext:value-type="float">
            <text:p>1304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484" calcext:value-type="float">
            <text:p>554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437" calcext:value-type="float">
            <text:p>4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06" calcext:value-type="float">
            <text:p>40806</text:p>
          </table:table-cell>
          <table:table-cell office:value-type="float" office:value="48543" calcext:value-type="float">
            <text:p>48543</text:p>
          </table:table-cell>
          <table:table-cell office:value-type="float" office:value="58865" calcext:value-type="float">
            <text:p>58865</text:p>
          </table:table-cell>
          <table:table-cell office:value-type="float" office:value="82735" calcext:value-type="float">
            <text:p>8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29" calcext:value-type="float">
            <text:p>75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CS</text:p>
          </table:table-cell>
          <table:table-cell office:value-type="float" office:value="39808" calcext:value-type="float">
            <text:p>3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97" calcext:value-type="float">
            <text:p>2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28" calcext:value-type="float">
            <text:p>3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82" calcext:value-type="float">
            <text:p>328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88" calcext:value-type="float">
            <text:p>20988</text:p>
          </table:table-cell>
          <table:table-cell office:value-type="float" office:value="0" calcext:value-type="float">
            <text:p>0</text:p>
          </table:table-cell>
          <table:table-cell office:value-type="float" office:value="25060" calcext:value-type="float">
            <text:p>25060</text:p>
          </table:table-cell>
          <table:table-cell office:value-type="float" office:value="65848" calcext:value-type="float">
            <text:p>65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60" calcext:value-type="float">
            <text:p>5986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EC</text:p>
          </table:table-cell>
          <table:table-cell office:value-type="float" office:value="36602" calcext:value-type="float">
            <text:p>3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1" calcext:value-type="float">
            <text:p>2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2" calcext:value-type="float">
            <text:p>4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7" calcext:value-type="float">
            <text:p>27077</text:p>
          </table:table-cell>
          <table:table-cell office:value-type="float" office:value="0" calcext:value-type="float">
            <text:p>0</text:p>
          </table:table-cell>
          <table:table-cell office:value-type="float" office:value="49324" calcext:value-type="float">
            <text:p>49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25" calcext:value-type="float">
            <text:p>25425</text:p>
          </table:table-cell>
          <table:table-cell office:value-type="float" office:value="26204" calcext:value-type="float">
            <text:p>26204</text:p>
          </table:table-cell>
          <table:table-cell office:value-type="float" office:value="34320" calcext:value-type="float">
            <text:p>34320</text:p>
          </table:table-cell>
          <table:table-cell office:value-type="float" office:value="60938" calcext:value-type="float">
            <text:p>60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94" calcext:value-type="float">
            <text:p>78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E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273" calcext:value-type="float">
            <text:p>72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81" calcext:value-type="float">
            <text:p>13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99" calcext:value-type="float">
            <text:p>119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603" calcext:value-type="float">
            <text:p>64603</text:p>
          </table:table-cell>
          <table:table-cell office:value-type="float" office:value="0" calcext:value-type="float">
            <text:p>0</text:p>
          </table:table-cell>
          <table:table-cell office:value-type="float" office:value="111221" calcext:value-type="float">
            <text:p>1112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9</text:p>
          </table:table-cell>
          <table:table-cell office:value-type="string" calcext:value-type="string">
            <text:p>Basaveshwara Engineering College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IE</text:p>
          </table:table-cell>
          <table:table-cell office:value-type="float" office:value="42679" calcext:value-type="float">
            <text:p>4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17" calcext:value-type="float">
            <text:p>36817</text:p>
          </table:table-cell>
          <table:table-cell office:value-type="float" office:value="0" calcext:value-type="float">
            <text:p>0</text:p>
          </table:table-cell>
          <table:table-cell office:value-type="float" office:value="122840" calcext:value-type="float">
            <text:p>122840</text:p>
          </table:table-cell>
          <table:table-cell office:value-type="float" office:value="69457" calcext:value-type="float">
            <text:p>69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73" calcext:value-type="float">
            <text:p>36373</text:p>
          </table:table-cell>
          <table:table-cell office:value-type="float" office:value="77673" calcext:value-type="float">
            <text:p>77673</text:p>
          </table:table-cell>
          <table:table-cell office:value-type="float" office:value="0" calcext:value-type="float">
            <text:p>0</text:p>
          </table:table-cell>
          <table:table-cell office:value-type="float" office:value="33297" calcext:value-type="float">
            <text:p>3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42" calcext:value-type="float">
            <text:p>32542</text:p>
          </table:table-cell>
          <table:table-cell office:value-type="float" office:value="46975" calcext:value-type="float">
            <text:p>46975</text:p>
          </table:table-cell>
          <table:table-cell office:value-type="float" office:value="53616" calcext:value-type="float">
            <text:p>53616</text:p>
          </table:table-cell>
          <table:table-cell office:value-type="float" office:value="119461" calcext:value-type="float">
            <text:p>119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10" calcext:value-type="float">
            <text:p>966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29" calcext:value-type="float">
            <text:p>7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76" calcext:value-type="float">
            <text:p>57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1" calcext:value-type="float">
            <text:p>59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02" calcext:value-type="float">
            <text:p>51302</text:p>
          </table:table-cell>
          <table:table-cell office:value-type="float" office:value="75343" calcext:value-type="float">
            <text:p>75343</text:p>
          </table:table-cell>
          <table:table-cell office:value-type="float" office:value="104763" calcext:value-type="float">
            <text:p>104763</text:p>
          </table:table-cell>
          <table:table-cell office:value-type="float" office:value="125033" calcext:value-type="float">
            <text:p>1250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58" calcext:value-type="float">
            <text:p>1401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CS</text:p>
          </table:table-cell>
          <table:table-cell office:value-type="float" office:value="10628" calcext:value-type="float">
            <text:p>1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6" calcext:value-type="float">
            <text:p>10656</text:p>
          </table:table-cell>
          <table:table-cell office:value-type="float" office:value="14907" calcext:value-type="float">
            <text:p>14907</text:p>
          </table:table-cell>
          <table:table-cell office:value-type="float" office:value="13718" calcext:value-type="float">
            <text:p>13718</text:p>
          </table:table-cell>
          <table:table-cell office:value-type="float" office:value="11739" calcext:value-type="float">
            <text:p>1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58" calcext:value-type="float">
            <text:p>2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4848" calcext:value-type="float">
            <text:p>4848</text:p>
          </table:table-cell>
          <table:table-cell office:value-type="float" office:value="8030" calcext:value-type="float">
            <text:p>8030</text:p>
          </table:table-cell>
          <table:table-cell office:value-type="float" office:value="8519" calcext:value-type="float">
            <text:p>8519</text:p>
          </table:table-cell>
          <table:table-cell office:value-type="float" office:value="44286" calcext:value-type="float">
            <text:p>44286</text:p>
          </table:table-cell>
          <table:table-cell office:value-type="float" office:value="48674" calcext:value-type="float">
            <text:p>48674</text:p>
          </table:table-cell>
          <table:table-cell office:value-type="float" office:value="111377" calcext:value-type="float">
            <text:p>111377</text:p>
          </table:table-cell>
          <table:table-cell office:value-type="float" office:value="10069" calcext:value-type="float">
            <text:p>10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EC</text:p>
          </table:table-cell>
          <table:table-cell office:value-type="float" office:value="18847" calcext:value-type="float">
            <text:p>1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5" calcext:value-type="float">
            <text:p>16175</text:p>
          </table:table-cell>
          <table:table-cell office:value-type="float" office:value="23115" calcext:value-type="float">
            <text:p>23115</text:p>
          </table:table-cell>
          <table:table-cell office:value-type="float" office:value="29923" calcext:value-type="float">
            <text:p>29923</text:p>
          </table:table-cell>
          <table:table-cell office:value-type="float" office:value="44610" calcext:value-type="float">
            <text:p>44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71" calcext:value-type="float">
            <text:p>2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61" calcext:value-type="float">
            <text:p>15561</text:p>
          </table:table-cell>
          <table:table-cell office:value-type="float" office:value="0" calcext:value-type="float">
            <text:p>0</text:p>
          </table:table-cell>
          <table:table-cell office:value-type="float" office:value="16469" calcext:value-type="float">
            <text:p>16469</text:p>
          </table:table-cell>
          <table:table-cell office:value-type="float" office:value="10839" calcext:value-type="float">
            <text:p>10839</text:p>
          </table:table-cell>
          <table:table-cell office:value-type="float" office:value="18193" calcext:value-type="float">
            <text:p>18193</text:p>
          </table:table-cell>
          <table:table-cell office:value-type="float" office:value="13228" calcext:value-type="float">
            <text:p>13228</text:p>
          </table:table-cell>
          <table:table-cell office:value-type="float" office:value="74161" calcext:value-type="float">
            <text:p>74161</text:p>
          </table:table-cell>
          <table:table-cell office:value-type="float" office:value="114749" calcext:value-type="float">
            <text:p>114749</text:p>
          </table:table-cell>
          <table:table-cell office:value-type="float" office:value="120299" calcext:value-type="float">
            <text:p>120299</text:p>
          </table:table-cell>
          <table:table-cell office:value-type="float" office:value="31814" calcext:value-type="float">
            <text:p>31814</text:p>
          </table:table-cell>
          <table:table-cell office:value-type="float" office:value="0" calcext:value-type="float">
            <text:p>0</text:p>
          </table:table-cell>
          <table:table-cell office:value-type="float" office:value="64607" calcext:value-type="float">
            <text:p>64607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479" calcext:value-type="float">
            <text:p>12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96" calcext:value-type="float">
            <text:p>5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67" calcext:value-type="float">
            <text:p>74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65" calcext:value-type="float">
            <text:p>5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40" calcext:value-type="float">
            <text:p>45340</text:p>
          </table:table-cell>
          <table:table-cell office:value-type="float" office:value="94532" calcext:value-type="float">
            <text:p>94532</text:p>
          </table:table-cell>
          <table:table-cell office:value-type="float" office:value="130757" calcext:value-type="float">
            <text:p>130757</text:p>
          </table:table-cell>
          <table:table-cell office:value-type="float" office:value="111333" calcext:value-type="float">
            <text:p>11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78" calcext:value-type="float">
            <text:p>138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IE</text:p>
          </table:table-cell>
          <table:table-cell office:value-type="float" office:value="17944" calcext:value-type="float">
            <text:p>17944</text:p>
          </table:table-cell>
          <table:table-cell office:value-type="float" office:value="34579" calcext:value-type="float">
            <text:p>34579</text:p>
          </table:table-cell>
          <table:table-cell office:value-type="float" office:value="20085" calcext:value-type="float">
            <text:p>20085</text:p>
          </table:table-cell>
          <table:table-cell office:value-type="float" office:value="16850" calcext:value-type="float">
            <text:p>16850</text:p>
          </table:table-cell>
          <table:table-cell office:value-type="float" office:value="0" calcext:value-type="float">
            <text:p>0</text:p>
          </table:table-cell>
          <table:table-cell office:value-type="float" office:value="19762" calcext:value-type="float">
            <text:p>19762</text:p>
          </table:table-cell>
          <table:table-cell office:value-type="float" office:value="21290" calcext:value-type="float">
            <text:p>21290</text:p>
          </table:table-cell>
          <table:table-cell office:value-type="float" office:value="0" calcext:value-type="float">
            <text:p>0</text:p>
          </table:table-cell>
          <table:table-cell office:value-type="float" office:value="28875" calcext:value-type="float">
            <text:p>28875</text:p>
          </table:table-cell>
          <table:table-cell office:value-type="float" office:value="19311" calcext:value-type="float">
            <text:p>19311</text:p>
          </table:table-cell>
          <table:table-cell office:value-type="float" office:value="0" calcext:value-type="float">
            <text:p>0</text:p>
          </table:table-cell>
          <table:table-cell office:value-type="float" office:value="24952" calcext:value-type="float">
            <text:p>24952</text:p>
          </table:table-cell>
          <table:table-cell office:value-type="float" office:value="11960" calcext:value-type="float">
            <text:p>11960</text:p>
          </table:table-cell>
          <table:table-cell office:value-type="float" office:value="33026" calcext:value-type="float">
            <text:p>33026</text:p>
          </table:table-cell>
          <table:table-cell office:value-type="float" office:value="0" calcext:value-type="float">
            <text:p>0</text:p>
          </table:table-cell>
          <table:table-cell office:value-type="float" office:value="9189" calcext:value-type="float">
            <text:p>9189</text:p>
          </table:table-cell>
          <table:table-cell office:value-type="float" office:value="11759" calcext:value-type="float">
            <text:p>11759</text:p>
          </table:table-cell>
          <table:table-cell office:value-type="float" office:value="13107" calcext:value-type="float">
            <text:p>13107</text:p>
          </table:table-cell>
          <table:table-cell office:value-type="float" office:value="76941" calcext:value-type="float">
            <text:p>76941</text:p>
          </table:table-cell>
          <table:table-cell office:value-type="float" office:value="0" calcext:value-type="float">
            <text:p>0</text:p>
          </table:table-cell>
          <table:table-cell office:value-type="float" office:value="134009" calcext:value-type="float">
            <text:p>134009</text:p>
          </table:table-cell>
          <table:table-cell office:value-type="float" office:value="23053" calcext:value-type="float">
            <text:p>23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3</text:p>
          </table:table-cell>
          <table:table-cell office:value-type="string" calcext:value-type="string">
            <text:p>NMAM Institutute of Technology</text:p>
          </table:table-cell>
          <table:table-cell office:value-type="string" calcext:value-type="string">
            <text:p>Nitte, Karkala, Udupi </text:p>
          </table:table-cell>
          <table:table-cell office:value-type="string" calcext:value-type="string">
            <text:p>M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003" calcext:value-type="float">
            <text:p>128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2207" calcext:value-type="float">
            <text:p>122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49" calcext:value-type="float">
            <text:p>138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4</text:p>
          </table:table-cell>
          <table:table-cell office:value-type="string" calcext:value-type="string">
            <text:p>KVG College of Engineering</text:p>
          </table:table-cell>
          <table:table-cell office:value-type="string" calcext:value-type="string">
            <text:p>Sullia, Dakshina Kannad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4</text:p>
          </table:table-cell>
          <table:table-cell office:value-type="string" calcext:value-type="string">
            <text:p>KVG College of Engineering</text:p>
          </table:table-cell>
          <table:table-cell office:value-type="string" calcext:value-type="string">
            <text:p>Sullia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168" calcext:value-type="float">
            <text:p>1271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4</text:p>
          </table:table-cell>
          <table:table-cell office:value-type="string" calcext:value-type="string">
            <text:p>KVG College of Engineering</text:p>
          </table:table-cell>
          <table:table-cell office:value-type="string" calcext:value-type="string">
            <text:p>Sullia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098" calcext:value-type="float">
            <text:p>960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4</text:p>
          </table:table-cell>
          <table:table-cell office:value-type="string" calcext:value-type="string">
            <text:p>KVG College of Engineering</text:p>
          </table:table-cell>
          <table:table-cell office:value-type="string" calcext:value-type="string">
            <text:p>Sullia, Dakshina Kannad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4</text:p>
          </table:table-cell>
          <table:table-cell office:value-type="string" calcext:value-type="string">
            <text:p>KVG College of Engineering</text:p>
          </table:table-cell>
          <table:table-cell office:value-type="string" calcext:value-type="string">
            <text:p>Sullia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182" calcext:value-type="float">
            <text:p>133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B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4295" calcext:value-type="float">
            <text:p>104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2823" calcext:value-type="float">
            <text:p>10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60" calcext:value-type="float">
            <text:p>119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301" calcext:value-type="float">
            <text:p>1213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102" calcext:value-type="float">
            <text:p>1371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016" calcext:value-type="float">
            <text:p>1270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9829" calcext:value-type="float">
            <text:p>698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5</text:p>
          </table:table-cell>
          <table:table-cell office:value-type="string" calcext:value-type="string">
            <text:p>PA College of Engineering</text:p>
          </table:table-cell>
          <table:table-cell office:value-type="string" calcext:value-type="string">
            <text:p>Bantwal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6</text:p>
          </table:table-cell>
          <table:table-cell office:value-type="string" calcext:value-type="string">
            <text:p>The National Institute of Engineering</text:p>
          </table:table-cell>
          <table:table-cell office:value-type="string" calcext:value-type="string">
            <text:p>Manandavadi Road, Mysore</text:p>
          </table:table-cell>
          <table:table-cell office:value-type="string" calcext:value-type="string">
            <text:p>CS</text:p>
          </table:table-cell>
          <table:table-cell office:value-type="float" office:value="6124" calcext:value-type="float">
            <text:p>6124</text:p>
          </table:table-cell>
          <table:table-cell office:value-type="float" office:value="0" calcext:value-type="float">
            <text:p>0</text:p>
          </table:table-cell>
          <table:table-cell office:value-type="float" office:value="9266" calcext:value-type="float">
            <text:p>9266</text:p>
          </table:table-cell>
          <table:table-cell office:value-type="float" office:value="7170" calcext:value-type="float">
            <text:p>7170</text:p>
          </table:table-cell>
          <table:table-cell office:value-type="float" office:value="0" calcext:value-type="float">
            <text:p>0</text:p>
          </table:table-cell>
          <table:table-cell office:value-type="float" office:value="17047" calcext:value-type="float">
            <text:p>17047</text:p>
          </table:table-cell>
          <table:table-cell office:value-type="float" office:value="6738" calcext:value-type="float">
            <text:p>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float" office:value="0" calcext:value-type="float">
            <text:p>0</text:p>
          </table:table-cell>
          <table:table-cell office:value-type="float" office:value="6924" calcext:value-type="float">
            <text:p>6924</text:p>
          </table:table-cell>
          <table:table-cell office:value-type="float" office:value="3173" calcext:value-type="float">
            <text:p>3173</text:p>
          </table:table-cell>
          <table:table-cell office:value-type="float" office:value="7687" calcext:value-type="float">
            <text:p>7687</text:p>
          </table:table-cell>
          <table:table-cell office:value-type="float" office:value="4560" calcext:value-type="float">
            <text:p>4560</text:p>
          </table:table-cell>
          <table:table-cell office:value-type="float" office:value="24288" calcext:value-type="float">
            <text:p>24288</text:p>
          </table:table-cell>
          <table:table-cell office:value-type="float" office:value="42973" calcext:value-type="float">
            <text:p>42973</text:p>
          </table:table-cell>
          <table:table-cell office:value-type="float" office:value="54208" calcext:value-type="float">
            <text:p>54208</text:p>
          </table:table-cell>
          <table:table-cell office:value-type="float" office:value="21463" calcext:value-type="float">
            <text:p>21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6</text:p>
          </table:table-cell>
          <table:table-cell office:value-type="string" calcext:value-type="string">
            <text:p>The National Institute of Engineering</text:p>
          </table:table-cell>
          <table:table-cell office:value-type="string" calcext:value-type="string">
            <text:p>Manandavadi Road, Mysore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74" calcext:value-type="float">
            <text:p>10774</text:p>
          </table:table-cell>
          <table:table-cell office:value-type="float" office:value="0" calcext:value-type="float">
            <text:p>0</text:p>
          </table:table-cell>
          <table:table-cell office:value-type="float" office:value="12429" calcext:value-type="float">
            <text:p>12429</text:p>
          </table:table-cell>
          <table:table-cell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6" calcext:value-type="float">
            <text:p>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office:value-type="float" office:value="0" calcext:value-type="float">
            <text:p>0</text:p>
          </table:table-cell>
          <table:table-cell office:value-type="float" office:value="9409" calcext:value-type="float">
            <text:p>9409</text:p>
          </table:table-cell>
          <table:table-cell office:value-type="float" office:value="29225" calcext:value-type="float">
            <text:p>29225</text:p>
          </table:table-cell>
          <table:table-cell office:value-type="float" office:value="0" calcext:value-type="float">
            <text:p>0</text:p>
          </table:table-cell>
          <table:table-cell office:value-type="float" office:value="91775" calcext:value-type="float">
            <text:p>91775</text:p>
          </table:table-cell>
          <table:table-cell office:value-type="float" office:value="16356" calcext:value-type="float">
            <text:p>16356</text:p>
          </table:table-cell>
          <table:table-cell office:value-type="float" office:value="71068" calcext:value-type="float">
            <text:p>7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6</text:p>
          </table:table-cell>
          <table:table-cell office:value-type="string" calcext:value-type="string">
            <text:p>The National Institute of Engineering</text:p>
          </table:table-cell>
          <table:table-cell office:value-type="string" calcext:value-type="string">
            <text:p>Manandavadi Road, Mysore</text:p>
          </table:table-cell>
          <table:table-cell office:value-type="string" calcext:value-type="string">
            <text:p>EE</text:p>
          </table:table-cell>
          <table:table-cell office:value-type="float" office:value="28917" calcext:value-type="float">
            <text:p>28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0" calcext:value-type="float">
            <text:p>0</text:p>
          </table:table-cell>
          <table:table-cell office:value-type="float" office:value="37229" calcext:value-type="float">
            <text:p>37229</text:p>
          </table:table-cell>
          <table:table-cell office:value-type="float" office:value="24965" calcext:value-type="float">
            <text:p>2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15" calcext:value-type="float">
            <text:p>1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91" calcext:value-type="float">
            <text:p>13391</text:p>
          </table:table-cell>
          <table:table-cell office:value-type="float" office:value="36353" calcext:value-type="float">
            <text:p>36353</text:p>
          </table:table-cell>
          <table:table-cell office:value-type="float" office:value="16564" calcext:value-type="float">
            <text:p>16564</text:p>
          </table:table-cell>
          <table:table-cell office:value-type="float" office:value="41469" calcext:value-type="float">
            <text:p>414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6</text:p>
          </table:table-cell>
          <table:table-cell office:value-type="string" calcext:value-type="string">
            <text:p>The National Institute of Engineering</text:p>
          </table:table-cell>
          <table:table-cell office:value-type="string" calcext:value-type="string">
            <text:p>Manandavadi Road, Mysore</text:p>
          </table:table-cell>
          <table:table-cell office:value-type="string" calcext:value-type="string">
            <text:p>IE</text:p>
          </table:table-cell>
          <table:table-cell office:value-type="float" office:value="18321" calcext:value-type="float">
            <text:p>1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2" calcext:value-type="float">
            <text:p>10682</text:p>
          </table:table-cell>
          <table:table-cell office:value-type="float" office:value="0" calcext:value-type="float">
            <text:p>0</text:p>
          </table:table-cell>
          <table:table-cell office:value-type="float" office:value="17166" calcext:value-type="float">
            <text:p>17166</text:p>
          </table:table-cell>
          <table:table-cell office:value-type="float" office:value="7398" calcext:value-type="float">
            <text:p>7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8" calcext:value-type="float">
            <text:p>6828</text:p>
          </table:table-cell>
          <table:table-cell office:value-type="float" office:value="10747" calcext:value-type="float">
            <text:p>10747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" calcext:value-type="float">
            <text:p>5723</text:p>
          </table:table-cell>
          <table:table-cell office:value-type="float" office:value="7825" calcext:value-type="float">
            <text:p>7825</text:p>
          </table:table-cell>
          <table:table-cell office:value-type="float" office:value="8302" calcext:value-type="float">
            <text:p>8302</text:p>
          </table:table-cell>
          <table:table-cell office:value-type="float" office:value="38101" calcext:value-type="float">
            <text:p>3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8" calcext:value-type="float">
            <text:p>16238</text:p>
          </table:table-cell>
          <table:table-cell office:value-type="float" office:value="0" calcext:value-type="float">
            <text:p>0</text:p>
          </table:table-cell>
          <table:table-cell office:value-type="float" office:value="30551" calcext:value-type="float">
            <text:p>30551</text:p>
          </table:table-cell>
        </table:table-row>
        <table:table-row table:style-name="ro1">
          <table:table-cell office:value-type="string" calcext:value-type="string">
            <text:p>E056</text:p>
          </table:table-cell>
          <table:table-cell office:value-type="string" calcext:value-type="string">
            <text:p>The National Institute of Engineering</text:p>
          </table:table-cell>
          <table:table-cell office:value-type="string" calcext:value-type="string">
            <text:p>Manandavadi Road, Mysore</text:p>
          </table:table-cell>
          <table:table-cell office:value-type="string" calcext:value-type="string">
            <text:p>ME</text:p>
          </table:table-cell>
          <table:table-cell office:value-type="float" office:value="36976" calcext:value-type="float">
            <text:p>3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18" calcext:value-type="float">
            <text:p>40918</text:p>
          </table:table-cell>
          <table:table-cell office:value-type="float" office:value="0" calcext:value-type="float">
            <text:p>0</text:p>
          </table:table-cell>
          <table:table-cell office:value-type="float" office:value="44411" calcext:value-type="float">
            <text:p>44411</text:p>
          </table:table-cell>
          <table:table-cell office:value-type="float" office:value="23280" calcext:value-type="float">
            <text:p>23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28" calcext:value-type="float">
            <text:p>3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3" calcext:value-type="float">
            <text:p>2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8" calcext:value-type="float">
            <text:p>20068</text:p>
          </table:table-cell>
          <table:table-cell office:value-type="float" office:value="28237" calcext:value-type="float">
            <text:p>28237</text:p>
          </table:table-cell>
          <table:table-cell office:value-type="float" office:value="43141" calcext:value-type="float">
            <text:p>43141</text:p>
          </table:table-cell>
          <table:table-cell office:value-type="float" office:value="85200" calcext:value-type="float">
            <text:p>85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05" calcext:value-type="float">
            <text:p>33205</text:p>
          </table:table-cell>
          <table:table-cell office:value-type="float" office:value="0" calcext:value-type="float">
            <text:p>0</text:p>
          </table:table-cell>
          <table:table-cell office:value-type="float" office:value="113298" calcext:value-type="float">
            <text:p>113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07" calcext:value-type="float">
            <text:p>101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  <table:table-cell office:value-type="float" office:value="54650" calcext:value-type="float">
            <text:p>54650</text:p>
          </table:table-cell>
          <table:table-cell office:value-type="float" office:value="98773" calcext:value-type="float">
            <text:p>98773</text:p>
          </table:table-cell>
          <table:table-cell office:value-type="float" office:value="129541" calcext:value-type="float">
            <text:p>129541</text:p>
          </table:table-cell>
          <table:table-cell office:value-type="float" office:value="0" calcext:value-type="float">
            <text:p>0</text:p>
          </table:table-cell>
          <table:table-cell office:value-type="float" office:value="117255" calcext:value-type="float">
            <text:p>117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B</text:p>
          </table:table-cell>
          <table:table-cell office:value-type="float" office:value="13698" calcext:value-type="float">
            <text:p>13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7" calcext:value-type="float">
            <text:p>13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5" calcext:value-type="float">
            <text:p>10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8" calcext:value-type="float">
            <text:p>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18310" calcext:value-type="float">
            <text:p>18310</text:p>
          </table:table-cell>
          <table:table-cell office:value-type="float" office:value="14567" calcext:value-type="float">
            <text:p>14567</text:p>
          </table:table-cell>
          <table:table-cell office:value-type="float" office:value="79604" calcext:value-type="float">
            <text:p>79604</text:p>
          </table:table-cell>
          <table:table-cell office:value-type="float" office:value="0" calcext:value-type="float">
            <text:p>0</text:p>
          </table:table-cell>
          <table:table-cell office:value-type="float" office:value="97226" calcext:value-type="float">
            <text:p>97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E</text:p>
          </table:table-cell>
          <table:table-cell office:value-type="float" office:value="46951" calcext:value-type="float">
            <text:p>46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26" calcext:value-type="float">
            <text:p>3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93" calcext:value-type="float">
            <text:p>28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33" calcext:value-type="float">
            <text:p>24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7" calcext:value-type="float">
            <text:p>33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6" calcext:value-type="float">
            <text:p>24676</text:p>
          </table:table-cell>
          <table:table-cell office:value-type="float" office:value="79788" calcext:value-type="float">
            <text:p>79788</text:p>
          </table:table-cell>
          <table:table-cell office:value-type="float" office:value="43853" calcext:value-type="float">
            <text:p>43853</text:p>
          </table:table-cell>
          <table:table-cell office:value-type="float" office:value="32839" calcext:value-type="float">
            <text:p>32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53" calcext:value-type="float">
            <text:p>33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S</text:p>
          </table:table-cell>
          <table:table-cell office:value-type="float" office:value="7821" calcext:value-type="float">
            <text:p>7821</text:p>
          </table:table-cell>
          <table:table-cell office:value-type="float" office:value="14757" calcext:value-type="float">
            <text:p>14757</text:p>
          </table:table-cell>
          <table:table-cell office:value-type="float" office:value="0" calcext:value-type="float">
            <text:p>0</text:p>
          </table:table-cell>
          <table:table-cell office:value-type="float" office:value="5844" calcext:value-type="float">
            <text:p>5844</text:p>
          </table:table-cell>
          <table:table-cell office:value-type="float" office:value="0" calcext:value-type="float">
            <text:p>0</text:p>
          </table:table-cell>
          <table:table-cell office:value-type="float" office:value="6213" calcext:value-type="float">
            <text:p>6213</text:p>
          </table:table-cell>
          <table:table-cell office:value-type="float" office:value="4415" calcext:value-type="float">
            <text:p>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2" calcext:value-type="float">
            <text:p>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6434" calcext:value-type="float">
            <text:p>6434</text:p>
          </table:table-cell>
          <table:table-cell office:value-type="float" office:value="3876" calcext:value-type="float">
            <text:p>3876</text:p>
          </table:table-cell>
          <table:table-cell office:value-type="float" office:value="19277" calcext:value-type="float">
            <text:p>19277</text:p>
          </table:table-cell>
          <table:table-cell office:value-type="float" office:value="0" calcext:value-type="float">
            <text:p>0</text:p>
          </table:table-cell>
          <table:table-cell office:value-type="float" office:value="40527" calcext:value-type="float">
            <text:p>40527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office:value-type="float" office:value="19440" calcext:value-type="float">
            <text:p>1944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77" calcext:value-type="float">
            <text:p>114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63" calcext:value-type="float">
            <text:p>11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63" calcext:value-type="float">
            <text:p>10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17" calcext:value-type="float">
            <text:p>8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10" calcext:value-type="float">
            <text:p>62010</text:p>
          </table:table-cell>
          <table:table-cell office:value-type="float" office:value="0" calcext:value-type="float">
            <text:p>0</text:p>
          </table:table-cell>
          <table:table-cell office:value-type="float" office:value="99652" calcext:value-type="float">
            <text:p>99652</text:p>
          </table:table-cell>
          <table:table-cell office:value-type="float" office:value="90813" calcext:value-type="float">
            <text:p>9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98" calcext:value-type="float">
            <text:p>99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0" calcext:value-type="float">
            <text:p>0</text:p>
          </table:table-cell>
          <table:table-cell office:value-type="float" office:value="10781" calcext:value-type="float">
            <text:p>10781</text:p>
          </table:table-cell>
          <table:table-cell office:value-type="float" office:value="6951" calcext:value-type="float">
            <text:p>6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9" calcext:value-type="float">
            <text:p>5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6451" calcext:value-type="float">
            <text:p>6451</text:p>
          </table:table-cell>
          <table:table-cell office:value-type="float" office:value="5425" calcext:value-type="float">
            <text:p>5425</text:p>
          </table:table-cell>
          <table:table-cell office:value-type="float" office:value="20748" calcext:value-type="float">
            <text:p>207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8198" calcext:value-type="float">
            <text:p>8198</text:p>
          </table:table-cell>
          <table:table-cell office:value-type="float" office:value="26450" calcext:value-type="float">
            <text:p>26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0" calcext:value-type="float">
            <text:p>5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office:value-type="float" office:value="0" calcext:value-type="float">
            <text:p>0</text:p>
          </table:table-cell>
          <table:table-cell office:value-type="float" office:value="4657" calcext:value-type="float">
            <text:p>4657</text:p>
          </table:table-cell>
          <table:table-cell office:value-type="float" office:value="30988" calcext:value-type="float">
            <text:p>309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7</text:p>
          </table:table-cell>
          <table:table-cell office:value-type="string" calcext:value-type="string">
            <text:p>JSS Science and Technology University(Formerly SJCE)</text:p>
          </table:table-cell>
          <table:table-cell office:value-type="string" calcext:value-type="string">
            <text:p>University Of Mysore Campus, Mysore</text:p>
          </table:table-cell>
          <table:table-cell office:value-type="string" calcext:value-type="string">
            <text:p>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65" calcext:value-type="float">
            <text:p>476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03" calcext:value-type="float">
            <text:p>2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29" calcext:value-type="float">
            <text:p>23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1" calcext:value-type="float">
            <text:p>18061</text:p>
          </table:table-cell>
          <table:table-cell office:value-type="float" office:value="39088" calcext:value-type="float">
            <text:p>39088</text:p>
          </table:table-cell>
          <table:table-cell office:value-type="float" office:value="37840" calcext:value-type="float">
            <text:p>37840</text:p>
          </table:table-cell>
          <table:table-cell office:value-type="float" office:value="105849" calcext:value-type="float">
            <text:p>1058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148" calcext:value-type="float">
            <text:p>1271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883" calcext:value-type="float">
            <text:p>57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683" calcext:value-type="float">
            <text:p>486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119" calcext:value-type="float">
            <text:p>47119</text:p>
          </table:table-cell>
          <table:table-cell office:value-type="float" office:value="0" calcext:value-type="float">
            <text:p>0</text:p>
          </table:table-cell>
          <table:table-cell office:value-type="float" office:value="55247" calcext:value-type="float">
            <text:p>55247</text:p>
          </table:table-cell>
          <table:table-cell office:value-type="float" office:value="76753" calcext:value-type="float">
            <text:p>7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45" calcext:value-type="float">
            <text:p>137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CS</text:p>
          </table:table-cell>
          <table:table-cell office:value-type="float" office:value="38289" calcext:value-type="float">
            <text:p>38289</text:p>
          </table:table-cell>
          <table:table-cell office:value-type="float" office:value="0" calcext:value-type="float">
            <text:p>0</text:p>
          </table:table-cell>
          <table:table-cell office:value-type="float" office:value="41747" calcext:value-type="float">
            <text:p>41747</text:p>
          </table:table-cell>
          <table:table-cell office:value-type="float" office:value="28766" calcext:value-type="float">
            <text:p>28766</text:p>
          </table:table-cell>
          <table:table-cell office:value-type="float" office:value="29821" calcext:value-type="float">
            <text:p>29821</text:p>
          </table:table-cell>
          <table:table-cell office:value-type="float" office:value="29655" calcext:value-type="float">
            <text:p>29655</text:p>
          </table:table-cell>
          <table:table-cell office:value-type="float" office:value="34697" calcext:value-type="float">
            <text:p>3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7" calcext:value-type="float">
            <text:p>2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84" calcext:value-type="float">
            <text:p>24884</text:p>
          </table:table-cell>
          <table:table-cell office:value-type="float" office:value="0" calcext:value-type="float">
            <text:p>0</text:p>
          </table:table-cell>
          <table:table-cell office:value-type="float" office:value="37510" calcext:value-type="float">
            <text:p>37510</text:p>
          </table:table-cell>
          <table:table-cell office:value-type="float" office:value="20050" calcext:value-type="float">
            <text:p>20050</text:p>
          </table:table-cell>
          <table:table-cell office:value-type="float" office:value="29124" calcext:value-type="float">
            <text:p>29124</text:p>
          </table:table-cell>
          <table:table-cell office:value-type="float" office:value="27759" calcext:value-type="float">
            <text:p>27759</text:p>
          </table:table-cell>
          <table:table-cell office:value-type="float" office:value="44501" calcext:value-type="float">
            <text:p>44501</text:p>
          </table:table-cell>
          <table:table-cell office:value-type="float" office:value="0" calcext:value-type="float">
            <text:p>0</text:p>
          </table:table-cell>
          <table:table-cell office:value-type="float" office:value="71694" calcext:value-type="float">
            <text:p>71694</text:p>
          </table:table-cell>
          <table:table-cell office:value-type="float" office:value="25667" calcext:value-type="float">
            <text:p>25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EC</text:p>
          </table:table-cell>
          <table:table-cell office:value-type="float" office:value="54539" calcext:value-type="float">
            <text:p>5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71" calcext:value-type="float">
            <text:p>48471</text:p>
          </table:table-cell>
          <table:table-cell office:value-type="float" office:value="0" calcext:value-type="float">
            <text:p>0</text:p>
          </table:table-cell>
          <table:table-cell office:value-type="float" office:value="119219" calcext:value-type="float">
            <text:p>119219</text:p>
          </table:table-cell>
          <table:table-cell office:value-type="float" office:value="54274" calcext:value-type="float">
            <text:p>5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69" calcext:value-type="float">
            <text:p>2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90" calcext:value-type="float">
            <text:p>3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69" calcext:value-type="float">
            <text:p>28169</text:p>
          </table:table-cell>
          <table:table-cell office:value-type="float" office:value="39405" calcext:value-type="float">
            <text:p>39405</text:p>
          </table:table-cell>
          <table:table-cell office:value-type="float" office:value="34843" calcext:value-type="float">
            <text:p>34843</text:p>
          </table:table-cell>
          <table:table-cell office:value-type="float" office:value="51520" calcext:value-type="float">
            <text:p>51520</text:p>
          </table:table-cell>
          <table:table-cell office:value-type="float" office:value="55475" calcext:value-type="float">
            <text:p>55475</text:p>
          </table:table-cell>
          <table:table-cell office:value-type="float" office:value="72504" calcext:value-type="float">
            <text:p>72504</text:p>
          </table:table-cell>
          <table:table-cell office:value-type="float" office:value="41934" calcext:value-type="float">
            <text:p>41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755" calcext:value-type="float">
            <text:p>72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557" calcext:value-type="float">
            <text:p>115557</text:p>
          </table:table-cell>
          <table:table-cell office:value-type="float" office:value="54250" calcext:value-type="float">
            <text:p>542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675" calcext:value-type="float">
            <text:p>3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68" calcext:value-type="float">
            <text:p>5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53" calcext:value-type="float">
            <text:p>57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IE</text:p>
          </table:table-cell>
          <table:table-cell office:value-type="float" office:value="47844" calcext:value-type="float">
            <text:p>4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79" calcext:value-type="float">
            <text:p>46479</text:p>
          </table:table-cell>
          <table:table-cell office:value-type="float" office:value="0" calcext:value-type="float">
            <text:p>0</text:p>
          </table:table-cell>
          <table:table-cell office:value-type="float" office:value="76282" calcext:value-type="float">
            <text:p>76282</text:p>
          </table:table-cell>
          <table:table-cell office:value-type="float" office:value="33950" calcext:value-type="float">
            <text:p>3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22" calcext:value-type="float">
            <text:p>28622</text:p>
          </table:table-cell>
          <table:table-cell office:value-type="float" office:value="35412" calcext:value-type="float">
            <text:p>35412</text:p>
          </table:table-cell>
          <table:table-cell office:value-type="float" office:value="0" calcext:value-type="float">
            <text:p>0</text:p>
          </table:table-cell>
          <table:table-cell office:value-type="float" office:value="29078" calcext:value-type="float">
            <text:p>2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20" calcext:value-type="float">
            <text:p>25420</text:p>
          </table:table-cell>
          <table:table-cell office:value-type="float" office:value="0" calcext:value-type="float">
            <text:p>0</text:p>
          </table:table-cell>
          <table:table-cell office:value-type="float" office:value="31175" calcext:value-type="float">
            <text:p>31175</text:p>
          </table:table-cell>
          <table:table-cell office:value-type="float" office:value="87069" calcext:value-type="float">
            <text:p>870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8</text:p>
          </table:table-cell>
          <table:table-cell office:value-type="string" calcext:value-type="string">
            <text:p>PES College of Engineering</text:p>
          </table:table-cell>
          <table:table-cell office:value-type="string" calcext:value-type="string">
            <text:p>P.E.S. Engineering College Road, Mandy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210" calcext:value-type="float">
            <text:p>1372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96" calcext:value-type="float">
            <text:p>1381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CE</text:p>
          </table:table-cell>
          <table:table-cell office:value-type="float" office:value="58257" calcext:value-type="float">
            <text:p>5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15" calcext:value-type="float">
            <text:p>653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647" calcext:value-type="float">
            <text:p>6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37" calcext:value-type="float">
            <text:p>48737</text:p>
          </table:table-cell>
          <table:table-cell office:value-type="float" office:value="0" calcext:value-type="float">
            <text:p>0</text:p>
          </table:table-cell>
          <table:table-cell office:value-type="float" office:value="43887" calcext:value-type="float">
            <text:p>43887</text:p>
          </table:table-cell>
          <table:table-cell office:value-type="float" office:value="60349" calcext:value-type="float">
            <text:p>60349</text:p>
          </table:table-cell>
          <table:table-cell office:value-type="float" office:value="0" calcext:value-type="float">
            <text:p>0</text:p>
          </table:table-cell>
          <table:table-cell office:value-type="float" office:value="86745" calcext:value-type="float">
            <text:p>86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C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377" calcext:value-type="float">
            <text:p>1323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CS</text:p>
          </table:table-cell>
          <table:table-cell office:value-type="float" office:value="38735" calcext:value-type="float">
            <text:p>38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97" calcext:value-type="float">
            <text:p>339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936" calcext:value-type="float">
            <text:p>3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13" calcext:value-type="float">
            <text:p>19413</text:p>
          </table:table-cell>
          <table:table-cell office:value-type="float" office:value="28174" calcext:value-type="float">
            <text:p>28174</text:p>
          </table:table-cell>
          <table:table-cell office:value-type="float" office:value="31788" calcext:value-type="float">
            <text:p>31788</text:p>
          </table:table-cell>
          <table:table-cell office:value-type="float" office:value="48268" calcext:value-type="float">
            <text:p>48268</text:p>
          </table:table-cell>
          <table:table-cell office:value-type="float" office:value="0" calcext:value-type="float">
            <text:p>0</text:p>
          </table:table-cell>
          <table:table-cell office:value-type="float" office:value="97865" calcext:value-type="float">
            <text:p>97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" calcext:value-type="float">
            <text:p>67777</text:p>
          </table:table-cell>
          <table:table-cell office:value-type="float" office:value="98231" calcext:value-type="float">
            <text:p>98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594" calcext:value-type="float">
            <text:p>785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022" calcext:value-type="float">
            <text:p>37022</text:p>
          </table:table-cell>
          <table:table-cell office:value-type="float" office:value="0" calcext:value-type="float">
            <text:p>0</text:p>
          </table:table-cell>
          <table:table-cell office:value-type="float" office:value="60394" calcext:value-type="float">
            <text:p>60394</text:p>
          </table:table-cell>
          <table:table-cell office:value-type="float" office:value="99189" calcext:value-type="float">
            <text:p>991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6929" calcext:value-type="float">
            <text:p>369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256" calcext:value-type="float">
            <text:p>53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889" calcext:value-type="float">
            <text:p>133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39" calcext:value-type="float">
            <text:p>60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895" calcext:value-type="float">
            <text:p>120895</text:p>
          </table:table-cell>
          <table:table-cell office:value-type="float" office:value="72986" calcext:value-type="float">
            <text:p>72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09" calcext:value-type="float">
            <text:p>79809</text:p>
          </table:table-cell>
          <table:table-cell office:value-type="float" office:value="0" calcext:value-type="float">
            <text:p>0</text:p>
          </table:table-cell>
          <table:table-cell office:value-type="float" office:value="42289" calcext:value-type="float">
            <text:p>42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30" calcext:value-type="float">
            <text:p>1070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68" calcext:value-type="float">
            <text:p>1404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9</text:p>
          </table:table-cell>
          <table:table-cell office:value-type="string" calcext:value-type="string">
            <text:p>PDA College of Engineering</text:p>
          </table:table-cell>
          <table:table-cell office:value-type="string" calcext:value-type="string">
            <text:p>Shambhognlli, Gulbar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7309" calcext:value-type="float">
            <text:p>57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665" calcext:value-type="float">
            <text:p>82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CE</text:p>
          </table:table-cell>
          <table:table-cell office:value-type="float" office:value="54238" calcext:value-type="float">
            <text:p>5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93" calcext:value-type="float">
            <text:p>60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72" calcext:value-type="float">
            <text:p>13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17" calcext:value-type="float">
            <text:p>58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70" calcext:value-type="float">
            <text:p>46070</text:p>
          </table:table-cell>
          <table:table-cell office:value-type="float" office:value="54810" calcext:value-type="float">
            <text:p>54810</text:p>
          </table:table-cell>
          <table:table-cell office:value-type="float" office:value="65334" calcext:value-type="float">
            <text:p>65334</text:p>
          </table:table-cell>
          <table:table-cell office:value-type="float" office:value="62985" calcext:value-type="float">
            <text:p>62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55" calcext:value-type="float">
            <text:p>93055</text:p>
          </table:table-cell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CS</text:p>
          </table:table-cell>
          <table:table-cell office:value-type="float" office:value="24428" calcext:value-type="float">
            <text:p>2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06" calcext:value-type="float">
            <text:p>21806</text:p>
          </table:table-cell>
          <table:table-cell office:value-type="float" office:value="0" calcext:value-type="float">
            <text:p>0</text:p>
          </table:table-cell>
          <table:table-cell office:value-type="float" office:value="22788" calcext:value-type="float">
            <text:p>22788</text:p>
          </table:table-cell>
          <table:table-cell office:value-type="float" office:value="31501" calcext:value-type="float">
            <text:p>3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60" calcext:value-type="float">
            <text:p>15860</text:p>
          </table:table-cell>
          <table:table-cell office:value-type="float" office:value="0" calcext:value-type="float">
            <text:p>0</text:p>
          </table:table-cell>
          <table:table-cell office:value-type="float" office:value="22753" calcext:value-type="float">
            <text:p>22753</text:p>
          </table:table-cell>
          <table:table-cell office:value-type="float" office:value="17758" calcext:value-type="float">
            <text:p>17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2" calcext:value-type="float">
            <text:p>15362</text:p>
          </table:table-cell>
          <table:table-cell office:value-type="float" office:value="19267" calcext:value-type="float">
            <text:p>19267</text:p>
          </table:table-cell>
          <table:table-cell office:value-type="float" office:value="21376" calcext:value-type="float">
            <text:p>21376</text:p>
          </table:table-cell>
          <table:table-cell office:value-type="float" office:value="41019" calcext:value-type="float">
            <text:p>41019</text:p>
          </table:table-cell>
          <table:table-cell office:value-type="float" office:value="76662" calcext:value-type="float">
            <text:p>76662</text:p>
          </table:table-cell>
          <table:table-cell office:value-type="float" office:value="44593" calcext:value-type="float">
            <text:p>44593</text:p>
          </table:table-cell>
          <table:table-cell office:value-type="float" office:value="44656" calcext:value-type="float">
            <text:p>44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EC</text:p>
          </table:table-cell>
          <table:table-cell office:value-type="float" office:value="26849" calcext:value-type="float">
            <text:p>2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9" calcext:value-type="float">
            <text:p>22989</text:p>
          </table:table-cell>
          <table:table-cell office:value-type="float" office:value="23539" calcext:value-type="float">
            <text:p>23539</text:p>
          </table:table-cell>
          <table:table-cell office:value-type="float" office:value="32760" calcext:value-type="float">
            <text:p>32760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4" calcext:value-type="float">
            <text:p>19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94" calcext:value-type="float">
            <text:p>22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5" calcext:value-type="float">
            <text:p>18885</text:p>
          </table:table-cell>
          <table:table-cell office:value-type="float" office:value="0" calcext:value-type="float">
            <text:p>0</text:p>
          </table:table-cell>
          <table:table-cell office:value-type="float" office:value="23255" calcext:value-type="float">
            <text:p>23255</text:p>
          </table:table-cell>
          <table:table-cell office:value-type="float" office:value="43752" calcext:value-type="float">
            <text:p>43752</text:p>
          </table:table-cell>
          <table:table-cell office:value-type="float" office:value="0" calcext:value-type="float">
            <text:p>0</text:p>
          </table:table-cell>
          <table:table-cell office:value-type="float" office:value="66460" calcext:value-type="float">
            <text:p>66460</text:p>
          </table:table-cell>
          <table:table-cell office:value-type="float" office:value="28937" calcext:value-type="float">
            <text:p>28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IE</text:p>
          </table:table-cell>
          <table:table-cell office:value-type="float" office:value="18363" calcext:value-type="float">
            <text:p>1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6" calcext:value-type="float">
            <text:p>26006</text:p>
          </table:table-cell>
          <table:table-cell office:value-type="float" office:value="0" calcext:value-type="float">
            <text:p>0</text:p>
          </table:table-cell>
          <table:table-cell office:value-type="float" office:value="40547" calcext:value-type="float">
            <text:p>40547</text:p>
          </table:table-cell>
          <table:table-cell office:value-type="float" office:value="33415" calcext:value-type="float">
            <text:p>3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3" calcext:value-type="float">
            <text:p>2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01" calcext:value-type="float">
            <text:p>17901</text:p>
          </table:table-cell>
          <table:table-cell office:value-type="float" office:value="0" calcext:value-type="float">
            <text:p>0</text:p>
          </table:table-cell>
          <table:table-cell office:value-type="float" office:value="19049" calcext:value-type="float">
            <text:p>19049</text:p>
          </table:table-cell>
          <table:table-cell office:value-type="float" office:value="42502" calcext:value-type="float">
            <text:p>42502</text:p>
          </table:table-cell>
          <table:table-cell office:value-type="float" office:value="0" calcext:value-type="float">
            <text:p>0</text:p>
          </table:table-cell>
          <table:table-cell office:value-type="float" office:value="77354" calcext:value-type="float">
            <text:p>77354</text:p>
          </table:table-cell>
          <table:table-cell office:value-type="float" office:value="53211" calcext:value-type="float">
            <text:p>53211</text:p>
          </table:table-cell>
          <table:table-cell office:value-type="float" office:value="73049" calcext:value-type="float">
            <text:p>7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M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28" calcext:value-type="float">
            <text:p>653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790" calcext:value-type="float">
            <text:p>46790</text:p>
          </table:table-cell>
          <table:table-cell office:value-type="float" office:value="0" calcext:value-type="float">
            <text:p>0</text:p>
          </table:table-cell>
          <table:table-cell office:value-type="float" office:value="55203" calcext:value-type="float">
            <text:p>55203</text:p>
          </table:table-cell>
          <table:table-cell office:value-type="float" office:value="103551" calcext:value-type="float">
            <text:p>10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59" calcext:value-type="float">
            <text:p>122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0</text:p>
          </table:table-cell>
          <table:table-cell office:value-type="string" calcext:value-type="string">
            <text:p>Dr. Ambedkar Institute Of Technology</text:p>
          </table:table-cell>
          <table:table-cell office:value-type="string" calcext:value-type="string">
            <text:p>Jnanabharathi Campus, Bengaluru</text:p>
          </table:table-cell>
          <table:table-cell office:value-type="string" calcext:value-type="string">
            <text:p>ME</text:p>
          </table:table-cell>
          <table:table-cell office:value-type="float" office:value="100736" calcext:value-type="float">
            <text:p>100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88" calcext:value-type="float">
            <text:p>69588</text:p>
          </table:table-cell>
          <table:table-cell office:value-type="float" office:value="0" calcext:value-type="float">
            <text:p>0</text:p>
          </table:table-cell>
          <table:table-cell office:value-type="float" office:value="114132" calcext:value-type="float">
            <text:p>114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30" calcext:value-type="float">
            <text:p>6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43" calcext:value-type="float">
            <text:p>5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6" calcext:value-type="float">
            <text:p>55186</text:p>
          </table:table-cell>
          <table:table-cell office:value-type="float" office:value="0" calcext:value-type="float">
            <text:p>0</text:p>
          </table:table-cell>
          <table:table-cell office:value-type="float" office:value="78873" calcext:value-type="float">
            <text:p>78873</text:p>
          </table:table-cell>
          <table:table-cell office:value-type="float" office:value="136609" calcext:value-type="float">
            <text:p>136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74" calcext:value-type="float">
            <text:p>86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CE</text:p>
          </table:table-cell>
          <table:table-cell office:value-type="float" office:value="43656" calcext:value-type="float">
            <text:p>43656</text:p>
          </table:table-cell>
          <table:table-cell office:value-type="float" office:value="0" calcext:value-type="float">
            <text:p>0</text:p>
          </table:table-cell>
          <table:table-cell office:value-type="float" office:value="76214" calcext:value-type="float">
            <text:p>76214</text:p>
          </table:table-cell>
          <table:table-cell office:value-type="float" office:value="58454" calcext:value-type="float">
            <text:p>58454</text:p>
          </table:table-cell>
          <table:table-cell office:value-type="float" office:value="0" calcext:value-type="float">
            <text:p>0</text:p>
          </table:table-cell>
          <table:table-cell office:value-type="float" office:value="61641" calcext:value-type="float">
            <text:p>61641</text:p>
          </table:table-cell>
          <table:table-cell office:value-type="float" office:value="48590" calcext:value-type="float">
            <text:p>48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41" calcext:value-type="float">
            <text:p>4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97" calcext:value-type="float">
            <text:p>38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" calcext:value-type="float">
            <text:p>34312</text:p>
          </table:table-cell>
          <table:table-cell office:value-type="float" office:value="39306" calcext:value-type="float">
            <text:p>39306</text:p>
          </table:table-cell>
          <table:table-cell office:value-type="float" office:value="43638" calcext:value-type="float">
            <text:p>43638</text:p>
          </table:table-cell>
          <table:table-cell office:value-type="float" office:value="57813" calcext:value-type="float">
            <text:p>57813</text:p>
          </table:table-cell>
          <table:table-cell office:value-type="float" office:value="91132" calcext:value-type="float">
            <text:p>91132</text:p>
          </table:table-cell>
          <table:table-cell office:value-type="float" office:value="59826" calcext:value-type="float">
            <text:p>59826</text:p>
          </table:table-cell>
          <table:table-cell office:value-type="float" office:value="44030" calcext:value-type="float">
            <text:p>44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CS</text:p>
          </table:table-cell>
          <table:table-cell office:value-type="float" office:value="30346" calcext:value-type="float">
            <text:p>3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17" calcext:value-type="float">
            <text:p>27017</text:p>
          </table:table-cell>
          <table:table-cell office:value-type="float" office:value="29403" calcext:value-type="float">
            <text:p>29403</text:p>
          </table:table-cell>
          <table:table-cell office:value-type="float" office:value="31636" calcext:value-type="float">
            <text:p>31636</text:p>
          </table:table-cell>
          <table:table-cell office:value-type="float" office:value="25483" calcext:value-type="float">
            <text:p>25483</text:p>
          </table:table-cell>
          <table:table-cell office:value-type="float" office:value="0" calcext:value-type="float">
            <text:p>0</text:p>
          </table:table-cell>
          <table:table-cell office:value-type="float" office:value="49012" calcext:value-type="float">
            <text:p>49012</text:p>
          </table:table-cell>
          <table:table-cell office:value-type="float" office:value="23602" calcext:value-type="float">
            <text:p>2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9" calcext:value-type="float">
            <text:p>22149</text:p>
          </table:table-cell>
          <table:table-cell office:value-type="float" office:value="0" calcext:value-type="float">
            <text:p>0</text:p>
          </table:table-cell>
          <table:table-cell office:value-type="float" office:value="26663" calcext:value-type="float">
            <text:p>26663</text:p>
          </table:table-cell>
          <table:table-cell office:value-type="float" office:value="20029" calcext:value-type="float">
            <text:p>20029</text:p>
          </table:table-cell>
          <table:table-cell office:value-type="float" office:value="20315" calcext:value-type="float">
            <text:p>20315</text:p>
          </table:table-cell>
          <table:table-cell office:value-type="float" office:value="24558" calcext:value-type="float">
            <text:p>24558</text:p>
          </table:table-cell>
          <table:table-cell office:value-type="float" office:value="53336" calcext:value-type="float">
            <text:p>53336</text:p>
          </table:table-cell>
          <table:table-cell office:value-type="float" office:value="55715" calcext:value-type="float">
            <text:p>55715</text:p>
          </table:table-cell>
          <table:table-cell office:value-type="float" office:value="58092" calcext:value-type="float">
            <text:p>58092</text:p>
          </table:table-cell>
          <table:table-cell office:value-type="float" office:value="21942" calcext:value-type="float">
            <text:p>21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EC</text:p>
          </table:table-cell>
          <table:table-cell office:value-type="float" office:value="39398" calcext:value-type="float">
            <text:p>39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08" calcext:value-type="float">
            <text:p>35808</text:p>
          </table:table-cell>
          <table:table-cell office:value-type="float" office:value="0" calcext:value-type="float">
            <text:p>0</text:p>
          </table:table-cell>
          <table:table-cell office:value-type="float" office:value="39217" calcext:value-type="float">
            <text:p>39217</text:p>
          </table:table-cell>
          <table:table-cell office:value-type="float" office:value="32629" calcext:value-type="float">
            <text:p>3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48" calcext:value-type="float">
            <text:p>28548</text:p>
          </table:table-cell>
          <table:table-cell office:value-type="float" office:value="0" calcext:value-type="float">
            <text:p>0</text:p>
          </table:table-cell>
          <table:table-cell office:value-type="float" office:value="41666" calcext:value-type="float">
            <text:p>41666</text:p>
          </table:table-cell>
          <table:table-cell office:value-type="float" office:value="27573" calcext:value-type="float">
            <text:p>27573</text:p>
          </table:table-cell>
          <table:table-cell office:value-type="float" office:value="43524" calcext:value-type="float">
            <text:p>43524</text:p>
          </table:table-cell>
          <table:table-cell office:value-type="float" office:value="30638" calcext:value-type="float">
            <text:p>30638</text:p>
          </table:table-cell>
          <table:table-cell office:value-type="float" office:value="23157" calcext:value-type="float">
            <text:p>23157</text:p>
          </table:table-cell>
          <table:table-cell office:value-type="float" office:value="27482" calcext:value-type="float">
            <text:p>27482</text:p>
          </table:table-cell>
          <table:table-cell office:value-type="float" office:value="30632" calcext:value-type="float">
            <text:p>30632</text:p>
          </table:table-cell>
          <table:table-cell office:value-type="float" office:value="59729" calcext:value-type="float">
            <text:p>59729</text:p>
          </table:table-cell>
          <table:table-cell office:value-type="float" office:value="0" calcext:value-type="float">
            <text:p>0</text:p>
          </table:table-cell>
          <table:table-cell office:value-type="float" office:value="72272" calcext:value-type="float">
            <text:p>72272</text:p>
          </table:table-cell>
          <table:table-cell office:value-type="float" office:value="35200" calcext:value-type="float">
            <text:p>35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EE</text:p>
          </table:table-cell>
          <table:table-cell office:value-type="float" office:value="30405" calcext:value-type="float">
            <text:p>30405</text:p>
          </table:table-cell>
          <table:table-cell office:value-type="float" office:value="64471" calcext:value-type="float">
            <text:p>64471</text:p>
          </table:table-cell>
          <table:table-cell office:value-type="float" office:value="45224" calcext:value-type="float">
            <text:p>45224</text:p>
          </table:table-cell>
          <table:table-cell office:value-type="float" office:value="38431" calcext:value-type="float">
            <text:p>38431</text:p>
          </table:table-cell>
          <table:table-cell office:value-type="float" office:value="0" calcext:value-type="float">
            <text:p>0</text:p>
          </table:table-cell>
          <table:table-cell office:value-type="float" office:value="41330" calcext:value-type="float">
            <text:p>41330</text:p>
          </table:table-cell>
          <table:table-cell office:value-type="float" office:value="29578" calcext:value-type="float">
            <text:p>29578</text:p>
          </table:table-cell>
          <table:table-cell office:value-type="float" office:value="0" calcext:value-type="float">
            <text:p>0</text:p>
          </table:table-cell>
          <table:table-cell office:value-type="float" office:value="52206" calcext:value-type="float">
            <text:p>52206</text:p>
          </table:table-cell>
          <table:table-cell office:value-type="float" office:value="47963" calcext:value-type="float">
            <text:p>47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24" calcext:value-type="float">
            <text:p>32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58" calcext:value-type="float">
            <text:p>28058</text:p>
          </table:table-cell>
          <table:table-cell office:value-type="float" office:value="34889" calcext:value-type="float">
            <text:p>34889</text:p>
          </table:table-cell>
          <table:table-cell office:value-type="float" office:value="40140" calcext:value-type="float">
            <text:p>40140</text:p>
          </table:table-cell>
          <table:table-cell office:value-type="float" office:value="44482" calcext:value-type="float">
            <text:p>44482</text:p>
          </table:table-cell>
          <table:table-cell office:value-type="float" office:value="0" calcext:value-type="float">
            <text:p>0</text:p>
          </table:table-cell>
          <table:table-cell office:value-type="float" office:value="59396" calcext:value-type="float">
            <text:p>59396</text:p>
          </table:table-cell>
          <table:table-cell office:value-type="float" office:value="30589" calcext:value-type="float">
            <text:p>30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EI</text:p>
          </table:table-cell>
          <table:table-cell office:value-type="float" office:value="74149" calcext:value-type="float">
            <text:p>74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78" calcext:value-type="float">
            <text:p>119178</text:p>
          </table:table-cell>
          <table:table-cell office:value-type="float" office:value="0" calcext:value-type="float">
            <text:p>0</text:p>
          </table:table-cell>
          <table:table-cell office:value-type="float" office:value="128747" calcext:value-type="float">
            <text:p>128747</text:p>
          </table:table-cell>
          <table:table-cell office:value-type="float" office:value="99330" calcext:value-type="float">
            <text:p>99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31" calcext:value-type="float">
            <text:p>12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64" calcext:value-type="float">
            <text:p>72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28" calcext:value-type="float">
            <text:p>67528</text:p>
          </table:table-cell>
          <table:table-cell office:value-type="float" office:value="68355" calcext:value-type="float">
            <text:p>68355</text:p>
          </table:table-cell>
          <table:table-cell office:value-type="float" office:value="78622" calcext:value-type="float">
            <text:p>78622</text:p>
          </table:table-cell>
          <table:table-cell office:value-type="float" office:value="131177" calcext:value-type="float">
            <text:p>131177</text:p>
          </table:table-cell>
          <table:table-cell office:value-type="float" office:value="0" calcext:value-type="float">
            <text:p>0</text:p>
          </table:table-cell>
          <table:table-cell office:value-type="float" office:value="139115" calcext:value-type="float">
            <text:p>139115</text:p>
          </table:table-cell>
          <table:table-cell office:value-type="float" office:value="104954" calcext:value-type="float">
            <text:p>104954</text:p>
          </table:table-cell>
          <table:table-cell office:value-type="float" office:value="0" calcext:value-type="float">
            <text:p>0</text:p>
          </table:table-cell>
          <table:table-cell office:value-type="float" office:value="119414" calcext:value-type="float">
            <text:p>119414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I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60" calcext:value-type="float">
            <text:p>1408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1</text:p>
          </table:table-cell>
          <table:table-cell office:value-type="string" calcext:value-type="string">
            <text:p>University B.D.T. college of Engineering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ME</text:p>
          </table:table-cell>
          <table:table-cell office:value-type="float" office:value="78346" calcext:value-type="float">
            <text:p>78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47" calcext:value-type="float">
            <text:p>67447</text:p>
          </table:table-cell>
          <table:table-cell office:value-type="float" office:value="0" calcext:value-type="float">
            <text:p>0</text:p>
          </table:table-cell>
          <table:table-cell office:value-type="float" office:value="80947" calcext:value-type="float">
            <text:p>80947</text:p>
          </table:table-cell>
          <table:table-cell office:value-type="float" office:value="103217" calcext:value-type="float">
            <text:p>10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48" calcext:value-type="float">
            <text:p>54248</text:p>
          </table:table-cell>
          <table:table-cell office:value-type="float" office:value="105766" calcext:value-type="float">
            <text:p>105766</text:p>
          </table:table-cell>
          <table:table-cell office:value-type="float" office:value="0" calcext:value-type="float">
            <text:p>0</text:p>
          </table:table-cell>
          <table:table-cell office:value-type="float" office:value="52171" calcext:value-type="float">
            <text:p>52171</text:p>
          </table:table-cell>
          <table:table-cell office:value-type="float" office:value="0" calcext:value-type="float">
            <text:p>0</text:p>
          </table:table-cell>
          <table:table-cell office:value-type="float" office:value="78331" calcext:value-type="float">
            <text:p>78331</text:p>
          </table:table-cell>
          <table:table-cell office:value-type="float" office:value="47092" calcext:value-type="float">
            <text:p>47092</text:p>
          </table:table-cell>
          <table:table-cell office:value-type="float" office:value="67474" calcext:value-type="float">
            <text:p>67474</text:p>
          </table:table-cell>
          <table:table-cell office:value-type="float" office:value="68492" calcext:value-type="float">
            <text:p>68492</text:p>
          </table:table-cell>
          <table:table-cell office:value-type="float" office:value="88927" calcext:value-type="float">
            <text:p>88927</text:p>
          </table:table-cell>
          <table:table-cell office:value-type="float" office:value="0" calcext:value-type="float">
            <text:p>0</text:p>
          </table:table-cell>
          <table:table-cell office:value-type="float" office:value="89047" calcext:value-type="float">
            <text:p>89047</text:p>
          </table:table-cell>
          <table:table-cell office:value-type="float" office:value="74639" calcext:value-type="float">
            <text:p>74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368" calcext:value-type="float">
            <text:p>883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141" calcext:value-type="float">
            <text:p>541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212" calcext:value-type="float">
            <text:p>44212</text:p>
          </table:table-cell>
          <table:table-cell office:value-type="float" office:value="53558" calcext:value-type="float">
            <text:p>53558</text:p>
          </table:table-cell>
          <table:table-cell office:value-type="float" office:value="72726" calcext:value-type="float">
            <text:p>72726</text:p>
          </table:table-cell>
          <table:table-cell office:value-type="float" office:value="79316" calcext:value-type="float">
            <text:p>7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67" calcext:value-type="float">
            <text:p>14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CE</text:p>
          </table:table-cell>
          <table:table-cell office:value-type="float" office:value="57984" calcext:value-type="float">
            <text:p>5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35" calcext:value-type="float">
            <text:p>100735</text:p>
          </table:table-cell>
          <table:table-cell office:value-type="float" office:value="0" calcext:value-type="float">
            <text:p>0</text:p>
          </table:table-cell>
          <table:table-cell office:value-type="float" office:value="129846" calcext:value-type="float">
            <text:p>129846</text:p>
          </table:table-cell>
          <table:table-cell office:value-type="float" office:value="82612" calcext:value-type="float">
            <text:p>8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46" calcext:value-type="float">
            <text:p>5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25" calcext:value-type="float">
            <text:p>53025</text:p>
          </table:table-cell>
          <table:table-cell office:value-type="float" office:value="0" calcext:value-type="float">
            <text:p>0</text:p>
          </table:table-cell>
          <table:table-cell office:value-type="float" office:value="63623" calcext:value-type="float">
            <text:p>63623</text:p>
          </table:table-cell>
          <table:table-cell office:value-type="float" office:value="46132" calcext:value-type="float">
            <text:p>46132</text:p>
          </table:table-cell>
          <table:table-cell office:value-type="float" office:value="62654" calcext:value-type="float">
            <text:p>62654</text:p>
          </table:table-cell>
          <table:table-cell office:value-type="float" office:value="51557" calcext:value-type="float">
            <text:p>51557</text:p>
          </table:table-cell>
          <table:table-cell office:value-type="float" office:value="73720" calcext:value-type="float">
            <text:p>73720</text:p>
          </table:table-cell>
          <table:table-cell office:value-type="float" office:value="130744" calcext:value-type="float">
            <text:p>130744</text:p>
          </table:table-cell>
          <table:table-cell office:value-type="float" office:value="124597" calcext:value-type="float">
            <text:p>124597</text:p>
          </table:table-cell>
          <table:table-cell office:value-type="float" office:value="61650" calcext:value-type="float">
            <text:p>616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21" calcext:value-type="float">
            <text:p>75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69" calcext:value-type="float">
            <text:p>745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961" calcext:value-type="float">
            <text:p>42961</text:p>
          </table:table-cell>
          <table:table-cell office:value-type="float" office:value="0" calcext:value-type="float">
            <text:p>0</text:p>
          </table:table-cell>
          <table:table-cell office:value-type="float" office:value="82750" calcext:value-type="float">
            <text:p>82750</text:p>
          </table:table-cell>
          <table:table-cell office:value-type="float" office:value="131446" calcext:value-type="float">
            <text:p>1314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CS</text:p>
          </table:table-cell>
          <table:table-cell office:value-type="float" office:value="32055" calcext:value-type="float">
            <text:p>3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8" calcext:value-type="float">
            <text:p>24028</text:p>
          </table:table-cell>
          <table:table-cell office:value-type="float" office:value="0" calcext:value-type="float">
            <text:p>0</text:p>
          </table:table-cell>
          <table:table-cell office:value-type="float" office:value="28116" calcext:value-type="float">
            <text:p>28116</text:p>
          </table:table-cell>
          <table:table-cell office:value-type="float" office:value="20066" calcext:value-type="float">
            <text:p>20066</text:p>
          </table:table-cell>
          <table:table-cell office:value-type="float" office:value="0" calcext:value-type="float">
            <text:p>0</text:p>
          </table:table-cell>
          <table:table-cell office:value-type="float" office:value="46103" calcext:value-type="float">
            <text:p>46103</text:p>
          </table:table-cell>
          <table:table-cell office:value-type="float" office:value="33735" calcext:value-type="float">
            <text:p>33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20" calcext:value-type="float">
            <text:p>19320</text:p>
          </table:table-cell>
          <table:table-cell office:value-type="float" office:value="29382" calcext:value-type="float">
            <text:p>29382</text:p>
          </table:table-cell>
          <table:table-cell office:value-type="float" office:value="0" calcext:value-type="float">
            <text:p>0</text:p>
          </table:table-cell>
          <table:table-cell office:value-type="float" office:value="16752" calcext:value-type="float">
            <text:p>16752</text:p>
          </table:table-cell>
          <table:table-cell office:value-type="float" office:value="26455" calcext:value-type="float">
            <text:p>26455</text:p>
          </table:table-cell>
          <table:table-cell office:value-type="float" office:value="22224" calcext:value-type="float">
            <text:p>22224</text:p>
          </table:table-cell>
          <table:table-cell office:value-type="float" office:value="60321" calcext:value-type="float">
            <text:p>60321</text:p>
          </table:table-cell>
          <table:table-cell office:value-type="float" office:value="0" calcext:value-type="float">
            <text:p>0</text:p>
          </table:table-cell>
          <table:table-cell office:value-type="float" office:value="99087" calcext:value-type="float">
            <text:p>99087</text:p>
          </table:table-cell>
          <table:table-cell office:value-type="float" office:value="21203" calcext:value-type="float">
            <text:p>2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EC</text:p>
          </table:table-cell>
          <table:table-cell office:value-type="float" office:value="35616" calcext:value-type="float">
            <text:p>3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37" calcext:value-type="float">
            <text:p>41537</text:p>
          </table:table-cell>
          <table:table-cell office:value-type="float" office:value="0" calcext:value-type="float">
            <text:p>0</text:p>
          </table:table-cell>
          <table:table-cell office:value-type="float" office:value="44970" calcext:value-type="float">
            <text:p>44970</text:p>
          </table:table-cell>
          <table:table-cell office:value-type="float" office:value="38871" calcext:value-type="float">
            <text:p>38871</text:p>
          </table:table-cell>
          <table:table-cell office:value-type="float" office:value="0" calcext:value-type="float">
            <text:p>0</text:p>
          </table:table-cell>
          <table:table-cell office:value-type="float" office:value="90278" calcext:value-type="float">
            <text:p>90278</text:p>
          </table:table-cell>
          <table:table-cell office:value-type="float" office:value="24908" calcext:value-type="float">
            <text:p>2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97" calcext:value-type="float">
            <text:p>26497</text:p>
          </table:table-cell>
          <table:table-cell office:value-type="float" office:value="0" calcext:value-type="float">
            <text:p>0</text:p>
          </table:table-cell>
          <table:table-cell office:value-type="float" office:value="33922" calcext:value-type="float">
            <text:p>33922</text:p>
          </table:table-cell>
          <table:table-cell office:value-type="float" office:value="22338" calcext:value-type="float">
            <text:p>22338</text:p>
          </table:table-cell>
          <table:table-cell office:value-type="float" office:value="23319" calcext:value-type="float">
            <text:p>23319</text:p>
          </table:table-cell>
          <table:table-cell office:value-type="float" office:value="33278" calcext:value-type="float">
            <text:p>33278</text:p>
          </table:table-cell>
          <table:table-cell office:value-type="float" office:value="81700" calcext:value-type="float">
            <text:p>81700</text:p>
          </table:table-cell>
          <table:table-cell office:value-type="float" office:value="0" calcext:value-type="float">
            <text:p>0</text:p>
          </table:table-cell>
          <table:table-cell office:value-type="float" office:value="90774" calcext:value-type="float">
            <text:p>90774</text:p>
          </table:table-cell>
          <table:table-cell office:value-type="float" office:value="36774" calcext:value-type="float">
            <text:p>36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EE</text:p>
          </table:table-cell>
          <table:table-cell office:value-type="float" office:value="39725" calcext:value-type="float">
            <text:p>3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48" calcext:value-type="float">
            <text:p>4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22" calcext:value-type="float">
            <text:p>4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26" calcext:value-type="float">
            <text:p>3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43" calcext:value-type="float">
            <text:p>3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48" calcext:value-type="float">
            <text:p>31648</text:p>
          </table:table-cell>
          <table:table-cell office:value-type="float" office:value="49417" calcext:value-type="float">
            <text:p>49417</text:p>
          </table:table-cell>
          <table:table-cell office:value-type="float" office:value="54315" calcext:value-type="float">
            <text:p>54315</text:p>
          </table:table-cell>
          <table:table-cell office:value-type="float" office:value="47807" calcext:value-type="float">
            <text:p>47807</text:p>
          </table:table-cell>
          <table:table-cell office:value-type="float" office:value="0" calcext:value-type="float">
            <text:p>0</text:p>
          </table:table-cell>
          <table:table-cell office:value-type="float" office:value="105083" calcext:value-type="float">
            <text:p>105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085" calcext:value-type="float">
            <text:p>1260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IE</text:p>
          </table:table-cell>
          <table:table-cell office:value-type="float" office:value="39134" calcext:value-type="float">
            <text:p>3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6" calcext:value-type="float">
            <text:p>44676</text:p>
          </table:table-cell>
          <table:table-cell office:value-type="float" office:value="58310" calcext:value-type="float">
            <text:p>58310</text:p>
          </table:table-cell>
          <table:table-cell office:value-type="float" office:value="68518" calcext:value-type="float">
            <text:p>68518</text:p>
          </table:table-cell>
          <table:table-cell office:value-type="float" office:value="33617" calcext:value-type="float">
            <text:p>33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08" calcext:value-type="float">
            <text:p>40508</text:p>
          </table:table-cell>
          <table:table-cell office:value-type="float" office:value="0" calcext:value-type="float">
            <text:p>0</text:p>
          </table:table-cell>
          <table:table-cell office:value-type="float" office:value="136644" calcext:value-type="float">
            <text:p>136644</text:p>
          </table:table-cell>
          <table:table-cell office:value-type="float" office:value="36210" calcext:value-type="float">
            <text:p>36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81" calcext:value-type="float">
            <text:p>31781</text:p>
          </table:table-cell>
          <table:table-cell office:value-type="float" office:value="33892" calcext:value-type="float">
            <text:p>33892</text:p>
          </table:table-cell>
          <table:table-cell office:value-type="float" office:value="42840" calcext:value-type="float">
            <text:p>42840</text:p>
          </table:table-cell>
          <table:table-cell office:value-type="float" office:value="106945" calcext:value-type="float">
            <text:p>10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66" calcext:value-type="float">
            <text:p>48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01" calcext:value-type="float">
            <text:p>1400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2</text:p>
          </table:table-cell>
          <table:table-cell office:value-type="string" calcext:value-type="string">
            <text:p>Bapuji Institute of Engineering and Technology</text:p>
          </table:table-cell>
          <table:table-cell office:value-type="string" calcext:value-type="string">
            <text:p>BIET, Davanagere</text:p>
          </table:table-cell>
          <table:table-cell office:value-type="string" calcext:value-type="string">
            <text:p>TX</text:p>
          </table:table-cell>
          <table:table-cell office:value-type="float" office:value="140137" calcext:value-type="float">
            <text:p>14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41" calcext:value-type="float">
            <text:p>1407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877" calcext:value-type="float">
            <text:p>12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82" calcext:value-type="float">
            <text:p>11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159" calcext:value-type="float">
            <text:p>106159</text:p>
          </table:table-cell>
          <table:table-cell office:value-type="float" office:value="0" calcext:value-type="float">
            <text:p>0</text:p>
          </table:table-cell>
          <table:table-cell office:value-type="float" office:value="106888" calcext:value-type="float">
            <text:p>106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062" calcext:value-type="float">
            <text:p>117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3</text:p>
          </table:table-cell>
          <table:table-cell office:value-type="string" calcext:value-type="string">
            <text:p>SJM Institute of Technology</text:p>
          </table:table-cell>
          <table:table-cell office:value-type="string" calcext:value-type="string">
            <text:p>Hanumantha Nagara, Chitradurga</text:p>
          </table:table-cell>
          <table:table-cell office:value-type="string" calcext:value-type="string">
            <text:p>CE</text:p>
          </table:table-cell>
          <table:table-cell office:value-type="float" office:value="131201" calcext:value-type="float">
            <text:p>131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713" calcext:value-type="float">
            <text:p>1347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8289" calcext:value-type="float">
            <text:p>128289</text:p>
          </table:table-cell>
          <table:table-cell office:value-type="float" office:value="0" calcext:value-type="float">
            <text:p>0</text:p>
          </table:table-cell>
          <table:table-cell office:value-type="float" office:value="140161" calcext:value-type="float">
            <text:p>140161</text:p>
          </table:table-cell>
          <table:table-cell office:value-type="float" office:value="138210" calcext:value-type="float">
            <text:p>1382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3</text:p>
          </table:table-cell>
          <table:table-cell office:value-type="string" calcext:value-type="string">
            <text:p>SJM Institute of Technology</text:p>
          </table:table-cell>
          <table:table-cell office:value-type="string" calcext:value-type="string">
            <text:p>Hanumantha Nagara, Chitradurg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53" calcext:value-type="float">
            <text:p>1408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3</text:p>
          </table:table-cell>
          <table:table-cell office:value-type="string" calcext:value-type="string">
            <text:p>SJM Institute of Technology</text:p>
          </table:table-cell>
          <table:table-cell office:value-type="string" calcext:value-type="string">
            <text:p>Hanumantha Nagara, Chitradur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28" calcext:value-type="float">
            <text:p>1390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3</text:p>
          </table:table-cell>
          <table:table-cell office:value-type="string" calcext:value-type="string">
            <text:p>SJM Institute of Technology</text:p>
          </table:table-cell>
          <table:table-cell office:value-type="string" calcext:value-type="string">
            <text:p>Hanumantha Nagara, Chitradurg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854" calcext:value-type="float">
            <text:p>1258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3</text:p>
          </table:table-cell>
          <table:table-cell office:value-type="string" calcext:value-type="string">
            <text:p>SJM Institute of Technology</text:p>
          </table:table-cell>
          <table:table-cell office:value-type="string" calcext:value-type="string">
            <text:p>Hanumantha Nagara, Chitradur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740" calcext:value-type="float">
            <text:p>1347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49" calcext:value-type="float">
            <text:p>1392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CS</text:p>
          </table:table-cell>
          <table:table-cell office:value-type="float" office:value="65242" calcext:value-type="float">
            <text:p>6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37" calcext:value-type="float">
            <text:p>61237</text:p>
          </table:table-cell>
          <table:table-cell office:value-type="float" office:value="0" calcext:value-type="float">
            <text:p>0</text:p>
          </table:table-cell>
          <table:table-cell office:value-type="float" office:value="67556" calcext:value-type="float">
            <text:p>67556</text:p>
          </table:table-cell>
          <table:table-cell office:value-type="float" office:value="45884" calcext:value-type="float">
            <text:p>45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69" calcext:value-type="float">
            <text:p>3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77" calcext:value-type="float">
            <text:p>29977</text:p>
          </table:table-cell>
          <table:table-cell office:value-type="float" office:value="0" calcext:value-type="float">
            <text:p>0</text:p>
          </table:table-cell>
          <table:table-cell office:value-type="float" office:value="46739" calcext:value-type="float">
            <text:p>46739</text:p>
          </table:table-cell>
          <table:table-cell office:value-type="float" office:value="29449" calcext:value-type="float">
            <text:p>29449</text:p>
          </table:table-cell>
          <table:table-cell office:value-type="float" office:value="39503" calcext:value-type="float">
            <text:p>39503</text:p>
          </table:table-cell>
          <table:table-cell office:value-type="float" office:value="40761" calcext:value-type="float">
            <text:p>40761</text:p>
          </table:table-cell>
          <table:table-cell office:value-type="float" office:value="86401" calcext:value-type="float">
            <text:p>86401</text:p>
          </table:table-cell>
          <table:table-cell office:value-type="float" office:value="0" calcext:value-type="float">
            <text:p>0</text:p>
          </table:table-cell>
          <table:table-cell office:value-type="float" office:value="107112" calcext:value-type="float">
            <text:p>107112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EC</text:p>
          </table:table-cell>
          <table:table-cell office:value-type="float" office:value="65298" calcext:value-type="float">
            <text:p>65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71" calcext:value-type="float">
            <text:p>8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98" calcext:value-type="float">
            <text:p>88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30" calcext:value-type="float">
            <text:p>6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69" calcext:value-type="float">
            <text:p>66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15" calcext:value-type="float">
            <text:p>56915</text:p>
          </table:table-cell>
          <table:table-cell office:value-type="float" office:value="58217" calcext:value-type="float">
            <text:p>58217</text:p>
          </table:table-cell>
          <table:table-cell office:value-type="float" office:value="91805" calcext:value-type="float">
            <text:p>91805</text:p>
          </table:table-cell>
          <table:table-cell office:value-type="float" office:value="98969" calcext:value-type="float">
            <text:p>9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99" calcext:value-type="float">
            <text:p>92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312" calcext:value-type="float">
            <text:p>1313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IE</text:p>
          </table:table-cell>
          <table:table-cell office:value-type="float" office:value="127801" calcext:value-type="float">
            <text:p>1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18" calcext:value-type="float">
            <text:p>65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76" calcext:value-type="float">
            <text:p>6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6" calcext:value-type="float">
            <text:p>42916</text:p>
          </table:table-cell>
          <table:table-cell office:value-type="float" office:value="0" calcext:value-type="float">
            <text:p>0</text:p>
          </table:table-cell>
          <table:table-cell office:value-type="float" office:value="56709" calcext:value-type="float">
            <text:p>56709</text:p>
          </table:table-cell>
          <table:table-cell office:value-type="float" office:value="42518" calcext:value-type="float">
            <text:p>4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4" calcext:value-type="float">
            <text:p>38774</text:p>
          </table:table-cell>
          <table:table-cell office:value-type="float" office:value="41693" calcext:value-type="float">
            <text:p>41693</text:p>
          </table:table-cell>
          <table:table-cell office:value-type="float" office:value="42639" calcext:value-type="float">
            <text:p>42639</text:p>
          </table:table-cell>
          <table:table-cell office:value-type="float" office:value="129401" calcext:value-type="float">
            <text:p>129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11" calcext:value-type="float">
            <text:p>121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4</text:p>
          </table:table-cell>
          <table:table-cell office:value-type="string" calcext:value-type="string">
            <text:p>Adhichunchanagiri Institute of Technology</text:p>
          </table:table-cell>
          <table:table-cell office:value-type="string" calcext:value-type="string">
            <text:p>Jyothi nagara, Chikkamagaluru 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69" calcext:value-type="float">
            <text:p>13816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CE</text:p>
          </table:table-cell>
          <table:table-cell office:value-type="float" office:value="110446" calcext:value-type="float">
            <text:p>11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94" calcext:value-type="float">
            <text:p>13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215" calcext:value-type="float">
            <text:p>85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79" calcext:value-type="float">
            <text:p>9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60" calcext:value-type="float">
            <text:p>117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37" calcext:value-type="float">
            <text:p>84137</text:p>
          </table:table-cell>
          <table:table-cell office:value-type="float" office:value="128502" calcext:value-type="float">
            <text:p>128502</text:p>
          </table:table-cell>
          <table:table-cell office:value-type="float" office:value="114341" calcext:value-type="float">
            <text:p>114341</text:p>
          </table:table-cell>
          <table:table-cell office:value-type="float" office:value="132670" calcext:value-type="float">
            <text:p>132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88" calcext:value-type="float">
            <text:p>114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CS</text:p>
          </table:table-cell>
          <table:table-cell office:value-type="float" office:value="18461" calcext:value-type="float">
            <text:p>18461</text:p>
          </table:table-cell>
          <table:table-cell office:value-type="float" office:value="0" calcext:value-type="float">
            <text:p>0</text:p>
          </table:table-cell>
          <table:table-cell office:value-type="float" office:value="31986" calcext:value-type="float">
            <text:p>31986</text:p>
          </table:table-cell>
          <table:table-cell office:value-type="float" office:value="19207" calcext:value-type="float">
            <text:p>19207</text:p>
          </table:table-cell>
          <table:table-cell office:value-type="float" office:value="43667" calcext:value-type="float">
            <text:p>43667</text:p>
          </table:table-cell>
          <table:table-cell office:value-type="float" office:value="26675" calcext:value-type="float">
            <text:p>26675</text:p>
          </table:table-cell>
          <table:table-cell office:value-type="float" office:value="24435" calcext:value-type="float">
            <text:p>2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1" calcext:value-type="float">
            <text:p>15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9" calcext:value-type="float">
            <text:p>16049</text:p>
          </table:table-cell>
          <table:table-cell office:value-type="float" office:value="0" calcext:value-type="float">
            <text:p>0</text:p>
          </table:table-cell>
          <table:table-cell office:value-type="float" office:value="22079" calcext:value-type="float">
            <text:p>22079</text:p>
          </table:table-cell>
          <table:table-cell office:value-type="float" office:value="15430" calcext:value-type="float">
            <text:p>15430</text:p>
          </table:table-cell>
          <table:table-cell office:value-type="float" office:value="39089" calcext:value-type="float">
            <text:p>39089</text:p>
          </table:table-cell>
          <table:table-cell office:value-type="float" office:value="21784" calcext:value-type="float">
            <text:p>21784</text:p>
          </table:table-cell>
          <table:table-cell office:value-type="float" office:value="48782" calcext:value-type="float">
            <text:p>48782</text:p>
          </table:table-cell>
          <table:table-cell office:value-type="float" office:value="0" calcext:value-type="float">
            <text:p>0</text:p>
          </table:table-cell>
          <table:table-cell office:value-type="float" office:value="106983" calcext:value-type="float">
            <text:p>106983</text:p>
          </table:table-cell>
          <table:table-cell office:value-type="float" office:value="31616" calcext:value-type="float">
            <text:p>31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EC</text:p>
          </table:table-cell>
          <table:table-cell office:value-type="float" office:value="32885" calcext:value-type="float">
            <text:p>3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46" calcext:value-type="float">
            <text:p>36246</text:p>
          </table:table-cell>
          <table:table-cell office:value-type="float" office:value="0" calcext:value-type="float">
            <text:p>0</text:p>
          </table:table-cell>
          <table:table-cell office:value-type="float" office:value="38585" calcext:value-type="float">
            <text:p>38585</text:p>
          </table:table-cell>
          <table:table-cell office:value-type="float" office:value="50620" calcext:value-type="float">
            <text:p>50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51" calcext:value-type="float">
            <text:p>36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17" calcext:value-type="float">
            <text:p>28017</text:p>
          </table:table-cell>
          <table:table-cell office:value-type="float" office:value="50839" calcext:value-type="float">
            <text:p>50839</text:p>
          </table:table-cell>
          <table:table-cell office:value-type="float" office:value="0" calcext:value-type="float">
            <text:p>0</text:p>
          </table:table-cell>
          <table:table-cell office:value-type="float" office:value="27089" calcext:value-type="float">
            <text:p>27089</text:p>
          </table:table-cell>
          <table:table-cell office:value-type="float" office:value="38123" calcext:value-type="float">
            <text:p>38123</text:p>
          </table:table-cell>
          <table:table-cell office:value-type="float" office:value="35293" calcext:value-type="float">
            <text:p>35293</text:p>
          </table:table-cell>
          <table:table-cell office:value-type="float" office:value="56567" calcext:value-type="float">
            <text:p>56567</text:p>
          </table:table-cell>
          <table:table-cell office:value-type="float" office:value="0" calcext:value-type="float">
            <text:p>0</text:p>
          </table:table-cell>
          <table:table-cell office:value-type="float" office:value="73976" calcext:value-type="float">
            <text:p>73976</text:p>
          </table:table-cell>
          <table:table-cell office:value-type="float" office:value="37767" calcext:value-type="float">
            <text:p>37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EE</text:p>
          </table:table-cell>
          <table:table-cell office:value-type="float" office:value="42622" calcext:value-type="float">
            <text:p>4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23" calcext:value-type="float">
            <text:p>51223</text:p>
          </table:table-cell>
          <table:table-cell office:value-type="float" office:value="0" calcext:value-type="float">
            <text:p>0</text:p>
          </table:table-cell>
          <table:table-cell office:value-type="float" office:value="52397" calcext:value-type="float">
            <text:p>52397</text:p>
          </table:table-cell>
          <table:table-cell office:value-type="float" office:value="101306" calcext:value-type="float">
            <text:p>1013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616" calcext:value-type="float">
            <text:p>4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55" calcext:value-type="float">
            <text:p>36955</text:p>
          </table:table-cell>
          <table:table-cell office:value-type="float" office:value="42567" calcext:value-type="float">
            <text:p>42567</text:p>
          </table:table-cell>
          <table:table-cell office:value-type="float" office:value="41993" calcext:value-type="float">
            <text:p>41993</text:p>
          </table:table-cell>
          <table:table-cell office:value-type="float" office:value="98033" calcext:value-type="float">
            <text:p>9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85" calcext:value-type="float">
            <text:p>57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IE</text:p>
          </table:table-cell>
          <table:table-cell office:value-type="float" office:value="52766" calcext:value-type="float">
            <text:p>5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86" calcext:value-type="float">
            <text:p>37886</text:p>
          </table:table-cell>
          <table:table-cell office:value-type="float" office:value="58545" calcext:value-type="float">
            <text:p>58545</text:p>
          </table:table-cell>
          <table:table-cell office:value-type="float" office:value="37911" calcext:value-type="float">
            <text:p>37911</text:p>
          </table:table-cell>
          <table:table-cell office:value-type="float" office:value="41632" calcext:value-type="float">
            <text:p>41632</text:p>
          </table:table-cell>
          <table:table-cell office:value-type="float" office:value="0" calcext:value-type="float">
            <text:p>0</text:p>
          </table:table-cell>
          <table:table-cell office:value-type="float" office:value="46075" calcext:value-type="float">
            <text:p>46075</text:p>
          </table:table-cell>
          <table:table-cell office:value-type="float" office:value="33537" calcext:value-type="float">
            <text:p>3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office:value-type="float" office:value="0" calcext:value-type="float">
            <text:p>0</text:p>
          </table:table-cell>
          <table:table-cell office:value-type="float" office:value="42933" calcext:value-type="float">
            <text:p>42933</text:p>
          </table:table-cell>
          <table:table-cell office:value-type="float" office:value="29470" calcext:value-type="float">
            <text:p>29470</text:p>
          </table:table-cell>
          <table:table-cell office:value-type="float" office:value="41390" calcext:value-type="float">
            <text:p>41390</text:p>
          </table:table-cell>
          <table:table-cell office:value-type="float" office:value="30830" calcext:value-type="float">
            <text:p>30830</text:p>
          </table:table-cell>
          <table:table-cell office:value-type="float" office:value="93612" calcext:value-type="float">
            <text:p>93612</text:p>
          </table:table-cell>
          <table:table-cell office:value-type="float" office:value="137329" calcext:value-type="float">
            <text:p>137329</text:p>
          </table:table-cell>
          <table:table-cell office:value-type="float" office:value="0" calcext:value-type="float">
            <text:p>0</text:p>
          </table:table-cell>
          <table:table-cell office:value-type="float" office:value="67945" calcext:value-type="float">
            <text:p>67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93" calcext:value-type="float">
            <text:p>1387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5</text:p>
          </table:table-cell>
          <table:table-cell office:value-type="string" calcext:value-type="string">
            <text:p>Jawaharlal Nehru National College of Engineering</text:p>
          </table:table-cell>
          <table:table-cell office:value-type="string" calcext:value-type="string">
            <text:p>Navule, Shivamogga</text:p>
          </table:table-cell>
          <table:table-cell office:value-type="string" calcext:value-type="string">
            <text:p>T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157" calcext:value-type="float">
            <text:p>1281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0</text:p>
          </table:table-cell>
          <table:table-cell office:value-type="string" calcext:value-type="string">
            <text:p>Bahubali College of Engineering</text:p>
          </table:table-cell>
          <table:table-cell office:value-type="string" calcext:value-type="string">
            <text:p><text:s/>Gommatanagar,Hassan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0</text:p>
          </table:table-cell>
          <table:table-cell office:value-type="string" calcext:value-type="string">
            <text:p>Bahubali College of Engineering</text:p>
          </table:table-cell>
          <table:table-cell office:value-type="string" calcext:value-type="string">
            <text:p><text:s/>Gommatanagar,Hassan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7444" calcext:value-type="float">
            <text:p>1074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0</text:p>
          </table:table-cell>
          <table:table-cell office:value-type="string" calcext:value-type="string">
            <text:p>Bahubali College of Engineering</text:p>
          </table:table-cell>
          <table:table-cell office:value-type="string" calcext:value-type="string">
            <text:p><text:s/>Gommatanagar,Hassan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456" calcext:value-type="float">
            <text:p>1114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0</text:p>
          </table:table-cell>
          <table:table-cell office:value-type="string" calcext:value-type="string">
            <text:p>Bahubali College of Engineering</text:p>
          </table:table-cell>
          <table:table-cell office:value-type="string" calcext:value-type="string">
            <text:p><text:s/>Gommatanagar,Hassan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787" calcext:value-type="float">
            <text:p>1367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0</text:p>
          </table:table-cell>
          <table:table-cell office:value-type="string" calcext:value-type="string">
            <text:p>Bahubali College of Engineering</text:p>
          </table:table-cell>
          <table:table-cell office:value-type="string" calcext:value-type="string">
            <text:p><text:s/>Gommatanagar,Hassan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CE</text:p>
          </table:table-cell>
          <table:table-cell office:value-type="float" office:value="48434" calcext:value-type="float">
            <text:p>4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83" calcext:value-type="float">
            <text:p>45983</text:p>
          </table:table-cell>
          <table:table-cell office:value-type="float" office:value="0" calcext:value-type="float">
            <text:p>0</text:p>
          </table:table-cell>
          <table:table-cell office:value-type="float" office:value="47617" calcext:value-type="float">
            <text:p>47617</text:p>
          </table:table-cell>
          <table:table-cell office:value-type="float" office:value="48175" calcext:value-type="float">
            <text:p>4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52" calcext:value-type="float">
            <text:p>4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42" calcext:value-type="float">
            <text:p>48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6" calcext:value-type="float">
            <text:p>38236</text:p>
          </table:table-cell>
          <table:table-cell office:value-type="float" office:value="41570" calcext:value-type="float">
            <text:p>41570</text:p>
          </table:table-cell>
          <table:table-cell office:value-type="float" office:value="46243" calcext:value-type="float">
            <text:p>46243</text:p>
          </table:table-cell>
          <table:table-cell office:value-type="float" office:value="52904" calcext:value-type="float">
            <text:p>52904</text:p>
          </table:table-cell>
          <table:table-cell office:value-type="float" office:value="0" calcext:value-type="float">
            <text:p>0</text:p>
          </table:table-cell>
          <table:table-cell office:value-type="float" office:value="87126" calcext:value-type="float">
            <text:p>87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CS</text:p>
          </table:table-cell>
          <table:table-cell office:value-type="float" office:value="21919" calcext:value-type="float">
            <text:p>21919</text:p>
          </table:table-cell>
          <table:table-cell office:value-type="float" office:value="0" calcext:value-type="float">
            <text:p>0</text:p>
          </table:table-cell>
          <table:table-cell office:value-type="float" office:value="30594" calcext:value-type="float">
            <text:p>30594</text:p>
          </table:table-cell>
          <table:table-cell office:value-type="float" office:value="23893" calcext:value-type="float">
            <text:p>23893</text:p>
          </table:table-cell>
          <table:table-cell office:value-type="float" office:value="24012" calcext:value-type="float">
            <text:p>24012</text:p>
          </table:table-cell>
          <table:table-cell office:value-type="float" office:value="59582" calcext:value-type="float">
            <text:p>59582</text:p>
          </table:table-cell>
          <table:table-cell office:value-type="float" office:value="21118" calcext:value-type="float">
            <text:p>21118</text:p>
          </table:table-cell>
          <table:table-cell office:value-type="float" office:value="0" calcext:value-type="float">
            <text:p>0</text:p>
          </table:table-cell>
          <table:table-cell office:value-type="float" office:value="22550" calcext:value-type="float">
            <text:p>22550</text:p>
          </table:table-cell>
          <table:table-cell office:value-type="float" office:value="14623" calcext:value-type="float">
            <text:p>1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93" calcext:value-type="float">
            <text:p>16893</text:p>
          </table:table-cell>
          <table:table-cell office:value-type="float" office:value="0" calcext:value-type="float">
            <text:p>0</text:p>
          </table:table-cell>
          <table:table-cell office:value-type="float" office:value="28959" calcext:value-type="float">
            <text:p>28959</text:p>
          </table:table-cell>
          <table:table-cell office:value-type="float" office:value="12980" calcext:value-type="float">
            <text:p>12980</text:p>
          </table:table-cell>
          <table:table-cell office:value-type="float" office:value="13302" calcext:value-type="float">
            <text:p>13302</text:p>
          </table:table-cell>
          <table:table-cell office:value-type="float" office:value="20047" calcext:value-type="float">
            <text:p>20047</text:p>
          </table:table-cell>
          <table:table-cell office:value-type="float" office:value="48742" calcext:value-type="float">
            <text:p>48742</text:p>
          </table:table-cell>
          <table:table-cell office:value-type="float" office:value="58233" calcext:value-type="float">
            <text:p>58233</text:p>
          </table:table-cell>
          <table:table-cell office:value-type="float" office:value="96550" calcext:value-type="float">
            <text:p>96550</text:p>
          </table:table-cell>
          <table:table-cell office:value-type="float" office:value="19078" calcext:value-type="float">
            <text:p>19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EC</text:p>
          </table:table-cell>
          <table:table-cell office:value-type="float" office:value="39628" calcext:value-type="float">
            <text:p>3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01" calcext:value-type="float">
            <text:p>43001</text:p>
          </table:table-cell>
          <table:table-cell office:value-type="float" office:value="86021" calcext:value-type="float">
            <text:p>86021</text:p>
          </table:table-cell>
          <table:table-cell office:value-type="float" office:value="85289" calcext:value-type="float">
            <text:p>85289</text:p>
          </table:table-cell>
          <table:table-cell office:value-type="float" office:value="42654" calcext:value-type="float">
            <text:p>42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0" calcext:value-type="float">
            <text:p>26820</text:p>
          </table:table-cell>
          <table:table-cell office:value-type="float" office:value="0" calcext:value-type="float">
            <text:p>0</text:p>
          </table:table-cell>
          <table:table-cell office:value-type="float" office:value="32578" calcext:value-type="float">
            <text:p>32578</text:p>
          </table:table-cell>
          <table:table-cell office:value-type="float" office:value="27083" calcext:value-type="float">
            <text:p>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49" calcext:value-type="float">
            <text:p>24349</text:p>
          </table:table-cell>
          <table:table-cell office:value-type="float" office:value="46724" calcext:value-type="float">
            <text:p>46724</text:p>
          </table:table-cell>
          <table:table-cell office:value-type="float" office:value="32095" calcext:value-type="float">
            <text:p>32095</text:p>
          </table:table-cell>
          <table:table-cell office:value-type="float" office:value="42046" calcext:value-type="float">
            <text:p>42046</text:p>
          </table:table-cell>
          <table:table-cell office:value-type="float" office:value="72603" calcext:value-type="float">
            <text:p>72603</text:p>
          </table:table-cell>
          <table:table-cell office:value-type="float" office:value="70100" calcext:value-type="float">
            <text:p>70100</text:p>
          </table:table-cell>
          <table:table-cell office:value-type="float" office:value="26360" calcext:value-type="float">
            <text:p>26360</text:p>
          </table:table-cell>
          <table:table-cell office:value-type="float" office:value="0" calcext:value-type="float">
            <text:p>0</text:p>
          </table:table-cell>
          <table:table-cell office:value-type="float" office:value="50499" calcext:value-type="float">
            <text:p>50499</text:p>
          </table:table-cell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EE</text:p>
          </table:table-cell>
          <table:table-cell office:value-type="float" office:value="36917" calcext:value-type="float">
            <text:p>36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02" calcext:value-type="float">
            <text:p>38402</text:p>
          </table:table-cell>
          <table:table-cell office:value-type="float" office:value="0" calcext:value-type="float">
            <text:p>0</text:p>
          </table:table-cell>
          <table:table-cell office:value-type="float" office:value="46768" calcext:value-type="float">
            <text:p>46768</text:p>
          </table:table-cell>
          <table:table-cell office:value-type="float" office:value="30016" calcext:value-type="float">
            <text:p>3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12" calcext:value-type="float">
            <text:p>30612</text:p>
          </table:table-cell>
          <table:table-cell office:value-type="float" office:value="84582" calcext:value-type="float">
            <text:p>84582</text:p>
          </table:table-cell>
          <table:table-cell office:value-type="float" office:value="0" calcext:value-type="float">
            <text:p>0</text:p>
          </table:table-cell>
          <table:table-cell office:value-type="float" office:value="28025" calcext:value-type="float">
            <text:p>28025</text:p>
          </table:table-cell>
          <table:table-cell office:value-type="float" office:value="28715" calcext:value-type="float">
            <text:p>28715</text:p>
          </table:table-cell>
          <table:table-cell office:value-type="float" office:value="32367" calcext:value-type="float">
            <text:p>32367</text:p>
          </table:table-cell>
          <table:table-cell office:value-type="float" office:value="54818" calcext:value-type="float">
            <text:p>54818</text:p>
          </table:table-cell>
          <table:table-cell office:value-type="float" office:value="0" calcext:value-type="float">
            <text:p>0</text:p>
          </table:table-cell>
          <table:table-cell office:value-type="float" office:value="56588" calcext:value-type="float">
            <text:p>56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IE</text:p>
          </table:table-cell>
          <table:table-cell office:value-type="float" office:value="32407" calcext:value-type="float">
            <text:p>3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" calcext:value-type="float">
            <text:p>37323</text:p>
          </table:table-cell>
          <table:table-cell office:value-type="float" office:value="0" calcext:value-type="float">
            <text:p>0</text:p>
          </table:table-cell>
          <table:table-cell office:value-type="float" office:value="58157" calcext:value-type="float">
            <text:p>58157</text:p>
          </table:table-cell>
          <table:table-cell office:value-type="float" office:value="28465" calcext:value-type="float">
            <text:p>28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52" calcext:value-type="float">
            <text:p>23452</text:p>
          </table:table-cell>
          <table:table-cell office:value-type="float" office:value="0" calcext:value-type="float">
            <text:p>0</text:p>
          </table:table-cell>
          <table:table-cell office:value-type="float" office:value="35601" calcext:value-type="float">
            <text:p>35601</text:p>
          </table:table-cell>
          <table:table-cell office:value-type="float" office:value="24329" calcext:value-type="float">
            <text:p>2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02" calcext:value-type="float">
            <text:p>21902</text:p>
          </table:table-cell>
          <table:table-cell office:value-type="float" office:value="26396" calcext:value-type="float">
            <text:p>26396</text:p>
          </table:table-cell>
          <table:table-cell office:value-type="float" office:value="32437" calcext:value-type="float">
            <text:p>32437</text:p>
          </table:table-cell>
          <table:table-cell office:value-type="float" office:value="64258" calcext:value-type="float">
            <text:p>64258</text:p>
          </table:table-cell>
          <table:table-cell office:value-type="float" office:value="0" calcext:value-type="float">
            <text:p>0</text:p>
          </table:table-cell>
          <table:table-cell office:value-type="float" office:value="90148" calcext:value-type="float">
            <text:p>90148</text:p>
          </table:table-cell>
          <table:table-cell office:value-type="float" office:value="22747" calcext:value-type="float">
            <text:p>22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1</text:p>
          </table:table-cell>
          <table:table-cell office:value-type="string" calcext:value-type="string">
            <text:p>Vidya Vardhaka College of Engineering</text:p>
          </table:table-cell>
          <table:table-cell office:value-type="string" calcext:value-type="string">
            <text:p>Gokulam, Mysore</text:p>
          </table:table-cell>
          <table:table-cell office:value-type="string" calcext:value-type="string">
            <text:p>ME</text:p>
          </table:table-cell>
          <table:table-cell office:value-type="float" office:value="119427" calcext:value-type="float">
            <text:p>119427</text:p>
          </table:table-cell>
          <table:table-cell office:value-type="float" office:value="0" calcext:value-type="float">
            <text:p>0</text:p>
          </table:table-cell>
          <table:table-cell office:value-type="float" office:value="120465" calcext:value-type="float">
            <text:p>120465</text:p>
          </table:table-cell>
          <table:table-cell office:value-type="float" office:value="102443" calcext:value-type="float">
            <text:p>102443</text:p>
          </table:table-cell>
          <table:table-cell office:value-type="float" office:value="0" calcext:value-type="float">
            <text:p>0</text:p>
          </table:table-cell>
          <table:table-cell office:value-type="float" office:value="135719" calcext:value-type="float">
            <text:p>135719</text:p>
          </table:table-cell>
          <table:table-cell office:value-type="float" office:value="110120" calcext:value-type="float">
            <text:p>110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81" calcext:value-type="float">
            <text:p>77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07" calcext:value-type="float">
            <text:p>91907</text:p>
          </table:table-cell>
          <table:table-cell office:value-type="float" office:value="0" calcext:value-type="float">
            <text:p>0</text:p>
          </table:table-cell>
          <table:table-cell office:value-type="float" office:value="127215" calcext:value-type="float">
            <text:p>127215</text:p>
          </table:table-cell>
          <table:table-cell office:value-type="float" office:value="66956" calcext:value-type="float">
            <text:p>66956</text:p>
          </table:table-cell>
          <table:table-cell office:value-type="float" office:value="94022" calcext:value-type="float">
            <text:p>94022</text:p>
          </table:table-cell>
          <table:table-cell office:value-type="float" office:value="98761" calcext:value-type="float">
            <text:p>98761</text:p>
          </table:table-cell>
          <table:table-cell office:value-type="float" office:value="121589" calcext:value-type="float">
            <text:p>121589</text:p>
          </table:table-cell>
          <table:table-cell office:value-type="float" office:value="0" calcext:value-type="float">
            <text:p>0</text:p>
          </table:table-cell>
          <table:table-cell office:value-type="float" office:value="130312" calcext:value-type="float">
            <text:p>130312</text:p>
          </table:table-cell>
          <table:table-cell office:value-type="float" office:value="71925" calcext:value-type="float">
            <text:p>71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5</text:p>
          </table:table-cell>
          <table:table-cell office:value-type="string" calcext:value-type="string">
            <text:p>Ballari Institute of Technology and Management</text:p>
          </table:table-cell>
          <table:table-cell office:value-type="string" calcext:value-type="string">
            <text:p>Near Allipur, Bellary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93" calcext:value-type="float">
            <text:p>1406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5</text:p>
          </table:table-cell>
          <table:table-cell office:value-type="string" calcext:value-type="string">
            <text:p>Ballari Institute of Technology and Management</text:p>
          </table:table-cell>
          <table:table-cell office:value-type="string" calcext:value-type="string">
            <text:p>Near Allipur, Bellary</text:p>
          </table:table-cell>
          <table:table-cell office:value-type="string" calcext:value-type="string">
            <text:p>CS</text:p>
          </table:table-cell>
          <table:table-cell office:value-type="float" office:value="78916" calcext:value-type="float">
            <text:p>78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69" calcext:value-type="float">
            <text:p>6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04" calcext:value-type="float">
            <text:p>3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" calcext:value-type="float">
            <text:p>36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75" calcext:value-type="float">
            <text:p>4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01" calcext:value-type="float">
            <text:p>31801</text:p>
          </table:table-cell>
          <table:table-cell office:value-type="float" office:value="0" calcext:value-type="float">
            <text:p>0</text:p>
          </table:table-cell>
          <table:table-cell office:value-type="float" office:value="50575" calcext:value-type="float">
            <text:p>50575</text:p>
          </table:table-cell>
          <table:table-cell office:value-type="float" office:value="76193" calcext:value-type="float">
            <text:p>76193</text:p>
          </table:table-cell>
          <table:table-cell office:value-type="float" office:value="119472" calcext:value-type="float">
            <text:p>1194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5</text:p>
          </table:table-cell>
          <table:table-cell office:value-type="string" calcext:value-type="string">
            <text:p>Ballari Institute of Technology and Management</text:p>
          </table:table-cell>
          <table:table-cell office:value-type="string" calcext:value-type="string">
            <text:p>Near Allipur, Bellary</text:p>
          </table:table-cell>
          <table:table-cell office:value-type="string" calcext:value-type="string">
            <text:p>EC</text:p>
          </table:table-cell>
          <table:table-cell office:value-type="float" office:value="96975" calcext:value-type="float">
            <text:p>9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94" calcext:value-type="float">
            <text:p>13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29" calcext:value-type="float">
            <text:p>89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06" calcext:value-type="float">
            <text:p>6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45" calcext:value-type="float">
            <text:p>7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66" calcext:value-type="float">
            <text:p>50866</text:p>
          </table:table-cell>
          <table:table-cell office:value-type="float" office:value="88748" calcext:value-type="float">
            <text:p>88748</text:p>
          </table:table-cell>
          <table:table-cell office:value-type="float" office:value="112152" calcext:value-type="float">
            <text:p>112152</text:p>
          </table:table-cell>
          <table:table-cell office:value-type="float" office:value="139984" calcext:value-type="float">
            <text:p>1399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5</text:p>
          </table:table-cell>
          <table:table-cell office:value-type="string" calcext:value-type="string">
            <text:p>Ballari Institute of Technology and Management</text:p>
          </table:table-cell>
          <table:table-cell office:value-type="string" calcext:value-type="string">
            <text:p>Near Allipur, Bellary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98" calcext:value-type="float">
            <text:p>140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5</text:p>
          </table:table-cell>
          <table:table-cell office:value-type="string" calcext:value-type="string">
            <text:p>Ballari Institute of Technology and Management</text:p>
          </table:table-cell>
          <table:table-cell office:value-type="string" calcext:value-type="string">
            <text:p>Near Allipur, Bellary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07" calcext:value-type="float">
            <text:p>1376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6</text:p>
          </table:table-cell>
          <table:table-cell office:value-type="string" calcext:value-type="string">
            <text:p>Proudadevaraya Institute of Technology</text:p>
          </table:table-cell>
          <table:table-cell office:value-type="string" calcext:value-type="string">
            <text:p>Hosapete,Ballar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57" calcext:value-type="float">
            <text:p>1403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6</text:p>
          </table:table-cell>
          <table:table-cell office:value-type="string" calcext:value-type="string">
            <text:p>Proudadevaraya Institute of Technology</text:p>
          </table:table-cell>
          <table:table-cell office:value-type="string" calcext:value-type="string">
            <text:p>Hosapete,Ballari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017" calcext:value-type="float">
            <text:p>1310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856" calcext:value-type="float">
            <text:p>1088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484" calcext:value-type="float">
            <text:p>8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51" calcext:value-type="float">
            <text:p>1214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6</text:p>
          </table:table-cell>
          <table:table-cell office:value-type="string" calcext:value-type="string">
            <text:p>Proudadevaraya Institute of Technology</text:p>
          </table:table-cell>
          <table:table-cell office:value-type="string" calcext:value-type="string">
            <text:p>Hosapete,Ballar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530" calcext:value-type="float">
            <text:p>1285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6</text:p>
          </table:table-cell>
          <table:table-cell office:value-type="string" calcext:value-type="string">
            <text:p>Proudadevaraya Institute of Technology</text:p>
          </table:table-cell>
          <table:table-cell office:value-type="string" calcext:value-type="string">
            <text:p>Hosapete,Ballari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13" calcext:value-type="float">
            <text:p>140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6</text:p>
          </table:table-cell>
          <table:table-cell office:value-type="string" calcext:value-type="string">
            <text:p>Proudadevaraya Institute of Technology</text:p>
          </table:table-cell>
          <table:table-cell office:value-type="string" calcext:value-type="string">
            <text:p>Hosapete,Ballar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293" calcext:value-type="float">
            <text:p>1232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CE</text:p>
          </table:table-cell>
          <table:table-cell office:value-type="float" office:value="99575" calcext:value-type="float">
            <text:p>9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353" calcext:value-type="float">
            <text:p>138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74" calcext:value-type="float">
            <text:p>10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87" calcext:value-type="float">
            <text:p>1211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057" calcext:value-type="float">
            <text:p>9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97" calcext:value-type="float">
            <text:p>1241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CS</text:p>
          </table:table-cell>
          <table:table-cell office:value-type="float" office:value="82846" calcext:value-type="float">
            <text:p>8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47" calcext:value-type="float">
            <text:p>58047</text:p>
          </table:table-cell>
          <table:table-cell office:value-type="float" office:value="0" calcext:value-type="float">
            <text:p>0</text:p>
          </table:table-cell>
          <table:table-cell office:value-type="float" office:value="74488" calcext:value-type="float">
            <text:p>74488</text:p>
          </table:table-cell>
          <table:table-cell office:value-type="float" office:value="54781" calcext:value-type="float">
            <text:p>5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8" calcext:value-type="float">
            <text:p>4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09" calcext:value-type="float">
            <text:p>39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04" calcext:value-type="float">
            <text:p>39504</text:p>
          </table:table-cell>
          <table:table-cell office:value-type="float" office:value="0" calcext:value-type="float">
            <text:p>0</text:p>
          </table:table-cell>
          <table:table-cell office:value-type="float" office:value="52876" calcext:value-type="float">
            <text:p>52876</text:p>
          </table:table-cell>
          <table:table-cell office:value-type="float" office:value="78148" calcext:value-type="float">
            <text:p>781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296" calcext:value-type="float">
            <text:p>1372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691" calcext:value-type="float">
            <text:p>1386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635" calcext:value-type="float">
            <text:p>11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21" calcext:value-type="float">
            <text:p>95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10" calcext:value-type="float">
            <text:p>97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88" calcext:value-type="float">
            <text:p>10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70" calcext:value-type="float">
            <text:p>86370</text:p>
          </table:table-cell>
          <table:table-cell office:value-type="float" office:value="90816" calcext:value-type="float">
            <text:p>90816</text:p>
          </table:table-cell>
          <table:table-cell office:value-type="float" office:value="112737" calcext:value-type="float">
            <text:p>112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88" calcext:value-type="float">
            <text:p>140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7</text:p>
          </table:table-cell>
          <table:table-cell office:value-type="string" calcext:value-type="string">
            <text:p>Vidya Vikas Institute of Engineering and Technology </text:p>
          </table:table-cell>
          <table:table-cell office:value-type="string" calcext:value-type="string">
            <text:p>Alanahally, Myso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28" calcext:value-type="float">
            <text:p>1398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887" calcext:value-type="float">
            <text:p>1378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860" calcext:value-type="float">
            <text:p>140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03" calcext:value-type="float">
            <text:p>103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18" calcext:value-type="float">
            <text:p>102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114" calcext:value-type="float">
            <text:p>94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10" calcext:value-type="float">
            <text:p>11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978" calcext:value-type="float">
            <text:p>13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71" calcext:value-type="float">
            <text:p>1406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CS</text:p>
          </table:table-cell>
          <table:table-cell office:value-type="float" office:value="36824" calcext:value-type="float">
            <text:p>36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12" calcext:value-type="float">
            <text:p>54312</text:p>
          </table:table-cell>
          <table:table-cell office:value-type="float" office:value="0" calcext:value-type="float">
            <text:p>0</text:p>
          </table:table-cell>
          <table:table-cell office:value-type="float" office:value="82567" calcext:value-type="float">
            <text:p>82567</text:p>
          </table:table-cell>
          <table:table-cell office:value-type="float" office:value="45495" calcext:value-type="float">
            <text:p>4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01" calcext:value-type="float">
            <text:p>37701</text:p>
          </table:table-cell>
          <table:table-cell office:value-type="float" office:value="0" calcext:value-type="float">
            <text:p>0</text:p>
          </table:table-cell>
          <table:table-cell office:value-type="float" office:value="57532" calcext:value-type="float">
            <text:p>57532</text:p>
          </table:table-cell>
          <table:table-cell office:value-type="float" office:value="34762" calcext:value-type="float">
            <text:p>34762</text:p>
          </table:table-cell>
          <table:table-cell office:value-type="float" office:value="37952" calcext:value-type="float">
            <text:p>37952</text:p>
          </table:table-cell>
          <table:table-cell office:value-type="float" office:value="55480" calcext:value-type="float">
            <text:p>55480</text:p>
          </table:table-cell>
          <table:table-cell office:value-type="float" office:value="107116" calcext:value-type="float">
            <text:p>10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99" calcext:value-type="float">
            <text:p>83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83" calcext:value-type="float">
            <text:p>1394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51" calcext:value-type="float">
            <text:p>1406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IE</text:p>
          </table:table-cell>
          <table:table-cell office:value-type="float" office:value="90265" calcext:value-type="float">
            <text:p>9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35" calcext:value-type="float">
            <text:p>113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48" calcext:value-type="float">
            <text:p>8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58" calcext:value-type="float">
            <text:p>8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96" calcext:value-type="float">
            <text:p>9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22" calcext:value-type="float">
            <text:p>72722</text:p>
          </table:table-cell>
          <table:table-cell office:value-type="float" office:value="0" calcext:value-type="float">
            <text:p>0</text:p>
          </table:table-cell>
          <table:table-cell office:value-type="float" office:value="109093" calcext:value-type="float">
            <text:p>109093</text:p>
          </table:table-cell>
          <table:table-cell office:value-type="float" office:value="127240" calcext:value-type="float">
            <text:p>127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67" calcext:value-type="float">
            <text:p>132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09" calcext:value-type="float">
            <text:p>1405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8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Hosur Road, Bengaluru</text:p>
          </table:table-cell>
          <table:table-cell office:value-type="string" calcext:value-type="string">
            <text:p>M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636" calcext:value-type="float">
            <text:p>1176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59" calcext:value-type="float">
            <text:p>2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6" calcext:value-type="float">
            <text:p>2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36" calcext:value-type="float">
            <text:p>2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6" calcext:value-type="float">
            <text:p>2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2" calcext:value-type="float">
            <text:p>19902</text:p>
          </table:table-cell>
          <table:table-cell office:value-type="float" office:value="27835" calcext:value-type="float">
            <text:p>27835</text:p>
          </table:table-cell>
          <table:table-cell office:value-type="float" office:value="23757" calcext:value-type="float">
            <text:p>23757</text:p>
          </table:table-cell>
          <table:table-cell office:value-type="float" office:value="45852" calcext:value-type="float">
            <text:p>4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5" calcext:value-type="float">
            <text:p>23735</text:p>
          </table:table-cell>
          <table:table-cell office:value-type="float" office:value="0" calcext:value-type="float">
            <text:p>0</text:p>
          </table:table-cell>
          <table:table-cell office:value-type="float" office:value="27817" calcext:value-type="float">
            <text:p>27817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999" calcext:value-type="float">
            <text:p>1309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BT</text:p>
          </table:table-cell>
          <table:table-cell office:value-type="float" office:value="71489" calcext:value-type="float">
            <text:p>7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15" calcext:value-type="float">
            <text:p>6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56" calcext:value-type="float">
            <text:p>6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40" calcext:value-type="float">
            <text:p>59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11" calcext:value-type="float">
            <text:p>6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33" calcext:value-type="float">
            <text:p>53433</text:p>
          </table:table-cell>
          <table:table-cell office:value-type="float" office:value="0" calcext:value-type="float">
            <text:p>0</text:p>
          </table:table-cell>
          <table:table-cell office:value-type="float" office:value="84250" calcext:value-type="float">
            <text:p>84250</text:p>
          </table:table-cell>
          <table:table-cell office:value-type="float" office:value="116299" calcext:value-type="float">
            <text:p>1162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CE</text:p>
          </table:table-cell>
          <table:table-cell office:value-type="float" office:value="107869" calcext:value-type="float">
            <text:p>10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34" calcext:value-type="float">
            <text:p>139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0" calcext:value-type="float">
            <text:p>11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747" calcext:value-type="float">
            <text:p>12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13" calcext:value-type="float">
            <text:p>116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67" calcext:value-type="float">
            <text:p>92067</text:p>
          </table:table-cell>
          <table:table-cell office:value-type="float" office:value="103053" calcext:value-type="float">
            <text:p>103053</text:p>
          </table:table-cell>
          <table:table-cell office:value-type="float" office:value="113145" calcext:value-type="float">
            <text:p>113145</text:p>
          </table:table-cell>
          <table:table-cell office:value-type="float" office:value="128545" calcext:value-type="float">
            <text:p>12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970" calcext:value-type="float">
            <text:p>116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CS</text:p>
          </table:table-cell>
          <table:table-cell office:value-type="float" office:value="24395" calcext:value-type="float">
            <text:p>24395</text:p>
          </table:table-cell>
          <table:table-cell office:value-type="float" office:value="0" calcext:value-type="float">
            <text:p>0</text:p>
          </table:table-cell>
          <table:table-cell office:value-type="float" office:value="29207" calcext:value-type="float">
            <text:p>29207</text:p>
          </table:table-cell>
          <table:table-cell office:value-type="float" office:value="31179" calcext:value-type="float">
            <text:p>31179</text:p>
          </table:table-cell>
          <table:table-cell office:value-type="float" office:value="34065" calcext:value-type="float">
            <text:p>34065</text:p>
          </table:table-cell>
          <table:table-cell office:value-type="float" office:value="42341" calcext:value-type="float">
            <text:p>42341</text:p>
          </table:table-cell>
          <table:table-cell office:value-type="float" office:value="22996" calcext:value-type="float">
            <text:p>2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1" calcext:value-type="float">
            <text:p>2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18" calcext:value-type="float">
            <text:p>18518</text:p>
          </table:table-cell>
          <table:table-cell office:value-type="float" office:value="0" calcext:value-type="float">
            <text:p>0</text:p>
          </table:table-cell>
          <table:table-cell office:value-type="float" office:value="22634" calcext:value-type="float">
            <text:p>22634</text:p>
          </table:table-cell>
          <table:table-cell office:value-type="float" office:value="17516" calcext:value-type="float">
            <text:p>17516</text:p>
          </table:table-cell>
          <table:table-cell office:value-type="float" office:value="20742" calcext:value-type="float">
            <text:p>20742</text:p>
          </table:table-cell>
          <table:table-cell office:value-type="float" office:value="21567" calcext:value-type="float">
            <text:p>21567</text:p>
          </table:table-cell>
          <table:table-cell office:value-type="float" office:value="51082" calcext:value-type="float">
            <text:p>51082</text:p>
          </table:table-cell>
          <table:table-cell office:value-type="float" office:value="0" calcext:value-type="float">
            <text:p>0</text:p>
          </table:table-cell>
          <table:table-cell office:value-type="float" office:value="87036" calcext:value-type="float">
            <text:p>87036</text:p>
          </table:table-cell>
          <table:table-cell office:value-type="float" office:value="32272" calcext:value-type="float">
            <text:p>32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EC</text:p>
          </table:table-cell>
          <table:table-cell office:value-type="float" office:value="30248" calcext:value-type="float">
            <text:p>3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0" calcext:value-type="float">
            <text:p>0</text:p>
          </table:table-cell>
          <table:table-cell office:value-type="float" office:value="61716" calcext:value-type="float">
            <text:p>61716</text:p>
          </table:table-cell>
          <table:table-cell office:value-type="float" office:value="43327" calcext:value-type="float">
            <text:p>4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8" calcext:value-type="float">
            <text:p>2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03" calcext:value-type="float">
            <text:p>30703</text:p>
          </table:table-cell>
          <table:table-cell office:value-type="float" office:value="0" calcext:value-type="float">
            <text:p>0</text:p>
          </table:table-cell>
          <table:table-cell office:value-type="float" office:value="34808" calcext:value-type="float">
            <text:p>34808</text:p>
          </table:table-cell>
          <table:table-cell office:value-type="float" office:value="24061" calcext:value-type="float">
            <text:p>24061</text:p>
          </table:table-cell>
          <table:table-cell office:value-type="float" office:value="30435" calcext:value-type="float">
            <text:p>30435</text:p>
          </table:table-cell>
          <table:table-cell office:value-type="float" office:value="31894" calcext:value-type="float">
            <text:p>31894</text:p>
          </table:table-cell>
          <table:table-cell office:value-type="float" office:value="136865" calcext:value-type="float">
            <text:p>13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69" calcext:value-type="float">
            <text:p>5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EE</text:p>
          </table:table-cell>
          <table:table-cell office:value-type="float" office:value="46316" calcext:value-type="float">
            <text:p>4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95" calcext:value-type="float">
            <text:p>58595</text:p>
          </table:table-cell>
          <table:table-cell office:value-type="float" office:value="0" calcext:value-type="float">
            <text:p>0</text:p>
          </table:table-cell>
          <table:table-cell office:value-type="float" office:value="61460" calcext:value-type="float">
            <text:p>61460</text:p>
          </table:table-cell>
          <table:table-cell office:value-type="float" office:value="58613" calcext:value-type="float">
            <text:p>58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15" calcext:value-type="float">
            <text:p>4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87" calcext:value-type="float">
            <text:p>45787</text:p>
          </table:table-cell>
          <table:table-cell office:value-type="float" office:value="61286" calcext:value-type="float">
            <text:p>61286</text:p>
          </table:table-cell>
          <table:table-cell office:value-type="float" office:value="0" calcext:value-type="float">
            <text:p>0</text:p>
          </table:table-cell>
          <table:table-cell office:value-type="float" office:value="40057" calcext:value-type="float">
            <text:p>40057</text:p>
          </table:table-cell>
          <table:table-cell office:value-type="float" office:value="46321" calcext:value-type="float">
            <text:p>46321</text:p>
          </table:table-cell>
          <table:table-cell office:value-type="float" office:value="47370" calcext:value-type="float">
            <text:p>47370</text:p>
          </table:table-cell>
          <table:table-cell office:value-type="float" office:value="108880" calcext:value-type="float">
            <text:p>1088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IE</text:p>
          </table:table-cell>
          <table:table-cell office:value-type="float" office:value="42993" calcext:value-type="float">
            <text:p>42993</text:p>
          </table:table-cell>
          <table:table-cell office:value-type="float" office:value="57644" calcext:value-type="float">
            <text:p>57644</text:p>
          </table:table-cell>
          <table:table-cell office:value-type="float" office:value="65655" calcext:value-type="float">
            <text:p>65655</text:p>
          </table:table-cell>
          <table:table-cell office:value-type="float" office:value="43454" calcext:value-type="float">
            <text:p>43454</text:p>
          </table:table-cell>
          <table:table-cell office:value-type="float" office:value="0" calcext:value-type="float">
            <text:p>0</text:p>
          </table:table-cell>
          <table:table-cell office:value-type="float" office:value="58218" calcext:value-type="float">
            <text:p>58218</text:p>
          </table:table-cell>
          <table:table-cell office:value-type="float" office:value="42771" calcext:value-type="float">
            <text:p>4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4" calcext:value-type="float">
            <text:p>2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46" calcext:value-type="float">
            <text:p>2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2" calcext:value-type="float">
            <text:p>25062</text:p>
          </table:table-cell>
          <table:table-cell office:value-type="float" office:value="29793" calcext:value-type="float">
            <text:p>29793</text:p>
          </table:table-cell>
          <table:table-cell office:value-type="float" office:value="36271" calcext:value-type="float">
            <text:p>36271</text:p>
          </table:table-cell>
          <table:table-cell office:value-type="float" office:value="112619" calcext:value-type="float">
            <text:p>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04" calcext:value-type="float">
            <text:p>55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49" calcext:value-type="float">
            <text:p>1359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M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316" calcext:value-type="float">
            <text:p>1323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9</text:p>
          </table:table-cell>
          <table:table-cell office:value-type="string" calcext:value-type="string">
            <text:p>Acharya Institute of Technology </text:p>
          </table:table-cell>
          <table:table-cell office:value-type="string" calcext:value-type="string">
            <text:p>Hessarghatta Road,Bengaluru</text:p>
          </table:table-cell>
          <table:table-cell office:value-type="string" calcext:value-type="string">
            <text:p>M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370" calcext:value-type="float">
            <text:p>1263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169" calcext:value-type="float">
            <text:p>5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58" calcext:value-type="float">
            <text:p>5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56" calcext:value-type="float">
            <text:p>51756</text:p>
          </table:table-cell>
          <table:table-cell office:value-type="float" office:value="73228" calcext:value-type="float">
            <text:p>73228</text:p>
          </table:table-cell>
          <table:table-cell office:value-type="float" office:value="119685" calcext:value-type="float">
            <text:p>119685</text:p>
          </table:table-cell>
          <table:table-cell office:value-type="float" office:value="132354" calcext:value-type="float">
            <text:p>1323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1</text:p>
          </table:table-cell>
          <table:table-cell office:value-type="string" calcext:value-type="string">
            <text:p><text:s/>HMS Institute of Technology </text:p>
          </table:table-cell>
          <table:table-cell office:value-type="string" calcext:value-type="string">
            <text:p>Kyathasandra,Tumak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1</text:p>
          </table:table-cell>
          <table:table-cell office:value-type="string" calcext:value-type="string">
            <text:p><text:s/>HMS Institute of Technology </text:p>
          </table:table-cell>
          <table:table-cell office:value-type="string" calcext:value-type="string">
            <text:p>Kyathasandra,Tumak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882" calcext:value-type="float">
            <text:p>1378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1</text:p>
          </table:table-cell>
          <table:table-cell office:value-type="string" calcext:value-type="string">
            <text:p><text:s/>HMS Institute of Technology </text:p>
          </table:table-cell>
          <table:table-cell office:value-type="string" calcext:value-type="string">
            <text:p>Kyathasandra,Tumak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1</text:p>
          </table:table-cell>
          <table:table-cell office:value-type="string" calcext:value-type="string">
            <text:p><text:s/>HMS Institute of Technology </text:p>
          </table:table-cell>
          <table:table-cell office:value-type="string" calcext:value-type="string">
            <text:p>Kyathasandra,Tumakuru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1</text:p>
          </table:table-cell>
          <table:table-cell office:value-type="string" calcext:value-type="string">
            <text:p><text:s/>HMS Institute of Technology </text:p>
          </table:table-cell>
          <table:table-cell office:value-type="string" calcext:value-type="string">
            <text:p>Kyathasandra,Tumak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201" calcext:value-type="float">
            <text:p>1362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CS</text:p>
          </table:table-cell>
          <table:table-cell office:value-type="float" office:value="19108" calcext:value-type="float">
            <text:p>19108</text:p>
          </table:table-cell>
          <table:table-cell office:value-type="float" office:value="0" calcext:value-type="float">
            <text:p>0</text:p>
          </table:table-cell>
          <table:table-cell office:value-type="float" office:value="26007" calcext:value-type="float">
            <text:p>26007</text:p>
          </table:table-cell>
          <table:table-cell office:value-type="float" office:value="21269" calcext:value-type="float">
            <text:p>21269</text:p>
          </table:table-cell>
          <table:table-cell office:value-type="float" office:value="33491" calcext:value-type="float">
            <text:p>33491</text:p>
          </table:table-cell>
          <table:table-cell office:value-type="float" office:value="39964" calcext:value-type="float">
            <text:p>39964</text:p>
          </table:table-cell>
          <table:table-cell office:value-type="float" office:value="22267" calcext:value-type="float">
            <text:p>22267</text:p>
          </table:table-cell>
          <table:table-cell office:value-type="float" office:value="0" calcext:value-type="float">
            <text:p>0</text:p>
          </table:table-cell>
          <table:table-cell office:value-type="float" office:value="107362" calcext:value-type="float">
            <text:p>107362</text:p>
          </table:table-cell>
          <table:table-cell office:value-type="float" office:value="15619" calcext:value-type="float">
            <text:p>15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66" calcext:value-type="float">
            <text:p>15266</text:p>
          </table:table-cell>
          <table:table-cell office:value-type="float" office:value="0" calcext:value-type="float">
            <text:p>0</text:p>
          </table:table-cell>
          <table:table-cell office:value-type="float" office:value="27638" calcext:value-type="float">
            <text:p>27638</text:p>
          </table:table-cell>
          <table:table-cell office:value-type="float" office:value="12633" calcext:value-type="float">
            <text:p>12633</text:p>
          </table:table-cell>
          <table:table-cell office:value-type="float" office:value="24353" calcext:value-type="float">
            <text:p>24353</text:p>
          </table:table-cell>
          <table:table-cell office:value-type="float" office:value="23215" calcext:value-type="float">
            <text:p>23215</text:p>
          </table:table-cell>
          <table:table-cell office:value-type="float" office:value="71622" calcext:value-type="float">
            <text:p>71622</text:p>
          </table:table-cell>
          <table:table-cell office:value-type="float" office:value="0" calcext:value-type="float">
            <text:p>0</text:p>
          </table:table-cell>
          <table:table-cell office:value-type="float" office:value="83217" calcext:value-type="float">
            <text:p>83217</text:p>
          </table:table-cell>
          <table:table-cell office:value-type="float" office:value="33547" calcext:value-type="float">
            <text:p>33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EC</text:p>
          </table:table-cell>
          <table:table-cell office:value-type="float" office:value="34026" calcext:value-type="float">
            <text:p>34026</text:p>
          </table:table-cell>
          <table:table-cell office:value-type="float" office:value="0" calcext:value-type="float">
            <text:p>0</text:p>
          </table:table-cell>
          <table:table-cell office:value-type="float" office:value="49227" calcext:value-type="float">
            <text:p>49227</text:p>
          </table:table-cell>
          <table:table-cell office:value-type="float" office:value="43330" calcext:value-type="float">
            <text:p>43330</text:p>
          </table:table-cell>
          <table:table-cell office:value-type="float" office:value="0" calcext:value-type="float">
            <text:p>0</text:p>
          </table:table-cell>
          <table:table-cell office:value-type="float" office:value="95455" calcext:value-type="float">
            <text:p>95455</text:p>
          </table:table-cell>
          <table:table-cell office:value-type="float" office:value="38755" calcext:value-type="float">
            <text:p>3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9" calcext:value-type="float">
            <text:p>22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44" calcext:value-type="float">
            <text:p>24344</text:p>
          </table:table-cell>
          <table:table-cell office:value-type="float" office:value="76496" calcext:value-type="float">
            <text:p>76496</text:p>
          </table:table-cell>
          <table:table-cell office:value-type="float" office:value="31948" calcext:value-type="float">
            <text:p>31948</text:p>
          </table:table-cell>
          <table:table-cell office:value-type="float" office:value="21174" calcext:value-type="float">
            <text:p>21174</text:p>
          </table:table-cell>
          <table:table-cell office:value-type="float" office:value="39700" calcext:value-type="float">
            <text:p>39700</text:p>
          </table:table-cell>
          <table:table-cell office:value-type="float" office:value="31623" calcext:value-type="float">
            <text:p>31623</text:p>
          </table:table-cell>
          <table:table-cell office:value-type="float" office:value="125194" calcext:value-type="float">
            <text:p>12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86" calcext:value-type="float">
            <text:p>59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447" calcext:value-type="float">
            <text:p>1294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IE</text:p>
          </table:table-cell>
          <table:table-cell office:value-type="float" office:value="23275" calcext:value-type="float">
            <text:p>23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96" calcext:value-type="float">
            <text:p>25896</text:p>
          </table:table-cell>
          <table:table-cell office:value-type="float" office:value="0" calcext:value-type="float">
            <text:p>0</text:p>
          </table:table-cell>
          <table:table-cell office:value-type="float" office:value="70071" calcext:value-type="float">
            <text:p>70071</text:p>
          </table:table-cell>
          <table:table-cell office:value-type="float" office:value="52817" calcext:value-type="float">
            <text:p>5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54" calcext:value-type="float">
            <text:p>20354</text:p>
          </table:table-cell>
          <table:table-cell office:value-type="float" office:value="45278" calcext:value-type="float">
            <text:p>45278</text:p>
          </table:table-cell>
          <table:table-cell office:value-type="float" office:value="0" calcext:value-type="float">
            <text:p>0</text:p>
          </table:table-cell>
          <table:table-cell office:value-type="float" office:value="19908" calcext:value-type="float">
            <text:p>1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5" calcext:value-type="float">
            <text:p>16185</text:p>
          </table:table-cell>
          <table:table-cell office:value-type="float" office:value="35974" calcext:value-type="float">
            <text:p>35974</text:p>
          </table:table-cell>
          <table:table-cell office:value-type="float" office:value="28215" calcext:value-type="float">
            <text:p>28215</text:p>
          </table:table-cell>
          <table:table-cell office:value-type="float" office:value="122515" calcext:value-type="float">
            <text:p>12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60" calcext:value-type="float">
            <text:p>80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IM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658" calcext:value-type="float">
            <text:p>1396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2</text:p>
          </table:table-cell>
          <table:table-cell office:value-type="string" calcext:value-type="string">
            <text:p>JSS Academy of Technical Education</text:p>
          </table:table-cell>
          <table:table-cell office:value-type="string" calcext:value-type="string">
            <text:p>Dr.Vishnuvardhan Rd, Srinivapura Post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56" calcext:value-type="float">
            <text:p>1400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3</text:p>
          </table:table-cell>
          <table:table-cell office:value-type="string" calcext:value-type="string">
            <text:p>HKBK College of Engineering </text:p>
          </table:table-cell>
          <table:table-cell office:value-type="string" calcext:value-type="string">
            <text:p>Nagavar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9111" calcext:value-type="float">
            <text:p>891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3</text:p>
          </table:table-cell>
          <table:table-cell office:value-type="string" calcext:value-type="string">
            <text:p>HKBK College of Engineering </text:p>
          </table:table-cell>
          <table:table-cell office:value-type="string" calcext:value-type="string">
            <text:p>Nagavara, Bengaluru</text:p>
          </table:table-cell>
          <table:table-cell office:value-type="string" calcext:value-type="string">
            <text:p>CS</text:p>
          </table:table-cell>
          <table:table-cell office:value-type="float" office:value="95676" calcext:value-type="float">
            <text:p>95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00" calcext:value-type="float">
            <text:p>134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40" calcext:value-type="float">
            <text:p>70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77" calcext:value-type="float">
            <text:p>9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93" calcext:value-type="float">
            <text:p>9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6" calcext:value-type="float">
            <text:p>65286</text:p>
          </table:table-cell>
          <table:table-cell office:value-type="float" office:value="120511" calcext:value-type="float">
            <text:p>120511</text:p>
          </table:table-cell>
          <table:table-cell office:value-type="float" office:value="109819" calcext:value-type="float">
            <text:p>109819</text:p>
          </table:table-cell>
          <table:table-cell office:value-type="float" office:value="133997" calcext:value-type="float">
            <text:p>1339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3</text:p>
          </table:table-cell>
          <table:table-cell office:value-type="string" calcext:value-type="string">
            <text:p>HKBK College of Engineering </text:p>
          </table:table-cell>
          <table:table-cell office:value-type="string" calcext:value-type="string">
            <text:p>Nagavar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498" calcext:value-type="float">
            <text:p>1374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3</text:p>
          </table:table-cell>
          <table:table-cell office:value-type="string" calcext:value-type="string">
            <text:p>HKBK College of Engineering </text:p>
          </table:table-cell>
          <table:table-cell office:value-type="string" calcext:value-type="string">
            <text:p>Nagavara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21" calcext:value-type="float">
            <text:p>1405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3</text:p>
          </table:table-cell>
          <table:table-cell office:value-type="string" calcext:value-type="string">
            <text:p>HKBK College of Engineering </text:p>
          </table:table-cell>
          <table:table-cell office:value-type="string" calcext:value-type="string">
            <text:p>Nagavar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653" calcext:value-type="float">
            <text:p>966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5</text:p>
          </table:table-cell>
          <table:table-cell office:value-type="string" calcext:value-type="string">
            <text:p>APS College of Engineering</text:p>
          </table:table-cell>
          <table:table-cell office:value-type="string" calcext:value-type="string">
            <text:p>Somanahalli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278" calcext:value-type="float">
            <text:p>1212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5</text:p>
          </table:table-cell>
          <table:table-cell office:value-type="string" calcext:value-type="string">
            <text:p>APS College of Engineering</text:p>
          </table:table-cell>
          <table:table-cell office:value-type="string" calcext:value-type="string">
            <text:p>Somanahalli, Bengaluru</text:p>
          </table:table-cell>
          <table:table-cell office:value-type="string" calcext:value-type="string">
            <text:p>CS</text:p>
          </table:table-cell>
          <table:table-cell office:value-type="float" office:value="71091" calcext:value-type="float">
            <text:p>7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76" calcext:value-type="float">
            <text:p>11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50" calcext:value-type="float">
            <text:p>93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72" calcext:value-type="float">
            <text:p>5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5" calcext:value-type="float">
            <text:p>5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38" calcext:value-type="float">
            <text:p>54738</text:p>
          </table:table-cell>
          <table:table-cell office:value-type="float" office:value="0" calcext:value-type="float">
            <text:p>0</text:p>
          </table:table-cell>
          <table:table-cell office:value-type="float" office:value="57963" calcext:value-type="float">
            <text:p>57963</text:p>
          </table:table-cell>
          <table:table-cell office:value-type="float" office:value="128312" calcext:value-type="float">
            <text:p>1283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5</text:p>
          </table:table-cell>
          <table:table-cell office:value-type="string" calcext:value-type="string">
            <text:p>APS College of Engineering</text:p>
          </table:table-cell>
          <table:table-cell office:value-type="string" calcext:value-type="string">
            <text:p>Somanahalli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637" calcext:value-type="float">
            <text:p>1356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5</text:p>
          </table:table-cell>
          <table:table-cell office:value-type="string" calcext:value-type="string">
            <text:p>APS College of Engineering</text:p>
          </table:table-cell>
          <table:table-cell office:value-type="string" calcext:value-type="string">
            <text:p>Somanahalli, Bengaluru</text:p>
          </table:table-cell>
          <table:table-cell office:value-type="string" calcext:value-type="string">
            <text:p>IE</text:p>
          </table:table-cell>
          <table:table-cell office:value-type="float" office:value="118557" calcext:value-type="float">
            <text:p>11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22" calcext:value-type="float">
            <text:p>129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260" calcext:value-type="float">
            <text:p>129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21" calcext:value-type="float">
            <text:p>13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71" calcext:value-type="float">
            <text:p>116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99" calcext:value-type="float">
            <text:p>1382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5</text:p>
          </table:table-cell>
          <table:table-cell office:value-type="string" calcext:value-type="string">
            <text:p>APS College of Engineering</text:p>
          </table:table-cell>
          <table:table-cell office:value-type="string" calcext:value-type="string">
            <text:p>Somanahall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1177" calcext:value-type="float">
            <text:p>811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6</text:p>
          </table:table-cell>
          <table:table-cell office:value-type="string" calcext:value-type="string">
            <text:p>Sri Sairam College of Engineering(Formerly Shirdi Sai Engg) </text:p>
          </table:table-cell>
          <table:table-cell office:value-type="string" calcext:value-type="string">
            <text:p>Anekal,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371" calcext:value-type="float">
            <text:p>13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02" calcext:value-type="float">
            <text:p>13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65" calcext:value-type="float">
            <text:p>13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58" calcext:value-type="float">
            <text:p>12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74" calcext:value-type="float">
            <text:p>11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23" calcext:value-type="float">
            <text:p>139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31" calcext:value-type="float">
            <text:p>125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6</text:p>
          </table:table-cell>
          <table:table-cell office:value-type="string" calcext:value-type="string">
            <text:p>Sri Sairam College of Engineering(Formerly Shirdi Sai Engg) </text:p>
          </table:table-cell>
          <table:table-cell office:value-type="string" calcext:value-type="string">
            <text:p>Anekal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933" calcext:value-type="float">
            <text:p>1339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6</text:p>
          </table:table-cell>
          <table:table-cell office:value-type="string" calcext:value-type="string">
            <text:p>Sri Sairam College of Engineering(Formerly Shirdi Sai Engg) </text:p>
          </table:table-cell>
          <table:table-cell office:value-type="string" calcext:value-type="string">
            <text:p>Anekal,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378" calcext:value-type="float">
            <text:p>1383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6</text:p>
          </table:table-cell>
          <table:table-cell office:value-type="string" calcext:value-type="string">
            <text:p>Sri Sairam College of Engineering(Formerly Shirdi Sai Engg) </text:p>
          </table:table-cell>
          <table:table-cell office:value-type="string" calcext:value-type="string">
            <text:p>Anekal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407" calcext:value-type="float">
            <text:p>1374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7</text:p>
          </table:table-cell>
          <table:table-cell office:value-type="string" calcext:value-type="string">
            <text:p>Vivekananada Institute of Technology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3001" calcext:value-type="float">
            <text:p>1130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7</text:p>
          </table:table-cell>
          <table:table-cell office:value-type="string" calcext:value-type="string">
            <text:p>Vivekananada Institute of Technology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CS</text:p>
          </table:table-cell>
          <table:table-cell office:value-type="float" office:value="74163" calcext:value-type="float">
            <text:p>74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56" calcext:value-type="float">
            <text:p>12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27" calcext:value-type="float">
            <text:p>8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83" calcext:value-type="float">
            <text:p>92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05" calcext:value-type="float">
            <text:p>9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07" calcext:value-type="float">
            <text:p>73107</text:p>
          </table:table-cell>
          <table:table-cell office:value-type="float" office:value="112480" calcext:value-type="float">
            <text:p>112480</text:p>
          </table:table-cell>
          <table:table-cell office:value-type="float" office:value="126565" calcext:value-type="float">
            <text:p>126565</text:p>
          </table:table-cell>
          <table:table-cell office:value-type="float" office:value="140512" calcext:value-type="float">
            <text:p>14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824" calcext:value-type="float">
            <text:p>140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7</text:p>
          </table:table-cell>
          <table:table-cell office:value-type="string" calcext:value-type="string">
            <text:p>Vivekananada Institute of Technology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56" calcext:value-type="float">
            <text:p>140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7</text:p>
          </table:table-cell>
          <table:table-cell office:value-type="string" calcext:value-type="string">
            <text:p>Vivekananada Institute of Technology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650" calcext:value-type="float">
            <text:p>138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84" calcext:value-type="float">
            <text:p>13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16" calcext:value-type="float">
            <text:p>135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338" calcext:value-type="float">
            <text:p>1343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7</text:p>
          </table:table-cell>
          <table:table-cell office:value-type="string" calcext:value-type="string">
            <text:p>Vivekananada Institute of Technology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578" calcext:value-type="float">
            <text:p>1285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76" calcext:value-type="float">
            <text:p>1359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326" calcext:value-type="float">
            <text:p>953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2723" calcext:value-type="float">
            <text:p>8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45" calcext:value-type="float">
            <text:p>773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8188" calcext:value-type="float">
            <text:p>981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3711" calcext:value-type="float">
            <text:p>103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14" calcext:value-type="float">
            <text:p>1357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8</text:p>
          </table:table-cell>
          <table:table-cell office:value-type="string" calcext:value-type="string">
            <text:p>Bangalore College of Engineering and Technology </text:p>
          </table:table-cell>
          <table:table-cell office:value-type="string" calcext:value-type="string">
            <text:p>Chandapur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1956" calcext:value-type="float">
            <text:p>1019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89</text:p>
          </table:table-cell>
          <table:table-cell office:value-type="string" calcext:value-type="string">
            <text:p>BTL Institute of Technology and Management</text:p>
          </table:table-cell>
          <table:table-cell office:value-type="string" calcext:value-type="string">
            <text:p>Bommasandra Industrial Area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9</text:p>
          </table:table-cell>
          <table:table-cell office:value-type="string" calcext:value-type="string">
            <text:p>BTL Institute of Technology and Management</text:p>
          </table:table-cell>
          <table:table-cell office:value-type="string" calcext:value-type="string">
            <text:p>Bommasandra Industrial Area, Bengaluru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9</text:p>
          </table:table-cell>
          <table:table-cell office:value-type="string" calcext:value-type="string">
            <text:p>BTL Institute of Technology and Management</text:p>
          </table:table-cell>
          <table:table-cell office:value-type="string" calcext:value-type="string">
            <text:p>Bommasandra Industrial Area, 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9</text:p>
          </table:table-cell>
          <table:table-cell office:value-type="string" calcext:value-type="string">
            <text:p>BTL Institute of Technology and Management</text:p>
          </table:table-cell>
          <table:table-cell office:value-type="string" calcext:value-type="string">
            <text:p>Bommasandra Industrial Area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0</text:p>
          </table:table-cell>
          <table:table-cell office:value-type="string" calcext:value-type="string">
            <text:p>Sri Revana Siddeswara Institute of Technology</text:p>
          </table:table-cell>
          <table:table-cell office:value-type="string" calcext:value-type="string">
            <text:p>Chikkajala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0</text:p>
          </table:table-cell>
          <table:table-cell office:value-type="string" calcext:value-type="string">
            <text:p>Sri Revana Siddeswara Institute of Technology</text:p>
          </table:table-cell>
          <table:table-cell office:value-type="string" calcext:value-type="string">
            <text:p>Chikkajala,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44" calcext:value-type="float">
            <text:p>1392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0</text:p>
          </table:table-cell>
          <table:table-cell office:value-type="string" calcext:value-type="string">
            <text:p>Sri Revana Siddeswara Institute of Technology</text:p>
          </table:table-cell>
          <table:table-cell office:value-type="string" calcext:value-type="string">
            <text:p>Chikkajala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1123" calcext:value-type="float">
            <text:p>1011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0</text:p>
          </table:table-cell>
          <table:table-cell office:value-type="string" calcext:value-type="string">
            <text:p>Sri Revana Siddeswara Institute of Technology</text:p>
          </table:table-cell>
          <table:table-cell office:value-type="string" calcext:value-type="string">
            <text:p>Chikkajala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1</text:p>
          </table:table-cell>
          <table:table-cell office:value-type="string" calcext:value-type="string">
            <text:p>KS Institute of Technology</text:p>
          </table:table-cell>
          <table:table-cell office:value-type="string" calcext:value-type="string">
            <text:p>Raghuvanahalli, Bengaluru</text:p>
          </table:table-cell>
          <table:table-cell office:value-type="string" calcext:value-type="string">
            <text:p>CS</text:p>
          </table:table-cell>
          <table:table-cell office:value-type="float" office:value="41951" calcext:value-type="float">
            <text:p>4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64" calcext:value-type="float">
            <text:p>53064</text:p>
          </table:table-cell>
          <table:table-cell office:value-type="float" office:value="0" calcext:value-type="float">
            <text:p>0</text:p>
          </table:table-cell>
          <table:table-cell office:value-type="float" office:value="63543" calcext:value-type="float">
            <text:p>63543</text:p>
          </table:table-cell>
          <table:table-cell office:value-type="float" office:value="60200" calcext:value-type="float">
            <text:p>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3" calcext:value-type="float">
            <text:p>30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56" calcext:value-type="float">
            <text:p>3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0" calcext:value-type="float">
            <text:p>28750</text:p>
          </table:table-cell>
          <table:table-cell office:value-type="float" office:value="32968" calcext:value-type="float">
            <text:p>32968</text:p>
          </table:table-cell>
          <table:table-cell office:value-type="float" office:value="45776" calcext:value-type="float">
            <text:p>45776</text:p>
          </table:table-cell>
          <table:table-cell office:value-type="float" office:value="131349" calcext:value-type="float">
            <text:p>131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14" calcext:value-type="float">
            <text:p>67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1</text:p>
          </table:table-cell>
          <table:table-cell office:value-type="string" calcext:value-type="string">
            <text:p>KS Institute of Technology</text:p>
          </table:table-cell>
          <table:table-cell office:value-type="string" calcext:value-type="string">
            <text:p>Raghuvanahalli, Bengaluru</text:p>
          </table:table-cell>
          <table:table-cell office:value-type="string" calcext:value-type="string">
            <text:p>EC</text:p>
          </table:table-cell>
          <table:table-cell office:value-type="float" office:value="74217" calcext:value-type="float">
            <text:p>74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18" calcext:value-type="float">
            <text:p>13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46" calcext:value-type="float">
            <text:p>6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94" calcext:value-type="float">
            <text:p>6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36" calcext:value-type="float">
            <text:p>7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99" calcext:value-type="float">
            <text:p>55199</text:p>
          </table:table-cell>
          <table:table-cell office:value-type="float" office:value="78536" calcext:value-type="float">
            <text:p>78536</text:p>
          </table:table-cell>
          <table:table-cell office:value-type="float" office:value="77536" calcext:value-type="float">
            <text:p>77536</text:p>
          </table:table-cell>
          <table:table-cell office:value-type="float" office:value="120749" calcext:value-type="float">
            <text:p>12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08" calcext:value-type="float">
            <text:p>119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1</text:p>
          </table:table-cell>
          <table:table-cell office:value-type="string" calcext:value-type="string">
            <text:p>KS Institute of Technology</text:p>
          </table:table-cell>
          <table:table-cell office:value-type="string" calcext:value-type="string">
            <text:p>Raghuvanahall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81" calcext:value-type="float">
            <text:p>140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-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091</text:p>
          </table:table-cell>
          <table:table-cell office:value-type="string" calcext:value-type="string">
            <text:p>KS Institute of Technology</text:p>
          </table:table-cell>
          <table:table-cell office:value-type="string" calcext:value-type="string">
            <text:p>Raghuvanahalli, Bengaluru</text:p>
          </table:table-cell>
          <table:table-cell office:value-type="string" calcext:value-type="string">
            <text:p>T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096" calcext:value-type="float">
            <text:p>11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-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2</text:p>
          </table:table-cell>
          <table:table-cell office:value-type="string" calcext:value-type="string">
            <text:p>Vemana Institute of Technology </text:p>
          </table:table-cell>
          <table:table-cell office:value-type="string" calcext:value-type="string">
            <text:p>Koramangal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96" calcext:value-type="float">
            <text:p>1402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2</text:p>
          </table:table-cell>
          <table:table-cell office:value-type="string" calcext:value-type="string">
            <text:p>Vemana Institute of Technology </text:p>
          </table:table-cell>
          <table:table-cell office:value-type="string" calcext:value-type="string">
            <text:p>Koramangala, Bengaluru</text:p>
          </table:table-cell>
          <table:table-cell office:value-type="string" calcext:value-type="string">
            <text:p>CS</text:p>
          </table:table-cell>
          <table:table-cell office:value-type="float" office:value="59635" calcext:value-type="float">
            <text:p>5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98" calcext:value-type="float">
            <text:p>7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46" calcext:value-type="float">
            <text:p>5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97" calcext:value-type="float">
            <text:p>44797</text:p>
          </table:table-cell>
          <table:table-cell office:value-type="float" office:value="0" calcext:value-type="float">
            <text:p>0</text:p>
          </table:table-cell>
          <table:table-cell office:value-type="float" office:value="68642" calcext:value-type="float">
            <text:p>68642</text:p>
          </table:table-cell>
          <table:table-cell office:value-type="float" office:value="67325" calcext:value-type="float">
            <text:p>67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47" calcext:value-type="float">
            <text:p>44447</text:p>
          </table:table-cell>
          <table:table-cell office:value-type="float" office:value="134344" calcext:value-type="float">
            <text:p>134344</text:p>
          </table:table-cell>
          <table:table-cell office:value-type="float" office:value="53297" calcext:value-type="float">
            <text:p>53297</text:p>
          </table:table-cell>
          <table:table-cell office:value-type="float" office:value="121000" calcext:value-type="float">
            <text:p>12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50" calcext:value-type="float">
            <text:p>746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2</text:p>
          </table:table-cell>
          <table:table-cell office:value-type="string" calcext:value-type="string">
            <text:p>Vemana Institute of Technology </text:p>
          </table:table-cell>
          <table:table-cell office:value-type="string" calcext:value-type="string">
            <text:p>Koramangal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565" calcext:value-type="float">
            <text:p>1345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2</text:p>
          </table:table-cell>
          <table:table-cell office:value-type="string" calcext:value-type="string">
            <text:p>Vemana Institute of Technology </text:p>
          </table:table-cell>
          <table:table-cell office:value-type="string" calcext:value-type="string">
            <text:p>Koramangala, Bengaluru</text:p>
          </table:table-cell>
          <table:table-cell office:value-type="string" calcext:value-type="string">
            <text:p>IE</text:p>
          </table:table-cell>
          <table:table-cell office:value-type="float" office:value="103616" calcext:value-type="float">
            <text:p>10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35" calcext:value-type="float">
            <text:p>122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96" calcext:value-type="float">
            <text:p>9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93" calcext:value-type="float">
            <text:p>8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8" calcext:value-type="float">
            <text:p>14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81" calcext:value-type="float">
            <text:p>79881</text:p>
          </table:table-cell>
          <table:table-cell office:value-type="float" office:value="109194" calcext:value-type="float">
            <text:p>109194</text:p>
          </table:table-cell>
          <table:table-cell office:value-type="float" office:value="104837" calcext:value-type="float">
            <text:p>104837</text:p>
          </table:table-cell>
          <table:table-cell office:value-type="float" office:value="125666" calcext:value-type="float">
            <text:p>125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69" calcext:value-type="float">
            <text:p>91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2</text:p>
          </table:table-cell>
          <table:table-cell office:value-type="string" calcext:value-type="string">
            <text:p>Vemana Institute of Technology </text:p>
          </table:table-cell>
          <table:table-cell office:value-type="string" calcext:value-type="string">
            <text:p>Koramangal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116" calcext:value-type="float">
            <text:p>1361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3</text:p>
          </table:table-cell>
          <table:table-cell office:value-type="string" calcext:value-type="string">
            <text:p>Basavakalyana Engineering College </text:p>
          </table:table-cell>
          <table:table-cell office:value-type="string" calcext:value-type="string">
            <text:p>Basavakalyana, Bida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3</text:p>
          </table:table-cell>
          <table:table-cell office:value-type="string" calcext:value-type="string">
            <text:p>Basavakalyana Engineering College </text:p>
          </table:table-cell>
          <table:table-cell office:value-type="string" calcext:value-type="string">
            <text:p>Basavakalyana, Bid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081" calcext:value-type="float">
            <text:p>1210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3</text:p>
          </table:table-cell>
          <table:table-cell office:value-type="string" calcext:value-type="string">
            <text:p>Basavakalyana Engineering College </text:p>
          </table:table-cell>
          <table:table-cell office:value-type="string" calcext:value-type="string">
            <text:p>Basavakalyana, Bid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8695" calcext:value-type="float">
            <text:p>886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3</text:p>
          </table:table-cell>
          <table:table-cell office:value-type="string" calcext:value-type="string">
            <text:p>Basavakalyana Engineering College </text:p>
          </table:table-cell>
          <table:table-cell office:value-type="string" calcext:value-type="string">
            <text:p>Basavakalyana, Bida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4</text:p>
          </table:table-cell>
          <table:table-cell office:value-type="string" calcext:value-type="string">
            <text:p>Coorg Institute of Technology</text:p>
          </table:table-cell>
          <table:table-cell office:value-type="string" calcext:value-type="string">
            <text:p>Ponnampet,Kodag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485" calcext:value-type="float">
            <text:p>1274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4</text:p>
          </table:table-cell>
          <table:table-cell office:value-type="string" calcext:value-type="string">
            <text:p>Coorg Institute of Technology</text:p>
          </table:table-cell>
          <table:table-cell office:value-type="string" calcext:value-type="string">
            <text:p>Ponnampet,Kodag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307" calcext:value-type="float">
            <text:p>1363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4</text:p>
          </table:table-cell>
          <table:table-cell office:value-type="string" calcext:value-type="string">
            <text:p>Coorg Institute of Technology</text:p>
          </table:table-cell>
          <table:table-cell office:value-type="string" calcext:value-type="string">
            <text:p>Ponnampet,Kodag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400" calcext:value-type="float">
            <text:p>134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4</text:p>
          </table:table-cell>
          <table:table-cell office:value-type="string" calcext:value-type="string">
            <text:p>Coorg Institute of Technology</text:p>
          </table:table-cell>
          <table:table-cell office:value-type="string" calcext:value-type="string">
            <text:p>Ponnampet,Kodag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85" calcext:value-type="float">
            <text:p>1357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CS</text:p>
          </table:table-cell>
          <table:table-cell office:value-type="float" office:value="74248" calcext:value-type="float">
            <text:p>74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90" calcext:value-type="float">
            <text:p>9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54" calcext:value-type="float">
            <text:p>45654</text:p>
          </table:table-cell>
          <table:table-cell office:value-type="float" office:value="0" calcext:value-type="float">
            <text:p>0</text:p>
          </table:table-cell>
          <table:table-cell office:value-type="float" office:value="115069" calcext:value-type="float">
            <text:p>115069</text:p>
          </table:table-cell>
          <table:table-cell office:value-type="float" office:value="54639" calcext:value-type="float">
            <text:p>5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2" calcext:value-type="float">
            <text:p>59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96" calcext:value-type="float">
            <text:p>42796</text:p>
          </table:table-cell>
          <table:table-cell office:value-type="float" office:value="90524" calcext:value-type="float">
            <text:p>90524</text:p>
          </table:table-cell>
          <table:table-cell office:value-type="float" office:value="104594" calcext:value-type="float">
            <text:p>104594</text:p>
          </table:table-cell>
          <table:table-cell office:value-type="float" office:value="121532" calcext:value-type="float">
            <text:p>12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03" calcext:value-type="float">
            <text:p>115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04" calcext:value-type="float">
            <text:p>1380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13" calcext:value-type="float">
            <text:p>1376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IE</text:p>
          </table:table-cell>
          <table:table-cell office:value-type="float" office:value="129026" calcext:value-type="float">
            <text:p>12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478" calcext:value-type="float">
            <text:p>13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06" calcext:value-type="float">
            <text:p>10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13" calcext:value-type="float">
            <text:p>12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24" calcext:value-type="float">
            <text:p>1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40" calcext:value-type="float">
            <text:p>95140</text:p>
          </table:table-cell>
          <table:table-cell office:value-type="float" office:value="128018" calcext:value-type="float">
            <text:p>128018</text:p>
          </table:table-cell>
          <table:table-cell office:value-type="float" office:value="0" calcext:value-type="float">
            <text:p>0</text:p>
          </table:table-cell>
          <table:table-cell office:value-type="float" office:value="137897" calcext:value-type="float">
            <text:p>1378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918" calcext:value-type="float">
            <text:p>1289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5</text:p>
          </table:table-cell>
          <table:table-cell office:value-type="string" calcext:value-type="string">
            <text:p>AMC Engineering College 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M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14" calcext:value-type="float">
            <text:p>1375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36" calcext:value-type="float">
            <text:p>1390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CS</text:p>
          </table:table-cell>
          <table:table-cell office:value-type="float" office:value="127083" calcext:value-type="float">
            <text:p>12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66" calcext:value-type="float">
            <text:p>8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79" calcext:value-type="float">
            <text:p>8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44" calcext:value-type="float">
            <text:p>5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2" calcext:value-type="float">
            <text:p>8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93" calcext:value-type="float">
            <text:p>58193</text:p>
          </table:table-cell>
          <table:table-cell office:value-type="float" office:value="0" calcext:value-type="float">
            <text:p>0</text:p>
          </table:table-cell>
          <table:table-cell office:value-type="float" office:value="100904" calcext:value-type="float">
            <text:p>100904</text:p>
          </table:table-cell>
          <table:table-cell office:value-type="float" office:value="124319" calcext:value-type="float">
            <text:p>124319</text:p>
          </table:table-cell>
          <table:table-cell office:value-type="float" office:value="0" calcext:value-type="float">
            <text:p>0</text:p>
          </table:table-cell>
          <table:table-cell office:value-type="float" office:value="140177112169" calcext:value-type="float">
            <text:p>14017711216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339" calcext:value-type="float">
            <text:p>1363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6182" calcext:value-type="float">
            <text:p>66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4555" calcext:value-type="float">
            <text:p>1345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833" calcext:value-type="float">
            <text:p>120833</text:p>
          </table:table-cell>
          <table:table-cell office:value-type="float" office:value="0" calcext:value-type="float">
            <text:p>0</text:p>
          </table:table-cell>
          <table:table-cell office:value-type="float" office:value="134869" calcext:value-type="float">
            <text:p>134869</text:p>
          </table:table-cell>
          <table:table-cell office:value-type="float" office:value="129878" calcext:value-type="float">
            <text:p>1298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6</text:p>
          </table:table-cell>
          <table:table-cell office:value-type="string" calcext:value-type="string">
            <text:p>East Point College of Engineering and Technology</text:p>
          </table:table-cell>
          <table:table-cell office:value-type="string" calcext:value-type="string">
            <text:p>Virgo Nagar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313" calcext:value-type="float">
            <text:p>1293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44" calcext:value-type="float">
            <text:p>1393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CS</text:p>
          </table:table-cell>
          <table:table-cell office:value-type="float" office:value="29886" calcext:value-type="float">
            <text:p>29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0" calcext:value-type="float">
            <text:p>26880</text:p>
          </table:table-cell>
          <table:table-cell office:value-type="float" office:value="58234" calcext:value-type="float">
            <text:p>58234</text:p>
          </table:table-cell>
          <table:table-cell office:value-type="float" office:value="56031" calcext:value-type="float">
            <text:p>56031</text:p>
          </table:table-cell>
          <table:table-cell office:value-type="float" office:value="21164" calcext:value-type="float">
            <text:p>2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1" calcext:value-type="float">
            <text:p>17921</text:p>
          </table:table-cell>
          <table:table-cell office:value-type="float" office:value="0" calcext:value-type="float">
            <text:p>0</text:p>
          </table:table-cell>
          <table:table-cell office:value-type="float" office:value="24604" calcext:value-type="float">
            <text:p>24604</text:p>
          </table:table-cell>
          <table:table-cell office:value-type="float" office:value="13889" calcext:value-type="float">
            <text:p>13889</text:p>
          </table:table-cell>
          <table:table-cell office:value-type="float" office:value="26612" calcext:value-type="float">
            <text:p>26612</text:p>
          </table:table-cell>
          <table:table-cell office:value-type="float" office:value="24489" calcext:value-type="float">
            <text:p>24489</text:p>
          </table:table-cell>
          <table:table-cell office:value-type="float" office:value="66795" calcext:value-type="float">
            <text:p>66795</text:p>
          </table:table-cell>
          <table:table-cell office:value-type="float" office:value="0" calcext:value-type="float">
            <text:p>0</text:p>
          </table:table-cell>
          <table:table-cell office:value-type="float" office:value="140768" calcext:value-type="float">
            <text:p>140768</text:p>
          </table:table-cell>
          <table:table-cell office:value-type="float" office:value="46548" calcext:value-type="float">
            <text:p>46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EC</text:p>
          </table:table-cell>
          <table:table-cell office:value-type="float" office:value="49766" calcext:value-type="float">
            <text:p>4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52" calcext:value-type="float">
            <text:p>6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29" calcext:value-type="float">
            <text:p>5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47" calcext:value-type="float">
            <text:p>3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1" calcext:value-type="float">
            <text:p>34241</text:p>
          </table:table-cell>
          <table:table-cell office:value-type="float" office:value="0" calcext:value-type="float">
            <text:p>0</text:p>
          </table:table-cell>
          <table:table-cell office:value-type="float" office:value="40962" calcext:value-type="float">
            <text:p>40962</text:p>
          </table:table-cell>
          <table:table-cell office:value-type="float" office:value="26514" calcext:value-type="float">
            <text:p>26514</text:p>
          </table:table-cell>
          <table:table-cell office:value-type="float" office:value="123696" calcext:value-type="float">
            <text:p>123696</text:p>
          </table:table-cell>
          <table:table-cell office:value-type="float" office:value="40397" calcext:value-type="float">
            <text:p>40397</text:p>
          </table:table-cell>
          <table:table-cell office:value-type="float" office:value="134780" calcext:value-type="float">
            <text:p>134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29" calcext:value-type="float">
            <text:p>50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841" calcext:value-type="float">
            <text:p>1358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IE</text:p>
          </table:table-cell>
          <table:table-cell office:value-type="float" office:value="36642" calcext:value-type="float">
            <text:p>36642</text:p>
          </table:table-cell>
          <table:table-cell office:value-type="float" office:value="0" calcext:value-type="float">
            <text:p>0</text:p>
          </table:table-cell>
          <table:table-cell office:value-type="float" office:value="64078" calcext:value-type="float">
            <text:p>64078</text:p>
          </table:table-cell>
          <table:table-cell office:value-type="float" office:value="35589" calcext:value-type="float">
            <text:p>35589</text:p>
          </table:table-cell>
          <table:table-cell office:value-type="float" office:value="0" calcext:value-type="float">
            <text:p>0</text:p>
          </table:table-cell>
          <table:table-cell office:value-type="float" office:value="73798" calcext:value-type="float">
            <text:p>73798</text:p>
          </table:table-cell>
          <table:table-cell office:value-type="float" office:value="38857" calcext:value-type="float">
            <text:p>38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6" calcext:value-type="float">
            <text:p>2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27" calcext:value-type="float">
            <text:p>28527</text:p>
          </table:table-cell>
          <table:table-cell office:value-type="float" office:value="67875" calcext:value-type="float">
            <text:p>67875</text:p>
          </table:table-cell>
          <table:table-cell office:value-type="float" office:value="40959" calcext:value-type="float">
            <text:p>40959</text:p>
          </table:table-cell>
          <table:table-cell office:value-type="float" office:value="21910" calcext:value-type="float">
            <text:p>21910</text:p>
          </table:table-cell>
          <table:table-cell office:value-type="float" office:value="39317" calcext:value-type="float">
            <text:p>39317</text:p>
          </table:table-cell>
          <table:table-cell office:value-type="float" office:value="36139" calcext:value-type="float">
            <text:p>36139</text:p>
          </table:table-cell>
          <table:table-cell office:value-type="float" office:value="82106" calcext:value-type="float">
            <text:p>8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14" calcext:value-type="float">
            <text:p>104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7</text:p>
          </table:table-cell>
          <table:table-cell office:value-type="string" calcext:value-type="string">
            <text:p>CMR Institute of Technology</text:p>
          </table:table-cell>
          <table:table-cell office:value-type="string" calcext:value-type="string">
            <text:p>Brookefield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80" calcext:value-type="float">
            <text:p>1377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8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Hebbal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351" calcext:value-type="float">
            <text:p>1233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8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Hebbal, Bengaluru</text:p>
          </table:table-cell>
          <table:table-cell office:value-type="string" calcext:value-type="string">
            <text:p>CS</text:p>
          </table:table-cell>
          <table:table-cell office:value-type="float" office:value="43744" calcext:value-type="float">
            <text:p>43744</text:p>
          </table:table-cell>
          <table:table-cell office:value-type="float" office:value="0" calcext:value-type="float">
            <text:p>0</text:p>
          </table:table-cell>
          <table:table-cell office:value-type="float" office:value="105862" calcext:value-type="float">
            <text:p>105862</text:p>
          </table:table-cell>
          <table:table-cell office:value-type="float" office:value="46371" calcext:value-type="float">
            <text:p>46371</text:p>
          </table:table-cell>
          <table:table-cell office:value-type="float" office:value="99540" calcext:value-type="float">
            <text:p>99540</text:p>
          </table:table-cell>
          <table:table-cell office:value-type="float" office:value="50388" calcext:value-type="float">
            <text:p>50388</text:p>
          </table:table-cell>
          <table:table-cell office:value-type="float" office:value="49306" calcext:value-type="float">
            <text:p>4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5" calcext:value-type="float">
            <text:p>3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85" calcext:value-type="float">
            <text:p>38885</text:p>
          </table:table-cell>
          <table:table-cell office:value-type="float" office:value="0" calcext:value-type="float">
            <text:p>0</text:p>
          </table:table-cell>
          <table:table-cell office:value-type="float" office:value="100123" calcext:value-type="float">
            <text:p>100123</text:p>
          </table:table-cell>
          <table:table-cell office:value-type="float" office:value="32252" calcext:value-type="float">
            <text:p>32252</text:p>
          </table:table-cell>
          <table:table-cell office:value-type="float" office:value="52607" calcext:value-type="float">
            <text:p>52607</text:p>
          </table:table-cell>
          <table:table-cell office:value-type="float" office:value="48588" calcext:value-type="float">
            <text:p>48588</text:p>
          </table:table-cell>
          <table:table-cell office:value-type="float" office:value="113021" calcext:value-type="float">
            <text:p>113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87" calcext:value-type="float">
            <text:p>70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8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Hebbal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402" calcext:value-type="float">
            <text:p>1344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8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Hebbal, Bengaluru</text:p>
          </table:table-cell>
          <table:table-cell office:value-type="string" calcext:value-type="string">
            <text:p>IE</text:p>
          </table:table-cell>
          <table:table-cell office:value-type="float" office:value="66501" calcext:value-type="float">
            <text:p>66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56" calcext:value-type="float">
            <text:p>8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34" calcext:value-type="float">
            <text:p>5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82" calcext:value-type="float">
            <text:p>5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46" calcext:value-type="float">
            <text:p>7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80" calcext:value-type="float">
            <text:p>50680</text:p>
          </table:table-cell>
          <table:table-cell office:value-type="float" office:value="0" calcext:value-type="float">
            <text:p>0</text:p>
          </table:table-cell>
          <table:table-cell office:value-type="float" office:value="57334" calcext:value-type="float">
            <text:p>57334</text:p>
          </table:table-cell>
          <table:table-cell office:value-type="float" office:value="138645" calcext:value-type="float">
            <text:p>13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04" calcext:value-type="float">
            <text:p>127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8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Hebbal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053" calcext:value-type="float">
            <text:p>1360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902" calcext:value-type="float">
            <text:p>137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075" calcext:value-type="float">
            <text:p>1350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CS</text:p>
          </table:table-cell>
          <table:table-cell office:value-type="float" office:value="18836" calcext:value-type="float">
            <text:p>18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82" calcext:value-type="float">
            <text:p>17682</text:p>
          </table:table-cell>
          <table:table-cell office:value-type="float" office:value="22247" calcext:value-type="float">
            <text:p>22247</text:p>
          </table:table-cell>
          <table:table-cell office:value-type="float" office:value="35741" calcext:value-type="float">
            <text:p>35741</text:p>
          </table:table-cell>
          <table:table-cell office:value-type="float" office:value="21412" calcext:value-type="float">
            <text:p>2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4" calcext:value-type="float">
            <text:p>12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82" calcext:value-type="float">
            <text:p>13482</text:p>
          </table:table-cell>
          <table:table-cell office:value-type="float" office:value="0" calcext:value-type="float">
            <text:p>0</text:p>
          </table:table-cell>
          <table:table-cell office:value-type="float" office:value="24252" calcext:value-type="float">
            <text:p>24252</text:p>
          </table:table-cell>
          <table:table-cell office:value-type="float" office:value="10896" calcext:value-type="float">
            <text:p>10896</text:p>
          </table:table-cell>
          <table:table-cell office:value-type="float" office:value="17010" calcext:value-type="float">
            <text:p>17010</text:p>
          </table:table-cell>
          <table:table-cell office:value-type="float" office:value="21090" calcext:value-type="float">
            <text:p>21090</text:p>
          </table:table-cell>
          <table:table-cell office:value-type="float" office:value="32828" calcext:value-type="float">
            <text:p>32828</text:p>
          </table:table-cell>
          <table:table-cell office:value-type="float" office:value="46017" calcext:value-type="float">
            <text:p>46017</text:p>
          </table:table-cell>
          <table:table-cell office:value-type="float" office:value="61765" calcext:value-type="float">
            <text:p>61765</text:p>
          </table:table-cell>
          <table:table-cell office:value-type="float" office:value="20832" calcext:value-type="float">
            <text:p>20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EC</text:p>
          </table:table-cell>
          <table:table-cell office:value-type="float" office:value="17192" calcext:value-type="float">
            <text:p>17192</text:p>
          </table:table-cell>
          <table:table-cell office:value-type="float" office:value="58059" calcext:value-type="float">
            <text:p>58059</text:p>
          </table:table-cell>
          <table:table-cell office:value-type="float" office:value="0" calcext:value-type="float">
            <text:p>0</text:p>
          </table:table-cell>
          <table:table-cell office:value-type="float" office:value="26262" calcext:value-type="float">
            <text:p>26262</text:p>
          </table:table-cell>
          <table:table-cell office:value-type="float" office:value="0" calcext:value-type="float">
            <text:p>0</text:p>
          </table:table-cell>
          <table:table-cell office:value-type="float" office:value="50097" calcext:value-type="float">
            <text:p>50097</text:p>
          </table:table-cell>
          <table:table-cell office:value-type="float" office:value="41167" calcext:value-type="float">
            <text:p>4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0" calcext:value-type="float">
            <text:p>17710</text:p>
          </table:table-cell>
          <table:table-cell office:value-type="float" office:value="0" calcext:value-type="float">
            <text:p>0</text:p>
          </table:table-cell>
          <table:table-cell office:value-type="float" office:value="31243" calcext:value-type="float">
            <text:p>31243</text:p>
          </table:table-cell>
          <table:table-cell office:value-type="float" office:value="18314" calcext:value-type="float">
            <text:p>1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1" calcext:value-type="float">
            <text:p>16761</text:p>
          </table:table-cell>
          <table:table-cell office:value-type="float" office:value="24590" calcext:value-type="float">
            <text:p>24590</text:p>
          </table:table-cell>
          <table:table-cell office:value-type="float" office:value="27607" calcext:value-type="float">
            <text:p>27607</text:p>
          </table:table-cell>
          <table:table-cell office:value-type="float" office:value="54021" calcext:value-type="float">
            <text:p>54021</text:p>
          </table:table-cell>
          <table:table-cell office:value-type="float" office:value="0" calcext:value-type="float">
            <text:p>0</text:p>
          </table:table-cell>
          <table:table-cell office:value-type="float" office:value="59505" calcext:value-type="float">
            <text:p>59505</text:p>
          </table:table-cell>
          <table:table-cell office:value-type="float" office:value="24150" calcext:value-type="float">
            <text:p>24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EE</text:p>
          </table:table-cell>
          <table:table-cell office:value-type="float" office:value="47377" calcext:value-type="float">
            <text:p>4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47" calcext:value-type="float">
            <text:p>83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25" calcext:value-type="float">
            <text:p>5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15" calcext:value-type="float">
            <text:p>7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72" calcext:value-type="float">
            <text:p>4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38" calcext:value-type="float">
            <text:p>43838</text:p>
          </table:table-cell>
          <table:table-cell office:value-type="float" office:value="105938" calcext:value-type="float">
            <text:p>105938</text:p>
          </table:table-cell>
          <table:table-cell office:value-type="float" office:value="100682" calcext:value-type="float">
            <text:p>100682</text:p>
          </table:table-cell>
          <table:table-cell office:value-type="float" office:value="81836" calcext:value-type="float">
            <text:p>818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IE</text:p>
          </table:table-cell>
          <table:table-cell office:value-type="float" office:value="35216" calcext:value-type="float">
            <text:p>35216</text:p>
          </table:table-cell>
          <table:table-cell office:value-type="float" office:value="0" calcext:value-type="float">
            <text:p>0</text:p>
          </table:table-cell>
          <table:table-cell office:value-type="float" office:value="40869" calcext:value-type="float">
            <text:p>40869</text:p>
          </table:table-cell>
          <table:table-cell office:value-type="float" office:value="39260" calcext:value-type="float">
            <text:p>39260</text:p>
          </table:table-cell>
          <table:table-cell office:value-type="float" office:value="0" calcext:value-type="float">
            <text:p>0</text:p>
          </table:table-cell>
          <table:table-cell office:value-type="float" office:value="42457" calcext:value-type="float">
            <text:p>42457</text:p>
          </table:table-cell>
          <table:table-cell office:value-type="float" office:value="21897" calcext:value-type="float">
            <text:p>21897</text:p>
          </table:table-cell>
          <table:table-cell office:value-type="float" office:value="0" calcext:value-type="float">
            <text:p>0</text:p>
          </table:table-cell>
          <table:table-cell office:value-type="float" office:value="77947" calcext:value-type="float">
            <text:p>77947</text:p>
          </table:table-cell>
          <table:table-cell office:value-type="float" office:value="21052" calcext:value-type="float">
            <text:p>21052</text:p>
          </table:table-cell>
          <table:table-cell office:value-type="float" office:value="35779" calcext:value-type="float">
            <text:p>35779</text:p>
          </table:table-cell>
          <table:table-cell office:value-type="float" office:value="0" calcext:value-type="float">
            <text:p>0</text:p>
          </table:table-cell>
          <table:table-cell office:value-type="float" office:value="21827" calcext:value-type="float">
            <text:p>21827</text:p>
          </table:table-cell>
          <table:table-cell office:value-type="float" office:value="0" calcext:value-type="float">
            <text:p>0</text:p>
          </table:table-cell>
          <table:table-cell office:value-type="float" office:value="40472" calcext:value-type="float">
            <text:p>40472</text:p>
          </table:table-cell>
          <table:table-cell office:value-type="float" office:value="19570" calcext:value-type="float">
            <text:p>19570</text:p>
          </table:table-cell>
          <table:table-cell office:value-type="float" office:value="23667" calcext:value-type="float">
            <text:p>23667</text:p>
          </table:table-cell>
          <table:table-cell office:value-type="float" office:value="28561" calcext:value-type="float">
            <text:p>28561</text:p>
          </table:table-cell>
          <table:table-cell office:value-type="float" office:value="54043" calcext:value-type="float">
            <text:p>54043</text:p>
          </table:table-cell>
          <table:table-cell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office:value-type="float" office:value="51178" calcext:value-type="float">
            <text:p>5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9</text:p>
          </table:table-cell>
          <table:table-cell office:value-type="string" calcext:value-type="string">
            <text:p>New Horizon College of Engineering 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914" calcext:value-type="float">
            <text:p>1409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0</text:p>
          </table:table-cell>
          <table:table-cell office:value-type="string" calcext:value-type="string">
            <text:p>KNS Institute of Technology </text:p>
          </table:table-cell>
          <table:table-cell office:value-type="string" calcext:value-type="string">
            <text:p>Uttarahalli Hobli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0</text:p>
          </table:table-cell>
          <table:table-cell office:value-type="string" calcext:value-type="string">
            <text:p>KNS Institute of Technology </text:p>
          </table:table-cell>
          <table:table-cell office:value-type="string" calcext:value-type="string">
            <text:p>Uttarahalli Hobli, Bengaluru</text:p>
          </table:table-cell>
          <table:table-cell office:value-type="string" calcext:value-type="string">
            <text:p>CS</text:p>
          </table:table-cell>
          <table:table-cell office:value-type="float" office:value="130375" calcext:value-type="float">
            <text:p>13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113" calcext:value-type="float">
            <text:p>12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75" calcext:value-type="float">
            <text:p>12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764" calcext:value-type="float">
            <text:p>126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91" calcext:value-type="float">
            <text:p>123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848" calcext:value-type="float">
            <text:p>112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62" calcext:value-type="float">
            <text:p>14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26" calcext:value-type="float">
            <text:p>128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0</text:p>
          </table:table-cell>
          <table:table-cell office:value-type="string" calcext:value-type="string">
            <text:p>KNS Institute of Technology </text:p>
          </table:table-cell>
          <table:table-cell office:value-type="string" calcext:value-type="string">
            <text:p>Uttarahalli Hobli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166" calcext:value-type="float">
            <text:p>1301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0</text:p>
          </table:table-cell>
          <table:table-cell office:value-type="string" calcext:value-type="string">
            <text:p>KNS Institute of Technology </text:p>
          </table:table-cell>
          <table:table-cell office:value-type="string" calcext:value-type="string">
            <text:p>Uttarahalli Hobli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417" calcext:value-type="float">
            <text:p>1254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0</text:p>
          </table:table-cell>
          <table:table-cell office:value-type="string" calcext:value-type="string">
            <text:p>KNS Institute of Technology </text:p>
          </table:table-cell>
          <table:table-cell office:value-type="string" calcext:value-type="string">
            <text:p>Uttarahalli Hobli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25" calcext:value-type="float">
            <text:p>1375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CS</text:p>
          </table:table-cell>
          <table:table-cell office:value-type="float" office:value="72687" calcext:value-type="float">
            <text:p>7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88" calcext:value-type="float">
            <text:p>75288</text:p>
          </table:table-cell>
          <table:table-cell office:value-type="float" office:value="132321" calcext:value-type="float">
            <text:p>132321</text:p>
          </table:table-cell>
          <table:table-cell office:value-type="float" office:value="93849" calcext:value-type="float">
            <text:p>93849</text:p>
          </table:table-cell>
          <table:table-cell office:value-type="float" office:value="126970" calcext:value-type="float">
            <text:p>126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8" calcext:value-type="float">
            <text:p>50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47" calcext:value-type="float">
            <text:p>49247</text:p>
          </table:table-cell>
          <table:table-cell office:value-type="float" office:value="0" calcext:value-type="float">
            <text:p>0</text:p>
          </table:table-cell>
          <table:table-cell office:value-type="float" office:value="49276" calcext:value-type="float">
            <text:p>49276</text:p>
          </table:table-cell>
          <table:table-cell office:value-type="float" office:value="44966" calcext:value-type="float">
            <text:p>44966</text:p>
          </table:table-cell>
          <table:table-cell office:value-type="float" office:value="55759" calcext:value-type="float">
            <text:p>55759</text:p>
          </table:table-cell>
          <table:table-cell office:value-type="float" office:value="48090" calcext:value-type="float">
            <text:p>48090</text:p>
          </table:table-cell>
          <table:table-cell office:value-type="float" office:value="131633" calcext:value-type="float">
            <text:p>13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19" calcext:value-type="float">
            <text:p>67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318" calcext:value-type="float">
            <text:p>1363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185" calcext:value-type="float">
            <text:p>1371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IE</text:p>
          </table:table-cell>
          <table:table-cell office:value-type="float" office:value="112494" calcext:value-type="float">
            <text:p>11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84" calcext:value-type="float">
            <text:p>12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74" calcext:value-type="float">
            <text:p>72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48" calcext:value-type="float">
            <text:p>8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15" calcext:value-type="float">
            <text:p>74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77" calcext:value-type="float">
            <text:p>64677</text:p>
          </table:table-cell>
          <table:table-cell office:value-type="float" office:value="87746" calcext:value-type="float">
            <text:p>87746</text:p>
          </table:table-cell>
          <table:table-cell office:value-type="float" office:value="93252" calcext:value-type="float">
            <text:p>93252</text:p>
          </table:table-cell>
          <table:table-cell office:value-type="float" office:value="115865" calcext:value-type="float">
            <text:p>1158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1</text:p>
          </table:table-cell>
          <table:table-cell office:value-type="string" calcext:value-type="string">
            <text:p>Channabasaveshwara Institute of Technology </text:p>
          </table:table-cell>
          <table:table-cell office:value-type="string" calcext:value-type="string">
            <text:p>Gubbi, Tumak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954" calcext:value-type="float">
            <text:p>1409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207" calcext:value-type="float">
            <text:p>1352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CS</text:p>
          </table:table-cell>
          <table:table-cell office:value-type="float" office:value="56327" calcext:value-type="float">
            <text:p>5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56" calcext:value-type="float">
            <text:p>68856</text:p>
          </table:table-cell>
          <table:table-cell office:value-type="float" office:value="0" calcext:value-type="float">
            <text:p>0</text:p>
          </table:table-cell>
          <table:table-cell office:value-type="float" office:value="132646" calcext:value-type="float">
            <text:p>132646</text:p>
          </table:table-cell>
          <table:table-cell office:value-type="float" office:value="59562" calcext:value-type="float">
            <text:p>5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85" calcext:value-type="float">
            <text:p>40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10" calcext:value-type="float">
            <text:p>41310</text:p>
          </table:table-cell>
          <table:table-cell office:value-type="float" office:value="0" calcext:value-type="float">
            <text:p>0</text:p>
          </table:table-cell>
          <table:table-cell office:value-type="float" office:value="92464" calcext:value-type="float">
            <text:p>92464</text:p>
          </table:table-cell>
          <table:table-cell office:value-type="float" office:value="38816" calcext:value-type="float">
            <text:p>38816</text:p>
          </table:table-cell>
          <table:table-cell office:value-type="float" office:value="103334" calcext:value-type="float">
            <text:p>103334</text:p>
          </table:table-cell>
          <table:table-cell office:value-type="float" office:value="54970" calcext:value-type="float">
            <text:p>54970</text:p>
          </table:table-cell>
          <table:table-cell office:value-type="float" office:value="139911" calcext:value-type="float">
            <text:p>139911</text:p>
          </table:table-cell>
          <table:table-cell office:value-type="float" office:value="140514" calcext:value-type="float">
            <text:p>140514</text:p>
          </table:table-cell>
          <table:table-cell office:value-type="float" office:value="0" calcext:value-type="float">
            <text:p>0</text:p>
          </table:table-cell>
          <table:table-cell office:value-type="float" office:value="113341" calcext:value-type="float">
            <text:p>113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71" calcext:value-type="float">
            <text:p>1404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512" calcext:value-type="float">
            <text:p>1345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IE</text:p>
          </table:table-cell>
          <table:table-cell office:value-type="float" office:value="108933" calcext:value-type="float">
            <text:p>10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88" calcext:value-type="float">
            <text:p>89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12" calcext:value-type="float">
            <text:p>13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1" calcext:value-type="float">
            <text:p>77431</text:p>
          </table:table-cell>
          <table:table-cell office:value-type="float" office:value="0" calcext:value-type="float">
            <text:p>0</text:p>
          </table:table-cell>
          <table:table-cell office:value-type="float" office:value="105124" calcext:value-type="float">
            <text:p>105124</text:p>
          </table:table-cell>
          <table:table-cell office:value-type="float" office:value="73044" calcext:value-type="float">
            <text:p>7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53" calcext:value-type="float">
            <text:p>71453</text:p>
          </table:table-cell>
          <table:table-cell office:value-type="float" office:value="95892" calcext:value-type="float">
            <text:p>95892</text:p>
          </table:table-cell>
          <table:table-cell office:value-type="float" office:value="96730" calcext:value-type="float">
            <text:p>967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669" calcext:value-type="float">
            <text:p>119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13" calcext:value-type="float">
            <text:p>1391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2</text:p>
          </table:table-cell>
          <table:table-cell office:value-type="string" calcext:value-type="string">
            <text:p>DONBOSCO Institute of Technology </text:p>
          </table:table-cell>
          <table:table-cell office:value-type="string" calcext:value-type="string">
            <text:p>Kumbalgodu,Bengaluru</text:p>
          </table:table-cell>
          <table:table-cell office:value-type="string" calcext:value-type="string">
            <text:p>T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987" calcext:value-type="float">
            <text:p>1119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72" calcext:value-type="float">
            <text:p>1404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CS</text:p>
          </table:table-cell>
          <table:table-cell office:value-type="float" office:value="28314" calcext:value-type="float">
            <text:p>28314</text:p>
          </table:table-cell>
          <table:table-cell office:value-type="float" office:value="0" calcext:value-type="float">
            <text:p>0</text:p>
          </table:table-cell>
          <table:table-cell office:value-type="float" office:value="40362" calcext:value-type="float">
            <text:p>40362</text:p>
          </table:table-cell>
          <table:table-cell office:value-type="float" office:value="41249" calcext:value-type="float">
            <text:p>41249</text:p>
          </table:table-cell>
          <table:table-cell office:value-type="float" office:value="48762" calcext:value-type="float">
            <text:p>48762</text:p>
          </table:table-cell>
          <table:table-cell office:value-type="float" office:value="64589" calcext:value-type="float">
            <text:p>64589</text:p>
          </table:table-cell>
          <table:table-cell office:value-type="float" office:value="52955" calcext:value-type="float">
            <text:p>5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7" calcext:value-type="float">
            <text:p>2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6" calcext:value-type="float">
            <text:p>26586</text:p>
          </table:table-cell>
          <table:table-cell office:value-type="float" office:value="0" calcext:value-type="float">
            <text:p>0</text:p>
          </table:table-cell>
          <table:table-cell office:value-type="float" office:value="40877" calcext:value-type="float">
            <text:p>40877</text:p>
          </table:table-cell>
          <table:table-cell office:value-type="float" office:value="23236" calcext:value-type="float">
            <text:p>23236</text:p>
          </table:table-cell>
          <table:table-cell office:value-type="float" office:value="36502" calcext:value-type="float">
            <text:p>36502</text:p>
          </table:table-cell>
          <table:table-cell office:value-type="float" office:value="37409" calcext:value-type="float">
            <text:p>37409</text:p>
          </table:table-cell>
          <table:table-cell office:value-type="float" office:value="83336" calcext:value-type="float">
            <text:p>8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91" calcext:value-type="float">
            <text:p>68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EC</text:p>
          </table:table-cell>
          <table:table-cell office:value-type="float" office:value="64114" calcext:value-type="float">
            <text:p>64114</text:p>
          </table:table-cell>
          <table:table-cell office:value-type="float" office:value="0" calcext:value-type="float">
            <text:p>0</text:p>
          </table:table-cell>
          <table:table-cell office:value-type="float" office:value="72919" calcext:value-type="float">
            <text:p>72919</text:p>
          </table:table-cell>
          <table:table-cell office:value-type="float" office:value="67984" calcext:value-type="float">
            <text:p>6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72" calcext:value-type="float">
            <text:p>9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79" calcext:value-type="float">
            <text:p>3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80" calcext:value-type="float">
            <text:p>41780</text:p>
          </table:table-cell>
          <table:table-cell office:value-type="float" office:value="0" calcext:value-type="float">
            <text:p>0</text:p>
          </table:table-cell>
          <table:table-cell office:value-type="float" office:value="100662" calcext:value-type="float">
            <text:p>100662</text:p>
          </table:table-cell>
          <table:table-cell office:value-type="float" office:value="38652" calcext:value-type="float">
            <text:p>38652</text:p>
          </table:table-cell>
          <table:table-cell office:value-type="float" office:value="45669" calcext:value-type="float">
            <text:p>45669</text:p>
          </table:table-cell>
          <table:table-cell office:value-type="float" office:value="62929" calcext:value-type="float">
            <text:p>62929</text:p>
          </table:table-cell>
          <table:table-cell office:value-type="float" office:value="128671" calcext:value-type="float">
            <text:p>12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66" calcext:value-type="float">
            <text:p>77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EE</text:p>
          </table:table-cell>
          <table:table-cell office:value-type="float" office:value="93000" calcext:value-type="float">
            <text:p>93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480" calcext:value-type="float">
            <text:p>108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51" calcext:value-type="float">
            <text:p>101751</text:p>
          </table:table-cell>
          <table:table-cell office:value-type="float" office:value="108347" calcext:value-type="float">
            <text:p>108347</text:p>
          </table:table-cell>
          <table:table-cell office:value-type="float" office:value="0" calcext:value-type="float">
            <text:p>0</text:p>
          </table:table-cell>
          <table:table-cell office:value-type="float" office:value="79919" calcext:value-type="float">
            <text:p>79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08" calcext:value-type="float">
            <text:p>1015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IE</text:p>
          </table:table-cell>
          <table:table-cell office:value-type="float" office:value="34132" calcext:value-type="float">
            <text:p>34132</text:p>
          </table:table-cell>
          <table:table-cell office:value-type="float" office:value="70435" calcext:value-type="float">
            <text:p>70435</text:p>
          </table:table-cell>
          <table:table-cell office:value-type="float" office:value="0" calcext:value-type="float">
            <text:p>0</text:p>
          </table:table-cell>
          <table:table-cell office:value-type="float" office:value="47238" calcext:value-type="float">
            <text:p>4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79" calcext:value-type="float">
            <text:p>9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82" calcext:value-type="float">
            <text:p>28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59" calcext:value-type="float">
            <text:p>2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4" calcext:value-type="float">
            <text:p>28804</text:p>
          </table:table-cell>
          <table:table-cell office:value-type="float" office:value="69691" calcext:value-type="float">
            <text:p>69691</text:p>
          </table:table-cell>
          <table:table-cell office:value-type="float" office:value="31994" calcext:value-type="float">
            <text:p>31994</text:p>
          </table:table-cell>
          <table:table-cell office:value-type="float" office:value="66800" calcext:value-type="float">
            <text:p>6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36" calcext:value-type="float">
            <text:p>74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3</text:p>
          </table:table-cell>
          <table:table-cell office:value-type="string" calcext:value-type="string">
            <text:p>Global Academy of Technology </text:p>
          </table:table-cell>
          <table:table-cell office:value-type="string" calcext:value-type="string">
            <text:p>RR Nagar, Bengaluru,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77" calcext:value-type="float">
            <text:p>1398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Nagarjuna College of Engineering and Technology</text:p>
          </table:table-cell>
          <table:table-cell office:value-type="string" calcext:value-type="string">
            <text:p>Hyderabad highway 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68" calcext:value-type="float">
            <text:p>1393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Nagarjuna College of Engineering and Technology</text:p>
          </table:table-cell>
          <table:table-cell office:value-type="string" calcext:value-type="string">
            <text:p>Hyderabad highway , Bengaluru</text:p>
          </table:table-cell>
          <table:table-cell office:value-type="string" calcext:value-type="string">
            <text:p>CS</text:p>
          </table:table-cell>
          <table:table-cell office:value-type="float" office:value="121740" calcext:value-type="float">
            <text:p>121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58" calcext:value-type="float">
            <text:p>64758</text:p>
          </table:table-cell>
          <table:table-cell office:value-type="float" office:value="0" calcext:value-type="float">
            <text:p>0</text:p>
          </table:table-cell>
          <table:table-cell office:value-type="float" office:value="115156" calcext:value-type="float">
            <text:p>115156</text:p>
          </table:table-cell>
          <table:table-cell office:value-type="float" office:value="49529" calcext:value-type="float">
            <text:p>4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20" calcext:value-type="float">
            <text:p>5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7" calcext:value-type="float">
            <text:p>55917</text:p>
          </table:table-cell>
          <table:table-cell office:value-type="float" office:value="0" calcext:value-type="float">
            <text:p>0</text:p>
          </table:table-cell>
          <table:table-cell office:value-type="float" office:value="84839" calcext:value-type="float">
            <text:p>84839</text:p>
          </table:table-cell>
          <table:table-cell office:value-type="float" office:value="45706" calcext:value-type="float">
            <text:p>45706</text:p>
          </table:table-cell>
          <table:table-cell office:value-type="float" office:value="62384" calcext:value-type="float">
            <text:p>62384</text:p>
          </table:table-cell>
          <table:table-cell office:value-type="float" office:value="65415" calcext:value-type="float">
            <text:p>65415</text:p>
          </table:table-cell>
          <table:table-cell office:value-type="float" office:value="121078" calcext:value-type="float">
            <text:p>12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37" calcext:value-type="float">
            <text:p>96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Nagarjuna College of Engineering and Technology</text:p>
          </table:table-cell>
          <table:table-cell office:value-type="string" calcext:value-type="string">
            <text:p>Hyderabad highway 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688" calcext:value-type="float">
            <text:p>1386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Nagarjuna College of Engineering and Technology</text:p>
          </table:table-cell>
          <table:table-cell office:value-type="string" calcext:value-type="string">
            <text:p>Hyderabad highway , Bengaluru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734" calcext:value-type="float">
            <text:p>9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11" calcext:value-type="float">
            <text:p>7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08" calcext:value-type="float">
            <text:p>7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35" calcext:value-type="float">
            <text:p>9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02" calcext:value-type="float">
            <text:p>72302</text:p>
          </table:table-cell>
          <table:table-cell office:value-type="float" office:value="0" calcext:value-type="float">
            <text:p>0</text:p>
          </table:table-cell>
          <table:table-cell office:value-type="float" office:value="98475" calcext:value-type="float">
            <text:p>98475</text:p>
          </table:table-cell>
          <table:table-cell office:value-type="float" office:value="136321" calcext:value-type="float">
            <text:p>1363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4</text:p>
          </table:table-cell>
          <table:table-cell office:value-type="string" calcext:value-type="string">
            <text:p>Nagarjuna College of Engineering and Technology</text:p>
          </table:table-cell>
          <table:table-cell office:value-type="string" calcext:value-type="string">
            <text:p>Hyderabad highway 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182" calcext:value-type="float">
            <text:p>1371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AE</text:p>
          </table:table-cell>
          <table:table-cell office:value-type="float" office:value="27519" calcext:value-type="float">
            <text:p>27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1" calcext:value-type="float">
            <text:p>2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3" calcext:value-type="float">
            <text:p>35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42" calcext:value-type="float">
            <text:p>2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float" office:value="41825" calcext:value-type="float">
            <text:p>41825</text:p>
          </table:table-cell>
          <table:table-cell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27823" calcext:value-type="float">
            <text:p>27823</text:p>
          </table:table-cell>
          <table:table-cell office:value-type="float" office:value="25856" calcext:value-type="float">
            <text:p>25856</text:p>
          </table:table-cell>
          <table:table-cell office:value-type="float" office:value="31786" calcext:value-type="float">
            <text:p>3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7" calcext:value-type="float">
            <text:p>30607</text:p>
          </table:table-cell>
          <table:table-cell office:value-type="float" office:value="0" calcext:value-type="float">
            <text:p>0</text:p>
          </table:table-cell>
          <table:table-cell office:value-type="float" office:value="81614" calcext:value-type="float">
            <text:p>81614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E</text:p>
          </table:table-cell>
          <table:table-cell office:value-type="float" office:value="135747" calcext:value-type="float">
            <text:p>135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93" calcext:value-type="float">
            <text:p>129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628" calcext:value-type="float">
            <text:p>101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71" calcext:value-type="float">
            <text:p>125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08" calcext:value-type="float">
            <text:p>94408</text:p>
          </table:table-cell>
          <table:table-cell office:value-type="float" office:value="133176" calcext:value-type="float">
            <text:p>133176</text:p>
          </table:table-cell>
          <table:table-cell office:value-type="float" office:value="122236" calcext:value-type="float">
            <text:p>122236</text:p>
          </table:table-cell>
          <table:table-cell office:value-type="float" office:value="136000" calcext:value-type="float">
            <text:p>13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13" calcext:value-type="float">
            <text:p>140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S</text:p>
          </table:table-cell>
          <table:table-cell office:value-type="float" office:value="14728" calcext:value-type="float">
            <text:p>14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30" calcext:value-type="float">
            <text:p>15730</text:p>
          </table:table-cell>
          <table:table-cell office:value-type="float" office:value="0" calcext:value-type="float">
            <text:p>0</text:p>
          </table:table-cell>
          <table:table-cell office:value-type="float" office:value="36545" calcext:value-type="float">
            <text:p>36545</text:p>
          </table:table-cell>
          <table:table-cell office:value-type="float" office:value="16449" calcext:value-type="float">
            <text:p>16449</text:p>
          </table:table-cell>
          <table:table-cell office:value-type="float" office:value="108039" calcext:value-type="float">
            <text:p>108039</text:p>
          </table:table-cell>
          <table:table-cell office:value-type="float" office:value="0" calcext:value-type="float">
            <text:p>0</text:p>
          </table:table-cell>
          <table:table-cell office:value-type="float" office:value="11983" calcext:value-type="float">
            <text:p>1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4" calcext:value-type="float">
            <text:p>12624</text:p>
          </table:table-cell>
          <table:table-cell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float" office:value="8938" calcext:value-type="float">
            <text:p>8938</text:p>
          </table:table-cell>
          <table:table-cell office:value-type="float" office:value="17493" calcext:value-type="float">
            <text:p>17493</text:p>
          </table:table-cell>
          <table:table-cell office:value-type="float" office:value="14600" calcext:value-type="float">
            <text:p>14600</text:p>
          </table:table-cell>
          <table:table-cell office:value-type="float" office:value="55302" calcext:value-type="float">
            <text:p>55302</text:p>
          </table:table-cell>
          <table:table-cell office:value-type="float" office:value="0" calcext:value-type="float">
            <text:p>0</text:p>
          </table:table-cell>
          <table:table-cell office:value-type="float" office:value="121499" calcext:value-type="float">
            <text:p>121499</text:p>
          </table:table-cell>
          <table:table-cell office:value-type="float" office:value="44425" calcext:value-type="float">
            <text:p>44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C</text:p>
          </table:table-cell>
          <table:table-cell office:value-type="float" office:value="17352" calcext:value-type="float">
            <text:p>1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07" calcext:value-type="float">
            <text:p>33307</text:p>
          </table:table-cell>
          <table:table-cell office:value-type="float" office:value="53084" calcext:value-type="float">
            <text:p>53084</text:p>
          </table:table-cell>
          <table:table-cell office:value-type="float" office:value="73184" calcext:value-type="float">
            <text:p>73184</text:p>
          </table:table-cell>
          <table:table-cell office:value-type="float" office:value="24157" calcext:value-type="float">
            <text:p>2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59" calcext:value-type="float">
            <text:p>16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38" calcext:value-type="float">
            <text:p>17438</text:p>
          </table:table-cell>
          <table:table-cell office:value-type="float" office:value="0" calcext:value-type="float">
            <text:p>0</text:p>
          </table:table-cell>
          <table:table-cell office:value-type="float" office:value="25511" calcext:value-type="float">
            <text:p>25511</text:p>
          </table:table-cell>
          <table:table-cell office:value-type="float" office:value="15143" calcext:value-type="float">
            <text:p>15143</text:p>
          </table:table-cell>
          <table:table-cell office:value-type="float" office:value="38899" calcext:value-type="float">
            <text:p>38899</text:p>
          </table:table-cell>
          <table:table-cell office:value-type="float" office:value="21604" calcext:value-type="float">
            <text:p>21604</text:p>
          </table:table-cell>
          <table:table-cell office:value-type="float" office:value="60036" calcext:value-type="float">
            <text:p>60036</text:p>
          </table:table-cell>
          <table:table-cell office:value-type="float" office:value="81889" calcext:value-type="float">
            <text:p>81889</text:p>
          </table:table-cell>
          <table:table-cell office:value-type="float" office:value="112279" calcext:value-type="float">
            <text:p>112279</text:p>
          </table:table-cell>
          <table:table-cell office:value-type="float" office:value="32899" calcext:value-type="float">
            <text:p>32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E</text:p>
          </table:table-cell>
          <table:table-cell office:value-type="float" office:value="48458" calcext:value-type="float">
            <text:p>4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77" calcext:value-type="float">
            <text:p>68777</text:p>
          </table:table-cell>
          <table:table-cell office:value-type="float" office:value="0" calcext:value-type="float">
            <text:p>0</text:p>
          </table:table-cell>
          <table:table-cell office:value-type="float" office:value="109559" calcext:value-type="float">
            <text:p>109559</text:p>
          </table:table-cell>
          <table:table-cell office:value-type="float" office:value="44189" calcext:value-type="float">
            <text:p>44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52" calcext:value-type="float">
            <text:p>4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96" calcext:value-type="float">
            <text:p>3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1" calcext:value-type="float">
            <text:p>37261</text:p>
          </table:table-cell>
          <table:table-cell office:value-type="float" office:value="43771" calcext:value-type="float">
            <text:p>43771</text:p>
          </table:table-cell>
          <table:table-cell office:value-type="float" office:value="73589" calcext:value-type="float">
            <text:p>73589</text:p>
          </table:table-cell>
          <table:table-cell office:value-type="float" office:value="129318" calcext:value-type="float">
            <text:p>12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70" calcext:value-type="float">
            <text:p>83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IE</text:p>
          </table:table-cell>
          <table:table-cell office:value-type="float" office:value="18436" calcext:value-type="float">
            <text:p>1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4" calcext:value-type="float">
            <text:p>25454</text:p>
          </table:table-cell>
          <table:table-cell office:value-type="float" office:value="49721" calcext:value-type="float">
            <text:p>49721</text:p>
          </table:table-cell>
          <table:table-cell office:value-type="float" office:value="53174" calcext:value-type="float">
            <text:p>53174</text:p>
          </table:table-cell>
          <table:table-cell office:value-type="float" office:value="21963" calcext:value-type="float">
            <text:p>2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7" calcext:value-type="float">
            <text:p>1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63" calcext:value-type="float">
            <text:p>16663</text:p>
          </table:table-cell>
          <table:table-cell office:value-type="float" office:value="0" calcext:value-type="float">
            <text:p>0</text:p>
          </table:table-cell>
          <table:table-cell office:value-type="float" office:value="24335" calcext:value-type="float">
            <text:p>24335</text:p>
          </table:table-cell>
          <table:table-cell office:value-type="float" office:value="13668" calcext:value-type="float">
            <text:p>13668</text:p>
          </table:table-cell>
          <table:table-cell office:value-type="float" office:value="17627" calcext:value-type="float">
            <text:p>17627</text:p>
          </table:table-cell>
          <table:table-cell office:value-type="float" office:value="20359" calcext:value-type="float">
            <text:p>20359</text:p>
          </table:table-cell>
          <table:table-cell office:value-type="float" office:value="80534" calcext:value-type="float">
            <text:p>80534</text:p>
          </table:table-cell>
          <table:table-cell office:value-type="float" office:value="0" calcext:value-type="float">
            <text:p>0</text:p>
          </table:table-cell>
          <table:table-cell office:value-type="float" office:value="123385" calcext:value-type="float">
            <text:p>123385</text:p>
          </table:table-cell>
          <table:table-cell office:value-type="float" office:value="46504" calcext:value-type="float">
            <text:p>46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5</text:p>
          </table:table-cell>
          <table:table-cell office:value-type="string" calcext:value-type="string">
            <text:p>Nitte Meenakshi Institu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ME</text:p>
          </table:table-cell>
          <table:table-cell office:value-type="float" office:value="91107" calcext:value-type="float">
            <text:p>9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42" calcext:value-type="float">
            <text:p>132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23" calcext:value-type="float">
            <text:p>8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24" calcext:value-type="float">
            <text:p>82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88" calcext:value-type="float">
            <text:p>8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97" calcext:value-type="float">
            <text:p>72297</text:p>
          </table:table-cell>
          <table:table-cell office:value-type="float" office:value="0" calcext:value-type="float">
            <text:p>0</text:p>
          </table:table-cell>
          <table:table-cell office:value-type="float" office:value="139815" calcext:value-type="float">
            <text:p>139815</text:p>
          </table:table-cell>
          <table:table-cell office:value-type="float" office:value="106818" calcext:value-type="float">
            <text:p>10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65" calcext:value-type="float">
            <text:p>93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591" calcext:value-type="float">
            <text:p>1385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S</text:p>
          </table:table-cell>
          <table:table-cell office:value-type="float" office:value="115473" calcext:value-type="float">
            <text:p>115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43" calcext:value-type="float">
            <text:p>73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92" calcext:value-type="float">
            <text:p>8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94" calcext:value-type="float">
            <text:p>5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33" calcext:value-type="float">
            <text:p>5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39" calcext:value-type="float">
            <text:p>42439</text:p>
          </table:table-cell>
          <table:table-cell office:value-type="float" office:value="133539" calcext:value-type="float">
            <text:p>133539</text:p>
          </table:table-cell>
          <table:table-cell office:value-type="float" office:value="59641" calcext:value-type="float">
            <text:p>59641</text:p>
          </table:table-cell>
          <table:table-cell office:value-type="float" office:value="135214" calcext:value-type="float">
            <text:p>135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88" calcext:value-type="float">
            <text:p>85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10" calcext:value-type="float">
            <text:p>1381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511" calcext:value-type="float">
            <text:p>1355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IE</text:p>
          </table:table-cell>
          <table:table-cell office:value-type="float" office:value="118192" calcext:value-type="float">
            <text:p>1181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2478" calcext:value-type="float">
            <text:p>12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61" calcext:value-type="float">
            <text:p>127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73" calcext:value-type="float">
            <text:p>110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98" calcext:value-type="float">
            <text:p>107798</text:p>
          </table:table-cell>
          <table:table-cell office:value-type="float" office:value="0" calcext:value-type="float">
            <text:p>0</text:p>
          </table:table-cell>
          <table:table-cell office:value-type="float" office:value="133776" calcext:value-type="float">
            <text:p>133776</text:p>
          </table:table-cell>
          <table:table-cell office:value-type="float" office:value="129246" calcext:value-type="float">
            <text:p>12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28" calcext:value-type="float">
            <text:p>13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6</text:p>
          </table:table-cell>
          <table:table-cell office:value-type="string" calcext:value-type="string">
            <text:p>East West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381" calcext:value-type="float">
            <text:p>1383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BNM Institute of Technology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CS</text:p>
          </table:table-cell>
          <table:table-cell office:value-type="float" office:value="13502" calcext:value-type="float">
            <text:p>13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4" calcext:value-type="float">
            <text:p>14474</text:p>
          </table:table-cell>
          <table:table-cell office:value-type="float" office:value="0" calcext:value-type="float">
            <text:p>0</text:p>
          </table:table-cell>
          <table:table-cell office:value-type="float" office:value="28121" calcext:value-type="float">
            <text:p>28121</text:p>
          </table:table-cell>
          <table:table-cell office:value-type="float" office:value="22473" calcext:value-type="float">
            <text:p>22473</text:p>
          </table:table-cell>
          <table:table-cell office:value-type="float" office:value="0" calcext:value-type="float">
            <text:p>0</text:p>
          </table:table-cell>
          <table:table-cell office:value-type="float" office:value="24325" calcext:value-type="float">
            <text:p>24325</text:p>
          </table:table-cell>
          <table:table-cell office:value-type="float" office:value="8994" calcext:value-type="float">
            <text:p>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36" calcext:value-type="float">
            <text:p>1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3" calcext:value-type="float">
            <text:p>8653</text:p>
          </table:table-cell>
          <table:table-cell office:value-type="float" office:value="22838" calcext:value-type="float">
            <text:p>22838</text:p>
          </table:table-cell>
          <table:table-cell office:value-type="float" office:value="17598" calcext:value-type="float">
            <text:p>17598</text:p>
          </table:table-cell>
          <table:table-cell office:value-type="float" office:value="57130" calcext:value-type="float">
            <text:p>57130</text:p>
          </table:table-cell>
          <table:table-cell office:value-type="float" office:value="105557" calcext:value-type="float">
            <text:p>105557</text:p>
          </table:table-cell>
          <table:table-cell office:value-type="float" office:value="0" calcext:value-type="float">
            <text:p>0</text:p>
          </table:table-cell>
          <table:table-cell office:value-type="float" office:value="65793" calcext:value-type="float">
            <text:p>65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BNM Institute of Technology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EC</text:p>
          </table:table-cell>
          <table:table-cell office:value-type="float" office:value="18218" calcext:value-type="float">
            <text:p>18218</text:p>
          </table:table-cell>
          <table:table-cell office:value-type="float" office:value="0" calcext:value-type="float">
            <text:p>0</text:p>
          </table:table-cell>
          <table:table-cell office:value-type="float" office:value="31008" calcext:value-type="float">
            <text:p>31008</text:p>
          </table:table-cell>
          <table:table-cell office:value-type="float" office:value="21455" calcext:value-type="float">
            <text:p>21455</text:p>
          </table:table-cell>
          <table:table-cell office:value-type="float" office:value="73969" calcext:value-type="float">
            <text:p>73969</text:p>
          </table:table-cell>
          <table:table-cell office:value-type="float" office:value="29727" calcext:value-type="float">
            <text:p>29727</text:p>
          </table:table-cell>
          <table:table-cell office:value-type="float" office:value="20244" calcext:value-type="float">
            <text:p>2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5" calcext:value-type="float">
            <text:p>1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7" calcext:value-type="float">
            <text:p>17807</text:p>
          </table:table-cell>
          <table:table-cell office:value-type="float" office:value="0" calcext:value-type="float">
            <text:p>0</text:p>
          </table:table-cell>
          <table:table-cell office:value-type="float" office:value="22107" calcext:value-type="float">
            <text:p>22107</text:p>
          </table:table-cell>
          <table:table-cell office:value-type="float" office:value="14406" calcext:value-type="float">
            <text:p>14406</text:p>
          </table:table-cell>
          <table:table-cell office:value-type="float" office:value="21925" calcext:value-type="float">
            <text:p>21925</text:p>
          </table:table-cell>
          <table:table-cell office:value-type="float" office:value="21705" calcext:value-type="float">
            <text:p>21705</text:p>
          </table:table-cell>
          <table:table-cell office:value-type="float" office:value="93452" calcext:value-type="float">
            <text:p>9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53" calcext:value-type="float">
            <text:p>66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BNM Institute of Technology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EE</text:p>
          </table:table-cell>
          <table:table-cell office:value-type="float" office:value="35623" calcext:value-type="float">
            <text:p>35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51" calcext:value-type="float">
            <text:p>59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804" calcext:value-type="float">
            <text:p>32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59" calcext:value-type="float">
            <text:p>36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30" calcext:value-type="float">
            <text:p>32230</text:p>
          </table:table-cell>
          <table:table-cell office:value-type="float" office:value="32591" calcext:value-type="float">
            <text:p>32591</text:p>
          </table:table-cell>
          <table:table-cell office:value-type="float" office:value="39167" calcext:value-type="float">
            <text:p>39167</text:p>
          </table:table-cell>
          <table:table-cell office:value-type="float" office:value="111835" calcext:value-type="float">
            <text:p>1118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469" calcext:value-type="float">
            <text:p>75469</text:p>
          </table:table-cell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BNM Institute of Technology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IE</text:p>
          </table:table-cell>
          <table:table-cell office:value-type="float" office:value="19239" calcext:value-type="float">
            <text:p>19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36757" calcext:value-type="float">
            <text:p>36757</text:p>
          </table:table-cell>
          <table:table-cell office:value-type="float" office:value="24927" calcext:value-type="float">
            <text:p>24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4" calcext:value-type="float">
            <text:p>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94" calcext:value-type="float">
            <text:p>1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" calcext:value-type="float">
            <text:p>11136</text:p>
          </table:table-cell>
          <table:table-cell office:value-type="float" office:value="0" calcext:value-type="float">
            <text:p>0</text:p>
          </table:table-cell>
          <table:table-cell office:value-type="float" office:value="19645" calcext:value-type="float">
            <text:p>19645</text:p>
          </table:table-cell>
          <table:table-cell office:value-type="float" office:value="101076" calcext:value-type="float">
            <text:p>1010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7</text:p>
          </table:table-cell>
          <table:table-cell office:value-type="string" calcext:value-type="string">
            <text:p>BNM Institute of Technology</text:p>
          </table:table-cell>
          <table:table-cell office:value-type="string" calcext:value-type="string">
            <text:p>Banashankari, Bengaluru</text:p>
          </table:table-cell>
          <table:table-cell office:value-type="string" calcext:value-type="string">
            <text:p>ME</text:p>
          </table:table-cell>
          <table:table-cell office:value-type="float" office:value="103863" calcext:value-type="float">
            <text:p>10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345" calcext:value-type="float">
            <text:p>763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776" calcext:value-type="float">
            <text:p>1087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731" calcext:value-type="float">
            <text:p>66731</text:p>
          </table:table-cell>
          <table:table-cell office:value-type="float" office:value="136022" calcext:value-type="float">
            <text:p>136022</text:p>
          </table:table-cell>
          <table:table-cell office:value-type="float" office:value="0" calcext:value-type="float">
            <text:p>0</text:p>
          </table:table-cell>
          <table:table-cell office:value-type="float" office:value="96096" calcext:value-type="float">
            <text:p>960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B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07" calcext:value-type="float">
            <text:p>97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76" calcext:value-type="float">
            <text:p>10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83" calcext:value-type="float">
            <text:p>81783</text:p>
          </table:table-cell>
          <table:table-cell office:value-type="float" office:value="0" calcext:value-type="float">
            <text:p>0</text:p>
          </table:table-cell>
          <table:table-cell office:value-type="float" office:value="118704" calcext:value-type="float">
            <text:p>118704</text:p>
          </table:table-cell>
          <table:table-cell office:value-type="float" office:value="133220" calcext:value-type="float">
            <text:p>133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64" calcext:value-type="float">
            <text:p>123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41" calcext:value-type="float">
            <text:p>1359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CS</text:p>
          </table:table-cell>
          <table:table-cell office:value-type="float" office:value="41675" calcext:value-type="float">
            <text:p>41675</text:p>
          </table:table-cell>
          <table:table-cell office:value-type="float" office:value="0" calcext:value-type="float">
            <text:p>0</text:p>
          </table:table-cell>
          <table:table-cell office:value-type="float" office:value="71603" calcext:value-type="float">
            <text:p>71603</text:p>
          </table:table-cell>
          <table:table-cell office:value-type="float" office:value="52707" calcext:value-type="float">
            <text:p>52707</text:p>
          </table:table-cell>
          <table:table-cell office:value-type="float" office:value="87697" calcext:value-type="float">
            <text:p>87697</text:p>
          </table:table-cell>
          <table:table-cell office:value-type="float" office:value="57670" calcext:value-type="float">
            <text:p>57670</text:p>
          </table:table-cell>
          <table:table-cell office:value-type="float" office:value="66339" calcext:value-type="float">
            <text:p>66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2" calcext:value-type="float">
            <text:p>2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28" calcext:value-type="float">
            <text:p>27428</text:p>
          </table:table-cell>
          <table:table-cell office:value-type="float" office:value="0" calcext:value-type="float">
            <text:p>0</text:p>
          </table:table-cell>
          <table:table-cell office:value-type="float" office:value="48896" calcext:value-type="float">
            <text:p>48896</text:p>
          </table:table-cell>
          <table:table-cell office:value-type="float" office:value="22772" calcext:value-type="float">
            <text:p>22772</text:p>
          </table:table-cell>
          <table:table-cell office:value-type="float" office:value="44714" calcext:value-type="float">
            <text:p>44714</text:p>
          </table:table-cell>
          <table:table-cell office:value-type="float" office:value="37056" calcext:value-type="float">
            <text:p>37056</text:p>
          </table:table-cell>
          <table:table-cell office:value-type="float" office:value="133362" calcext:value-type="float">
            <text:p>13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27" calcext:value-type="float">
            <text:p>44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EC</text:p>
          </table:table-cell>
          <table:table-cell office:value-type="float" office:value="55223" calcext:value-type="float">
            <text:p>55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19" calcext:value-type="float">
            <text:p>87819</text:p>
          </table:table-cell>
          <table:table-cell office:value-type="float" office:value="0" calcext:value-type="float">
            <text:p>0</text:p>
          </table:table-cell>
          <table:table-cell office:value-type="float" office:value="92278" calcext:value-type="float">
            <text:p>92278</text:p>
          </table:table-cell>
          <table:table-cell office:value-type="float" office:value="96860" calcext:value-type="float">
            <text:p>96860</text:p>
          </table:table-cell>
          <table:table-cell office:value-type="float" office:value="0" calcext:value-type="float">
            <text:p>0</text:p>
          </table:table-cell>
          <table:table-cell office:value-type="float" office:value="128116" calcext:value-type="float">
            <text:p>128116</text:p>
          </table:table-cell>
          <table:table-cell office:value-type="float" office:value="43536" calcext:value-type="float">
            <text:p>4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13" calcext:value-type="float">
            <text:p>5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19" calcext:value-type="float">
            <text:p>42719</text:p>
          </table:table-cell>
          <table:table-cell office:value-type="float" office:value="0" calcext:value-type="float">
            <text:p>0</text:p>
          </table:table-cell>
          <table:table-cell office:value-type="float" office:value="80329" calcext:value-type="float">
            <text:p>80329</text:p>
          </table:table-cell>
          <table:table-cell office:value-type="float" office:value="132622" calcext:value-type="float">
            <text:p>1326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803" calcext:value-type="float">
            <text:p>1358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IE</text:p>
          </table:table-cell>
          <table:table-cell office:value-type="float" office:value="64905" calcext:value-type="float">
            <text:p>64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89" calcext:value-type="float">
            <text:p>6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4" calcext:value-type="float">
            <text:p>39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57" calcext:value-type="float">
            <text:p>41757</text:p>
          </table:table-cell>
          <table:table-cell office:value-type="float" office:value="0" calcext:value-type="float">
            <text:p>0</text:p>
          </table:table-cell>
          <table:table-cell office:value-type="float" office:value="62645" calcext:value-type="float">
            <text:p>62645</text:p>
          </table:table-cell>
          <table:table-cell office:value-type="float" office:value="38100" calcext:value-type="float">
            <text:p>3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73" calcext:value-type="float">
            <text:p>33373</text:p>
          </table:table-cell>
          <table:table-cell office:value-type="float" office:value="119532" calcext:value-type="float">
            <text:p>119532</text:p>
          </table:table-cell>
          <table:table-cell office:value-type="float" office:value="50883" calcext:value-type="float">
            <text:p>50883</text:p>
          </table:table-cell>
          <table:table-cell office:value-type="float" office:value="107619" calcext:value-type="float">
            <text:p>10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67" calcext:value-type="float">
            <text:p>90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8</text:p>
          </table:table-cell>
          <table:table-cell office:value-type="string" calcext:value-type="string">
            <text:p>Saptagiri College of Engineering.</text:p>
          </table:table-cell>
          <table:table-cell office:value-type="string" calcext:value-type="string">
            <text:p>Hesarghatta Main Rd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92" calcext:value-type="float">
            <text:p>1408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09</text:p>
          </table:table-cell>
          <table:table-cell office:value-type="string" calcext:value-type="string">
            <text:p>City Engineering College</text:p>
          </table:table-cell>
          <table:table-cell office:value-type="string" calcext:value-type="string">
            <text:p>Doddakallasandra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9</text:p>
          </table:table-cell>
          <table:table-cell office:value-type="string" calcext:value-type="string">
            <text:p>City Engineering College</text:p>
          </table:table-cell>
          <table:table-cell office:value-type="string" calcext:value-type="string">
            <text:p>Doddakallasandra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97" calcext:value-type="float">
            <text:p>1406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9</text:p>
          </table:table-cell>
          <table:table-cell office:value-type="string" calcext:value-type="string">
            <text:p>City Engineering College</text:p>
          </table:table-cell>
          <table:table-cell office:value-type="string" calcext:value-type="string">
            <text:p>Doddakallasandr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916" calcext:value-type="float">
            <text:p>1349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9</text:p>
          </table:table-cell>
          <table:table-cell office:value-type="string" calcext:value-type="string">
            <text:p>City Engineering College</text:p>
          </table:table-cell>
          <table:table-cell office:value-type="string" calcext:value-type="string">
            <text:p>Doddakallasandra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Yellamma Dasappa Institute of Technology</text:p>
          </table:table-cell>
          <table:table-cell office:value-type="string" calcext:value-type="string">
            <text:p>Kanakapura Main Road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Yellamma Dasappa Institute of Technology</text:p>
          </table:table-cell>
          <table:table-cell office:value-type="string" calcext:value-type="string">
            <text:p>Kanakapura Main Road, Bengaluru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Yellamma Dasappa Institute of Technology</text:p>
          </table:table-cell>
          <table:table-cell office:value-type="string" calcext:value-type="string">
            <text:p>Kanakapura Main Road, 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Yellamma Dasappa Institute of Technology</text:p>
          </table:table-cell>
          <table:table-cell office:value-type="string" calcext:value-type="string">
            <text:p>Kanakapura Main Road, Bengaluru</text:p>
          </table:table-cell>
          <table:table-cell office:value-type="string" calcext:value-type="string">
            <text:p>I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0</text:p>
          </table:table-cell>
          <table:table-cell office:value-type="string" calcext:value-type="string">
            <text:p>Yellamma Dasappa Institute of Technology</text:p>
          </table:table-cell>
          <table:table-cell office:value-type="string" calcext:value-type="string">
            <text:p>Kanakapura Main Road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98" calcext:value-type="float">
            <text:p>138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CS</text:p>
          </table:table-cell>
          <table:table-cell office:value-type="float" office:value="72875" calcext:value-type="float">
            <text:p>7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65" calcext:value-type="float">
            <text:p>8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00" calcext:value-type="float">
            <text:p>5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26" calcext:value-type="float">
            <text:p>4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98" calcext:value-type="float">
            <text:p>57698</text:p>
          </table:table-cell>
          <table:table-cell office:value-type="float" office:value="0" calcext:value-type="float">
            <text:p>0</text:p>
          </table:table-cell>
          <table:table-cell office:value-type="float" office:value="101891" calcext:value-type="float">
            <text:p>101891</text:p>
          </table:table-cell>
          <table:table-cell office:value-type="float" office:value="39045" calcext:value-type="float">
            <text:p>39045</text:p>
          </table:table-cell>
          <table:table-cell office:value-type="float" office:value="47312" calcext:value-type="float">
            <text:p>47312</text:p>
          </table:table-cell>
          <table:table-cell office:value-type="float" office:value="54456" calcext:value-type="float">
            <text:p>54456</text:p>
          </table:table-cell>
          <table:table-cell office:value-type="float" office:value="135534" calcext:value-type="float">
            <text:p>135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47" calcext:value-type="float">
            <text:p>102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31" calcext:value-type="float">
            <text:p>1404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IE</text:p>
          </table:table-cell>
          <table:table-cell office:value-type="float" office:value="76656" calcext:value-type="float">
            <text:p>7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848" calcext:value-type="float">
            <text:p>98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49" calcext:value-type="float">
            <text:p>63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38" calcext:value-type="float">
            <text:p>5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7" calcext:value-type="float">
            <text:p>81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83" calcext:value-type="float">
            <text:p>58783</text:p>
          </table:table-cell>
          <table:table-cell office:value-type="float" office:value="0" calcext:value-type="float">
            <text:p>0</text:p>
          </table:table-cell>
          <table:table-cell office:value-type="float" office:value="64406" calcext:value-type="float">
            <text:p>64406</text:p>
          </table:table-cell>
          <table:table-cell office:value-type="float" office:value="134905" calcext:value-type="float">
            <text:p>134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64" calcext:value-type="float">
            <text:p>84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755" calcext:value-type="float">
            <text:p>134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1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Bettahalsur(P), Bengaluru</text:p>
          </table:table-cell>
          <table:table-cell office:value-type="string" calcext:value-type="string">
            <text:p>M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273" calcext:value-type="float">
            <text:p>1362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04" calcext:value-type="float">
            <text:p>1390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143" calcext:value-type="float">
            <text:p>1361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4380" calcext:value-type="float">
            <text:p>1243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383" calcext:value-type="float">
            <text:p>1383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2</text:p>
          </table:table-cell>
          <table:table-cell office:value-type="string" calcext:value-type="string">
            <text:p>Sri Krishna Institute of Technology</text:p>
          </table:table-cell>
          <table:table-cell office:value-type="string" calcext:value-type="string">
            <text:p>Chikkabanavara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Sambhram Institute of Technology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Sambhram Institute of Technology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13" calcext:value-type="float">
            <text:p>1403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Sambhram Institute of Technology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36" calcext:value-type="float">
            <text:p>1380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Sambhram Institute of Technology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514" calcext:value-type="float">
            <text:p>1365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3</text:p>
          </table:table-cell>
          <table:table-cell office:value-type="string" calcext:value-type="string">
            <text:p>Sambhram Institute of Technology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BT</text:p>
          </table:table-cell>
          <table:table-cell office:value-type="float" office:value="91039" calcext:value-type="float">
            <text:p>9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0" calcext:value-type="float">
            <text:p>94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6" calcext:value-type="float">
            <text:p>78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26" calcext:value-type="float">
            <text:p>130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307" calcext:value-type="float">
            <text:p>70307</text:p>
          </table:table-cell>
          <table:table-cell office:value-type="float" office:value="118684" calcext:value-type="float">
            <text:p>118684</text:p>
          </table:table-cell>
          <table:table-cell office:value-type="float" office:value="124331" calcext:value-type="float">
            <text:p>124331</text:p>
          </table:table-cell>
          <table:table-cell office:value-type="float" office:value="133000" calcext:value-type="float">
            <text:p>133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17" calcext:value-type="float">
            <text:p>130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75" calcext:value-type="float">
            <text:p>9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61" calcext:value-type="float">
            <text:p>68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19" calcext:value-type="float">
            <text:p>6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64" calcext:value-type="float">
            <text:p>61364</text:p>
          </table:table-cell>
          <table:table-cell office:value-type="float" office:value="0" calcext:value-type="float">
            <text:p>0</text:p>
          </table:table-cell>
          <table:table-cell office:value-type="float" office:value="75853" calcext:value-type="float">
            <text:p>75853</text:p>
          </table:table-cell>
          <table:table-cell office:value-type="float" office:value="95854" calcext:value-type="float">
            <text:p>95854</text:p>
          </table:table-cell>
          <table:table-cell office:value-type="float" office:value="103878" calcext:value-type="float">
            <text:p>103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CS</text:p>
          </table:table-cell>
          <table:table-cell office:value-type="float" office:value="40650" calcext:value-type="float">
            <text:p>40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2" calcext:value-type="float">
            <text:p>36352</text:p>
          </table:table-cell>
          <table:table-cell office:value-type="float" office:value="0" calcext:value-type="float">
            <text:p>0</text:p>
          </table:table-cell>
          <table:table-cell office:value-type="float" office:value="86603" calcext:value-type="float">
            <text:p>86603</text:p>
          </table:table-cell>
          <table:table-cell office:value-type="float" office:value="30012" calcext:value-type="float">
            <text:p>3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08" calcext:value-type="float">
            <text:p>4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4" calcext:value-type="float">
            <text:p>32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55" calcext:value-type="float">
            <text:p>27455</text:p>
          </table:table-cell>
          <table:table-cell office:value-type="float" office:value="35002" calcext:value-type="float">
            <text:p>35002</text:p>
          </table:table-cell>
          <table:table-cell office:value-type="float" office:value="37500" calcext:value-type="float">
            <text:p>37500</text:p>
          </table:table-cell>
          <table:table-cell office:value-type="float" office:value="95976" calcext:value-type="float">
            <text:p>959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EC</text:p>
          </table:table-cell>
          <table:table-cell office:value-type="float" office:value="42519" calcext:value-type="float">
            <text:p>42519</text:p>
          </table:table-cell>
          <table:table-cell office:value-type="float" office:value="0" calcext:value-type="float">
            <text:p>0</text:p>
          </table:table-cell>
          <table:table-cell office:value-type="float" office:value="76014" calcext:value-type="float">
            <text:p>76014</text:p>
          </table:table-cell>
          <table:table-cell office:value-type="float" office:value="58433" calcext:value-type="float">
            <text:p>58433</text:p>
          </table:table-cell>
          <table:table-cell office:value-type="float" office:value="98982" calcext:value-type="float">
            <text:p>98982</text:p>
          </table:table-cell>
          <table:table-cell office:value-type="float" office:value="71870" calcext:value-type="float">
            <text:p>71870</text:p>
          </table:table-cell>
          <table:table-cell office:value-type="float" office:value="45244" calcext:value-type="float">
            <text:p>4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04" calcext:value-type="float">
            <text:p>4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0" calcext:value-type="float">
            <text:p>39250</text:p>
          </table:table-cell>
          <table:table-cell office:value-type="float" office:value="0" calcext:value-type="float">
            <text:p>0</text:p>
          </table:table-cell>
          <table:table-cell office:value-type="float" office:value="70011" calcext:value-type="float">
            <text:p>70011</text:p>
          </table:table-cell>
          <table:table-cell office:value-type="float" office:value="38823" calcext:value-type="float">
            <text:p>38823</text:p>
          </table:table-cell>
          <table:table-cell office:value-type="float" office:value="46644" calcext:value-type="float">
            <text:p>46644</text:p>
          </table:table-cell>
          <table:table-cell office:value-type="float" office:value="67837" calcext:value-type="float">
            <text:p>67837</text:p>
          </table:table-cell>
          <table:table-cell office:value-type="float" office:value="120938" calcext:value-type="float">
            <text:p>120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44" calcext:value-type="float">
            <text:p>67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IE</text:p>
          </table:table-cell>
          <table:table-cell office:value-type="float" office:value="49198" calcext:value-type="float">
            <text:p>49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0" calcext:value-type="float">
            <text:p>54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71" calcext:value-type="float">
            <text:p>54471</text:p>
          </table:table-cell>
          <table:table-cell office:value-type="float" office:value="62911" calcext:value-type="float">
            <text:p>62911</text:p>
          </table:table-cell>
          <table:table-cell office:value-type="float" office:value="0" calcext:value-type="float">
            <text:p>0</text:p>
          </table:table-cell>
          <table:table-cell office:value-type="float" office:value="60271" calcext:value-type="float">
            <text:p>6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25" calcext:value-type="float">
            <text:p>4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66" calcext:value-type="float">
            <text:p>42766</text:p>
          </table:table-cell>
          <table:table-cell office:value-type="float" office:value="53695" calcext:value-type="float">
            <text:p>53695</text:p>
          </table:table-cell>
          <table:table-cell office:value-type="float" office:value="60099" calcext:value-type="float">
            <text:p>60099</text:p>
          </table:table-cell>
          <table:table-cell office:value-type="float" office:value="138468" calcext:value-type="float">
            <text:p>138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4" calcext:value-type="float">
            <text:p>80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4</text:p>
          </table:table-cell>
          <table:table-cell office:value-type="string" calcext:value-type="string">
            <text:p>GM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682" calcext:value-type="float">
            <text:p>1326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699" calcext:value-type="float">
            <text:p>1326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CS</text:p>
          </table:table-cell>
          <table:table-cell office:value-type="float" office:value="27371" calcext:value-type="float">
            <text:p>27371</text:p>
          </table:table-cell>
          <table:table-cell office:value-type="float" office:value="0" calcext:value-type="float">
            <text:p>0</text:p>
          </table:table-cell>
          <table:table-cell office:value-type="float" office:value="27847" calcext:value-type="float">
            <text:p>27847</text:p>
          </table:table-cell>
          <table:table-cell office:value-type="float" office:value="25903" calcext:value-type="float">
            <text:p>25903</text:p>
          </table:table-cell>
          <table:table-cell office:value-type="float" office:value="58375" calcext:value-type="float">
            <text:p>58375</text:p>
          </table:table-cell>
          <table:table-cell office:value-type="float" office:value="27764" calcext:value-type="float">
            <text:p>27764</text:p>
          </table:table-cell>
          <table:table-cell office:value-type="float" office:value="39170" calcext:value-type="float">
            <text:p>39170</text:p>
          </table:table-cell>
          <table:table-cell office:value-type="float" office:value="0" calcext:value-type="float">
            <text:p>0</text:p>
          </table:table-cell>
          <table:table-cell office:value-type="float" office:value="81688" calcext:value-type="float">
            <text:p>81688</text:p>
          </table:table-cell>
          <table:table-cell office:value-type="float" office:value="17026" calcext:value-type="float">
            <text:p>1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75" calcext:value-type="float">
            <text:p>19575</text:p>
          </table:table-cell>
          <table:table-cell office:value-type="float" office:value="0" calcext:value-type="float">
            <text:p>0</text:p>
          </table:table-cell>
          <table:table-cell office:value-type="float" office:value="30159" calcext:value-type="float">
            <text:p>30159</text:p>
          </table:table-cell>
          <table:table-cell office:value-type="float" office:value="15554" calcext:value-type="float">
            <text:p>15554</text:p>
          </table:table-cell>
          <table:table-cell office:value-type="float" office:value="23739" calcext:value-type="float">
            <text:p>23739</text:p>
          </table:table-cell>
          <table:table-cell office:value-type="float" office:value="25687" calcext:value-type="float">
            <text:p>25687</text:p>
          </table:table-cell>
          <table:table-cell office:value-type="float" office:value="94296" calcext:value-type="float">
            <text:p>9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42" calcext:value-type="float">
            <text:p>42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EC</text:p>
          </table:table-cell>
          <table:table-cell office:value-type="float" office:value="30611" calcext:value-type="float">
            <text:p>30611</text:p>
          </table:table-cell>
          <table:table-cell office:value-type="float" office:value="0" calcext:value-type="float">
            <text:p>0</text:p>
          </table:table-cell>
          <table:table-cell office:value-type="float" office:value="39927" calcext:value-type="float">
            <text:p>39927</text:p>
          </table:table-cell>
          <table:table-cell office:value-type="float" office:value="44234" calcext:value-type="float">
            <text:p>4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36" calcext:value-type="float">
            <text:p>6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3" calcext:value-type="float">
            <text:p>2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74" calcext:value-type="float">
            <text:p>25674</text:p>
          </table:table-cell>
          <table:table-cell office:value-type="float" office:value="0" calcext:value-type="float">
            <text:p>0</text:p>
          </table:table-cell>
          <table:table-cell office:value-type="float" office:value="43244" calcext:value-type="float">
            <text:p>43244</text:p>
          </table:table-cell>
          <table:table-cell office:value-type="float" office:value="22971" calcext:value-type="float">
            <text:p>22971</text:p>
          </table:table-cell>
          <table:table-cell office:value-type="float" office:value="61047" calcext:value-type="float">
            <text:p>61047</text:p>
          </table:table-cell>
          <table:table-cell office:value-type="float" office:value="36479" calcext:value-type="float">
            <text:p>36479</text:p>
          </table:table-cell>
          <table:table-cell office:value-type="float" office:value="75617" calcext:value-type="float">
            <text:p>75617</text:p>
          </table:table-cell>
          <table:table-cell office:value-type="float" office:value="0" calcext:value-type="float">
            <text:p>0</text:p>
          </table:table-cell>
          <table:table-cell office:value-type="float" office:value="139437" calcext:value-type="float">
            <text:p>139437</text:p>
          </table:table-cell>
          <table:table-cell office:value-type="float" office:value="75282" calcext:value-type="float">
            <text:p>75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99" calcext:value-type="float">
            <text:p>79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95" calcext:value-type="float">
            <text:p>58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69" calcext:value-type="float">
            <text:p>63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88" calcext:value-type="float">
            <text:p>6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38" calcext:value-type="float">
            <text:p>55538</text:p>
          </table:table-cell>
          <table:table-cell office:value-type="float" office:value="123203" calcext:value-type="float">
            <text:p>123203</text:p>
          </table:table-cell>
          <table:table-cell office:value-type="float" office:value="67961" calcext:value-type="float">
            <text:p>67961</text:p>
          </table:table-cell>
          <table:table-cell office:value-type="float" office:value="104562" calcext:value-type="float">
            <text:p>1045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IE</text:p>
          </table:table-cell>
          <table:table-cell office:value-type="float" office:value="20877" calcext:value-type="float">
            <text:p>2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53" calcext:value-type="float">
            <text:p>38953</text:p>
          </table:table-cell>
          <table:table-cell office:value-type="float" office:value="0" calcext:value-type="float">
            <text:p>0</text:p>
          </table:table-cell>
          <table:table-cell office:value-type="float" office:value="41820" calcext:value-type="float">
            <text:p>41820</text:p>
          </table:table-cell>
          <table:table-cell office:value-type="float" office:value="44643" calcext:value-type="float">
            <text:p>44643</text:p>
          </table:table-cell>
          <table:table-cell office:value-type="float" office:value="107667" calcext:value-type="float">
            <text:p>107667</text:p>
          </table:table-cell>
          <table:table-cell office:value-type="float" office:value="0" calcext:value-type="float">
            <text:p>0</text:p>
          </table:table-cell>
          <table:table-cell office:value-type="float" office:value="21959" calcext:value-type="float">
            <text:p>2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72" calcext:value-type="float">
            <text:p>2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3" calcext:value-type="float">
            <text:p>20483</text:p>
          </table:table-cell>
          <table:table-cell office:value-type="float" office:value="57284" calcext:value-type="float">
            <text:p>57284</text:p>
          </table:table-cell>
          <table:table-cell office:value-type="float" office:value="32901" calcext:value-type="float">
            <text:p>32901</text:p>
          </table:table-cell>
          <table:table-cell office:value-type="float" office:value="131417" calcext:value-type="float">
            <text:p>131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03" calcext:value-type="float">
            <text:p>89203</text:p>
          </table:table-cell>
          <table:table-cell office:value-type="float" office:value="0" calcext:value-type="float">
            <text:p>0</text:p>
          </table:table-cell>
          <table:table-cell office:value-type="float" office:value="94159" calcext:value-type="float">
            <text:p>94159</text:p>
          </table:table-cell>
        </table:table-row>
        <table:table-row table:style-name="ro1">
          <table:table-cell office:value-type="string" calcext:value-type="string">
            <text:p>E115</text:p>
          </table:table-cell>
          <table:table-cell office:value-type="string" calcext:value-type="string">
            <text:p>SJB Institute of Technology</text:p>
          </table:table-cell>
          <table:table-cell office:value-type="string" calcext:value-type="string">
            <text:p>Kengeri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696" calcext:value-type="float">
            <text:p>1316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6</text:p>
          </table:table-cell>
          <table:table-cell office:value-type="string" calcext:value-type="string">
            <text:p>RL Jalappa Institute of Technology</text:p>
          </table:table-cell>
          <table:table-cell office:value-type="string" calcext:value-type="string">
            <text:p>Doddaballapur, Bangaluru Rural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602" calcext:value-type="float">
            <text:p>1366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6</text:p>
          </table:table-cell>
          <table:table-cell office:value-type="string" calcext:value-type="string">
            <text:p>RL Jalappa Institute of Technology</text:p>
          </table:table-cell>
          <table:table-cell office:value-type="string" calcext:value-type="string">
            <text:p>Doddaballapur, Bangaluru Rural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820" calcext:value-type="float">
            <text:p>1318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6</text:p>
          </table:table-cell>
          <table:table-cell office:value-type="string" calcext:value-type="string">
            <text:p>RL Jalappa Institute of Technology</text:p>
          </table:table-cell>
          <table:table-cell office:value-type="string" calcext:value-type="string">
            <text:p>Doddaballapur, Bangaluru Rural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7</text:p>
          </table:table-cell>
          <table:table-cell office:value-type="string" calcext:value-type="string">
            <text:p>Alpha College Engineering</text:p>
          </table:table-cell>
          <table:table-cell office:value-type="string" calcext:value-type="string">
            <text:p>Kannuru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7</text:p>
          </table:table-cell>
          <table:table-cell office:value-type="string" calcext:value-type="string">
            <text:p>Alpha College Engineering</text:p>
          </table:table-cell>
          <table:table-cell office:value-type="string" calcext:value-type="string">
            <text:p>Kannuru,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067" calcext:value-type="float">
            <text:p>1330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7</text:p>
          </table:table-cell>
          <table:table-cell office:value-type="string" calcext:value-type="string">
            <text:p>Alpha College Engineering</text:p>
          </table:table-cell>
          <table:table-cell office:value-type="string" calcext:value-type="string">
            <text:p>Kannuru,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7</text:p>
          </table:table-cell>
          <table:table-cell office:value-type="string" calcext:value-type="string">
            <text:p>Alpha College Engineering</text:p>
          </table:table-cell>
          <table:table-cell office:value-type="string" calcext:value-type="string">
            <text:p>Kannuru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CE</text:p>
          </table:table-cell>
          <table:table-cell office:value-type="float" office:value="91721" calcext:value-type="float">
            <text:p>9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40" calcext:value-type="float">
            <text:p>1342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514" calcext:value-type="float">
            <text:p>8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209" calcext:value-type="float">
            <text:p>98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4" calcext:value-type="float">
            <text:p>80294</text:p>
          </table:table-cell>
          <table:table-cell office:value-type="float" office:value="100129" calcext:value-type="float">
            <text:p>100129</text:p>
          </table:table-cell>
          <table:table-cell office:value-type="float" office:value="90252" calcext:value-type="float">
            <text:p>90252</text:p>
          </table:table-cell>
          <table:table-cell office:value-type="float" office:value="121808" calcext:value-type="float">
            <text:p>12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73" calcext:value-type="float">
            <text:p>140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CS</text:p>
          </table:table-cell>
          <table:table-cell office:value-type="float" office:value="9776" calcext:value-type="float">
            <text:p>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8" calcext:value-type="float">
            <text:p>11748</text:p>
          </table:table-cell>
          <table:table-cell office:value-type="float" office:value="18611" calcext:value-type="float">
            <text:p>18611</text:p>
          </table:table-cell>
          <table:table-cell office:value-type="float" office:value="29564" calcext:value-type="float">
            <text:p>29564</text:p>
          </table:table-cell>
          <table:table-cell office:value-type="float" office:value="15998" calcext:value-type="float">
            <text:p>1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2" calcext:value-type="float">
            <text:p>1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2" calcext:value-type="float">
            <text:p>8512</text:p>
          </table:table-cell>
          <table:table-cell office:value-type="float" office:value="0" calcext:value-type="float">
            <text:p>0</text:p>
          </table:table-cell>
          <table:table-cell office:value-type="float" office:value="12850" calcext:value-type="float">
            <text:p>12850</text:p>
          </table:table-cell>
          <table:table-cell office:value-type="float" office:value="7281" calcext:value-type="float">
            <text:p>7281</text:p>
          </table:table-cell>
          <table:table-cell office:value-type="float" office:value="11265" calcext:value-type="float">
            <text:p>11265</text:p>
          </table:table-cell>
          <table:table-cell office:value-type="float" office:value="10890" calcext:value-type="float">
            <text:p>10890</text:p>
          </table:table-cell>
          <table:table-cell office:value-type="float" office:value="49541" calcext:value-type="float">
            <text:p>49541</text:p>
          </table:table-cell>
          <table:table-cell office:value-type="float" office:value="130409" calcext:value-type="float">
            <text:p>130409</text:p>
          </table:table-cell>
          <table:table-cell office:value-type="float" office:value="74045" calcext:value-type="float">
            <text:p>74045</text:p>
          </table:table-cell>
          <table:table-cell office:value-type="float" office:value="27841" calcext:value-type="float">
            <text:p>27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EC</text:p>
          </table:table-cell>
          <table:table-cell office:value-type="float" office:value="21471" calcext:value-type="float">
            <text:p>21471</text:p>
          </table:table-cell>
          <table:table-cell office:value-type="float" office:value="0" calcext:value-type="float">
            <text:p>0</text:p>
          </table:table-cell>
          <table:table-cell office:value-type="float" office:value="33768" calcext:value-type="float">
            <text:p>33768</text:p>
          </table:table-cell>
          <table:table-cell office:value-type="float" office:value="23149" calcext:value-type="float">
            <text:p>23149</text:p>
          </table:table-cell>
          <table:table-cell office:value-type="float" office:value="39476" calcext:value-type="float">
            <text:p>39476</text:p>
          </table:table-cell>
          <table:table-cell office:value-type="float" office:value="52289" calcext:value-type="float">
            <text:p>52289</text:p>
          </table:table-cell>
          <table:table-cell office:value-type="float" office:value="31452" calcext:value-type="float">
            <text:p>31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7" calcext:value-type="float">
            <text:p>16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31" calcext:value-type="float">
            <text:p>17431</text:p>
          </table:table-cell>
          <table:table-cell office:value-type="float" office:value="0" calcext:value-type="float">
            <text:p>0</text:p>
          </table:table-cell>
          <table:table-cell office:value-type="float" office:value="31734" calcext:value-type="float">
            <text:p>31734</text:p>
          </table:table-cell>
          <table:table-cell office:value-type="float" office:value="14008" calcext:value-type="float">
            <text:p>14008</text:p>
          </table:table-cell>
          <table:table-cell office:value-type="float" office:value="29173" calcext:value-type="float">
            <text:p>29173</text:p>
          </table:table-cell>
          <table:table-cell office:value-type="float" office:value="29074" calcext:value-type="float">
            <text:p>29074</text:p>
          </table:table-cell>
          <table:table-cell office:value-type="float" office:value="99651" calcext:value-type="float">
            <text:p>99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77" calcext:value-type="float">
            <text:p>36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EE</text:p>
          </table:table-cell>
          <table:table-cell office:value-type="float" office:value="55426" calcext:value-type="float">
            <text:p>5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2" calcext:value-type="float">
            <text:p>3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56" calcext:value-type="float">
            <text:p>3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08" calcext:value-type="float">
            <text:p>25808</text:p>
          </table:table-cell>
          <table:table-cell office:value-type="float" office:value="0" calcext:value-type="float">
            <text:p>0</text:p>
          </table:table-cell>
          <table:table-cell office:value-type="float" office:value="107184" calcext:value-type="float">
            <text:p>107184</text:p>
          </table:table-cell>
          <table:table-cell office:value-type="float" office:value="36882" calcext:value-type="float">
            <text:p>36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27265" calcext:value-type="float">
            <text:p>27265</text:p>
          </table:table-cell>
          <table:table-cell office:value-type="float" office:value="38721" calcext:value-type="float">
            <text:p>38721</text:p>
          </table:table-cell>
          <table:table-cell office:value-type="float" office:value="102591" calcext:value-type="float">
            <text:p>1025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E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62" calcext:value-type="float">
            <text:p>114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459" calcext:value-type="float">
            <text:p>13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49" calcext:value-type="float">
            <text:p>9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04" calcext:value-type="float">
            <text:p>8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72" calcext:value-type="float">
            <text:p>1313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IE</text:p>
          </table:table-cell>
          <table:table-cell office:value-type="float" office:value="20765" calcext:value-type="float">
            <text:p>2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40" calcext:value-type="float">
            <text:p>17640</text:p>
          </table:table-cell>
          <table:table-cell office:value-type="float" office:value="0" calcext:value-type="float">
            <text:p>0</text:p>
          </table:table-cell>
          <table:table-cell office:value-type="float" office:value="30236" calcext:value-type="float">
            <text:p>30236</text:p>
          </table:table-cell>
          <table:table-cell office:value-type="float" office:value="37182" calcext:value-type="float">
            <text:p>37182</text:p>
          </table:table-cell>
          <table:table-cell office:value-type="float" office:value="0" calcext:value-type="float">
            <text:p>0</text:p>
          </table:table-cell>
          <table:table-cell office:value-type="float" office:value="90084" calcext:value-type="float">
            <text:p>90084</text:p>
          </table:table-cell>
          <table:table-cell office:value-type="float" office:value="13351" calcext:value-type="float">
            <text:p>1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13" calcext:value-type="float">
            <text:p>14613</text:p>
          </table:table-cell>
          <table:table-cell office:value-type="float" office:value="0" calcext:value-type="float">
            <text:p>0</text:p>
          </table:table-cell>
          <table:table-cell office:value-type="float" office:value="22192" calcext:value-type="float">
            <text:p>22192</text:p>
          </table:table-cell>
          <table:table-cell office:value-type="float" office:value="11317" calcext:value-type="float">
            <text:p>11317</text:p>
          </table:table-cell>
          <table:table-cell office:value-type="float" office:value="21921" calcext:value-type="float">
            <text:p>21921</text:p>
          </table:table-cell>
          <table:table-cell office:value-type="float" office:value="18145" calcext:value-type="float">
            <text:p>18145</text:p>
          </table:table-cell>
          <table:table-cell office:value-type="float" office:value="129140" calcext:value-type="float">
            <text:p>129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53" calcext:value-type="float">
            <text:p>6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</text:p>
          </table:table-cell>
          <table:table-cell office:value-type="string" calcext:value-type="string">
            <text:p>RNS Institute of Technology</text:p>
          </table:table-cell>
          <table:table-cell office:value-type="string" calcext:value-type="string">
            <text:p>RR Nagar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64" calcext:value-type="float">
            <text:p>1408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19</text:p>
          </table:table-cell>
          <table:table-cell office:value-type="string" calcext:value-type="string">
            <text:p>KCT Engineering College</text:p>
          </table:table-cell>
          <table:table-cell office:value-type="string" calcext:value-type="string">
            <text:p>Roza,Gulbarg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49" calcext:value-type="float">
            <text:p>1377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9</text:p>
          </table:table-cell>
          <table:table-cell office:value-type="string" calcext:value-type="string">
            <text:p>KCT Engineering College</text:p>
          </table:table-cell>
          <table:table-cell office:value-type="string" calcext:value-type="string">
            <text:p>Roza,Gulbarg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15" calcext:value-type="float">
            <text:p>1400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9</text:p>
          </table:table-cell>
          <table:table-cell office:value-type="string" calcext:value-type="string">
            <text:p>KCT Engineering College</text:p>
          </table:table-cell>
          <table:table-cell office:value-type="string" calcext:value-type="string">
            <text:p>Roza,Gulbar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38" calcext:value-type="float">
            <text:p>1376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9</text:p>
          </table:table-cell>
          <table:table-cell office:value-type="string" calcext:value-type="string">
            <text:p>KCT Engineering College</text:p>
          </table:table-cell>
          <table:table-cell office:value-type="string" calcext:value-type="string">
            <text:p>Roza,Gulbar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34" calcext:value-type="float">
            <text:p>1340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0</text:p>
          </table:table-cell>
          <table:table-cell office:value-type="string" calcext:value-type="string">
            <text:p>Jnanavikasa Institute of Technology</text:p>
          </table:table-cell>
          <table:table-cell office:value-type="string" calcext:value-type="string">
            <text:p>Ramanaga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0</text:p>
          </table:table-cell>
          <table:table-cell office:value-type="string" calcext:value-type="string">
            <text:p>Jnanavikasa Institute of Technology</text:p>
          </table:table-cell>
          <table:table-cell office:value-type="string" calcext:value-type="string">
            <text:p>Ramanag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462" calcext:value-type="float">
            <text:p>1364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0</text:p>
          </table:table-cell>
          <table:table-cell office:value-type="string" calcext:value-type="string">
            <text:p>Jnanavikasa Institute of Technology</text:p>
          </table:table-cell>
          <table:table-cell office:value-type="string" calcext:value-type="string">
            <text:p>Ramanaga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0</text:p>
          </table:table-cell>
          <table:table-cell office:value-type="string" calcext:value-type="string">
            <text:p>Jnanavikasa Institute of Technology</text:p>
          </table:table-cell>
          <table:table-cell office:value-type="string" calcext:value-type="string">
            <text:p>Ramanaga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1</text:p>
          </table:table-cell>
          <table:table-cell office:value-type="string" calcext:value-type="string">
            <text:p>Vivekananada College of Engineering Technology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140" calcext:value-type="float">
            <text:p>1281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1</text:p>
          </table:table-cell>
          <table:table-cell office:value-type="string" calcext:value-type="string">
            <text:p>Vivekananada College of Engineering Technology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71" calcext:value-type="float">
            <text:p>1357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1</text:p>
          </table:table-cell>
          <table:table-cell office:value-type="string" calcext:value-type="string">
            <text:p>Vivekananada College of Engineering Technology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82" calcext:value-type="float">
            <text:p>1380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1</text:p>
          </table:table-cell>
          <table:table-cell office:value-type="string" calcext:value-type="string">
            <text:p>Vivekananada College of Engineering Technology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775" calcext:value-type="float">
            <text:p>1297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CS</text:p>
          </table:table-cell>
          <table:table-cell office:value-type="float" office:value="59010" calcext:value-type="float">
            <text:p>59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07" calcext:value-type="float">
            <text:p>64507</text:p>
          </table:table-cell>
          <table:table-cell office:value-type="float" office:value="0" calcext:value-type="float">
            <text:p>0</text:p>
          </table:table-cell>
          <table:table-cell office:value-type="float" office:value="86612" calcext:value-type="float">
            <text:p>86612</text:p>
          </table:table-cell>
          <table:table-cell office:value-type="float" office:value="94001" calcext:value-type="float">
            <text:p>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20" calcext:value-type="float">
            <text:p>43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38" calcext:value-type="float">
            <text:p>38938</text:p>
          </table:table-cell>
          <table:table-cell office:value-type="float" office:value="55500" calcext:value-type="float">
            <text:p>55500</text:p>
          </table:table-cell>
          <table:table-cell office:value-type="float" office:value="53627" calcext:value-type="float">
            <text:p>53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37" calcext:value-type="float">
            <text:p>5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499" calcext:value-type="float">
            <text:p>1234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958" calcext:value-type="float">
            <text:p>1399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03" calcext:value-type="float">
            <text:p>101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43" calcext:value-type="float">
            <text:p>79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77" calcext:value-type="float">
            <text:p>78277</text:p>
          </table:table-cell>
          <table:table-cell office:value-type="float" office:value="0" calcext:value-type="float">
            <text:p>0</text:p>
          </table:table-cell>
          <table:table-cell office:value-type="float" office:value="97165" calcext:value-type="float">
            <text:p>971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BM</text:p>
          </table:table-cell>
          <table:table-cell office:value-type="float" office:value="109015" calcext:value-type="float">
            <text:p>109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29" calcext:value-type="float">
            <text:p>86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23" calcext:value-type="float">
            <text:p>10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13" calcext:value-type="float">
            <text:p>8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230" calcext:value-type="float">
            <text:p>116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01" calcext:value-type="float">
            <text:p>74001</text:p>
          </table:table-cell>
          <table:table-cell office:value-type="float" office:value="114289" calcext:value-type="float">
            <text:p>114289</text:p>
          </table:table-cell>
          <table:table-cell office:value-type="float" office:value="0" calcext:value-type="float">
            <text:p>0</text:p>
          </table:table-cell>
          <table:table-cell office:value-type="float" office:value="116426" calcext:value-type="float">
            <text:p>1164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188" calcext:value-type="float">
            <text:p>1321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275" calcext:value-type="float">
            <text:p>135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78" calcext:value-type="float">
            <text:p>121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17" calcext:value-type="float">
            <text:p>122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01" calcext:value-type="float">
            <text:p>12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184" calcext:value-type="float">
            <text:p>12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45" calcext:value-type="float">
            <text:p>1252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887" calcext:value-type="float">
            <text:p>1238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13" calcext:value-type="float">
            <text:p>134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Canara Engineering College</text:p>
          </table:table-cell>
          <table:table-cell office:value-type="string" calcext:value-type="string">
            <text:p>Bantwal,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4</text:p>
          </table:table-cell>
          <table:table-cell office:value-type="string" calcext:value-type="string">
            <text:p>Rajiv Gandhi Institute of Technology</text:p>
          </table:table-cell>
          <table:table-cell office:value-type="string" calcext:value-type="string">
            <text:p>R.T Nagar Post, Bengaluru</text:p>
          </table:table-cell>
          <table:table-cell office:value-type="string" calcext:value-type="string">
            <text:p>BM</text:p>
          </table:table-cell>
          <table:table-cell office:value-type="float" office:value="109015" calcext:value-type="float">
            <text:p>109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29" calcext:value-type="float">
            <text:p>86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23" calcext:value-type="float">
            <text:p>10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13" calcext:value-type="float">
            <text:p>8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230" calcext:value-type="float">
            <text:p>116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01" calcext:value-type="float">
            <text:p>74001</text:p>
          </table:table-cell>
          <table:table-cell office:value-type="float" office:value="114289" calcext:value-type="float">
            <text:p>114289</text:p>
          </table:table-cell>
          <table:table-cell office:value-type="float" office:value="0" calcext:value-type="float">
            <text:p>0</text:p>
          </table:table-cell>
          <table:table-cell office:value-type="float" office:value="116426" calcext:value-type="float">
            <text:p>1164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4</text:p>
          </table:table-cell>
          <table:table-cell office:value-type="string" calcext:value-type="string">
            <text:p>Rajiv Gandhi Institute of Technology</text:p>
          </table:table-cell>
          <table:table-cell office:value-type="string" calcext:value-type="string">
            <text:p>R.T Nagar Post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188" calcext:value-type="float">
            <text:p>1321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4</text:p>
          </table:table-cell>
          <table:table-cell office:value-type="string" calcext:value-type="string">
            <text:p>Rajiv Gandhi Institute of Technology</text:p>
          </table:table-cell>
          <table:table-cell office:value-type="string" calcext:value-type="string">
            <text:p>R.T Nagar Post, 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275" calcext:value-type="float">
            <text:p>135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78" calcext:value-type="float">
            <text:p>121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17" calcext:value-type="float">
            <text:p>122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01" calcext:value-type="float">
            <text:p>12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184" calcext:value-type="float">
            <text:p>12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45" calcext:value-type="float">
            <text:p>1252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4</text:p>
          </table:table-cell>
          <table:table-cell office:value-type="string" calcext:value-type="string">
            <text:p>Rajiv Gandhi Institute of Technology</text:p>
          </table:table-cell>
          <table:table-cell office:value-type="string" calcext:value-type="string">
            <text:p>R.T Nagar Post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887" calcext:value-type="float">
            <text:p>1238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4</text:p>
          </table:table-cell>
          <table:table-cell office:value-type="string" calcext:value-type="string">
            <text:p>Rajiv Gandhi Institute of Technology</text:p>
          </table:table-cell>
          <table:table-cell office:value-type="string" calcext:value-type="string">
            <text:p>R.T Nagar Post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13" calcext:value-type="float">
            <text:p>134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</text:p>
          </table:table-cell>
          <table:table-cell office:value-type="float" office:value="24099" calcext:value-type="float">
            <text:p>24099</text:p>
          </table:table-cell>
          <table:table-cell office:value-type="float" office:value="12062" calcext:value-type="float">
            <text:p>1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3" calcext:value-type="float">
            <text:p>9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3" calcext:value-type="float">
            <text:p>1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5" calcext:value-type="float">
            <text:p>7675</text:p>
          </table:table-cell>
          <table:table-cell office:value-type="float" office:value="13783" calcext:value-type="float">
            <text:p>13783</text:p>
          </table:table-cell>
          <table:table-cell office:value-type="float" office:value="15531" calcext:value-type="float">
            <text:p>15531</text:p>
          </table:table-cell>
          <table:table-cell office:value-type="float" office:value="46761" calcext:value-type="float">
            <text:p>46761</text:p>
          </table:table-cell>
          <table:table-cell office:value-type="float" office:value="0" calcext:value-type="float">
            <text:p>0</text:p>
          </table:table-cell>
          <table:table-cell office:value-type="float" office:value="63130" calcext:value-type="float">
            <text:p>63130</text:p>
          </table:table-cell>
          <table:table-cell office:value-type="float" office:value="48276" calcext:value-type="float">
            <text:p>48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E</text:p>
          </table:table-cell>
          <table:table-cell office:value-type="float" office:value="34346" calcext:value-type="float">
            <text:p>3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28" calcext:value-type="float">
            <text:p>7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554" calcext:value-type="float">
            <text:p>126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55" calcext:value-type="float">
            <text:p>53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34" calcext:value-type="float">
            <text:p>36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61" calcext:value-type="float">
            <text:p>33361</text:p>
          </table:table-cell>
          <table:table-cell office:value-type="float" office:value="0" calcext:value-type="float">
            <text:p>0</text:p>
          </table:table-cell>
          <table:table-cell office:value-type="float" office:value="56731" calcext:value-type="float">
            <text:p>56731</text:p>
          </table:table-cell>
          <table:table-cell office:value-type="float" office:value="61194" calcext:value-type="float">
            <text:p>611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60" calcext:value-type="float">
            <text:p>9576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S</text:p>
          </table:table-cell>
          <table:table-cell office:value-type="float" office:value="11885" calcext:value-type="float">
            <text:p>11885</text:p>
          </table:table-cell>
          <table:table-cell office:value-type="float" office:value="0" calcext:value-type="float">
            <text:p>0</text:p>
          </table:table-cell>
          <table:table-cell office:value-type="float" office:value="24829" calcext:value-type="float">
            <text:p>24829</text:p>
          </table:table-cell>
          <table:table-cell office:value-type="float" office:value="12208" calcext:value-type="float">
            <text:p>12208</text:p>
          </table:table-cell>
          <table:table-cell office:value-type="float" office:value="13702" calcext:value-type="float">
            <text:p>13702</text:p>
          </table:table-cell>
          <table:table-cell office:value-type="float" office:value="14754" calcext:value-type="float">
            <text:p>14754</text:p>
          </table:table-cell>
          <table:table-cell office:value-type="float" office:value="16075" calcext:value-type="float">
            <text:p>16075</text:p>
          </table:table-cell>
          <table:table-cell office:value-type="float" office:value="0" calcext:value-type="float">
            <text:p>0</text:p>
          </table:table-cell>
          <table:table-cell office:value-type="float" office:value="22251" calcext:value-type="float">
            <text:p>22251</text:p>
          </table:table-cell>
          <table:table-cell office:value-type="float" office:value="7148" calcext:value-type="float">
            <text:p>7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6" calcext:value-type="float">
            <text:p>11586</text:p>
          </table:table-cell>
          <table:table-cell office:value-type="float" office:value="0" calcext:value-type="float">
            <text:p>0</text:p>
          </table:table-cell>
          <table:table-cell office:value-type="float" office:value="14982" calcext:value-type="float">
            <text:p>14982</text:p>
          </table:table-cell>
          <table:table-cell office:value-type="float" office:value="6867" calcext:value-type="float">
            <text:p>6867</text:p>
          </table:table-cell>
          <table:table-cell office:value-type="float" office:value="13189" calcext:value-type="float">
            <text:p>13189</text:p>
          </table:table-cell>
          <table:table-cell office:value-type="float" office:value="12770" calcext:value-type="float">
            <text:p>12770</text:p>
          </table:table-cell>
          <table:table-cell office:value-type="float" office:value="33631" calcext:value-type="float">
            <text:p>33631</text:p>
          </table:table-cell>
          <table:table-cell office:value-type="float" office:value="69554" calcext:value-type="float">
            <text:p>69554</text:p>
          </table:table-cell>
          <table:table-cell office:value-type="float" office:value="42827" calcext:value-type="float">
            <text:p>42827</text:p>
          </table:table-cell>
          <table:table-cell office:value-type="float" office:value="26147" calcext:value-type="float">
            <text:p>26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C</text:p>
          </table:table-cell>
          <table:table-cell office:value-type="float" office:value="14792" calcext:value-type="float">
            <text:p>1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14" calcext:value-type="float">
            <text:p>22014</text:p>
          </table:table-cell>
          <table:table-cell office:value-type="float" office:value="24016" calcext:value-type="float">
            <text:p>24016</text:p>
          </table:table-cell>
          <table:table-cell office:value-type="float" office:value="30211" calcext:value-type="float">
            <text:p>30211</text:p>
          </table:table-cell>
          <table:table-cell office:value-type="float" office:value="17990" calcext:value-type="float">
            <text:p>17990</text:p>
          </table:table-cell>
          <table:table-cell office:value-type="float" office:value="0" calcext:value-type="float">
            <text:p>0</text:p>
          </table:table-cell>
          <table:table-cell office:value-type="float" office:value="27585" calcext:value-type="float">
            <text:p>27585</text:p>
          </table:table-cell>
          <table:table-cell office:value-type="float" office:value="14160" calcext:value-type="float">
            <text:p>14160</text:p>
          </table:table-cell>
          <table:table-cell office:value-type="float" office:value="0" calcext:value-type="float">
            <text:p>0</text:p>
          </table:table-cell>
          <table:table-cell office:value-type="float" office:value="19653" calcext:value-type="float">
            <text:p>19653</text:p>
          </table:table-cell>
          <table:table-cell office:value-type="float" office:value="15766" calcext:value-type="float">
            <text:p>15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7" calcext:value-type="float">
            <text:p>13027</text:p>
          </table:table-cell>
          <table:table-cell office:value-type="float" office:value="15930" calcext:value-type="float">
            <text:p>15930</text:p>
          </table:table-cell>
          <table:table-cell office:value-type="float" office:value="19487" calcext:value-type="float">
            <text:p>19487</text:p>
          </table:table-cell>
          <table:table-cell office:value-type="float" office:value="43105" calcext:value-type="float">
            <text:p>43105</text:p>
          </table:table-cell>
          <table:table-cell office:value-type="float" office:value="81103" calcext:value-type="float">
            <text:p>81103</text:p>
          </table:table-cell>
          <table:table-cell office:value-type="float" office:value="128424" calcext:value-type="float">
            <text:p>128424</text:p>
          </table:table-cell>
          <table:table-cell office:value-type="float" office:value="43629" calcext:value-type="float">
            <text:p>43629</text:p>
          </table:table-cell>
          <table:table-cell office:value-type="float" office:value="0" calcext:value-type="float">
            <text:p>0</text:p>
          </table:table-cell>
          <table:table-cell office:value-type="float" office:value="73729" calcext:value-type="float">
            <text:p>73729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E</text:p>
          </table:table-cell>
          <table:table-cell office:value-type="float" office:value="27613" calcext:value-type="float">
            <text:p>27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11" calcext:value-type="float">
            <text:p>31211</text:p>
          </table:table-cell>
          <table:table-cell office:value-type="float" office:value="0" calcext:value-type="float">
            <text:p>0</text:p>
          </table:table-cell>
          <table:table-cell office:value-type="float" office:value="46958" calcext:value-type="float">
            <text:p>46958</text:p>
          </table:table-cell>
          <table:table-cell office:value-type="float" office:value="30553" calcext:value-type="float">
            <text:p>30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" calcext:value-type="float">
            <text:p>2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14" calcext:value-type="float">
            <text:p>2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3" calcext:value-type="float">
            <text:p>21883</text:p>
          </table:table-cell>
          <table:table-cell office:value-type="float" office:value="40185" calcext:value-type="float">
            <text:p>40185</text:p>
          </table:table-cell>
          <table:table-cell office:value-type="float" office:value="31479" calcext:value-type="float">
            <text:p>31479</text:p>
          </table:table-cell>
          <table:table-cell office:value-type="float" office:value="50283" calcext:value-type="float">
            <text:p>50283</text:p>
          </table:table-cell>
          <table:table-cell office:value-type="float" office:value="0" calcext:value-type="float">
            <text:p>0</text:p>
          </table:table-cell>
          <table:table-cell office:value-type="float" office:value="73997" calcext:value-type="float">
            <text:p>73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IE</text:p>
          </table:table-cell>
          <table:table-cell office:value-type="float" office:value="19568" calcext:value-type="float">
            <text:p>19568</text:p>
          </table:table-cell>
          <table:table-cell office:value-type="float" office:value="37869" calcext:value-type="float">
            <text:p>37869</text:p>
          </table:table-cell>
          <table:table-cell office:value-type="float" office:value="58120" calcext:value-type="float">
            <text:p>58120</text:p>
          </table:table-cell>
          <table:table-cell office:value-type="float" office:value="25217" calcext:value-type="float">
            <text:p>25217</text:p>
          </table:table-cell>
          <table:table-cell office:value-type="float" office:value="0" calcext:value-type="float">
            <text:p>0</text:p>
          </table:table-cell>
          <table:table-cell office:value-type="float" office:value="50582" calcext:value-type="float">
            <text:p>50582</text:p>
          </table:table-cell>
          <table:table-cell office:value-type="float" office:value="13268" calcext:value-type="float">
            <text:p>13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33" calcext:value-type="float">
            <text:p>15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74" calcext:value-type="float">
            <text:p>15074</text:p>
          </table:table-cell>
          <table:table-cell office:value-type="float" office:value="22196" calcext:value-type="float">
            <text:p>22196</text:p>
          </table:table-cell>
          <table:table-cell office:value-type="float" office:value="20905" calcext:value-type="float">
            <text:p>20905</text:p>
          </table:table-cell>
          <table:table-cell office:value-type="float" office:value="11558" calcext:value-type="float">
            <text:p>11558</text:p>
          </table:table-cell>
          <table:table-cell office:value-type="float" office:value="17081" calcext:value-type="float">
            <text:p>17081</text:p>
          </table:table-cell>
          <table:table-cell office:value-type="float" office:value="20399" calcext:value-type="float">
            <text:p>20399</text:p>
          </table:table-cell>
          <table:table-cell office:value-type="float" office:value="53689" calcext:value-type="float">
            <text:p>53689</text:p>
          </table:table-cell>
          <table:table-cell office:value-type="float" office:value="0" calcext:value-type="float">
            <text:p>0</text:p>
          </table:table-cell>
          <table:table-cell office:value-type="float" office:value="90135" calcext:value-type="float">
            <text:p>90135</text:p>
          </table:table-cell>
          <table:table-cell office:value-type="float" office:value="41477" calcext:value-type="float">
            <text:p>41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ME</text:p>
          </table:table-cell>
          <table:table-cell office:value-type="float" office:value="41139" calcext:value-type="float">
            <text:p>4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24" calcext:value-type="float">
            <text:p>6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15" calcext:value-type="float">
            <text:p>4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68" calcext:value-type="float">
            <text:p>3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43" calcext:value-type="float">
            <text:p>41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68" calcext:value-type="float">
            <text:p>25868</text:p>
          </table:table-cell>
          <table:table-cell office:value-type="float" office:value="47750" calcext:value-type="float">
            <text:p>47750</text:p>
          </table:table-cell>
          <table:table-cell office:value-type="float" office:value="44399" calcext:value-type="float">
            <text:p>44399</text:p>
          </table:table-cell>
          <table:table-cell office:value-type="float" office:value="61651" calcext:value-type="float">
            <text:p>61651</text:p>
          </table:table-cell>
          <table:table-cell office:value-type="float" office:value="0" calcext:value-type="float">
            <text:p>0</text:p>
          </table:table-cell>
          <table:table-cell office:value-type="float" office:value="85236" calcext:value-type="float">
            <text:p>85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</text:p>
          </table:table-cell>
          <table:table-cell office:value-type="string" calcext:value-type="string">
            <text:p>BMS Institute of Technology and Management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TC</text:p>
          </table:table-cell>
          <table:table-cell office:value-type="float" office:value="58093" calcext:value-type="float">
            <text:p>58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79" calcext:value-type="float">
            <text:p>41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728" calcext:value-type="float">
            <text:p>42728</text:p>
          </table:table-cell>
          <table:table-cell office:value-type="float" office:value="0" calcext:value-type="float">
            <text:p>0</text:p>
          </table:table-cell>
          <table:table-cell office:value-type="float" office:value="49708" calcext:value-type="float">
            <text:p>49708</text:p>
          </table:table-cell>
          <table:table-cell office:value-type="float" office:value="33114" calcext:value-type="float">
            <text:p>3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19" calcext:value-type="float">
            <text:p>32619</text:p>
          </table:table-cell>
          <table:table-cell office:value-type="float" office:value="0" calcext:value-type="float">
            <text:p>0</text:p>
          </table:table-cell>
          <table:table-cell office:value-type="float" office:value="43657" calcext:value-type="float">
            <text:p>43657</text:p>
          </table:table-cell>
          <table:table-cell office:value-type="float" office:value="76792" calcext:value-type="float">
            <text:p>76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50" calcext:value-type="float">
            <text:p>96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7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Off Bengaluru International Airport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7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Off Bengaluru International Airport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770" calcext:value-type="float">
            <text:p>13177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7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Off Bengaluru International Airport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5131" calcext:value-type="float">
            <text:p>1151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7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Off Bengaluru International Airport, Bengaluru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7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Off Bengaluru International Airport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131" calcext:value-type="float">
            <text:p>791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8</text:p>
          </table:table-cell>
          <table:table-cell office:value-type="string" calcext:value-type="string">
            <text:p>Sharnbasva University(Formerly Appa Inst. of Tech.)</text:p>
          </table:table-cell>
          <table:table-cell office:value-type="string" calcext:value-type="string">
            <text:p>Brahmpur, Gulbarga</text:p>
          </table:table-cell>
          <table:table-cell office:value-type="string" calcext:value-type="string">
            <text:p>CE</text:p>
          </table:table-cell>
          <table:table-cell office:value-type="float" office:value="116383" calcext:value-type="float">
            <text:p>11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09" calcext:value-type="float">
            <text:p>139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01" calcext:value-type="float">
            <text:p>87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719" calcext:value-type="float">
            <text:p>108719</text:p>
          </table:table-cell>
          <table:table-cell office:value-type="float" office:value="136913" calcext:value-type="float">
            <text:p>136913</text:p>
          </table:table-cell>
          <table:table-cell office:value-type="float" office:value="0" calcext:value-type="float">
            <text:p>0</text:p>
          </table:table-cell>
          <table:table-cell office:value-type="float" office:value="77372" calcext:value-type="float">
            <text:p>77372</text:p>
          </table:table-cell>
          <table:table-cell office:value-type="float" office:value="0" calcext:value-type="float">
            <text:p>0</text:p>
          </table:table-cell>
          <table:table-cell office:value-type="float" office:value="108832" calcext:value-type="float">
            <text:p>108832</text:p>
          </table:table-cell>
          <table:table-cell office:value-type="float" office:value="137193" calcext:value-type="float">
            <text:p>1371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8</text:p>
          </table:table-cell>
          <table:table-cell office:value-type="string" calcext:value-type="string">
            <text:p>Sharnbasva University(Formerly Appa Inst. of Tech.)</text:p>
          </table:table-cell>
          <table:table-cell office:value-type="string" calcext:value-type="string">
            <text:p>Brahmpur, Gulbarga</text:p>
          </table:table-cell>
          <table:table-cell office:value-type="string" calcext:value-type="string">
            <text:p>CS</text:p>
          </table:table-cell>
          <table:table-cell office:value-type="float" office:value="126799" calcext:value-type="float">
            <text:p>12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13" calcext:value-type="float">
            <text:p>10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89" calcext:value-type="float">
            <text:p>5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89" calcext:value-type="float">
            <text:p>1100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409" calcext:value-type="float">
            <text:p>42409</text:p>
          </table:table-cell>
          <table:table-cell office:value-type="float" office:value="66834" calcext:value-type="float">
            <text:p>66834</text:p>
          </table:table-cell>
          <table:table-cell office:value-type="float" office:value="86201" calcext:value-type="float">
            <text:p>86201</text:p>
          </table:table-cell>
          <table:table-cell office:value-type="float" office:value="97208" calcext:value-type="float">
            <text:p>972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8</text:p>
          </table:table-cell>
          <table:table-cell office:value-type="string" calcext:value-type="string">
            <text:p>Sharnbasva University(Formerly Appa Inst. of Tech.)</text:p>
          </table:table-cell>
          <table:table-cell office:value-type="string" calcext:value-type="string">
            <text:p>Brahmpur, Gulbar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35" calcext:value-type="float">
            <text:p>1392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8</text:p>
          </table:table-cell>
          <table:table-cell office:value-type="string" calcext:value-type="string">
            <text:p>Sharnbasva University(Formerly Appa Inst. of Tech.)</text:p>
          </table:table-cell>
          <table:table-cell office:value-type="string" calcext:value-type="string">
            <text:p>Brahmpur, Gulbarga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447" calcext:value-type="float">
            <text:p>994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587" calcext:value-type="float">
            <text:p>58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36" calcext:value-type="float">
            <text:p>7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02" calcext:value-type="float">
            <text:p>87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8</text:p>
          </table:table-cell>
          <table:table-cell office:value-type="string" calcext:value-type="string">
            <text:p>Sharnbasva University(Formerly Appa Inst. of Tech.)</text:p>
          </table:table-cell>
          <table:table-cell office:value-type="string" calcext:value-type="string">
            <text:p>Brahmpur, Gulbar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877" calcext:value-type="float">
            <text:p>1348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29</text:p>
          </table:table-cell>
          <table:table-cell office:value-type="string" calcext:value-type="string">
            <text:p>St. Joseph Engineering College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826" calcext:value-type="float">
            <text:p>1358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9</text:p>
          </table:table-cell>
          <table:table-cell office:value-type="string" calcext:value-type="string">
            <text:p>St. Joseph Engineering College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office:value-type="float" office:value="39944" calcext:value-type="float">
            <text:p>3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14" calcext:value-type="float">
            <text:p>29314</text:p>
          </table:table-cell>
          <table:table-cell office:value-type="float" office:value="111289" calcext:value-type="float">
            <text:p>111289</text:p>
          </table:table-cell>
          <table:table-cell office:value-type="float" office:value="51666" calcext:value-type="float">
            <text:p>51666</text:p>
          </table:table-cell>
          <table:table-cell office:value-type="float" office:value="19517" calcext:value-type="float">
            <text:p>1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38" calcext:value-type="float">
            <text:p>3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1" calcext:value-type="float">
            <text:p>23571</text:p>
          </table:table-cell>
          <table:table-cell office:value-type="float" office:value="0" calcext:value-type="float">
            <text:p>0</text:p>
          </table:table-cell>
          <table:table-cell office:value-type="float" office:value="28511" calcext:value-type="float">
            <text:p>28511</text:p>
          </table:table-cell>
          <table:table-cell office:value-type="float" office:value="18207" calcext:value-type="float">
            <text:p>18207</text:p>
          </table:table-cell>
          <table:table-cell office:value-type="float" office:value="20336" calcext:value-type="float">
            <text:p>20336</text:p>
          </table:table-cell>
          <table:table-cell office:value-type="float" office:value="24900" calcext:value-type="float">
            <text:p>24900</text:p>
          </table:table-cell>
          <table:table-cell office:value-type="float" office:value="112721" calcext:value-type="float">
            <text:p>112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25" calcext:value-type="float">
            <text:p>58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9</text:p>
          </table:table-cell>
          <table:table-cell office:value-type="string" calcext:value-type="string">
            <text:p>St. Joseph Engineering College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office:value-type="float" office:value="60035" calcext:value-type="float">
            <text:p>6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93" calcext:value-type="float">
            <text:p>61693</text:p>
          </table:table-cell>
          <table:table-cell office:value-type="float" office:value="0" calcext:value-type="float">
            <text:p>0</text:p>
          </table:table-cell>
          <table:table-cell office:value-type="float" office:value="105545" calcext:value-type="float">
            <text:p>105545</text:p>
          </table:table-cell>
          <table:table-cell office:value-type="float" office:value="39825" calcext:value-type="float">
            <text:p>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73" calcext:value-type="float">
            <text:p>7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89" calcext:value-type="float">
            <text:p>5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54" calcext:value-type="float">
            <text:p>37254</text:p>
          </table:table-cell>
          <table:table-cell office:value-type="float" office:value="0" calcext:value-type="float">
            <text:p>0</text:p>
          </table:table-cell>
          <table:table-cell office:value-type="float" office:value="54189" calcext:value-type="float">
            <text:p>541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9</text:p>
          </table:table-cell>
          <table:table-cell office:value-type="string" calcext:value-type="string">
            <text:p>St. Joseph Engineering College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0853" calcext:value-type="float">
            <text:p>1108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9</text:p>
          </table:table-cell>
          <table:table-cell office:value-type="string" calcext:value-type="string">
            <text:p>St. Joseph Engineering College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78" calcext:value-type="float">
            <text:p>1401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4083" calcext:value-type="float">
            <text:p>1240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13" calcext:value-type="float">
            <text:p>1393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59" calcext:value-type="float">
            <text:p>1390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77" calcext:value-type="float">
            <text:p>1340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0</text:p>
          </table:table-cell>
          <table:table-cell office:value-type="string" calcext:value-type="string">
            <text:p>Shridevi Institute of Engineering and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2</text:p>
          </table:table-cell>
          <table:table-cell office:value-type="string" calcext:value-type="string">
            <text:p>Secab Institute of Engineering and Technology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49" calcext:value-type="float">
            <text:p>1401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2</text:p>
          </table:table-cell>
          <table:table-cell office:value-type="string" calcext:value-type="string">
            <text:p>Secab Institute of Engineering and Technology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31" calcext:value-type="float">
            <text:p>1401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2</text:p>
          </table:table-cell>
          <table:table-cell office:value-type="string" calcext:value-type="string">
            <text:p>Secab Institute of Engineering and Technology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046" calcext:value-type="float">
            <text:p>1300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2</text:p>
          </table:table-cell>
          <table:table-cell office:value-type="string" calcext:value-type="string">
            <text:p>Secab Institute of Engineering and Technology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0735" calcext:value-type="float">
            <text:p>1207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2</text:p>
          </table:table-cell>
          <table:table-cell office:value-type="string" calcext:value-type="string">
            <text:p>Secab Institute of Engineering and Technology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53" calcext:value-type="float">
            <text:p>1403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3</text:p>
          </table:table-cell>
          <table:table-cell office:value-type="string" calcext:value-type="string">
            <text:p>GSSS Institute of Engineering and Technology for Women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CS</text:p>
          </table:table-cell>
          <table:table-cell office:value-type="float" office:value="24968" calcext:value-type="float">
            <text:p>2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10" calcext:value-type="float">
            <text:p>45510</text:p>
          </table:table-cell>
          <table:table-cell office:value-type="float" office:value="0" calcext:value-type="float">
            <text:p>0</text:p>
          </table:table-cell>
          <table:table-cell office:value-type="float" office:value="62731" calcext:value-type="float">
            <text:p>62731</text:p>
          </table:table-cell>
          <table:table-cell office:value-type="float" office:value="32036" calcext:value-type="float">
            <text:p>3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40" calcext:value-type="float">
            <text:p>29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44" calcext:value-type="float">
            <text:p>3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0" calcext:value-type="float">
            <text:p>24860</text:p>
          </table:table-cell>
          <table:table-cell office:value-type="float" office:value="28816" calcext:value-type="float">
            <text:p>28816</text:p>
          </table:table-cell>
          <table:table-cell office:value-type="float" office:value="31872" calcext:value-type="float">
            <text:p>31872</text:p>
          </table:table-cell>
          <table:table-cell office:value-type="float" office:value="78468" calcext:value-type="float">
            <text:p>78468</text:p>
          </table:table-cell>
          <table:table-cell office:value-type="float" office:value="122773" calcext:value-type="float">
            <text:p>122773</text:p>
          </table:table-cell>
          <table:table-cell office:value-type="float" office:value="99638" calcext:value-type="float">
            <text:p>99638</text:p>
          </table:table-cell>
          <table:table-cell office:value-type="float" office:value="58159" calcext:value-type="float">
            <text:p>58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3</text:p>
          </table:table-cell>
          <table:table-cell office:value-type="string" calcext:value-type="string">
            <text:p>GSSS Institute of Engineering and Technology for Women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C</text:p>
          </table:table-cell>
          <table:table-cell office:value-type="float" office:value="135092" calcext:value-type="float">
            <text:p>13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70" calcext:value-type="float">
            <text:p>135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77" calcext:value-type="float">
            <text:p>10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4" calcext:value-type="float">
            <text:p>10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488" calcext:value-type="float">
            <text:p>12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52" calcext:value-type="float">
            <text:p>85852</text:p>
          </table:table-cell>
          <table:table-cell office:value-type="float" office:value="0" calcext:value-type="float">
            <text:p>0</text:p>
          </table:table-cell>
          <table:table-cell office:value-type="float" office:value="126813" calcext:value-type="float">
            <text:p>126813</text:p>
          </table:table-cell>
          <table:table-cell office:value-type="float" office:value="135796" calcext:value-type="float">
            <text:p>1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77" calcext:value-type="float">
            <text:p>89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3</text:p>
          </table:table-cell>
          <table:table-cell office:value-type="string" calcext:value-type="string">
            <text:p>GSSS Institute of Engineering and Technology for Women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00" calcext:value-type="float">
            <text:p>138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3</text:p>
          </table:table-cell>
          <table:table-cell office:value-type="string" calcext:value-type="string">
            <text:p>GSSS Institute of Engineering and Technology for Women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468" calcext:value-type="float">
            <text:p>1234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3</text:p>
          </table:table-cell>
          <table:table-cell office:value-type="string" calcext:value-type="string">
            <text:p>GSSS Institute of Engineering and Technology for Women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71" calcext:value-type="float">
            <text:p>8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22" calcext:value-type="float">
            <text:p>5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71" calcext:value-type="float">
            <text:p>56371</text:p>
          </table:table-cell>
          <table:table-cell office:value-type="float" office:value="81355" calcext:value-type="float">
            <text:p>81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253" calcext:value-type="float">
            <text:p>42253</text:p>
          </table:table-cell>
          <table:table-cell office:value-type="float" office:value="0" calcext:value-type="float">
            <text:p>0</text:p>
          </table:table-cell>
          <table:table-cell office:value-type="float" office:value="69793" calcext:value-type="float">
            <text:p>69793</text:p>
          </table:table-cell>
          <table:table-cell office:value-type="float" office:value="82920" calcext:value-type="float">
            <text:p>829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711" calcext:value-type="float">
            <text:p>125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88" calcext:value-type="float">
            <text:p>109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9" calcext:value-type="float">
            <text:p>80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539" calcext:value-type="float">
            <text:p>4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42" calcext:value-type="float">
            <text:p>45242</text:p>
          </table:table-cell>
          <table:table-cell office:value-type="float" office:value="0" calcext:value-type="float">
            <text:p>0</text:p>
          </table:table-cell>
          <table:table-cell office:value-type="float" office:value="63329" calcext:value-type="float">
            <text:p>63329</text:p>
          </table:table-cell>
          <table:table-cell office:value-type="float" office:value="130539" calcext:value-type="float">
            <text:p>13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32" calcext:value-type="float">
            <text:p>80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794" calcext:value-type="float">
            <text:p>1367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40" calcext:value-type="float">
            <text:p>1357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8621" calcext:value-type="float">
            <text:p>1186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4</text:p>
          </table:table-cell>
          <table:table-cell office:value-type="string" calcext:value-type="string">
            <text:p>Smt. Kamala and Sri Venkappa M.Agadi College of Engg. and Tech.</text:p>
          </table:table-cell>
          <table:table-cell office:value-type="string" calcext:value-type="string">
            <text:p>Laxmeshwara, Gadag 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174" calcext:value-type="float">
            <text:p>1341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5</text:p>
          </table:table-cell>
          <table:table-cell office:value-type="string" calcext:value-type="string">
            <text:p>KLS Viswanathrao Deshpande Institute of Technology</text:p>
          </table:table-cell>
          <table:table-cell office:value-type="string" calcext:value-type="string">
            <text:p>Haliyal, Uttar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20" calcext:value-type="float">
            <text:p>1406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5</text:p>
          </table:table-cell>
          <table:table-cell office:value-type="string" calcext:value-type="string">
            <text:p>KLS Viswanathrao Deshpande Institute of Technology</text:p>
          </table:table-cell>
          <table:table-cell office:value-type="string" calcext:value-type="string">
            <text:p>Haliyal, Uttara Kannada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119" calcext:value-type="float">
            <text:p>13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95" calcext:value-type="float">
            <text:p>673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653" calcext:value-type="float">
            <text:p>8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67" calcext:value-type="float">
            <text:p>66567</text:p>
          </table:table-cell>
          <table:table-cell office:value-type="float" office:value="0" calcext:value-type="float">
            <text:p>0</text:p>
          </table:table-cell>
          <table:table-cell office:value-type="float" office:value="72832" calcext:value-type="float">
            <text:p>72832</text:p>
          </table:table-cell>
          <table:table-cell office:value-type="float" office:value="124859" calcext:value-type="float">
            <text:p>1248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5</text:p>
          </table:table-cell>
          <table:table-cell office:value-type="string" calcext:value-type="string">
            <text:p>KLS Viswanathrao Deshpande Institute of Technology</text:p>
          </table:table-cell>
          <table:table-cell office:value-type="string" calcext:value-type="string">
            <text:p>Haliyal, Uttar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601" calcext:value-type="float">
            <text:p>1366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5</text:p>
          </table:table-cell>
          <table:table-cell office:value-type="string" calcext:value-type="string">
            <text:p>KLS Viswanathrao Deshpande Institute of Technology</text:p>
          </table:table-cell>
          <table:table-cell office:value-type="string" calcext:value-type="string">
            <text:p>Haliyal, Uttar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676" calcext:value-type="float">
            <text:p>1386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5</text:p>
          </table:table-cell>
          <table:table-cell office:value-type="string" calcext:value-type="string">
            <text:p>KLS Viswanathrao Deshpande Institute of Technology</text:p>
          </table:table-cell>
          <table:table-cell office:value-type="string" calcext:value-type="string">
            <text:p>Haliyal, Uttar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355" calcext:value-type="float">
            <text:p>1393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6</text:p>
          </table:table-cell>
          <table:table-cell office:value-type="string" calcext:value-type="string">
            <text:p>Moodalakatte Institute of Technology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6</text:p>
          </table:table-cell>
          <table:table-cell office:value-type="string" calcext:value-type="string">
            <text:p>Moodalakatte Institute of Technology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804" calcext:value-type="float">
            <text:p>1238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6</text:p>
          </table:table-cell>
          <table:table-cell office:value-type="string" calcext:value-type="string">
            <text:p>Moodalakatte Institute of Technology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833" calcext:value-type="float">
            <text:p>278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6</text:p>
          </table:table-cell>
          <table:table-cell office:value-type="string" calcext:value-type="string">
            <text:p>Moodalakatte Institute of Technology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6</text:p>
          </table:table-cell>
          <table:table-cell office:value-type="string" calcext:value-type="string">
            <text:p>Moodalakatte Institute of Technology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39</text:p>
          </table:table-cell>
          <table:table-cell office:value-type="string" calcext:value-type="string">
            <text:p>Impact College of Engineering and Applied Sciences</text:p>
          </table:table-cell>
          <table:table-cell office:value-type="string" calcext:value-type="string">
            <text:p>Sahakara Nagar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9</text:p>
          </table:table-cell>
          <table:table-cell office:value-type="string" calcext:value-type="string">
            <text:p>Impact College of Engineering and Applied Sciences</text:p>
          </table:table-cell>
          <table:table-cell office:value-type="string" calcext:value-type="string">
            <text:p>Sahakara Nagar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805" calcext:value-type="float">
            <text:p>1178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9</text:p>
          </table:table-cell>
          <table:table-cell office:value-type="string" calcext:value-type="string">
            <text:p>Impact College of Engineering and Applied Sciences</text:p>
          </table:table-cell>
          <table:table-cell office:value-type="string" calcext:value-type="string">
            <text:p>Sahakara Nagar, 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9</text:p>
          </table:table-cell>
          <table:table-cell office:value-type="string" calcext:value-type="string">
            <text:p>Impact College of Engineering and Applied Sciences</text:p>
          </table:table-cell>
          <table:table-cell office:value-type="string" calcext:value-type="string">
            <text:p>Sahakara Nagar, Bengaluru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9</text:p>
          </table:table-cell>
          <table:table-cell office:value-type="string" calcext:value-type="string">
            <text:p>Impact College of Engineering and Applied Sciences</text:p>
          </table:table-cell>
          <table:table-cell office:value-type="string" calcext:value-type="string">
            <text:p>Sahakara Nagar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1</text:p>
          </table:table-cell>
          <table:table-cell office:value-type="string" calcext:value-type="string">
            <text:p>PES University</text:p>
          </table:table-cell>
          <table:table-cell office:value-type="string" calcext:value-type="string">
            <text:p>Electronic city,Bengaluru</text:p>
          </table:table-cell>
          <table:table-cell office:value-type="string" calcext:value-type="string">
            <text:p>CS</text:p>
          </table:table-cell>
          <table:table-cell office:value-type="float" office:value="13206" calcext:value-type="float">
            <text:p>13206</text:p>
          </table:table-cell>
          <table:table-cell office:value-type="float" office:value="43885" calcext:value-type="float">
            <text:p>43885</text:p>
          </table:table-cell>
          <table:table-cell office:value-type="float" office:value="49053" calcext:value-type="float">
            <text:p>49053</text:p>
          </table:table-cell>
          <table:table-cell office:value-type="float" office:value="13032" calcext:value-type="float">
            <text:p>13032</text:p>
          </table:table-cell>
          <table:table-cell office:value-type="float" office:value="28950" calcext:value-type="float">
            <text:p>28950</text:p>
          </table:table-cell>
          <table:table-cell office:value-type="float" office:value="35801" calcext:value-type="float">
            <text:p>35801</text:p>
          </table:table-cell>
          <table:table-cell office:value-type="float" office:value="21068" calcext:value-type="float">
            <text:p>21068</text:p>
          </table:table-cell>
          <table:table-cell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office:value-type="float" office:value="8195" calcext:value-type="float">
            <text:p>8195</text:p>
          </table:table-cell>
          <table:table-cell office:value-type="float" office:value="0" calcext:value-type="float">
            <text:p>0</text:p>
          </table:table-cell>
          <table:table-cell office:value-type="float" office:value="12566" calcext:value-type="float">
            <text:p>12566</text:p>
          </table:table-cell>
          <table:table-cell office:value-type="float" office:value="7953" calcext:value-type="float">
            <text:p>7953</text:p>
          </table:table-cell>
          <table:table-cell office:value-type="float" office:value="34982" calcext:value-type="float">
            <text:p>34982</text:p>
          </table:table-cell>
          <table:table-cell office:value-type="float" office:value="14043" calcext:value-type="float">
            <text:p>14043</text:p>
          </table:table-cell>
          <table:table-cell office:value-type="float" office:value="4557" calcext:value-type="float">
            <text:p>4557</text:p>
          </table:table-cell>
          <table:table-cell office:value-type="float" office:value="19657" calcext:value-type="float">
            <text:p>19657</text:p>
          </table:table-cell>
          <table:table-cell office:value-type="float" office:value="8354" calcext:value-type="float">
            <text:p>8354</text:p>
          </table:table-cell>
          <table:table-cell office:value-type="float" office:value="33584" calcext:value-type="float">
            <text:p>33584</text:p>
          </table:table-cell>
          <table:table-cell office:value-type="float" office:value="55686" calcext:value-type="float">
            <text:p>55686</text:p>
          </table:table-cell>
          <table:table-cell office:value-type="float" office:value="107574" calcext:value-type="float">
            <text:p>107574</text:p>
          </table:table-cell>
          <table:table-cell office:value-type="float" office:value="27044" calcext:value-type="float">
            <text:p>27044</text:p>
          </table:table-cell>
          <table:table-cell office:value-type="float" office:value="0" calcext:value-type="float">
            <text:p>0</text:p>
          </table:table-cell>
          <table:table-cell office:value-type="float" office:value="28799" calcext:value-type="float">
            <text:p>28799</text:p>
          </table:table-cell>
        </table:table-row>
        <table:table-row table:style-name="ro1">
          <table:table-cell office:value-type="string" calcext:value-type="string">
            <text:p>E141</text:p>
          </table:table-cell>
          <table:table-cell office:value-type="string" calcext:value-type="string">
            <text:p>PES University</text:p>
          </table:table-cell>
          <table:table-cell office:value-type="string" calcext:value-type="string">
            <text:p>Electronic city,Bengaluru</text:p>
          </table:table-cell>
          <table:table-cell office:value-type="string" calcext:value-type="string">
            <text:p>EC</text:p>
          </table:table-cell>
          <table:table-cell office:value-type="float" office:value="24430" calcext:value-type="float">
            <text:p>24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7" calcext:value-type="float">
            <text:p>14337</text:p>
          </table:table-cell>
          <table:table-cell office:value-type="float" office:value="19062" calcext:value-type="float">
            <text:p>19062</text:p>
          </table:table-cell>
          <table:table-cell office:value-type="float" office:value="34818" calcext:value-type="float">
            <text:p>34818</text:p>
          </table:table-cell>
          <table:table-cell office:value-type="float" office:value="14842" calcext:value-type="float">
            <text:p>1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1" calcext:value-type="float">
            <text:p>1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6" calcext:value-type="float">
            <text:p>11156</text:p>
          </table:table-cell>
          <table:table-cell office:value-type="float" office:value="0" calcext:value-type="float">
            <text:p>0</text:p>
          </table:table-cell>
          <table:table-cell office:value-type="float" office:value="19271" calcext:value-type="float">
            <text:p>19271</text:p>
          </table:table-cell>
          <table:table-cell office:value-type="float" office:value="6750" calcext:value-type="float">
            <text:p>6750</text:p>
          </table:table-cell>
          <table:table-cell office:value-type="float" office:value="18382" calcext:value-type="float">
            <text:p>18382</text:p>
          </table:table-cell>
          <table:table-cell office:value-type="float" office:value="14415" calcext:value-type="float">
            <text:p>14415</text:p>
          </table:table-cell>
          <table:table-cell office:value-type="float" office:value="67889" calcext:value-type="float">
            <text:p>67889</text:p>
          </table:table-cell>
          <table:table-cell office:value-type="float" office:value="0" calcext:value-type="float">
            <text:p>0</text:p>
          </table:table-cell>
          <table:table-cell office:value-type="float" office:value="112568" calcext:value-type="float">
            <text:p>112568</text:p>
          </table:table-cell>
          <table:table-cell office:value-type="float" office:value="36328" calcext:value-type="float">
            <text:p>36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1</text:p>
          </table:table-cell>
          <table:table-cell office:value-type="string" calcext:value-type="string">
            <text:p>PES University</text:p>
          </table:table-cell>
          <table:table-cell office:value-type="string" calcext:value-type="string">
            <text:p>Electronic city,Bengaluru</text:p>
          </table:table-cell>
          <table:table-cell office:value-type="string" calcext:value-type="string">
            <text:p>ME</text:p>
          </table:table-cell>
          <table:table-cell office:value-type="float" office:value="42162" calcext:value-type="float">
            <text:p>4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31" calcext:value-type="float">
            <text:p>32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3" calcext:value-type="float">
            <text:p>55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96" calcext:value-type="float">
            <text:p>2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58" calcext:value-type="float">
            <text:p>3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1" calcext:value-type="float">
            <text:p>17181</text:p>
          </table:table-cell>
          <table:table-cell office:value-type="float" office:value="68150" calcext:value-type="float">
            <text:p>68150</text:p>
          </table:table-cell>
          <table:table-cell office:value-type="float" office:value="29319" calcext:value-type="float">
            <text:p>29319</text:p>
          </table:table-cell>
          <table:table-cell office:value-type="float" office:value="51206" calcext:value-type="float">
            <text:p>512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2</text:p>
          </table:table-cell>
          <table:table-cell office:value-type="string" calcext:value-type="string">
            <text:p>Adichunchanagiri University(Formerly BGSIT)</text:p>
          </table:table-cell>
          <table:table-cell office:value-type="string" calcext:value-type="string">
            <text:p>Nagamangala ,Mandya 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001" calcext:value-type="float">
            <text:p>1340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2</text:p>
          </table:table-cell>
          <table:table-cell office:value-type="string" calcext:value-type="string">
            <text:p>Adichunchanagiri University(Formerly BGSIT)</text:p>
          </table:table-cell>
          <table:table-cell office:value-type="string" calcext:value-type="string">
            <text:p>Nagamangala ,Mandya </text:p>
          </table:table-cell>
          <table:table-cell office:value-type="string" calcext:value-type="string">
            <text:p>CS</text:p>
          </table:table-cell>
          <table:table-cell office:value-type="float" office:value="79940" calcext:value-type="float">
            <text:p>79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58" calcext:value-type="float">
            <text:p>10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57" calcext:value-type="float">
            <text:p>6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64" calcext:value-type="float">
            <text:p>5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90" calcext:value-type="float">
            <text:p>56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74" calcext:value-type="float">
            <text:p>49774</text:p>
          </table:table-cell>
          <table:table-cell office:value-type="float" office:value="95259" calcext:value-type="float">
            <text:p>95259</text:p>
          </table:table-cell>
          <table:table-cell office:value-type="float" office:value="55564" calcext:value-type="float">
            <text:p>55564</text:p>
          </table:table-cell>
          <table:table-cell office:value-type="float" office:value="139884" calcext:value-type="float">
            <text:p>139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83" calcext:value-type="float">
            <text:p>90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2</text:p>
          </table:table-cell>
          <table:table-cell office:value-type="string" calcext:value-type="string">
            <text:p>Adichunchanagiri University(Formerly BGSIT)</text:p>
          </table:table-cell>
          <table:table-cell office:value-type="string" calcext:value-type="string">
            <text:p>Nagamangala ,Mandya </text:p>
          </table:table-cell>
          <table:table-cell office:value-type="string" calcext:value-type="string">
            <text:p>EC</text:p>
          </table:table-cell>
          <table:table-cell office:value-type="float" office:value="88691" calcext:value-type="float">
            <text:p>8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72" calcext:value-type="float">
            <text:p>13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23" calcext:value-type="float">
            <text:p>12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77" calcext:value-type="float">
            <text:p>83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239" calcext:value-type="float">
            <text:p>77239</text:p>
          </table:table-cell>
          <table:table-cell office:value-type="float" office:value="0" calcext:value-type="float">
            <text:p>0</text:p>
          </table:table-cell>
          <table:table-cell office:value-type="float" office:value="116361" calcext:value-type="float">
            <text:p>116361</text:p>
          </table:table-cell>
          <table:table-cell office:value-type="float" office:value="127978" calcext:value-type="float">
            <text:p>1279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2</text:p>
          </table:table-cell>
          <table:table-cell office:value-type="string" calcext:value-type="string">
            <text:p>Adichunchanagiri University(Formerly BGSIT)</text:p>
          </table:table-cell>
          <table:table-cell office:value-type="string" calcext:value-type="string">
            <text:p>Nagamangala ,Mandya 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790" calcext:value-type="float">
            <text:p>1337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2</text:p>
          </table:table-cell>
          <table:table-cell office:value-type="string" calcext:value-type="string">
            <text:p>Adichunchanagiri University(Formerly BGSIT)</text:p>
          </table:table-cell>
          <table:table-cell office:value-type="string" calcext:value-type="string">
            <text:p>Nagamangala ,Mandya 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420" calcext:value-type="float">
            <text:p>1344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AE</text:p>
          </table:table-cell>
          <table:table-cell office:value-type="float" office:value="82936" calcext:value-type="float">
            <text:p>8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13" calcext:value-type="float">
            <text:p>76113</text:p>
          </table:table-cell>
          <table:table-cell office:value-type="float" office:value="0" calcext:value-type="float">
            <text:p>0</text:p>
          </table:table-cell>
          <table:table-cell office:value-type="float" office:value="89894" calcext:value-type="float">
            <text:p>89894</text:p>
          </table:table-cell>
          <table:table-cell office:value-type="float" office:value="87039" calcext:value-type="float">
            <text:p>8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24" calcext:value-type="float">
            <text:p>8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74" calcext:value-type="float">
            <text:p>6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69" calcext:value-type="float">
            <text:p>64869</text:p>
          </table:table-cell>
          <table:table-cell office:value-type="float" office:value="74276" calcext:value-type="float">
            <text:p>74276</text:p>
          </table:table-cell>
          <table:table-cell office:value-type="string" calcext:value-type="string">
            <text:p>82279 1</text:p>
          </table:table-cell>
          <table:table-cell office:value-type="float" office:value="33897" calcext:value-type="float">
            <text:p>338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AU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4399" calcext:value-type="float">
            <text:p>1043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757" calcext:value-type="float">
            <text:p>1397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2693" calcext:value-type="float">
            <text:p>1226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833" calcext:value-type="float">
            <text:p>1238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212" calcext:value-type="float">
            <text:p>1322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4</text:p>
          </table:table-cell>
          <table:table-cell office:value-type="string" calcext:value-type="string">
            <text:p>Sriniva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432" calcext:value-type="float">
            <text:p>1274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59" calcext:value-type="float">
            <text:p>1405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CS</text:p>
          </table:table-cell>
          <table:table-cell office:value-type="float" office:value="68990" calcext:value-type="float">
            <text:p>68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23" calcext:value-type="float">
            <text:p>8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19" calcext:value-type="float">
            <text:p>86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18" calcext:value-type="float">
            <text:p>5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14" calcext:value-type="float">
            <text:p>53714</text:p>
          </table:table-cell>
          <table:table-cell office:value-type="float" office:value="0" calcext:value-type="float">
            <text:p>0</text:p>
          </table:table-cell>
          <table:table-cell office:value-type="float" office:value="123040" calcext:value-type="float">
            <text:p>123040</text:p>
          </table:table-cell>
          <table:table-cell office:value-type="float" office:value="48887" calcext:value-type="float">
            <text:p>48887</text:p>
          </table:table-cell>
          <table:table-cell office:value-type="float" office:value="118105" calcext:value-type="float">
            <text:p>118105</text:p>
          </table:table-cell>
          <table:table-cell office:value-type="float" office:value="61802" calcext:value-type="float">
            <text:p>61802</text:p>
          </table:table-cell>
          <table:table-cell office:value-type="float" office:value="140135" calcext:value-type="float">
            <text:p>14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05" calcext:value-type="float">
            <text:p>91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413" calcext:value-type="float">
            <text:p>138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-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730" calcext:value-type="float">
            <text:p>136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-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IE</text:p>
          </table:table-cell>
          <table:table-cell office:value-type="float" office:value="79853" calcext:value-type="float">
            <text:p>7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277" calcext:value-type="float">
            <text:p>11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16" calcext:value-type="float">
            <text:p>9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33" calcext:value-type="float">
            <text:p>7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05" calcext:value-type="float">
            <text:p>7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42" calcext:value-type="float">
            <text:p>73442</text:p>
          </table:table-cell>
          <table:table-cell office:value-type="float" office:value="0" calcext:value-type="float">
            <text:p>0</text:p>
          </table:table-cell>
          <table:table-cell office:value-type="float" office:value="119346" calcext:value-type="float">
            <text:p>119346</text:p>
          </table:table-cell>
          <table:table-cell office:value-type="float" office:value="130283" calcext:value-type="float">
            <text:p>1302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5</text:p>
          </table:table-cell>
          <table:table-cell office:value-type="string" calcext:value-type="string">
            <text:p>Rajarajeswari College of Engineering</text:p>
          </table:table-cell>
          <table:table-cell office:value-type="string" calcext:value-type="string">
            <text:p>Kumbalagodu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A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498" calcext:value-type="float">
            <text:p>1334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9673" calcext:value-type="float">
            <text:p>1196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477" calcext:value-type="float">
            <text:p>1264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7834" calcext:value-type="float">
            <text:p>578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05" calcext:value-type="float">
            <text:p>1357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6</text:p>
          </table:table-cell>
          <table:table-cell office:value-type="string" calcext:value-type="string">
            <text:p>Shreedevi Institute of Technology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7</text:p>
          </table:table-cell>
          <table:table-cell office:value-type="string" calcext:value-type="string">
            <text:p>T.John Engineering College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7</text:p>
          </table:table-cell>
          <table:table-cell office:value-type="string" calcext:value-type="string">
            <text:p>T.John Engineering College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451" calcext:value-type="float">
            <text:p>138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52" calcext:value-type="float">
            <text:p>12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18" calcext:value-type="float">
            <text:p>13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5" calcext:value-type="float">
            <text:p>113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33" calcext:value-type="float">
            <text:p>111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50" calcext:value-type="float">
            <text:p>1347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7</text:p>
          </table:table-cell>
          <table:table-cell office:value-type="string" calcext:value-type="string">
            <text:p>T.John Engineering College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443" calcext:value-type="float">
            <text:p>1344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7</text:p>
          </table:table-cell>
          <table:table-cell office:value-type="string" calcext:value-type="string">
            <text:p>T.John Engineering College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47" calcext:value-type="float">
            <text:p>1391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7</text:p>
          </table:table-cell>
          <table:table-cell office:value-type="string" calcext:value-type="string">
            <text:p>T.John Engineering College</text:p>
          </table:table-cell>
          <table:table-cell office:value-type="string" calcext:value-type="string">
            <text:p>Bannerghatta Main Rd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597" calcext:value-type="float">
            <text:p>1175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728" calcext:value-type="float">
            <text:p>1277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CS</text:p>
          </table:table-cell>
          <table:table-cell office:value-type="float" office:value="40585" calcext:value-type="float">
            <text:p>40585</text:p>
          </table:table-cell>
          <table:table-cell office:value-type="float" office:value="0" calcext:value-type="float">
            <text:p>0</text:p>
          </table:table-cell>
          <table:table-cell office:value-type="float" office:value="76098" calcext:value-type="float">
            <text:p>76098</text:p>
          </table:table-cell>
          <table:table-cell office:value-type="float" office:value="43789" calcext:value-type="float">
            <text:p>43789</text:p>
          </table:table-cell>
          <table:table-cell office:value-type="float" office:value="49810" calcext:value-type="float">
            <text:p>49810</text:p>
          </table:table-cell>
          <table:table-cell office:value-type="float" office:value="74769" calcext:value-type="float">
            <text:p>74769</text:p>
          </table:table-cell>
          <table:table-cell office:value-type="float" office:value="40577" calcext:value-type="float">
            <text:p>4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25" calcext:value-type="float">
            <text:p>3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26" calcext:value-type="float">
            <text:p>37826</text:p>
          </table:table-cell>
          <table:table-cell office:value-type="float" office:value="0" calcext:value-type="float">
            <text:p>0</text:p>
          </table:table-cell>
          <table:table-cell office:value-type="float" office:value="68994" calcext:value-type="float">
            <text:p>68994</text:p>
          </table:table-cell>
          <table:table-cell office:value-type="float" office:value="30146" calcext:value-type="float">
            <text:p>30146</text:p>
          </table:table-cell>
          <table:table-cell office:value-type="float" office:value="38975" calcext:value-type="float">
            <text:p>38975</text:p>
          </table:table-cell>
          <table:table-cell office:value-type="float" office:value="43776" calcext:value-type="float">
            <text:p>43776</text:p>
          </table:table-cell>
          <table:table-cell office:value-type="float" office:value="110851" calcext:value-type="float">
            <text:p>110851</text:p>
          </table:table-cell>
          <table:table-cell office:value-type="float" office:value="137622" calcext:value-type="float">
            <text:p>137622</text:p>
          </table:table-cell>
          <table:table-cell office:value-type="float" office:value="0" calcext:value-type="float">
            <text:p>0</text:p>
          </table:table-cell>
          <table:table-cell office:value-type="float" office:value="100149" calcext:value-type="float">
            <text:p>100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EC</text:p>
          </table:table-cell>
          <table:table-cell office:value-type="float" office:value="80073" calcext:value-type="float">
            <text:p>8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74" calcext:value-type="float">
            <text:p>12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46" calcext:value-type="float">
            <text:p>6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78" calcext:value-type="float">
            <text:p>82578</text:p>
          </table:table-cell>
          <table:table-cell office:value-type="float" office:value="0" calcext:value-type="float">
            <text:p>0</text:p>
          </table:table-cell>
          <table:table-cell office:value-type="float" office:value="113577" calcext:value-type="float">
            <text:p>113577</text:p>
          </table:table-cell>
          <table:table-cell office:value-type="float" office:value="65162" calcext:value-type="float">
            <text:p>6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20" calcext:value-type="float">
            <text:p>53220</text:p>
          </table:table-cell>
          <table:table-cell office:value-type="float" office:value="0" calcext:value-type="float">
            <text:p>0</text:p>
          </table:table-cell>
          <table:table-cell office:value-type="float" office:value="98501" calcext:value-type="float">
            <text:p>98501</text:p>
          </table:table-cell>
          <table:table-cell office:value-type="float" office:value="133597" calcext:value-type="float">
            <text:p>133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32" calcext:value-type="float">
            <text:p>126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49" calcext:value-type="float">
            <text:p>1390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IE</text:p>
          </table:table-cell>
          <table:table-cell office:value-type="float" office:value="69870" calcext:value-type="float">
            <text:p>69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17" calcext:value-type="float">
            <text:p>65517</text:p>
          </table:table-cell>
          <table:table-cell office:value-type="float" office:value="0" calcext:value-type="float">
            <text:p>0</text:p>
          </table:table-cell>
          <table:table-cell office:value-type="float" office:value="83713" calcext:value-type="float">
            <text:p>83713</text:p>
          </table:table-cell>
          <table:table-cell office:value-type="float" office:value="62374" calcext:value-type="float">
            <text:p>62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7" calcext:value-type="float">
            <text:p>44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67" calcext:value-type="float">
            <text:p>53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29" calcext:value-type="float">
            <text:p>43729</text:p>
          </table:table-cell>
          <table:table-cell office:value-type="float" office:value="52076" calcext:value-type="float">
            <text:p>52076</text:p>
          </table:table-cell>
          <table:table-cell office:value-type="float" office:value="61683" calcext:value-type="float">
            <text:p>61683</text:p>
          </table:table-cell>
          <table:table-cell office:value-type="float" office:value="132051" calcext:value-type="float">
            <text:p>13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23" calcext:value-type="float">
            <text:p>136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9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Chikkabasavanapur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82" calcext:value-type="float">
            <text:p>1382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861" calcext:value-type="float">
            <text:p>1368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CS</text:p>
          </table:table-cell>
          <table:table-cell office:value-type="float" office:value="45336" calcext:value-type="float">
            <text:p>4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93" calcext:value-type="float">
            <text:p>4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01" calcext:value-type="float">
            <text:p>3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14" calcext:value-type="float">
            <text:p>57614</text:p>
          </table:table-cell>
          <table:table-cell office:value-type="float" office:value="0" calcext:value-type="float">
            <text:p>0</text:p>
          </table:table-cell>
          <table:table-cell office:value-type="float" office:value="78066" calcext:value-type="float">
            <text:p>78066</text:p>
          </table:table-cell>
          <table:table-cell office:value-type="float" office:value="37058" calcext:value-type="float">
            <text:p>37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40" calcext:value-type="float">
            <text:p>33940</text:p>
          </table:table-cell>
          <table:table-cell office:value-type="float" office:value="77636" calcext:value-type="float">
            <text:p>77636</text:p>
          </table:table-cell>
          <table:table-cell office:value-type="float" office:value="66449" calcext:value-type="float">
            <text:p>66449</text:p>
          </table:table-cell>
          <table:table-cell office:value-type="float" office:value="110306" calcext:value-type="float">
            <text:p>110306</text:p>
          </table:table-cell>
          <table:table-cell office:value-type="float" office:value="0" calcext:value-type="float">
            <text:p>0</text:p>
          </table:table-cell>
          <table:table-cell office:value-type="float" office:value="123717" calcext:value-type="float">
            <text:p>123717</text:p>
          </table:table-cell>
          <table:table-cell office:value-type="float" office:value="85540" calcext:value-type="float">
            <text:p>85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01" calcext:value-type="float">
            <text:p>1399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872" calcext:value-type="float">
            <text:p>1368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IE</text:p>
          </table:table-cell>
          <table:table-cell office:value-type="float" office:value="53098" calcext:value-type="float">
            <text:p>5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50" calcext:value-type="float">
            <text:p>94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8" calcext:value-type="float">
            <text:p>5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03" calcext:value-type="float">
            <text:p>118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27" calcext:value-type="float">
            <text:p>5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33" calcext:value-type="float">
            <text:p>51833</text:p>
          </table:table-cell>
          <table:table-cell office:value-type="float" office:value="79849" calcext:value-type="float">
            <text:p>79849</text:p>
          </table:table-cell>
          <table:table-cell office:value-type="float" office:value="66059" calcext:value-type="float">
            <text:p>66059</text:p>
          </table:table-cell>
          <table:table-cell office:value-type="float" office:value="138240" calcext:value-type="float">
            <text:p>1382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0</text:p>
          </table:table-cell>
          <table:table-cell office:value-type="string" calcext:value-type="string">
            <text:p>P E S Institute of Technology and Management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886" calcext:value-type="float">
            <text:p>1388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, Dakshina Kannada Institute of Technology and Engineering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354" calcext:value-type="float">
            <text:p>71354</text:p>
          </table:table-cell>
          <table:table-cell office:value-type="float" office:value="0" calcext:value-type="float">
            <text:p>0</text:p>
          </table:table-cell>
          <table:table-cell office:value-type="float" office:value="86344" calcext:value-type="float">
            <text:p>86344</text:p>
          </table:table-cell>
          <table:table-cell office:value-type="float" office:value="59361" calcext:value-type="float">
            <text:p>5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1" calcext:value-type="float">
            <text:p>7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79" calcext:value-type="float">
            <text:p>49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68" calcext:value-type="float">
            <text:p>42568</text:p>
          </table:table-cell>
          <table:table-cell office:value-type="float" office:value="53090" calcext:value-type="float">
            <text:p>53090</text:p>
          </table:table-cell>
          <table:table-cell office:value-type="float" office:value="67487" calcext:value-type="float">
            <text:p>67487</text:p>
          </table:table-cell>
          <table:table-cell office:value-type="float" office:value="92653" calcext:value-type="float">
            <text:p>92653</text:p>
          </table:table-cell>
          <table:table-cell office:value-type="float" office:value="0" calcext:value-type="float">
            <text:p>0</text:p>
          </table:table-cell>
          <table:table-cell office:value-type="float" office:value="129346" calcext:value-type="float">
            <text:p>129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394" calcext:value-type="float">
            <text:p>1363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CS</text:p>
          </table:table-cell>
          <table:table-cell office:value-type="float" office:value="33340" calcext:value-type="float">
            <text:p>33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52" calcext:value-type="float">
            <text:p>52152</text:p>
          </table:table-cell>
          <table:table-cell office:value-type="float" office:value="60682" calcext:value-type="float">
            <text:p>60682</text:p>
          </table:table-cell>
          <table:table-cell office:value-type="float" office:value="136733" calcext:value-type="float">
            <text:p>136733</text:p>
          </table:table-cell>
          <table:table-cell office:value-type="float" office:value="43970" calcext:value-type="float">
            <text:p>43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6" calcext:value-type="float">
            <text:p>5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74" calcext:value-type="float">
            <text:p>35574</text:p>
          </table:table-cell>
          <table:table-cell office:value-type="float" office:value="0" calcext:value-type="float">
            <text:p>0</text:p>
          </table:table-cell>
          <table:table-cell office:value-type="float" office:value="38270" calcext:value-type="float">
            <text:p>38270</text:p>
          </table:table-cell>
          <table:table-cell office:value-type="float" office:value="27501" calcext:value-type="float">
            <text:p>27501</text:p>
          </table:table-cell>
          <table:table-cell office:value-type="float" office:value="29277" calcext:value-type="float">
            <text:p>29277</text:p>
          </table:table-cell>
          <table:table-cell office:value-type="float" office:value="33454" calcext:value-type="float">
            <text:p>33454</text:p>
          </table:table-cell>
          <table:table-cell office:value-type="float" office:value="118610" calcext:value-type="float">
            <text:p>118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366" calcext:value-type="float">
            <text:p>116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5164" calcext:value-type="float">
            <text:p>115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IE</text:p>
          </table:table-cell>
          <table:table-cell office:value-type="float" office:value="69106" calcext:value-type="float">
            <text:p>6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75" calcext:value-type="float">
            <text:p>6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75" calcext:value-type="float">
            <text:p>56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02" calcext:value-type="float">
            <text:p>76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30" calcext:value-type="float">
            <text:p>43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9" calcext:value-type="float">
            <text:p>38329</text:p>
          </table:table-cell>
          <table:table-cell office:value-type="float" office:value="75989" calcext:value-type="float">
            <text:p>75989</text:p>
          </table:table-cell>
          <table:table-cell office:value-type="float" office:value="43804" calcext:value-type="float">
            <text:p>438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577" calcext:value-type="float">
            <text:p>1305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1</text:p>
          </table:table-cell>
          <table:table-cell office:value-type="string" calcext:value-type="string">
            <text:p>Mangalore Institute of Technology and Engineering</text:p>
          </table:table-cell>
          <table:table-cell office:value-type="string" calcext:value-type="string">
            <text:p>Mangalore,Dakshina Kannada</text:p>
          </table:table-cell>
          <table:table-cell office:value-type="string" calcext:value-type="string">
            <text:p>M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884" calcext:value-type="float">
            <text:p>1118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60" calcext:value-type="float">
            <text:p>1407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405" calcext:value-type="float">
            <text:p>13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21" calcext:value-type="float">
            <text:p>10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32" calcext:value-type="float">
            <text:p>9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768" calcext:value-type="float">
            <text:p>127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22" calcext:value-type="float">
            <text:p>87622</text:p>
          </table:table-cell>
          <table:table-cell office:value-type="float" office:value="127808" calcext:value-type="float">
            <text:p>127808</text:p>
          </table:table-cell>
          <table:table-cell office:value-type="float" office:value="107840" calcext:value-type="float">
            <text:p>107840</text:p>
          </table:table-cell>
          <table:table-cell office:value-type="float" office:value="121000" calcext:value-type="float">
            <text:p>12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39" calcext:value-type="float">
            <text:p>135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491" calcext:value-type="float">
            <text:p>1324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438" calcext:value-type="float">
            <text:p>1374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648" calcext:value-type="float">
            <text:p>1336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</text:p>
          </table:table-cell>
          <table:table-cell office:value-type="string" calcext:value-type="string">
            <text:p>S D M Institute of Tech</text:p>
          </table:table-cell>
          <table:table-cell office:value-type="string" calcext:value-type="string">
            <text:p>Ujire,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852" calcext:value-type="float">
            <text:p>1308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3</text:p>
          </table:table-cell>
          <table:table-cell office:value-type="string" calcext:value-type="string">
            <text:p>S E A College of Engineering and Technology</text:p>
          </table:table-cell>
          <table:table-cell office:value-type="string" calcext:value-type="string">
            <text:p>K R puram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3</text:p>
          </table:table-cell>
          <table:table-cell office:value-type="string" calcext:value-type="string">
            <text:p>S E A College of Engineering and Technology</text:p>
          </table:table-cell>
          <table:table-cell office:value-type="string" calcext:value-type="string">
            <text:p>K R puram,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748" calcext:value-type="float">
            <text:p>1397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3</text:p>
          </table:table-cell>
          <table:table-cell office:value-type="string" calcext:value-type="string">
            <text:p>S E A College of Engineering and Technology</text:p>
          </table:table-cell>
          <table:table-cell office:value-type="string" calcext:value-type="string">
            <text:p>K R puram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005" calcext:value-type="float">
            <text:p>1310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3</text:p>
          </table:table-cell>
          <table:table-cell office:value-type="string" calcext:value-type="string">
            <text:p>S E A College of Engineering and Technology</text:p>
          </table:table-cell>
          <table:table-cell office:value-type="string" calcext:value-type="string">
            <text:p>K R puram,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884" calcext:value-type="float">
            <text:p>1368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3</text:p>
          </table:table-cell>
          <table:table-cell office:value-type="string" calcext:value-type="string">
            <text:p>S E A College of Engineering and Technology</text:p>
          </table:table-cell>
          <table:table-cell office:value-type="string" calcext:value-type="string">
            <text:p>K R puram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Chamarajanagara</text:p>
          </table:table-cell>
          <table:table-cell office:value-type="string" calcext:value-type="string">
            <text:p>CE</text:p>
          </table:table-cell>
          <table:table-cell office:value-type="float" office:value="93440" calcext:value-type="float">
            <text:p>93440</text:p>
          </table:table-cell>
          <table:table-cell office:value-type="float" office:value="0" calcext:value-type="float">
            <text:p>0</text:p>
          </table:table-cell>
          <table:table-cell office:value-type="float" office:value="111025" calcext:value-type="float">
            <text:p>111025</text:p>
          </table:table-cell>
          <table:table-cell office:value-type="float" office:value="100100" calcext:value-type="float">
            <text:p>100100</text:p>
          </table:table-cell>
          <table:table-cell office:value-type="float" office:value="0" calcext:value-type="float">
            <text:p>0</text:p>
          </table:table-cell>
          <table:table-cell office:value-type="float" office:value="113899" calcext:value-type="float">
            <text:p>113899</text:p>
          </table:table-cell>
          <table:table-cell office:value-type="float" office:value="85090" calcext:value-type="float">
            <text:p>85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36" calcext:value-type="float">
            <text:p>10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89" calcext:value-type="float">
            <text:p>100389</text:p>
          </table:table-cell>
          <table:table-cell office:value-type="float" office:value="0" calcext:value-type="float">
            <text:p>0</text:p>
          </table:table-cell>
          <table:table-cell office:value-type="float" office:value="103403" calcext:value-type="float">
            <text:p>103403</text:p>
          </table:table-cell>
          <table:table-cell office:value-type="float" office:value="80959" calcext:value-type="float">
            <text:p>80959</text:p>
          </table:table-cell>
          <table:table-cell office:value-type="float" office:value="98196" calcext:value-type="float">
            <text:p>98196</text:p>
          </table:table-cell>
          <table:table-cell office:value-type="float" office:value="84396" calcext:value-type="float">
            <text:p>84396</text:p>
          </table:table-cell>
          <table:table-cell office:value-type="float" office:value="105190" calcext:value-type="float">
            <text:p>105190</text:p>
          </table:table-cell>
          <table:table-cell office:value-type="float" office:value="134911" calcext:value-type="float">
            <text:p>134911</text:p>
          </table:table-cell>
          <table:table-cell office:value-type="float" office:value="110065" calcext:value-type="float">
            <text:p>110065</text:p>
          </table:table-cell>
          <table:table-cell office:value-type="float" office:value="85059" calcext:value-type="float">
            <text:p>85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Chamarajanagara</text:p>
          </table:table-cell>
          <table:table-cell office:value-type="string" calcext:value-type="string">
            <text:p>CS</text:p>
          </table:table-cell>
          <table:table-cell office:value-type="float" office:value="86072" calcext:value-type="float">
            <text:p>8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70" calcext:value-type="float">
            <text:p>89870</text:p>
          </table:table-cell>
          <table:table-cell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140097" calcext:value-type="float">
            <text:p>14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60" calcext:value-type="float">
            <text:p>86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71" calcext:value-type="float">
            <text:p>71371</text:p>
          </table:table-cell>
          <table:table-cell office:value-type="float" office:value="0" calcext:value-type="float">
            <text:p>0</text:p>
          </table:table-cell>
          <table:table-cell office:value-type="float" office:value="80691" calcext:value-type="float">
            <text:p>80691</text:p>
          </table:table-cell>
          <table:table-cell office:value-type="float" office:value="54749" calcext:value-type="float">
            <text:p>54749</text:p>
          </table:table-cell>
          <table:table-cell office:value-type="float" office:value="59500" calcext:value-type="float">
            <text:p>59500</text:p>
          </table:table-cell>
          <table:table-cell office:value-type="float" office:value="72774" calcext:value-type="float">
            <text:p>72774</text:p>
          </table:table-cell>
          <table:table-cell office:value-type="float" office:value="105912" calcext:value-type="float">
            <text:p>105912</text:p>
          </table:table-cell>
          <table:table-cell office:value-type="float" office:value="0" calcext:value-type="float">
            <text:p>0</text:p>
          </table:table-cell>
          <table:table-cell office:value-type="float" office:value="110968" calcext:value-type="float">
            <text:p>110968</text:p>
          </table:table-cell>
          <table:table-cell office:value-type="float" office:value="100498" calcext:value-type="float">
            <text:p>10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Chamarajanagara</text:p>
          </table:table-cell>
          <table:table-cell office:value-type="string" calcext:value-type="string">
            <text:p>EC</text:p>
          </table:table-cell>
          <table:table-cell office:value-type="float" office:value="92343" calcext:value-type="float">
            <text:p>9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96" calcext:value-type="float">
            <text:p>135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430" calcext:value-type="float">
            <text:p>140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72" calcext:value-type="float">
            <text:p>93172</text:p>
          </table:table-cell>
          <table:table-cell office:value-type="float" office:value="0" calcext:value-type="float">
            <text:p>0</text:p>
          </table:table-cell>
          <table:table-cell office:value-type="float" office:value="113891" calcext:value-type="float">
            <text:p>113891</text:p>
          </table:table-cell>
          <table:table-cell office:value-type="float" office:value="108016" calcext:value-type="float">
            <text:p>108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08" calcext:value-type="float">
            <text:p>83008</text:p>
          </table:table-cell>
          <table:table-cell office:value-type="float" office:value="83181" calcext:value-type="float">
            <text:p>83181</text:p>
          </table:table-cell>
          <table:table-cell office:value-type="float" office:value="99657" calcext:value-type="float">
            <text:p>99657</text:p>
          </table:table-cell>
          <table:table-cell office:value-type="float" office:value="128707" calcext:value-type="float">
            <text:p>128707</text:p>
          </table:table-cell>
          <table:table-cell office:value-type="float" office:value="137886" calcext:value-type="float">
            <text:p>137886</text:p>
          </table:table-cell>
          <table:table-cell office:value-type="float" office:value="0" calcext:value-type="float">
            <text:p>0</text:p>
          </table:table-cell>
          <table:table-cell office:value-type="float" office:value="124194" calcext:value-type="float">
            <text:p>124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Chamarajanagar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27" calcext:value-type="float">
            <text:p>1391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5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E</text:p>
          </table:table-cell>
          <table:table-cell office:value-type="float" office:value="70074" calcext:value-type="float">
            <text:p>70074</text:p>
          </table:table-cell>
          <table:table-cell office:value-type="float" office:value="0" calcext:value-type="float">
            <text:p>0</text:p>
          </table:table-cell>
          <table:table-cell office:value-type="float" office:value="138657" calcext:value-type="float">
            <text:p>138657</text:p>
          </table:table-cell>
          <table:table-cell office:value-type="float" office:value="60425" calcext:value-type="float">
            <text:p>60425</text:p>
          </table:table-cell>
          <table:table-cell office:value-type="float" office:value="65907" calcext:value-type="float">
            <text:p>65907</text:p>
          </table:table-cell>
          <table:table-cell office:value-type="float" office:value="60930" calcext:value-type="float">
            <text:p>60930</text:p>
          </table:table-cell>
          <table:table-cell office:value-type="float" office:value="89170" calcext:value-type="float">
            <text:p>89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45" calcext:value-type="float">
            <text:p>38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10" calcext:value-type="float">
            <text:p>49510</text:p>
          </table:table-cell>
          <table:table-cell office:value-type="float" office:value="0" calcext:value-type="float">
            <text:p>0</text:p>
          </table:table-cell>
          <table:table-cell office:value-type="float" office:value="57162" calcext:value-type="float">
            <text:p>57162</text:p>
          </table:table-cell>
          <table:table-cell office:value-type="float" office:value="38347" calcext:value-type="float">
            <text:p>38347</text:p>
          </table:table-cell>
          <table:table-cell office:value-type="float" office:value="52065" calcext:value-type="float">
            <text:p>52065</text:p>
          </table:table-cell>
          <table:table-cell office:value-type="float" office:value="50899" calcext:value-type="float">
            <text:p>50899</text:p>
          </table:table-cell>
          <table:table-cell office:value-type="float" office:value="77907" calcext:value-type="float">
            <text:p>77907</text:p>
          </table:table-cell>
          <table:table-cell office:value-type="float" office:value="0" calcext:value-type="float">
            <text:p>0</text:p>
          </table:table-cell>
          <table:table-cell office:value-type="float" office:value="90669" calcext:value-type="float">
            <text:p>90669</text:p>
          </table:table-cell>
          <table:table-cell office:value-type="float" office:value="77259" calcext:value-type="float">
            <text:p>77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5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S</text:p>
          </table:table-cell>
          <table:table-cell office:value-type="float" office:value="39541" calcext:value-type="float">
            <text:p>3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68" calcext:value-type="float">
            <text:p>41468</text:p>
          </table:table-cell>
          <table:table-cell office:value-type="float" office:value="0" calcext:value-type="float">
            <text:p>0</text:p>
          </table:table-cell>
          <table:table-cell office:value-type="float" office:value="43987" calcext:value-type="float">
            <text:p>43987</text:p>
          </table:table-cell>
          <table:table-cell office:value-type="float" office:value="48340" calcext:value-type="float">
            <text:p>48340</text:p>
          </table:table-cell>
          <table:table-cell office:value-type="float" office:value="0" calcext:value-type="float">
            <text:p>0</text:p>
          </table:table-cell>
          <table:table-cell office:value-type="float" office:value="83080" calcext:value-type="float">
            <text:p>83080</text:p>
          </table:table-cell>
          <table:table-cell office:value-type="float" office:value="26938" calcext:value-type="float">
            <text:p>2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51" calcext:value-type="float">
            <text:p>35751</text:p>
          </table:table-cell>
          <table:table-cell office:value-type="float" office:value="37084" calcext:value-type="float">
            <text:p>37084</text:p>
          </table:table-cell>
          <table:table-cell office:value-type="float" office:value="39315" calcext:value-type="float">
            <text:p>39315</text:p>
          </table:table-cell>
          <table:table-cell office:value-type="float" office:value="26873" calcext:value-type="float">
            <text:p>26873</text:p>
          </table:table-cell>
          <table:table-cell office:value-type="float" office:value="31261" calcext:value-type="float">
            <text:p>31261</text:p>
          </table:table-cell>
          <table:table-cell office:value-type="float" office:value="35972" calcext:value-type="float">
            <text:p>35972</text:p>
          </table:table-cell>
          <table:table-cell office:value-type="float" office:value="93375" calcext:value-type="float">
            <text:p>93375</text:p>
          </table:table-cell>
          <table:table-cell office:value-type="float" office:value="0" calcext:value-type="float">
            <text:p>0</text:p>
          </table:table-cell>
          <table:table-cell office:value-type="float" office:value="121792" calcext:value-type="float">
            <text:p>121792</text:p>
          </table:table-cell>
          <table:table-cell office:value-type="float" office:value="36061" calcext:value-type="float">
            <text:p>36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5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EC</text:p>
          </table:table-cell>
          <table:table-cell office:value-type="float" office:value="48239" calcext:value-type="float">
            <text:p>48239</text:p>
          </table:table-cell>
          <table:table-cell office:value-type="float" office:value="54507" calcext:value-type="float">
            <text:p>54507</text:p>
          </table:table-cell>
          <table:table-cell office:value-type="float" office:value="0" calcext:value-type="float">
            <text:p>0</text:p>
          </table:table-cell>
          <table:table-cell office:value-type="float" office:value="34071" calcext:value-type="float">
            <text:p>34071</text:p>
          </table:table-cell>
          <table:table-cell office:value-type="float" office:value="0" calcext:value-type="float">
            <text:p>0</text:p>
          </table:table-cell>
          <table:table-cell office:value-type="float" office:value="42597" calcext:value-type="float">
            <text:p>42597</text:p>
          </table:table-cell>
          <table:table-cell office:value-type="float" office:value="57952" calcext:value-type="float">
            <text:p>57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45" calcext:value-type="float">
            <text:p>28645</text:p>
          </table:table-cell>
          <table:table-cell office:value-type="float" office:value="0" calcext:value-type="float">
            <text:p>0</text:p>
          </table:table-cell>
          <table:table-cell office:value-type="float" office:value="38616" calcext:value-type="float">
            <text:p>38616</text:p>
          </table:table-cell>
          <table:table-cell office:value-type="float" office:value="31524" calcext:value-type="float">
            <text:p>3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17" calcext:value-type="float">
            <text:p>26017</text:p>
          </table:table-cell>
          <table:table-cell office:value-type="float" office:value="28828" calcext:value-type="float">
            <text:p>28828</text:p>
          </table:table-cell>
          <table:table-cell office:value-type="float" office:value="30126" calcext:value-type="float">
            <text:p>30126</text:p>
          </table:table-cell>
          <table:table-cell office:value-type="float" office:value="58126" calcext:value-type="float">
            <text:p>58126</text:p>
          </table:table-cell>
          <table:table-cell office:value-type="float" office:value="0" calcext:value-type="float">
            <text:p>0</text:p>
          </table:table-cell>
          <table:table-cell office:value-type="float" office:value="79748" calcext:value-type="float">
            <text:p>79748</text:p>
          </table:table-cell>
          <table:table-cell office:value-type="float" office:value="55814" calcext:value-type="float">
            <text:p>55814</text:p>
          </table:table-cell>
          <table:table-cell office:value-type="float" office:value="0" calcext:value-type="float">
            <text:p>0</text:p>
          </table:table-cell>
          <table:table-cell office:value-type="float" office:value="97536" calcext:value-type="float">
            <text:p>97536</text:p>
          </table:table-cell>
        </table:table-row>
        <table:table-row table:style-name="ro1">
          <table:table-cell office:value-type="string" calcext:value-type="string">
            <text:p>E155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ME</text:p>
          </table:table-cell>
          <table:table-cell office:value-type="float" office:value="120220" calcext:value-type="float">
            <text:p>120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54" calcext:value-type="float">
            <text:p>12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43" calcext:value-type="float">
            <text:p>64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08" calcext:value-type="float">
            <text:p>5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10" calcext:value-type="float">
            <text:p>76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5" calcext:value-type="float">
            <text:p>54825</text:p>
          </table:table-cell>
          <table:table-cell office:value-type="float" office:value="55696" calcext:value-type="float">
            <text:p>55696</text:p>
          </table:table-cell>
          <table:table-cell office:value-type="float" office:value="68948" calcext:value-type="float">
            <text:p>68948</text:p>
          </table:table-cell>
          <table:table-cell office:value-type="float" office:value="137957" calcext:value-type="float">
            <text:p>13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83" calcext:value-type="float">
            <text:p>86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6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 R Pet, Mandya</text:p>
          </table:table-cell>
          <table:table-cell office:value-type="string" calcext:value-type="string">
            <text:p>CE</text:p>
          </table:table-cell>
          <table:table-cell office:value-type="float" office:value="93996" calcext:value-type="float">
            <text:p>93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95" calcext:value-type="float">
            <text:p>13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3" calcext:value-type="float">
            <text:p>11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490" calcext:value-type="float">
            <text:p>87490</text:p>
          </table:table-cell>
          <table:table-cell office:value-type="float" office:value="0" calcext:value-type="float">
            <text:p>0</text:p>
          </table:table-cell>
          <table:table-cell office:value-type="float" office:value="102649" calcext:value-type="float">
            <text:p>102649</text:p>
          </table:table-cell>
          <table:table-cell office:value-type="float" office:value="98059" calcext:value-type="float">
            <text:p>98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74" calcext:value-type="float">
            <text:p>84674</text:p>
          </table:table-cell>
          <table:table-cell office:value-type="float" office:value="88854" calcext:value-type="float">
            <text:p>88854</text:p>
          </table:table-cell>
          <table:table-cell office:value-type="float" office:value="99625" calcext:value-type="float">
            <text:p>99625</text:p>
          </table:table-cell>
          <table:table-cell office:value-type="float" office:value="100427" calcext:value-type="float">
            <text:p>100427</text:p>
          </table:table-cell>
          <table:table-cell office:value-type="float" office:value="0" calcext:value-type="float">
            <text:p>0</text:p>
          </table:table-cell>
          <table:table-cell office:value-type="float" office:value="132709" calcext:value-type="float">
            <text:p>132709</text:p>
          </table:table-cell>
          <table:table-cell office:value-type="float" office:value="89167" calcext:value-type="float">
            <text:p>89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6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 R Pet, Mandya</text:p>
          </table:table-cell>
          <table:table-cell office:value-type="string" calcext:value-type="string">
            <text:p>CS</text:p>
          </table:table-cell>
          <table:table-cell office:value-type="float" office:value="73718" calcext:value-type="float">
            <text:p>73718</text:p>
          </table:table-cell>
          <table:table-cell office:value-type="float" office:value="0" calcext:value-type="float">
            <text:p>0</text:p>
          </table:table-cell>
          <table:table-cell office:value-type="float" office:value="109515" calcext:value-type="float">
            <text:p>109515</text:p>
          </table:table-cell>
          <table:table-cell office:value-type="float" office:value="91460" calcext:value-type="float">
            <text:p>91460</text:p>
          </table:table-cell>
          <table:table-cell office:value-type="float" office:value="0" calcext:value-type="float">
            <text:p>0</text:p>
          </table:table-cell>
          <table:table-cell office:value-type="float" office:value="115535" calcext:value-type="float">
            <text:p>115535</text:p>
          </table:table-cell>
          <table:table-cell office:value-type="float" office:value="118683" calcext:value-type="float">
            <text:p>11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50" calcext:value-type="float">
            <text:p>4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54" calcext:value-type="float">
            <text:p>51154</text:p>
          </table:table-cell>
          <table:table-cell office:value-type="float" office:value="126056" calcext:value-type="float">
            <text:p>126056</text:p>
          </table:table-cell>
          <table:table-cell office:value-type="float" office:value="77568" calcext:value-type="float">
            <text:p>77568</text:p>
          </table:table-cell>
          <table:table-cell office:value-type="float" office:value="40810" calcext:value-type="float">
            <text:p>40810</text:p>
          </table:table-cell>
          <table:table-cell office:value-type="float" office:value="43463" calcext:value-type="float">
            <text:p>43463</text:p>
          </table:table-cell>
          <table:table-cell office:value-type="float" office:value="54616" calcext:value-type="float">
            <text:p>54616</text:p>
          </table:table-cell>
          <table:table-cell office:value-type="float" office:value="76048" calcext:value-type="float">
            <text:p>76048</text:p>
          </table:table-cell>
          <table:table-cell office:value-type="float" office:value="0" calcext:value-type="float">
            <text:p>0</text:p>
          </table:table-cell>
          <table:table-cell office:value-type="float" office:value="79924" calcext:value-type="float">
            <text:p>79924</text:p>
          </table:table-cell>
          <table:table-cell office:value-type="float" office:value="106909" calcext:value-type="float">
            <text:p>106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6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 R Pet, Mandya</text:p>
          </table:table-cell>
          <table:table-cell office:value-type="string" calcext:value-type="string">
            <text:p>EC</text:p>
          </table:table-cell>
          <table:table-cell office:value-type="float" office:value="70632" calcext:value-type="float">
            <text:p>70632</text:p>
          </table:table-cell>
          <table:table-cell office:value-type="float" office:value="109622" calcext:value-type="float">
            <text:p>109622</text:p>
          </table:table-cell>
          <table:table-cell office:value-type="float" office:value="0" calcext:value-type="float">
            <text:p>0</text:p>
          </table:table-cell>
          <table:table-cell office:value-type="float" office:value="112843" calcext:value-type="float">
            <text:p>11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919" calcext:value-type="float">
            <text:p>13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43" calcext:value-type="float">
            <text:p>5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98" calcext:value-type="float">
            <text:p>6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05" calcext:value-type="float">
            <text:p>53505</text:p>
          </table:table-cell>
          <table:table-cell office:value-type="float" office:value="55683" calcext:value-type="float">
            <text:p>55683</text:p>
          </table:table-cell>
          <table:table-cell office:value-type="float" office:value="67262" calcext:value-type="float">
            <text:p>67262</text:p>
          </table:table-cell>
          <table:table-cell office:value-type="float" office:value="118543" calcext:value-type="float">
            <text:p>118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04" calcext:value-type="float">
            <text:p>84004</text:p>
          </table:table-cell>
          <table:table-cell office:value-type="float" office:value="0" calcext:value-type="float">
            <text:p>0</text:p>
          </table:table-cell>
          <table:table-cell office:value-type="float" office:value="105141" calcext:value-type="float">
            <text:p>105141</text:p>
          </table:table-cell>
        </table:table-row>
        <table:table-row table:style-name="ro1">
          <table:table-cell office:value-type="string" calcext:value-type="string">
            <text:p>E156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 R Pet, Mandy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908" calcext:value-type="float">
            <text:p>140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-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7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27" calcext:value-type="float">
            <text:p>1387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7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CS</text:p>
          </table:table-cell>
          <table:table-cell office:value-type="float" office:value="118820" calcext:value-type="float">
            <text:p>11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67" calcext:value-type="float">
            <text:p>115767</text:p>
          </table:table-cell>
          <table:table-cell office:value-type="float" office:value="0" calcext:value-type="float">
            <text:p>0</text:p>
          </table:table-cell>
          <table:table-cell office:value-type="float" office:value="125126" calcext:value-type="float">
            <text:p>125126</text:p>
          </table:table-cell>
          <table:table-cell office:value-type="float" office:value="111108" calcext:value-type="float">
            <text:p>111108</text:p>
          </table:table-cell>
          <table:table-cell office:value-type="float" office:value="0" calcext:value-type="float">
            <text:p>0</text:p>
          </table:table-cell>
          <table:table-cell office:value-type="float" office:value="134818" calcext:value-type="float">
            <text:p>134818</text:p>
          </table:table-cell>
          <table:table-cell office:value-type="float" office:value="69475" calcext:value-type="float">
            <text:p>6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06" calcext:value-type="float">
            <text:p>81806</text:p>
          </table:table-cell>
          <table:table-cell office:value-type="float" office:value="137225" calcext:value-type="float">
            <text:p>137225</text:p>
          </table:table-cell>
          <table:table-cell office:value-type="float" office:value="96839" calcext:value-type="float">
            <text:p>96839</text:p>
          </table:table-cell>
          <table:table-cell office:value-type="float" office:value="61581" calcext:value-type="float">
            <text:p>61581</text:p>
          </table:table-cell>
          <table:table-cell office:value-type="float" office:value="105882" calcext:value-type="float">
            <text:p>105882</text:p>
          </table:table-cell>
          <table:table-cell office:value-type="float" office:value="79132" calcext:value-type="float">
            <text:p>79132</text:p>
          </table:table-cell>
          <table:table-cell office:value-type="float" office:value="140849" calcext:value-type="float">
            <text:p>140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24" calcext:value-type="float">
            <text:p>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7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70" calcext:value-type="float">
            <text:p>13777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7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893" calcext:value-type="float">
            <text:p>1328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8</text:p>
          </table:table-cell>
          <table:table-cell office:value-type="string" calcext:value-type="string">
            <text:p>Maharaja Institute of Technology-Mysore</text:p>
          </table:table-cell>
          <table:table-cell office:value-type="string" calcext:value-type="string">
            <text:p>Belawadi, Mandya</text:p>
          </table:table-cell>
          <table:table-cell office:value-type="string" calcext:value-type="string">
            <text:p>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304" calcext:value-type="float">
            <text:p>13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73" calcext:value-type="float">
            <text:p>129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08" calcext:value-type="float">
            <text:p>12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37" calcext:value-type="float">
            <text:p>12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330" calcext:value-type="float">
            <text:p>139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77" calcext:value-type="float">
            <text:p>134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8</text:p>
          </table:table-cell>
          <table:table-cell office:value-type="string" calcext:value-type="string">
            <text:p>Maharaja Institute of Technology-Mysore</text:p>
          </table:table-cell>
          <table:table-cell office:value-type="string" calcext:value-type="string">
            <text:p>Belawadi, Mandya</text:p>
          </table:table-cell>
          <table:table-cell office:value-type="string" calcext:value-type="string">
            <text:p>CS</text:p>
          </table:table-cell>
          <table:table-cell office:value-type="float" office:value="106305" calcext:value-type="float">
            <text:p>10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01" calcext:value-type="float">
            <text:p>66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86" calcext:value-type="float">
            <text:p>4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42" calcext:value-type="float">
            <text:p>4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98" calcext:value-type="float">
            <text:p>52798</text:p>
          </table:table-cell>
          <table:table-cell office:value-type="float" office:value="0" calcext:value-type="float">
            <text:p>0</text:p>
          </table:table-cell>
          <table:table-cell office:value-type="float" office:value="134641" calcext:value-type="float">
            <text:p>134641</text:p>
          </table:table-cell>
          <table:table-cell office:value-type="float" office:value="43554" calcext:value-type="float">
            <text:p>43554</text:p>
          </table:table-cell>
          <table:table-cell office:value-type="float" office:value="61122" calcext:value-type="float">
            <text:p>61122</text:p>
          </table:table-cell>
          <table:table-cell office:value-type="float" office:value="77742" calcext:value-type="float">
            <text:p>77742</text:p>
          </table:table-cell>
          <table:table-cell office:value-type="float" office:value="137415" calcext:value-type="float">
            <text:p>13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339" calcext:value-type="float">
            <text:p>68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8</text:p>
          </table:table-cell>
          <table:table-cell office:value-type="string" calcext:value-type="string">
            <text:p>Maharaja Institute of Technology-Mysore</text:p>
          </table:table-cell>
          <table:table-cell office:value-type="string" calcext:value-type="string">
            <text:p>Belawadi, Mandya</text:p>
          </table:table-cell>
          <table:table-cell office:value-type="string" calcext:value-type="string">
            <text:p>EC</text:p>
          </table:table-cell>
          <table:table-cell office:value-type="float" office:value="78648" calcext:value-type="float">
            <text:p>7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65" calcext:value-type="float">
            <text:p>11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74" calcext:value-type="float">
            <text:p>13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1" calcext:value-type="float">
            <text:p>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28" calcext:value-type="float">
            <text:p>9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19" calcext:value-type="float">
            <text:p>73519</text:p>
          </table:table-cell>
          <table:table-cell office:value-type="float" office:value="119602" calcext:value-type="float">
            <text:p>119602</text:p>
          </table:table-cell>
          <table:table-cell office:value-type="float" office:value="128177" calcext:value-type="float">
            <text:p>128177</text:p>
          </table:table-cell>
          <table:table-cell office:value-type="float" office:value="118000" calcext:value-type="float">
            <text:p>1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78" calcext:value-type="float">
            <text:p>134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8</text:p>
          </table:table-cell>
          <table:table-cell office:value-type="string" calcext:value-type="string">
            <text:p>Maharaja Institute of Technology-Mysore</text:p>
          </table:table-cell>
          <table:table-cell office:value-type="string" calcext:value-type="string">
            <text:p>Belawadi, Mandya</text:p>
          </table:table-cell>
          <table:table-cell office:value-type="string" calcext:value-type="string">
            <text:p>IE</text:p>
          </table:table-cell>
          <table:table-cell office:value-type="float" office:value="102093" calcext:value-type="float">
            <text:p>10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35" calcext:value-type="float">
            <text:p>14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58" calcext:value-type="float">
            <text:p>12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50" calcext:value-type="float">
            <text:p>10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06" calcext:value-type="float">
            <text:p>110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79" calcext:value-type="float">
            <text:p>96279</text:p>
          </table:table-cell>
          <table:table-cell office:value-type="float" office:value="0" calcext:value-type="float">
            <text:p>0</text:p>
          </table:table-cell>
          <table:table-cell office:value-type="float" office:value="128004" calcext:value-type="float">
            <text:p>128004</text:p>
          </table:table-cell>
          <table:table-cell office:value-type="float" office:value="138838" calcext:value-type="float">
            <text:p>138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399" calcext:value-type="float">
            <text:p>138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8</text:p>
          </table:table-cell>
          <table:table-cell office:value-type="string" calcext:value-type="string">
            <text:p>Maharaja Institute of Technology-Mysore</text:p>
          </table:table-cell>
          <table:table-cell office:value-type="string" calcext:value-type="string">
            <text:p>Belawadi, Mandy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39" calcext:value-type="float">
            <text:p>1398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A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806" calcext:value-type="float">
            <text:p>1388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928" calcext:value-type="float">
            <text:p>1389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04" calcext:value-type="float">
            <text:p>1399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9</text:p>
          </table:table-cell>
          <table:table-cell office:value-type="string" calcext:value-type="string">
            <text:p>Karavali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0</text:p>
          </table:table-cell>
          <table:table-cell office:value-type="string" calcext:value-type="string">
            <text:p>Sahyadri College of Engg. and Management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17" calcext:value-type="float">
            <text:p>1406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0</text:p>
          </table:table-cell>
          <table:table-cell office:value-type="string" calcext:value-type="string">
            <text:p>Sahyadri College of Engg. and Management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office:value-type="float" office:value="27330" calcext:value-type="float">
            <text:p>27330</text:p>
          </table:table-cell>
          <table:table-cell office:value-type="float" office:value="0" calcext:value-type="float">
            <text:p>0</text:p>
          </table:table-cell>
          <table:table-cell office:value-type="float" office:value="34711" calcext:value-type="float">
            <text:p>34711</text:p>
          </table:table-cell>
          <table:table-cell office:value-type="float" office:value="25275" calcext:value-type="float">
            <text:p>25275</text:p>
          </table:table-cell>
          <table:table-cell office:value-type="float" office:value="38512" calcext:value-type="float">
            <text:p>38512</text:p>
          </table:table-cell>
          <table:table-cell office:value-type="float" office:value="42026" calcext:value-type="float">
            <text:p>42026</text:p>
          </table:table-cell>
          <table:table-cell office:value-type="float" office:value="18834" calcext:value-type="float">
            <text:p>18834</text:p>
          </table:table-cell>
          <table:table-cell office:value-type="float" office:value="0" calcext:value-type="float">
            <text:p>0</text:p>
          </table:table-cell>
          <table:table-cell office:value-type="float" office:value="31488" calcext:value-type="float">
            <text:p>31488</text:p>
          </table:table-cell>
          <table:table-cell office:value-type="float" office:value="33826" calcext:value-type="float">
            <text:p>3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5" calcext:value-type="float">
            <text:p>22355</text:p>
          </table:table-cell>
          <table:table-cell office:value-type="float" office:value="0" calcext:value-type="float">
            <text:p>0</text:p>
          </table:table-cell>
          <table:table-cell office:value-type="float" office:value="23424" calcext:value-type="float">
            <text:p>23424</text:p>
          </table:table-cell>
          <table:table-cell office:value-type="float" office:value="16650" calcext:value-type="float">
            <text:p>16650</text:p>
          </table:table-cell>
          <table:table-cell office:value-type="float" office:value="19084" calcext:value-type="float">
            <text:p>19084</text:p>
          </table:table-cell>
          <table:table-cell office:value-type="float" office:value="21553" calcext:value-type="float">
            <text:p>21553</text:p>
          </table:table-cell>
          <table:table-cell office:value-type="float" office:value="133457" calcext:value-type="float">
            <text:p>133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05" calcext:value-type="float">
            <text:p>69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0</text:p>
          </table:table-cell>
          <table:table-cell office:value-type="string" calcext:value-type="string">
            <text:p>Sahyadri College of Engg. and Management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office:value-type="float" office:value="46326" calcext:value-type="float">
            <text:p>4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86" calcext:value-type="float">
            <text:p>40086</text:p>
          </table:table-cell>
          <table:table-cell office:value-type="float" office:value="0" calcext:value-type="float">
            <text:p>0</text:p>
          </table:table-cell>
          <table:table-cell office:value-type="float" office:value="50261" calcext:value-type="float">
            <text:p>50261</text:p>
          </table:table-cell>
          <table:table-cell office:value-type="float" office:value="39331" calcext:value-type="float">
            <text:p>39331</text:p>
          </table:table-cell>
          <table:table-cell office:value-type="float" office:value="0" calcext:value-type="float">
            <text:p>0</text:p>
          </table:table-cell>
          <table:table-cell office:value-type="float" office:value="62285" calcext:value-type="float">
            <text:p>62285</text:p>
          </table:table-cell>
          <table:table-cell office:value-type="float" office:value="39252" calcext:value-type="float">
            <text:p>39252</text:p>
          </table:table-cell>
          <table:table-cell office:value-type="float" office:value="0" calcext:value-type="float">
            <text:p>0</text:p>
          </table:table-cell>
          <table:table-cell office:value-type="float" office:value="68692" calcext:value-type="float">
            <text:p>68692</text:p>
          </table:table-cell>
          <table:table-cell office:value-type="float" office:value="36268" calcext:value-type="float">
            <text:p>36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74" calcext:value-type="float">
            <text:p>28874</text:p>
          </table:table-cell>
          <table:table-cell office:value-type="float" office:value="64012" calcext:value-type="float">
            <text:p>64012</text:p>
          </table:table-cell>
          <table:table-cell office:value-type="float" office:value="37859" calcext:value-type="float">
            <text:p>37859</text:p>
          </table:table-cell>
          <table:table-cell office:value-type="float" office:value="134296" calcext:value-type="float">
            <text:p>13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8" calcext:value-type="float">
            <text:p>3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0</text:p>
          </table:table-cell>
          <table:table-cell office:value-type="string" calcext:value-type="string">
            <text:p>Sahyadri College of Engg. and Management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IE</text:p>
          </table:table-cell>
          <table:table-cell office:value-type="float" office:value="37232" calcext:value-type="float">
            <text:p>3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53" calcext:value-type="float">
            <text:p>29453</text:p>
          </table:table-cell>
          <table:table-cell office:value-type="float" office:value="0" calcext:value-type="float">
            <text:p>0</text:p>
          </table:table-cell>
          <table:table-cell office:value-type="float" office:value="44488" calcext:value-type="float">
            <text:p>44488</text:p>
          </table:table-cell>
          <table:table-cell office:value-type="float" office:value="25849" calcext:value-type="float">
            <text:p>25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86" calcext:value-type="float">
            <text:p>3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06" calcext:value-type="float">
            <text:p>3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41" calcext:value-type="float">
            <text:p>22841</text:p>
          </table:table-cell>
          <table:table-cell office:value-type="float" office:value="32599" calcext:value-type="float">
            <text:p>32599</text:p>
          </table:table-cell>
          <table:table-cell office:value-type="float" office:value="31963" calcext:value-type="float">
            <text:p>31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204" calcext:value-type="float">
            <text:p>121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0</text:p>
          </table:table-cell>
          <table:table-cell office:value-type="string" calcext:value-type="string">
            <text:p>Sahyadri College of Engg. and Management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49" calcext:value-type="float">
            <text:p>1407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1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604" calcext:value-type="float">
            <text:p>1366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1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26" calcext:value-type="float">
            <text:p>1303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055" calcext:value-type="float">
            <text:p>83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07" calcext:value-type="float">
            <text:p>98607</text:p>
          </table:table-cell>
          <table:table-cell office:value-type="float" office:value="120119" calcext:value-type="float">
            <text:p>120119</text:p>
          </table:table-cell>
          <table:table-cell office:value-type="float" office:value="114467" calcext:value-type="float">
            <text:p>114467</text:p>
          </table:table-cell>
          <table:table-cell office:value-type="float" office:value="80102" calcext:value-type="float">
            <text:p>80102</text:p>
          </table:table-cell>
          <table:table-cell office:value-type="float" office:value="86577" calcext:value-type="float">
            <text:p>86577</text:p>
          </table:table-cell>
          <table:table-cell office:value-type="float" office:value="108989" calcext:value-type="float">
            <text:p>108989</text:p>
          </table:table-cell>
          <table:table-cell office:value-type="float" office:value="132035" calcext:value-type="float">
            <text:p>132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07" calcext:value-type="float">
            <text:p>107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1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364" calcext:value-type="float">
            <text:p>1383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1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00" calcext:value-type="float">
            <text:p>137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C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571" calcext:value-type="float">
            <text:p>11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98" calcext:value-type="float">
            <text:p>113998</text:p>
          </table:table-cell>
          <table:table-cell office:value-type="float" office:value="134373" calcext:value-type="float">
            <text:p>134373</text:p>
          </table:table-cell>
          <table:table-cell office:value-type="float" office:value="122192" calcext:value-type="float">
            <text:p>122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937" calcext:value-type="float">
            <text:p>121937</text:p>
          </table:table-cell>
          <table:table-cell office:value-type="float" office:value="124979" calcext:value-type="float">
            <text:p>124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36" calcext:value-type="float">
            <text:p>10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50" calcext:value-type="float">
            <text:p>84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97" calcext:value-type="float">
            <text:p>59497</text:p>
          </table:table-cell>
          <table:table-cell office:value-type="float" office:value="0" calcext:value-type="float">
            <text:p>0</text:p>
          </table:table-cell>
          <table:table-cell office:value-type="float" office:value="85585" calcext:value-type="float">
            <text:p>85585</text:p>
          </table:table-cell>
          <table:table-cell office:value-type="float" office:value="136917" calcext:value-type="float">
            <text:p>136917</text:p>
          </table:table-cell>
          <table:table-cell office:value-type="float" office:value="0" calcext:value-type="float">
            <text:p>0</text:p>
          </table:table-cell>
          <table:table-cell office:value-type="float" office:value="137512" calcext:value-type="float">
            <text:p>137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92" calcext:value-type="float">
            <text:p>1398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695" calcext:value-type="float">
            <text:p>1396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Devagiri,Haveri</text:p>
          </table:table-cell>
          <table:table-cell office:value-type="string" calcext:value-type="string">
            <text:p>CE</text:p>
          </table:table-cell>
          <table:table-cell office:value-type="float" office:value="136626" calcext:value-type="float">
            <text:p>13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66" calcext:value-type="float">
            <text:p>131966</text:p>
          </table:table-cell>
          <table:table-cell office:value-type="float" office:value="133628" calcext:value-type="float">
            <text:p>133628</text:p>
          </table:table-cell>
          <table:table-cell office:value-type="float" office:value="0" calcext:value-type="float">
            <text:p>0</text:p>
          </table:table-cell>
          <table:table-cell office:value-type="float" office:value="82624" calcext:value-type="float">
            <text:p>82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317" calcext:value-type="float">
            <text:p>84317</text:p>
          </table:table-cell>
          <table:table-cell office:value-type="float" office:value="0" calcext:value-type="float">
            <text:p>0</text:p>
          </table:table-cell>
          <table:table-cell office:value-type="float" office:value="97987" calcext:value-type="float">
            <text:p>97987</text:p>
          </table:table-cell>
          <table:table-cell office:value-type="float" office:value="76806" calcext:value-type="float">
            <text:p>76806</text:p>
          </table:table-cell>
          <table:table-cell office:value-type="float" office:value="80052" calcext:value-type="float">
            <text:p>80052</text:p>
          </table:table-cell>
          <table:table-cell office:value-type="float" office:value="92658" calcext:value-type="float">
            <text:p>92658</text:p>
          </table:table-cell>
          <table:table-cell office:value-type="float" office:value="100358" calcext:value-type="float">
            <text:p>100358</text:p>
          </table:table-cell>
          <table:table-cell office:value-type="float" office:value="0" calcext:value-type="float">
            <text:p>0</text:p>
          </table:table-cell>
          <table:table-cell office:value-type="float" office:value="137924" calcext:value-type="float">
            <text:p>137924</text:p>
          </table:table-cell>
          <table:table-cell office:value-type="float" office:value="98669" calcext:value-type="float">
            <text:p>98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Devagiri,Haveri</text:p>
          </table:table-cell>
          <table:table-cell office:value-type="string" calcext:value-type="string">
            <text:p>CS</text:p>
          </table:table-cell>
          <table:table-cell office:value-type="float" office:value="114862" calcext:value-type="float">
            <text:p>11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88" calcext:value-type="float">
            <text:p>88888</text:p>
          </table:table-cell>
          <table:table-cell office:value-type="float" office:value="0" calcext:value-type="float">
            <text:p>0</text:p>
          </table:table-cell>
          <table:table-cell office:value-type="float" office:value="107689" calcext:value-type="float">
            <text:p>107689</text:p>
          </table:table-cell>
          <table:table-cell office:value-type="float" office:value="89053" calcext:value-type="float">
            <text:p>89053</text:p>
          </table:table-cell>
          <table:table-cell office:value-type="float" office:value="0" calcext:value-type="float">
            <text:p>0</text:p>
          </table:table-cell>
          <table:table-cell office:value-type="float" office:value="102431" calcext:value-type="float">
            <text:p>102431</text:p>
          </table:table-cell>
          <table:table-cell office:value-type="float" office:value="114420" calcext:value-type="float">
            <text:p>114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52" calcext:value-type="float">
            <text:p>78152</text:p>
          </table:table-cell>
          <table:table-cell office:value-type="float" office:value="92305" calcext:value-type="float">
            <text:p>92305</text:p>
          </table:table-cell>
          <table:table-cell office:value-type="float" office:value="92366" calcext:value-type="float">
            <text:p>92366</text:p>
          </table:table-cell>
          <table:table-cell office:value-type="float" office:value="61707" calcext:value-type="float">
            <text:p>61707</text:p>
          </table:table-cell>
          <table:table-cell office:value-type="float" office:value="72597" calcext:value-type="float">
            <text:p>72597</text:p>
          </table:table-cell>
          <table:table-cell office:value-type="float" office:value="85661" calcext:value-type="float">
            <text:p>85661</text:p>
          </table:table-cell>
          <table:table-cell office:value-type="float" office:value="124104" calcext:value-type="float">
            <text:p>124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93" calcext:value-type="float">
            <text:p>69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Devagiri,Haveri</text:p>
          </table:table-cell>
          <table:table-cell office:value-type="string" calcext:value-type="string">
            <text:p>EC</text:p>
          </table:table-cell>
          <table:table-cell office:value-type="float" office:value="13736" calcext:value-type="float">
            <text:p>13736</text:p>
          </table:table-cell>
          <table:table-cell office:value-type="float" office:value="137976" calcext:value-type="float">
            <text:p>137976</text:p>
          </table:table-cell>
          <table:table-cell office:value-type="float" office:value="0" calcext:value-type="float">
            <text:p>0</text:p>
          </table:table-cell>
          <table:table-cell office:value-type="float" office:value="125056" calcext:value-type="float">
            <text:p>125056</text:p>
          </table:table-cell>
          <table:table-cell office:value-type="float" office:value="135099" calcext:value-type="float">
            <text:p>135099</text:p>
          </table:table-cell>
          <table:table-cell office:value-type="float" office:value="0" calcext:value-type="float">
            <text:p>0</text:p>
          </table:table-cell>
          <table:table-cell office:value-type="float" office:value="140869" calcext:value-type="float">
            <text:p>1408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538" calcext:value-type="float">
            <text:p>98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24" calcext:value-type="float">
            <text:p>74424</text:p>
          </table:table-cell>
          <table:table-cell office:value-type="float" office:value="75130" calcext:value-type="float">
            <text:p>75130</text:p>
          </table:table-cell>
          <table:table-cell office:value-type="float" office:value="97685" calcext:value-type="float">
            <text:p>97685</text:p>
          </table:table-cell>
          <table:table-cell office:value-type="float" office:value="118280" calcext:value-type="float">
            <text:p>118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29" calcext:value-type="float">
            <text:p>77729</text:p>
          </table:table-cell>
          <table:table-cell office:value-type="float" office:value="0" calcext:value-type="float">
            <text:p>0</text:p>
          </table:table-cell>
          <table:table-cell office:value-type="float" office:value="125784" calcext:value-type="float">
            <text:p>125784</text:p>
          </table:table-cell>
        </table:table-row>
        <table:table-row table:style-name="ro1">
          <table:table-cell office:value-type="string" calcext:value-type="string">
            <text:p>E16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Devagiri,Haver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21" calcext:value-type="float">
            <text:p>1400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344" calcext:value-type="float">
            <text:p>1313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28" calcext:value-type="float">
            <text:p>1399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61" calcext:value-type="float">
            <text:p>1404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61" calcext:value-type="float">
            <text:p>1399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5</text:p>
          </table:table-cell>
          <table:table-cell office:value-type="string" calcext:value-type="string">
            <text:p>Yenepoya Institute of Technology</text:p>
          </table:table-cell>
          <table:table-cell office:value-type="string" calcext:value-type="string">
            <text:p>Thodar, Moodbidri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098" calcext:value-type="float">
            <text:p>1230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5</text:p>
          </table:table-cell>
          <table:table-cell office:value-type="string" calcext:value-type="string">
            <text:p>Yenepoya Institute of Technology</text:p>
          </table:table-cell>
          <table:table-cell office:value-type="string" calcext:value-type="string">
            <text:p>Thodar, Moodbidri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421" calcext:value-type="float">
            <text:p>1364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5</text:p>
          </table:table-cell>
          <table:table-cell office:value-type="string" calcext:value-type="string">
            <text:p>Yenepoya Institute of Technology</text:p>
          </table:table-cell>
          <table:table-cell office:value-type="string" calcext:value-type="string">
            <text:p>Thodar, Moodbidri, Dakshina Kannad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282" calcext:value-type="float">
            <text:p>1212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5</text:p>
          </table:table-cell>
          <table:table-cell office:value-type="string" calcext:value-type="string">
            <text:p>Yenepoya Institute of Technology</text:p>
          </table:table-cell>
          <table:table-cell office:value-type="string" calcext:value-type="string">
            <text:p>Thodar, Moodbidri, 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362" calcext:value-type="float">
            <text:p>1313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5</text:p>
          </table:table-cell>
          <table:table-cell office:value-type="string" calcext:value-type="string">
            <text:p>Yenepoya Institute of Technology</text:p>
          </table:table-cell>
          <table:table-cell office:value-type="string" calcext:value-type="string">
            <text:p>Thodar, Moodbidri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3289" calcext:value-type="float">
            <text:p>1032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6</text:p>
          </table:table-cell>
          <table:table-cell office:value-type="string" calcext:value-type="string">
            <text:p>K L E Institute of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E</text:p>
          </table:table-cell>
          <table:table-cell office:value-type="float" office:value="92410" calcext:value-type="float">
            <text:p>92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78" calcext:value-type="float">
            <text:p>81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3" calcext:value-type="float">
            <text:p>7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01" calcext:value-type="float">
            <text:p>7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41" calcext:value-type="float">
            <text:p>66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03" calcext:value-type="float">
            <text:p>66203</text:p>
          </table:table-cell>
          <table:table-cell office:value-type="float" office:value="73404" calcext:value-type="float">
            <text:p>73404</text:p>
          </table:table-cell>
          <table:table-cell office:value-type="float" office:value="108422" calcext:value-type="float">
            <text:p>108422</text:p>
          </table:table-cell>
          <table:table-cell office:value-type="float" office:value="111975" calcext:value-type="float">
            <text:p>111975</text:p>
          </table:table-cell>
          <table:table-cell office:value-type="float" office:value="0" calcext:value-type="float">
            <text:p>0</text:p>
          </table:table-cell>
          <table:table-cell office:value-type="float" office:value="120632" calcext:value-type="float">
            <text:p>120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6</text:p>
          </table:table-cell>
          <table:table-cell office:value-type="string" calcext:value-type="string">
            <text:p>K L E Institute of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S</text:p>
          </table:table-cell>
          <table:table-cell office:value-type="float" office:value="28463" calcext:value-type="float">
            <text:p>28463</text:p>
          </table:table-cell>
          <table:table-cell office:value-type="float" office:value="0" calcext:value-type="float">
            <text:p>0</text:p>
          </table:table-cell>
          <table:table-cell office:value-type="float" office:value="46400" calcext:value-type="float">
            <text:p>46400</text:p>
          </table:table-cell>
          <table:table-cell office:value-type="float" office:value="27893" calcext:value-type="float">
            <text:p>27893</text:p>
          </table:table-cell>
          <table:table-cell office:value-type="float" office:value="30439" calcext:value-type="float">
            <text:p>30439</text:p>
          </table:table-cell>
          <table:table-cell office:value-type="float" office:value="48572" calcext:value-type="float">
            <text:p>48572</text:p>
          </table:table-cell>
          <table:table-cell office:value-type="float" office:value="29803" calcext:value-type="float">
            <text:p>29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00" calcext:value-type="float">
            <text:p>3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25" calcext:value-type="float">
            <text:p>25125</text:p>
          </table:table-cell>
          <table:table-cell office:value-type="float" office:value="0" calcext:value-type="float">
            <text:p>0</text:p>
          </table:table-cell>
          <table:table-cell office:value-type="float" office:value="46829" calcext:value-type="float">
            <text:p>46829</text:p>
          </table:table-cell>
          <table:table-cell office:value-type="float" office:value="24092" calcext:value-type="float">
            <text:p>24092</text:p>
          </table:table-cell>
          <table:table-cell office:value-type="float" office:value="27723" calcext:value-type="float">
            <text:p>27723</text:p>
          </table:table-cell>
          <table:table-cell office:value-type="float" office:value="44056" calcext:value-type="float">
            <text:p>44056</text:p>
          </table:table-cell>
          <table:table-cell office:value-type="float" office:value="66461" calcext:value-type="float">
            <text:p>66461</text:p>
          </table:table-cell>
          <table:table-cell office:value-type="float" office:value="0" calcext:value-type="float">
            <text:p>0</text:p>
          </table:table-cell>
          <table:table-cell office:value-type="float" office:value="129634" calcext:value-type="float">
            <text:p>129634</text:p>
          </table:table-cell>
          <table:table-cell office:value-type="float" office:value="81098" calcext:value-type="float">
            <text:p>8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6</text:p>
          </table:table-cell>
          <table:table-cell office:value-type="string" calcext:value-type="string">
            <text:p>K L E Institute of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EC</text:p>
          </table:table-cell>
          <table:table-cell office:value-type="float" office:value="36947" calcext:value-type="float">
            <text:p>3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office:value-type="float" office:value="40949" calcext:value-type="float">
            <text:p>40949</text:p>
          </table:table-cell>
          <table:table-cell office:value-type="float" office:value="44640" calcext:value-type="float">
            <text:p>44640</text:p>
          </table:table-cell>
          <table:table-cell office:value-type="float" office:value="38262" calcext:value-type="float">
            <text:p>38262</text:p>
          </table:table-cell>
          <table:table-cell office:value-type="float" office:value="0" calcext:value-type="float">
            <text:p>0</text:p>
          </table:table-cell>
          <table:table-cell office:value-type="float" office:value="94489" calcext:value-type="float">
            <text:p>94489</text:p>
          </table:table-cell>
          <table:table-cell office:value-type="float" office:value="53436" calcext:value-type="float">
            <text:p>5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68" calcext:value-type="float">
            <text:p>3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7" calcext:value-type="float">
            <text:p>36467</text:p>
          </table:table-cell>
          <table:table-cell office:value-type="float" office:value="36906" calcext:value-type="float">
            <text:p>36906</text:p>
          </table:table-cell>
          <table:table-cell office:value-type="float" office:value="42737" calcext:value-type="float">
            <text:p>42737</text:p>
          </table:table-cell>
          <table:table-cell office:value-type="float" office:value="85083" calcext:value-type="float">
            <text:p>8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24" calcext:value-type="float">
            <text:p>76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6</text:p>
          </table:table-cell>
          <table:table-cell office:value-type="string" calcext:value-type="string">
            <text:p>K L E Institute of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EE</text:p>
          </table:table-cell>
          <table:table-cell office:value-type="float" office:value="112914" calcext:value-type="float">
            <text:p>112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16" calcext:value-type="float">
            <text:p>7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66" calcext:value-type="float">
            <text:p>9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88" calcext:value-type="float">
            <text:p>62288</text:p>
          </table:table-cell>
          <table:table-cell office:value-type="float" office:value="0" calcext:value-type="float">
            <text:p>0</text:p>
          </table:table-cell>
          <table:table-cell office:value-type="float" office:value="88571" calcext:value-type="float">
            <text:p>88571</text:p>
          </table:table-cell>
          <table:table-cell office:value-type="float" office:value="57370" calcext:value-type="float">
            <text:p>57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40" calcext:value-type="float">
            <text:p>53140</text:p>
          </table:table-cell>
          <table:table-cell office:value-type="float" office:value="59304" calcext:value-type="float">
            <text:p>59304</text:p>
          </table:table-cell>
          <table:table-cell office:value-type="float" office:value="60287" calcext:value-type="float">
            <text:p>60287</text:p>
          </table:table-cell>
          <table:table-cell office:value-type="float" office:value="73354" calcext:value-type="float">
            <text:p>7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16" calcext:value-type="float">
            <text:p>88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6</text:p>
          </table:table-cell>
          <table:table-cell office:value-type="string" calcext:value-type="string">
            <text:p>K L E Institute of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58" calcext:value-type="float">
            <text:p>1406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7</text:p>
          </table:table-cell>
          <table:table-cell office:value-type="string" calcext:value-type="string">
            <text:p>K L E Ss K L E College of Engineering and Technology</text:p>
          </table:table-cell>
          <table:table-cell office:value-type="string" calcext:value-type="string">
            <text:p>Chikkodi, 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91" calcext:value-type="float">
            <text:p>1359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7</text:p>
          </table:table-cell>
          <table:table-cell office:value-type="string" calcext:value-type="string">
            <text:p>K L E Ss K L E College of Engineering and Technology</text:p>
          </table:table-cell>
          <table:table-cell office:value-type="string" calcext:value-type="string">
            <text:p>Chikkodi, Belgaum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954" calcext:value-type="float">
            <text:p>136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67" calcext:value-type="float">
            <text:p>1368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456" calcext:value-type="float">
            <text:p>9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66" calcext:value-type="float">
            <text:p>89066</text:p>
          </table:table-cell>
          <table:table-cell office:value-type="float" office:value="90789" calcext:value-type="float">
            <text:p>90789</text:p>
          </table:table-cell>
          <table:table-cell office:value-type="float" office:value="131632" calcext:value-type="float">
            <text:p>131632</text:p>
          </table:table-cell>
          <table:table-cell office:value-type="float" office:value="130259" calcext:value-type="float">
            <text:p>1302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7</text:p>
          </table:table-cell>
          <table:table-cell office:value-type="string" calcext:value-type="string">
            <text:p>K L E Ss K L E College of Engineering and Technology</text:p>
          </table:table-cell>
          <table:table-cell office:value-type="string" calcext:value-type="string">
            <text:p>Chikkodi, Belgaum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037" calcext:value-type="float">
            <text:p>132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74" calcext:value-type="float">
            <text:p>13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89" calcext:value-type="float">
            <text:p>13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23" calcext:value-type="float">
            <text:p>10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84" calcext:value-type="float">
            <text:p>103684</text:p>
          </table:table-cell>
          <table:table-cell office:value-type="float" office:value="109428" calcext:value-type="float">
            <text:p>109428</text:p>
          </table:table-cell>
          <table:table-cell office:value-type="float" office:value="111568" calcext:value-type="float">
            <text:p>111568</text:p>
          </table:table-cell>
          <table:table-cell office:value-type="float" office:value="109861" calcext:value-type="float">
            <text:p>1098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7</text:p>
          </table:table-cell>
          <table:table-cell office:value-type="string" calcext:value-type="string">
            <text:p>K L E Ss K L E College of Engineering and Technology</text:p>
          </table:table-cell>
          <table:table-cell office:value-type="string" calcext:value-type="string">
            <text:p>Chikkodi, 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144" calcext:value-type="float">
            <text:p>1321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8</text:p>
          </table:table-cell>
          <table:table-cell office:value-type="string" calcext:value-type="string">
            <text:p>Amrutha Institute of Engineering and Mangement</text:p>
          </table:table-cell>
          <table:table-cell office:value-type="string" calcext:value-type="string">
            <text:p>Bidadi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8</text:p>
          </table:table-cell>
          <table:table-cell office:value-type="string" calcext:value-type="string">
            <text:p>Amrutha Institute of Engineering and Mangement</text:p>
          </table:table-cell>
          <table:table-cell office:value-type="string" calcext:value-type="string">
            <text:p>Bidadi,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584" calcext:value-type="float">
            <text:p>1365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8</text:p>
          </table:table-cell>
          <table:table-cell office:value-type="string" calcext:value-type="string">
            <text:p>Amrutha Institute of Engineering and Mangement</text:p>
          </table:table-cell>
          <table:table-cell office:value-type="string" calcext:value-type="string">
            <text:p>Bidadi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9207" calcext:value-type="float">
            <text:p>992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8</text:p>
          </table:table-cell>
          <table:table-cell office:value-type="string" calcext:value-type="string">
            <text:p>Amrutha Institute of Engineering and Mangement</text:p>
          </table:table-cell>
          <table:table-cell office:value-type="string" calcext:value-type="string">
            <text:p>Bidadi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69</text:p>
          </table:table-cell>
          <table:table-cell office:value-type="string" calcext:value-type="string">
            <text:p>Alva`s Institute of Engineering and Technology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77" calcext:value-type="float">
            <text:p>1387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9</text:p>
          </table:table-cell>
          <table:table-cell office:value-type="string" calcext:value-type="string">
            <text:p>Alva`s Institute of Engineering and Technology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CS</text:p>
          </table:table-cell>
          <table:table-cell office:value-type="float" office:value="111354" calcext:value-type="float">
            <text:p>11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87" calcext:value-type="float">
            <text:p>10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73" calcext:value-type="float">
            <text:p>11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96" calcext:value-type="float">
            <text:p>5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63" calcext:value-type="float">
            <text:p>5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1" calcext:value-type="float">
            <text:p>50461</text:p>
          </table:table-cell>
          <table:table-cell office:value-type="float" office:value="72632" calcext:value-type="float">
            <text:p>72632</text:p>
          </table:table-cell>
          <table:table-cell office:value-type="float" office:value="70694" calcext:value-type="float">
            <text:p>70694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50" calcext:value-type="float">
            <text:p>720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9</text:p>
          </table:table-cell>
          <table:table-cell office:value-type="string" calcext:value-type="string">
            <text:p>Alva`s Institute of Engineering and Technology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546" calcext:value-type="float">
            <text:p>1295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9</text:p>
          </table:table-cell>
          <table:table-cell office:value-type="string" calcext:value-type="string">
            <text:p>Alva`s Institute of Engineering and Technology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710" calcext:value-type="float">
            <text:p>1337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9</text:p>
          </table:table-cell>
          <table:table-cell office:value-type="string" calcext:value-type="string">
            <text:p>Alva`s Institute of Engineering and Technology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00" calcext:value-type="float">
            <text:p>140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1</text:p>
          </table:table-cell>
          <table:table-cell office:value-type="string" calcext:value-type="string">
            <text:p>Brindavan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1</text:p>
          </table:table-cell>
          <table:table-cell office:value-type="string" calcext:value-type="string">
            <text:p>Brindavan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545" calcext:value-type="float">
            <text:p>12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21" calcext:value-type="float">
            <text:p>12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09" calcext:value-type="float">
            <text:p>11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61" calcext:value-type="float">
            <text:p>12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25" calcext:value-type="float">
            <text:p>105425</text:p>
          </table:table-cell>
          <table:table-cell office:value-type="float" office:value="0" calcext:value-type="float">
            <text:p>0</text:p>
          </table:table-cell>
          <table:table-cell office:value-type="float" office:value="108899" calcext:value-type="float">
            <text:p>108899</text:p>
          </table:table-cell>
          <table:table-cell office:value-type="float" office:value="139118" calcext:value-type="float">
            <text:p>139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22" calcext:value-type="float">
            <text:p>121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1</text:p>
          </table:table-cell>
          <table:table-cell office:value-type="string" calcext:value-type="string">
            <text:p>Brindavan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365" calcext:value-type="float">
            <text:p>1333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1</text:p>
          </table:table-cell>
          <table:table-cell office:value-type="string" calcext:value-type="string">
            <text:p>Brindavan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64" calcext:value-type="float">
            <text:p>1392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1</text:p>
          </table:table-cell>
          <table:table-cell office:value-type="string" calcext:value-type="string">
            <text:p>Brindavan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157" calcext:value-type="float">
            <text:p>133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885" calcext:value-type="float">
            <text:p>120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055" calcext:value-type="float">
            <text:p>1150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0725" calcext:value-type="float">
            <text:p>907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3541" calcext:value-type="float">
            <text:p>1035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854" calcext:value-type="float">
            <text:p>1378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2</text:p>
          </table:table-cell>
          <table:table-cell office:value-type="string" calcext:value-type="string">
            <text:p>R.R.Institute of Technology</text:p>
          </table:table-cell>
          <table:table-cell office:value-type="string" calcext:value-type="string">
            <text:p>Chikkabavanara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540" calcext:value-type="float">
            <text:p>1215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00" calcext:value-type="float">
            <text:p>47600</text:p>
          </table:table-cell>
          <table:table-cell office:value-type="float" office:value="0" calcext:value-type="float">
            <text:p>0</text:p>
          </table:table-cell>
          <table:table-cell office:value-type="float" office:value="81179" calcext:value-type="float">
            <text:p>81179</text:p>
          </table:table-cell>
          <table:table-cell office:value-type="float" office:value="50460" calcext:value-type="float">
            <text:p>50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40" calcext:value-type="float">
            <text:p>33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72" calcext:value-type="float">
            <text:p>5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4" calcext:value-type="float">
            <text:p>31704</text:p>
          </table:table-cell>
          <table:table-cell office:value-type="float" office:value="0" calcext:value-type="float">
            <text:p>0</text:p>
          </table:table-cell>
          <table:table-cell office:value-type="float" office:value="45038" calcext:value-type="float">
            <text:p>45038</text:p>
          </table:table-cell>
          <table:table-cell office:value-type="float" office:value="94472" calcext:value-type="float">
            <text:p>9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63" calcext:value-type="float">
            <text:p>65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86" calcext:value-type="float">
            <text:p>1408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073" calcext:value-type="float">
            <text:p>1360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IE</text:p>
          </table:table-cell>
          <table:table-cell office:value-type="float" office:value="129595" calcext:value-type="float">
            <text:p>12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27" calcext:value-type="float">
            <text:p>10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31" calcext:value-type="float">
            <text:p>12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20" calcext:value-type="float">
            <text:p>54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85" calcext:value-type="float">
            <text:p>6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61" calcext:value-type="float">
            <text:p>51561</text:p>
          </table:table-cell>
          <table:table-cell office:value-type="float" office:value="83936" calcext:value-type="float">
            <text:p>83936</text:p>
          </table:table-cell>
          <table:table-cell office:value-type="float" office:value="62478" calcext:value-type="float">
            <text:p>62478</text:p>
          </table:table-cell>
          <table:table-cell office:value-type="float" office:value="140333" calcext:value-type="float">
            <text:p>1403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</text:p>
          </table:table-cell>
          <table:table-cell office:value-type="string" calcext:value-type="string">
            <text:p>Sai Vidya Institute of Technology</text:p>
          </table:table-cell>
          <table:table-cell office:value-type="string" calcext:value-type="string">
            <text:p>Rajanukunte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731" calcext:value-type="float">
            <text:p>1287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356" calcext:value-type="float">
            <text:p>1283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3134" calcext:value-type="float">
            <text:p>431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I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4</text:p>
          </table:table-cell>
          <table:table-cell office:value-type="string" calcext:value-type="string">
            <text:p>Dr. Sri. Sri. Sri. Shivakumara Mahaswamyji College of Engineering</text:p>
          </table:table-cell>
          <table:table-cell office:value-type="string" calcext:value-type="string">
            <text:p>Kammasandra, Bengaluru Rural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5</text:p>
          </table:table-cell>
          <table:table-cell office:value-type="string" calcext:value-type="string">
            <text:p>S.G.Balekundri Institute of Technolog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030" calcext:value-type="float">
            <text:p>1370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</text:p>
          </table:table-cell>
          <table:table-cell office:value-type="string" calcext:value-type="string">
            <text:p>S.G.Balekundri Institute of Technolog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S</text:p>
          </table:table-cell>
          <table:table-cell office:value-type="float" office:value="89640" calcext:value-type="float">
            <text:p>89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03" calcext:value-type="float">
            <text:p>1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41" calcext:value-type="float">
            <text:p>5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21" calcext:value-type="float">
            <text:p>5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4" calcext:value-type="float">
            <text:p>55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30" calcext:value-type="float">
            <text:p>49230</text:p>
          </table:table-cell>
          <table:table-cell office:value-type="float" office:value="62676" calcext:value-type="float">
            <text:p>62676</text:p>
          </table:table-cell>
          <table:table-cell office:value-type="float" office:value="64427" calcext:value-type="float">
            <text:p>64427</text:p>
          </table:table-cell>
          <table:table-cell office:value-type="float" office:value="77135" calcext:value-type="float">
            <text:p>77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12" calcext:value-type="float">
            <text:p>100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</text:p>
          </table:table-cell>
          <table:table-cell office:value-type="string" calcext:value-type="string">
            <text:p>S.G.Balekundri Institute of Technolog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48" calcext:value-type="float">
            <text:p>1376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</text:p>
          </table:table-cell>
          <table:table-cell office:value-type="string" calcext:value-type="string">
            <text:p>S.G.Balekundri Institute of Technolog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135" calcext:value-type="float">
            <text:p>1311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</text:p>
          </table:table-cell>
          <table:table-cell office:value-type="string" calcext:value-type="string">
            <text:p>S.G.Balekundri Institute of Technology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0954" calcext:value-type="float">
            <text:p>909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6</text:p>
          </table:table-cell>
          <table:table-cell office:value-type="string" calcext:value-type="string">
            <text:p>Navodaya Institute of Technology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9129" calcext:value-type="float">
            <text:p>1191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6</text:p>
          </table:table-cell>
          <table:table-cell office:value-type="string" calcext:value-type="string">
            <text:p>Navodaya Institute of Technology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55" calcext:value-type="float">
            <text:p>1342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6</text:p>
          </table:table-cell>
          <table:table-cell office:value-type="string" calcext:value-type="string">
            <text:p>Navodaya Institute of Technology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5850" calcext:value-type="float">
            <text:p>1158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6</text:p>
          </table:table-cell>
          <table:table-cell office:value-type="string" calcext:value-type="string">
            <text:p>Navodaya Institute of Technology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06" calcext:value-type="float">
            <text:p>138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6</text:p>
          </table:table-cell>
          <table:table-cell office:value-type="string" calcext:value-type="string">
            <text:p>Navodaya Institute of Technology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011" calcext:value-type="float">
            <text:p>1390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280" calcext:value-type="float">
            <text:p>1372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0578" calcext:value-type="float">
            <text:p>1105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18" calcext:value-type="float">
            <text:p>1342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766" calcext:value-type="float">
            <text:p>1307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7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Bommanayankanahally, Hassan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225" calcext:value-type="float">
            <text:p>1352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78</text:p>
          </table:table-cell>
          <table:table-cell office:value-type="string" calcext:value-type="string">
            <text:p>NIE Institute of Technology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CS</text:p>
          </table:table-cell>
          <table:table-cell office:value-type="float" office:value="43907" calcext:value-type="float">
            <text:p>4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1" calcext:value-type="float">
            <text:p>44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3" calcext:value-type="float">
            <text:p>3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13" calcext:value-type="float">
            <text:p>2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76" calcext:value-type="float">
            <text:p>2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81" calcext:value-type="float">
            <text:p>22281</text:p>
          </table:table-cell>
          <table:table-cell office:value-type="float" office:value="26054" calcext:value-type="float">
            <text:p>26054</text:p>
          </table:table-cell>
          <table:table-cell office:value-type="float" office:value="27408" calcext:value-type="float">
            <text:p>27408</text:p>
          </table:table-cell>
          <table:table-cell office:value-type="float" office:value="86172" calcext:value-type="float">
            <text:p>861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8</text:p>
          </table:table-cell>
          <table:table-cell office:value-type="string" calcext:value-type="string">
            <text:p>NIE Institute of Technology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C</text:p>
          </table:table-cell>
          <table:table-cell office:value-type="float" office:value="45056" calcext:value-type="float">
            <text:p>45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67" calcext:value-type="float">
            <text:p>50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23" calcext:value-type="float">
            <text:p>44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83" calcext:value-type="float">
            <text:p>32783</text:p>
          </table:table-cell>
          <table:table-cell office:value-type="float" office:value="0" calcext:value-type="float">
            <text:p>0</text:p>
          </table:table-cell>
          <table:table-cell office:value-type="float" office:value="56935" calcext:value-type="float">
            <text:p>56935</text:p>
          </table:table-cell>
          <table:table-cell office:value-type="float" office:value="33384" calcext:value-type="float">
            <text:p>3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89" calcext:value-type="float">
            <text:p>31989</text:p>
          </table:table-cell>
          <table:table-cell office:value-type="float" office:value="0" calcext:value-type="float">
            <text:p>0</text:p>
          </table:table-cell>
          <table:table-cell office:value-type="float" office:value="33894" calcext:value-type="float">
            <text:p>33894</text:p>
          </table:table-cell>
          <table:table-cell office:value-type="float" office:value="113154" calcext:value-type="float">
            <text:p>1131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8</text:p>
          </table:table-cell>
          <table:table-cell office:value-type="string" calcext:value-type="string">
            <text:p>NIE Institute of Technology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503" calcext:value-type="float">
            <text:p>91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61" calcext:value-type="float">
            <text:p>6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32" calcext:value-type="float">
            <text:p>79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02" calcext:value-type="float">
            <text:p>5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9" calcext:value-type="float">
            <text:p>50309</text:p>
          </table:table-cell>
          <table:table-cell office:value-type="float" office:value="58688" calcext:value-type="float">
            <text:p>58688</text:p>
          </table:table-cell>
          <table:table-cell office:value-type="float" office:value="50824" calcext:value-type="float">
            <text:p>50824</text:p>
          </table:table-cell>
          <table:table-cell office:value-type="float" office:value="137636" calcext:value-type="float">
            <text:p>137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70" calcext:value-type="float">
            <text:p>107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8</text:p>
          </table:table-cell>
          <table:table-cell office:value-type="string" calcext:value-type="string">
            <text:p>NIE Institute of Technology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IE</text:p>
          </table:table-cell>
          <table:table-cell office:value-type="float" office:value="114708" calcext:value-type="float">
            <text:p>11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09" calcext:value-type="float">
            <text:p>58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17" calcext:value-type="float">
            <text:p>589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883" calcext:value-type="float">
            <text:p>48883</text:p>
          </table:table-cell>
          <table:table-cell office:value-type="float" office:value="39821" calcext:value-type="float">
            <text:p>39821</text:p>
          </table:table-cell>
          <table:table-cell office:value-type="float" office:value="0" calcext:value-type="float">
            <text:p>0</text:p>
          </table:table-cell>
          <table:table-cell office:value-type="float" office:value="43106" calcext:value-type="float">
            <text:p>43106</text:p>
          </table:table-cell>
          <table:table-cell office:value-type="float" office:value="139681" calcext:value-type="float">
            <text:p>139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89" calcext:value-type="float">
            <text:p>58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8</text:p>
          </table:table-cell>
          <table:table-cell office:value-type="string" calcext:value-type="string">
            <text:p>NIE Institute of Technology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85" calcext:value-type="float">
            <text:p>1408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0</text:p>
          </table:table-cell>
          <table:table-cell office:value-type="string" calcext:value-type="string">
            <text:p>Beary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0</text:p>
          </table:table-cell>
          <table:table-cell office:value-type="string" calcext:value-type="string">
            <text:p>Beary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20" calcext:value-type="float">
            <text:p>1408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0</text:p>
          </table:table-cell>
          <table:table-cell office:value-type="string" calcext:value-type="string">
            <text:p>Beary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8021" calcext:value-type="float">
            <text:p>980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0</text:p>
          </table:table-cell>
          <table:table-cell office:value-type="string" calcext:value-type="string">
            <text:p>Bearys Institute of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1</text:p>
          </table:table-cell>
          <table:table-cell office:value-type="string" calcext:value-type="string">
            <text:p>Sri Basaveswara Institute of Technology</text:p>
          </table:table-cell>
          <table:table-cell office:value-type="string" calcext:value-type="string">
            <text:p>Tiptur, Tumku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1</text:p>
          </table:table-cell>
          <table:table-cell office:value-type="string" calcext:value-type="string">
            <text:p>Sri Basaveswara Institute of Technology</text:p>
          </table:table-cell>
          <table:table-cell office:value-type="string" calcext:value-type="string">
            <text:p>Tiptur, Tumkur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1</text:p>
          </table:table-cell>
          <table:table-cell office:value-type="string" calcext:value-type="string">
            <text:p>Sri Basaveswara Institute of Technology</text:p>
          </table:table-cell>
          <table:table-cell office:value-type="string" calcext:value-type="string">
            <text:p>Tiptur, Tumku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1</text:p>
          </table:table-cell>
          <table:table-cell office:value-type="string" calcext:value-type="string">
            <text:p>Sri Basaveswara Institute of Technology</text:p>
          </table:table-cell>
          <table:table-cell office:value-type="string" calcext:value-type="string">
            <text:p>Tiptur, Tumkur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1</text:p>
          </table:table-cell>
          <table:table-cell office:value-type="string" calcext:value-type="string">
            <text:p>Sri Basaveswara Institute of Technology</text:p>
          </table:table-cell>
          <table:table-cell office:value-type="string" calcext:value-type="string">
            <text:p>Tiptur, Tumk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2</text:p>
          </table:table-cell>
          <table:table-cell office:value-type="string" calcext:value-type="string">
            <text:p>Shaikh College of Engineering and Technology</text:p>
          </table:table-cell>
          <table:table-cell office:value-type="string" calcext:value-type="string">
            <text:p>Bhootramanatti, Belgaum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2</text:p>
          </table:table-cell>
          <table:table-cell office:value-type="string" calcext:value-type="string">
            <text:p>Shaikh College of Engineering and Technology</text:p>
          </table:table-cell>
          <table:table-cell office:value-type="string" calcext:value-type="string">
            <text:p>Bhootramanatti, Belgaum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388" calcext:value-type="float">
            <text:p>1273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2</text:p>
          </table:table-cell>
          <table:table-cell office:value-type="string" calcext:value-type="string">
            <text:p>Shaikh College of Engineering and Technology</text:p>
          </table:table-cell>
          <table:table-cell office:value-type="string" calcext:value-type="string">
            <text:p>Bhootramanatti, Belgaum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2</text:p>
          </table:table-cell>
          <table:table-cell office:value-type="string" calcext:value-type="string">
            <text:p>Shaikh College of Engineering and Technology</text:p>
          </table:table-cell>
          <table:table-cell office:value-type="string" calcext:value-type="string">
            <text:p>Bhootramanatti, Belgaum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3</text:p>
          </table:table-cell>
          <table:table-cell office:value-type="string" calcext:value-type="string">
            <text:p>Sha-Shib College of Engineering</text:p>
          </table:table-cell>
          <table:table-cell office:value-type="string" calcext:value-type="string">
            <text:p>Chickaballapur</text:p>
          </table:table-cell>
          <table:table-cell office:value-type="string" calcext:value-type="string">
            <text:p>A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443" calcext:value-type="float">
            <text:p>1304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3</text:p>
          </table:table-cell>
          <table:table-cell office:value-type="string" calcext:value-type="string">
            <text:p>Sha-Shib College of Engineering</text:p>
          </table:table-cell>
          <table:table-cell office:value-type="string" calcext:value-type="string">
            <text:p>Chickaballapu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3</text:p>
          </table:table-cell>
          <table:table-cell office:value-type="string" calcext:value-type="string">
            <text:p>Sha-Shib College of Engineering</text:p>
          </table:table-cell>
          <table:table-cell office:value-type="string" calcext:value-type="string">
            <text:p>Chickaballapur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3</text:p>
          </table:table-cell>
          <table:table-cell office:value-type="string" calcext:value-type="string">
            <text:p>Sha-Shib College of Engineering</text:p>
          </table:table-cell>
          <table:table-cell office:value-type="string" calcext:value-type="string">
            <text:p>Chickaballapu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3</text:p>
          </table:table-cell>
          <table:table-cell office:value-type="string" calcext:value-type="string">
            <text:p>Sha-Shib College of Engineering</text:p>
          </table:table-cell>
          <table:table-cell office:value-type="string" calcext:value-type="string">
            <text:p>Chickaballap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4</text:p>
          </table:table-cell>
          <table:table-cell office:value-type="string" calcext:value-type="string">
            <text:p>C Byre Gowda Institute of Technology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4</text:p>
          </table:table-cell>
          <table:table-cell office:value-type="string" calcext:value-type="string">
            <text:p>C Byre Gowda Institute of Technology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377" calcext:value-type="float">
            <text:p>1363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4</text:p>
          </table:table-cell>
          <table:table-cell office:value-type="string" calcext:value-type="string">
            <text:p>C Byre Gowda Institute of Technology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52" calcext:value-type="float">
            <text:p>1359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4</text:p>
          </table:table-cell>
          <table:table-cell office:value-type="string" calcext:value-type="string">
            <text:p>C Byre Gowda Institute of Technology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5</text:p>
          </table:table-cell>
          <table:table-cell office:value-type="string" calcext:value-type="string">
            <text:p>Angadi Institute of Technology and Management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62" calcext:value-type="float">
            <text:p>1377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5</text:p>
          </table:table-cell>
          <table:table-cell office:value-type="string" calcext:value-type="string">
            <text:p>Angadi Institute of Technology and Management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90" calcext:value-type="float">
            <text:p>1403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5</text:p>
          </table:table-cell>
          <table:table-cell office:value-type="string" calcext:value-type="string">
            <text:p>Angadi Institute of Technology and Management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960" calcext:value-type="float">
            <text:p>1389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5</text:p>
          </table:table-cell>
          <table:table-cell office:value-type="string" calcext:value-type="string">
            <text:p>Angadi Institute of Technology and Management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5</text:p>
          </table:table-cell>
          <table:table-cell office:value-type="string" calcext:value-type="string">
            <text:p>Angadi Institute of Technology and Management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060" calcext:value-type="float">
            <text:p>1400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173" calcext:value-type="float">
            <text:p>93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5" calcext:value-type="float">
            <text:p>64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41" calcext:value-type="float">
            <text:p>6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65" calcext:value-type="float">
            <text:p>46165</text:p>
          </table:table-cell>
          <table:table-cell office:value-type="float" office:value="0" calcext:value-type="float">
            <text:p>0</text:p>
          </table:table-cell>
          <table:table-cell office:value-type="float" office:value="69773" calcext:value-type="float">
            <text:p>69773</text:p>
          </table:table-cell>
          <table:table-cell office:value-type="float" office:value="44559" calcext:value-type="float">
            <text:p>44559</text:p>
          </table:table-cell>
          <table:table-cell office:value-type="float" office:value="45753" calcext:value-type="float">
            <text:p>45753</text:p>
          </table:table-cell>
          <table:table-cell office:value-type="float" office:value="69295" calcext:value-type="float">
            <text:p>69295</text:p>
          </table:table-cell>
          <table:table-cell office:value-type="float" office:value="120810" calcext:value-type="float">
            <text:p>120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48" calcext:value-type="float">
            <text:p>59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B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883" calcext:value-type="float">
            <text:p>132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24" calcext:value-type="float">
            <text:p>14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35" calcext:value-type="float">
            <text:p>130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383" calcext:value-type="float">
            <text:p>1273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5260" calcext:value-type="float">
            <text:p>1252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CS</text:p>
          </table:table-cell>
          <table:table-cell office:value-type="float" office:value="122776" calcext:value-type="float">
            <text:p>12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191" calcext:value-type="float">
            <text:p>137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34" calcext:value-type="float">
            <text:p>129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09" calcext:value-type="float">
            <text:p>11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60" calcext:value-type="float">
            <text:p>120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75" calcext:value-type="float">
            <text:p>103175</text:p>
          </table:table-cell>
          <table:table-cell office:value-type="float" office:value="0" calcext:value-type="float">
            <text:p>0</text:p>
          </table:table-cell>
          <table:table-cell office:value-type="float" office:value="108764" calcext:value-type="float">
            <text:p>108764</text:p>
          </table:table-cell>
          <table:table-cell office:value-type="float" office:value="131649" calcext:value-type="float">
            <text:p>13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07" calcext:value-type="float">
            <text:p>121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05" calcext:value-type="float">
            <text:p>1402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6</text:p>
          </table:table-cell>
          <table:table-cell office:value-type="string" calcext:value-type="string">
            <text:p>ACS College of Engineering</text:p>
          </table:table-cell>
          <table:table-cell office:value-type="string" calcext:value-type="string">
            <text:p>Kengeri Hobli,Bengaluru</text:p>
          </table:table-cell>
          <table:table-cell office:value-type="string" calcext:value-type="string">
            <text:p>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593" calcext:value-type="float">
            <text:p>11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64" calcext:value-type="float">
            <text:p>107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99" calcext:value-type="float">
            <text:p>9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34" calcext:value-type="float">
            <text:p>7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31" calcext:value-type="float">
            <text:p>65931</text:p>
          </table:table-cell>
          <table:table-cell office:value-type="float" office:value="0" calcext:value-type="float">
            <text:p>0</text:p>
          </table:table-cell>
          <table:table-cell office:value-type="float" office:value="78817" calcext:value-type="float">
            <text:p>78817</text:p>
          </table:table-cell>
          <table:table-cell office:value-type="float" office:value="114175" calcext:value-type="float">
            <text:p>1141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8</text:p>
          </table:table-cell>
          <table:table-cell office:value-type="string" calcext:value-type="string">
            <text:p>Vijaya Vittala Institute of Technology</text:p>
          </table:table-cell>
          <table:table-cell office:value-type="string" calcext:value-type="string">
            <text:p>Kothanur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8</text:p>
          </table:table-cell>
          <table:table-cell office:value-type="string" calcext:value-type="string">
            <text:p>Vijaya Vittala Institute of Technology</text:p>
          </table:table-cell>
          <table:table-cell office:value-type="string" calcext:value-type="string">
            <text:p>Kothanur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90" calcext:value-type="float">
            <text:p>1391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8</text:p>
          </table:table-cell>
          <table:table-cell office:value-type="string" calcext:value-type="string">
            <text:p>Vijaya Vittala Institute of Technology</text:p>
          </table:table-cell>
          <table:table-cell office:value-type="string" calcext:value-type="string">
            <text:p>Kothanur, 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8</text:p>
          </table:table-cell>
          <table:table-cell office:value-type="string" calcext:value-type="string">
            <text:p>Vijaya Vittala Institute of Technology</text:p>
          </table:table-cell>
          <table:table-cell office:value-type="string" calcext:value-type="string">
            <text:p>Kothanur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89</text:p>
          </table:table-cell>
          <table:table-cell office:value-type="string" calcext:value-type="string">
            <text:p>NDRK Institute of Technology</text:p>
          </table:table-cell>
          <table:table-cell office:value-type="string" calcext:value-type="string">
            <text:p>Kandali, Hassan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0284" calcext:value-type="float">
            <text:p>1202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9</text:p>
          </table:table-cell>
          <table:table-cell office:value-type="string" calcext:value-type="string">
            <text:p>NDRK Institute of Technology</text:p>
          </table:table-cell>
          <table:table-cell office:value-type="string" calcext:value-type="string">
            <text:p>Kandali, Hassan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224" calcext:value-type="float">
            <text:p>12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9</text:p>
          </table:table-cell>
          <table:table-cell office:value-type="string" calcext:value-type="string">
            <text:p>NDRK Institute of Technology</text:p>
          </table:table-cell>
          <table:table-cell office:value-type="string" calcext:value-type="string">
            <text:p>Kandali, Hassan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9</text:p>
          </table:table-cell>
          <table:table-cell office:value-type="string" calcext:value-type="string">
            <text:p>NDRK Institute of Technology</text:p>
          </table:table-cell>
          <table:table-cell office:value-type="string" calcext:value-type="string">
            <text:p>Kandali, Hassan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1</text:p>
          </table:table-cell>
          <table:table-cell office:value-type="string" calcext:value-type="string">
            <text:p>Akshaya Institute of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017" calcext:value-type="float">
            <text:p>1360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1</text:p>
          </table:table-cell>
          <table:table-cell office:value-type="string" calcext:value-type="string">
            <text:p>Akshaya Institute of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76" calcext:value-type="float">
            <text:p>1387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1</text:p>
          </table:table-cell>
          <table:table-cell office:value-type="string" calcext:value-type="string">
            <text:p>Akshaya Institute of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1</text:p>
          </table:table-cell>
          <table:table-cell office:value-type="string" calcext:value-type="string">
            <text:p>Akshaya Institute of Technology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3</text:p>
          </table:table-cell>
          <table:table-cell office:value-type="string" calcext:value-type="string">
            <text:p>Srinivas University</text:p>
          </table:table-cell>
          <table:table-cell office:value-type="string" calcext:value-type="string">
            <text:p>Mukka, Mangalore, Dakshina Kannad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3</text:p>
          </table:table-cell>
          <table:table-cell office:value-type="string" calcext:value-type="string">
            <text:p>Srinivas University</text:p>
          </table:table-cell>
          <table:table-cell office:value-type="string" calcext:value-type="string">
            <text:p>Mukka, 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131" calcext:value-type="float">
            <text:p>1381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3</text:p>
          </table:table-cell>
          <table:table-cell office:value-type="string" calcext:value-type="string">
            <text:p>Srinivas University</text:p>
          </table:table-cell>
          <table:table-cell office:value-type="string" calcext:value-type="string">
            <text:p>Mukka, 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4515" calcext:value-type="float">
            <text:p>1145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3</text:p>
          </table:table-cell>
          <table:table-cell office:value-type="string" calcext:value-type="string">
            <text:p>Srinivas University</text:p>
          </table:table-cell>
          <table:table-cell office:value-type="string" calcext:value-type="string">
            <text:p>Mukka, Mangalore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4135" calcext:value-type="float">
            <text:p>1141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914" calcext:value-type="float">
            <text:p>1369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92" calcext:value-type="float">
            <text:p>1402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81" calcext:value-type="float">
            <text:p>1398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858" calcext:value-type="float">
            <text:p>1338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6</text:p>
          </table:table-cell>
          <table:table-cell office:value-type="string" calcext:value-type="string">
            <text:p>Jain College of Engineerin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819" calcext:value-type="float">
            <text:p>1388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6</text:p>
          </table:table-cell>
          <table:table-cell office:value-type="string" calcext:value-type="string">
            <text:p>Jain College of Engineerin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S</text:p>
          </table:table-cell>
          <table:table-cell office:value-type="float" office:value="47955" calcext:value-type="float">
            <text:p>47955</text:p>
          </table:table-cell>
          <table:table-cell office:value-type="float" office:value="62916" calcext:value-type="float">
            <text:p>62916</text:p>
          </table:table-cell>
          <table:table-cell office:value-type="float" office:value="0" calcext:value-type="float">
            <text:p>0</text:p>
          </table:table-cell>
          <table:table-cell office:value-type="float" office:value="42749" calcext:value-type="float">
            <text:p>42749</text:p>
          </table:table-cell>
          <table:table-cell office:value-type="float" office:value="0" calcext:value-type="float">
            <text:p>0</text:p>
          </table:table-cell>
          <table:table-cell office:value-type="float" office:value="47449" calcext:value-type="float">
            <text:p>47449</text:p>
          </table:table-cell>
          <table:table-cell office:value-type="float" office:value="31307" calcext:value-type="float">
            <text:p>31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86" calcext:value-type="float">
            <text:p>6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4" calcext:value-type="float">
            <text:p>3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06" calcext:value-type="float">
            <text:p>28706</text:p>
          </table:table-cell>
          <table:table-cell office:value-type="float" office:value="33954" calcext:value-type="float">
            <text:p>33954</text:p>
          </table:table-cell>
          <table:table-cell office:value-type="float" office:value="37569" calcext:value-type="float">
            <text:p>37569</text:p>
          </table:table-cell>
          <table:table-cell office:value-type="float" office:value="74793" calcext:value-type="float">
            <text:p>747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6</text:p>
          </table:table-cell>
          <table:table-cell office:value-type="string" calcext:value-type="string">
            <text:p>Jain College of Engineerin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01" calcext:value-type="float">
            <text:p>1405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6</text:p>
          </table:table-cell>
          <table:table-cell office:value-type="string" calcext:value-type="string">
            <text:p>Jain College of Engineerin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4161" calcext:value-type="float">
            <text:p>1141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6</text:p>
          </table:table-cell>
          <table:table-cell office:value-type="string" calcext:value-type="string">
            <text:p>Jain College of Engineering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03" calcext:value-type="float">
            <text:p>1402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7</text:p>
          </table:table-cell>
          <table:table-cell office:value-type="string" calcext:value-type="string">
            <text:p>Veerappa Nisty Engineering College</text:p>
          </table:table-cell>
          <table:table-cell office:value-type="string" calcext:value-type="string">
            <text:p>Yadagir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492" calcext:value-type="float">
            <text:p>1304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7</text:p>
          </table:table-cell>
          <table:table-cell office:value-type="string" calcext:value-type="string">
            <text:p>Veerappa Nisty Engineering College</text:p>
          </table:table-cell>
          <table:table-cell office:value-type="string" calcext:value-type="string">
            <text:p>Yadagiri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7</text:p>
          </table:table-cell>
          <table:table-cell office:value-type="string" calcext:value-type="string">
            <text:p>Veerappa Nisty Engineering College</text:p>
          </table:table-cell>
          <table:table-cell office:value-type="string" calcext:value-type="string">
            <text:p>Yadagiri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7</text:p>
          </table:table-cell>
          <table:table-cell office:value-type="string" calcext:value-type="string">
            <text:p>Veerappa Nisty Engineering College</text:p>
          </table:table-cell>
          <table:table-cell office:value-type="string" calcext:value-type="string">
            <text:p>Yadagiri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437" calcext:value-type="float">
            <text:p>1334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7</text:p>
          </table:table-cell>
          <table:table-cell office:value-type="string" calcext:value-type="string">
            <text:p>Veerappa Nisty Engineering College</text:p>
          </table:table-cell>
          <table:table-cell office:value-type="string" calcext:value-type="string">
            <text:p>Yadagiri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8</text:p>
          </table:table-cell>
          <table:table-cell office:value-type="string" calcext:value-type="string">
            <text:p>Sharnbasva University (Formerly Godutai College for Women)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636" calcext:value-type="float">
            <text:p>1306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8</text:p>
          </table:table-cell>
          <table:table-cell office:value-type="string" calcext:value-type="string">
            <text:p>Sharnbasva University (Formerly Godutai College for Women)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504" calcext:value-type="float">
            <text:p>1385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8</text:p>
          </table:table-cell>
          <table:table-cell office:value-type="string" calcext:value-type="string">
            <text:p>Sharnbasva University (Formerly Godutai College for Women)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3416" calcext:value-type="float">
            <text:p>1234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8</text:p>
          </table:table-cell>
          <table:table-cell office:value-type="string" calcext:value-type="string">
            <text:p>Sharnbasva University (Formerly Godutai College for Women)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164" calcext:value-type="float">
            <text:p>111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8</text:p>
          </table:table-cell>
          <table:table-cell office:value-type="string" calcext:value-type="string">
            <text:p>Sharnbasva University (Formerly Godutai College for Women)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256" calcext:value-type="float">
            <text:p>136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199</text:p>
          </table:table-cell>
          <table:table-cell office:value-type="string" calcext:value-type="string">
            <text:p>AGM Rural Engineering College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510" calcext:value-type="float">
            <text:p>1365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9</text:p>
          </table:table-cell>
          <table:table-cell office:value-type="string" calcext:value-type="string">
            <text:p>AGM Rural Engineering College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256" calcext:value-type="float">
            <text:p>139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9</text:p>
          </table:table-cell>
          <table:table-cell office:value-type="string" calcext:value-type="string">
            <text:p>AGM Rural Engineering College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900" calcext:value-type="float">
            <text:p>111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9</text:p>
          </table:table-cell>
          <table:table-cell office:value-type="string" calcext:value-type="string">
            <text:p>AGM Rural Engineering College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7260" calcext:value-type="float">
            <text:p>1072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9</text:p>
          </table:table-cell>
          <table:table-cell office:value-type="string" calcext:value-type="string">
            <text:p>AGM Rural Engineering College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816" calcext:value-type="float">
            <text:p>1368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1</text:p>
          </table:table-cell>
          <table:table-cell office:value-type="string" calcext:value-type="string">
            <text:p>Gopalan College of Engineering and Management</text:p>
          </table:table-cell>
          <table:table-cell office:value-type="string" calcext:value-type="string">
            <text:p>White field,Bengaluru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627" calcext:value-type="float">
            <text:p>1386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053" calcext:value-type="float">
            <text:p>1330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228" calcext:value-type="float">
            <text:p>120228</text:p>
          </table:table-cell>
          <table:table-cell office:value-type="float" office:value="131631" calcext:value-type="float">
            <text:p>131631</text:p>
          </table:table-cell>
          <table:table-cell office:value-type="float" office:value="135226" calcext:value-type="float">
            <text:p>135226</text:p>
          </table:table-cell>
          <table:table-cell office:value-type="float" office:value="127934" calcext:value-type="float">
            <text:p>12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308" calcext:value-type="float">
            <text:p>133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1</text:p>
          </table:table-cell>
          <table:table-cell office:value-type="string" calcext:value-type="string">
            <text:p>Gopalan College of Engineering and Management</text:p>
          </table:table-cell>
          <table:table-cell office:value-type="string" calcext:value-type="string">
            <text:p>White field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1</text:p>
          </table:table-cell>
          <table:table-cell office:value-type="string" calcext:value-type="string">
            <text:p>Gopalan College of Engineering and Management</text:p>
          </table:table-cell>
          <table:table-cell office:value-type="string" calcext:value-type="string">
            <text:p>White field,Bengaluru</text:p>
          </table:table-cell>
          <table:table-cell office:value-type="string" calcext:value-type="string">
            <text:p>CS</text:p>
          </table:table-cell>
          <table:table-cell office:value-type="float" office:value="71650" calcext:value-type="float">
            <text:p>71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72" calcext:value-type="float">
            <text:p>7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48" calcext:value-type="float">
            <text:p>92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161" calcext:value-type="float">
            <text:p>124161</text:p>
          </table:table-cell>
          <table:table-cell office:value-type="float" office:value="62459" calcext:value-type="float">
            <text:p>6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76" calcext:value-type="float">
            <text:p>56376</text:p>
          </table:table-cell>
          <table:table-cell office:value-type="float" office:value="132570" calcext:value-type="float">
            <text:p>132570</text:p>
          </table:table-cell>
          <table:table-cell office:value-type="float" office:value="83945" calcext:value-type="float">
            <text:p>83945</text:p>
          </table:table-cell>
          <table:table-cell office:value-type="float" office:value="126160" calcext:value-type="float">
            <text:p>126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05" calcext:value-type="float">
            <text:p>66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1</text:p>
          </table:table-cell>
          <table:table-cell office:value-type="string" calcext:value-type="string">
            <text:p>Gopalan College of Engineering and Management</text:p>
          </table:table-cell>
          <table:table-cell office:value-type="string" calcext:value-type="string">
            <text:p>White field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743" calcext:value-type="float">
            <text:p>1347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1</text:p>
          </table:table-cell>
          <table:table-cell office:value-type="string" calcext:value-type="string">
            <text:p>Gopalan College of Engineering and Management</text:p>
          </table:table-cell>
          <table:table-cell office:value-type="string" calcext:value-type="string">
            <text:p>White field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2</text:p>
          </table:table-cell>
          <table:table-cell office:value-type="string" calcext:value-type="string">
            <text:p>Sampoorna Institute of Technology and Research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2</text:p>
          </table:table-cell>
          <table:table-cell office:value-type="string" calcext:value-type="string">
            <text:p>Sampoorna Institute of Technology and Research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2</text:p>
          </table:table-cell>
          <table:table-cell office:value-type="string" calcext:value-type="string">
            <text:p>Sampoorna Institute of Technology and Research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2</text:p>
          </table:table-cell>
          <table:table-cell office:value-type="string" calcext:value-type="string">
            <text:p>Sampoorna Institute of Technology and Research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2</text:p>
          </table:table-cell>
          <table:table-cell office:value-type="string" calcext:value-type="string">
            <text:p>Sampoorna Institute of Technology and Research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3</text:p>
          </table:table-cell>
          <table:table-cell office:value-type="string" calcext:value-type="string">
            <text:p>KS School of Engineering And Management</text:p>
          </table:table-cell>
          <table:table-cell office:value-type="string" calcext:value-type="string">
            <text:p>Mallasandra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254" calcext:value-type="float">
            <text:p>1352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3</text:p>
          </table:table-cell>
          <table:table-cell office:value-type="string" calcext:value-type="string">
            <text:p>KS School of Engineering And Management</text:p>
          </table:table-cell>
          <table:table-cell office:value-type="string" calcext:value-type="string">
            <text:p>Mallasandra,Bengaluru</text:p>
          </table:table-cell>
          <table:table-cell office:value-type="string" calcext:value-type="string">
            <text:p>CS</text:p>
          </table:table-cell>
          <table:table-cell office:value-type="float" office:value="90193" calcext:value-type="float">
            <text:p>9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16" calcext:value-type="float">
            <text:p>9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99" calcext:value-type="float">
            <text:p>87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08" calcext:value-type="float">
            <text:p>127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91" calcext:value-type="float">
            <text:p>9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26" calcext:value-type="float">
            <text:p>86326</text:p>
          </table:table-cell>
          <table:table-cell office:value-type="float" office:value="127991" calcext:value-type="float">
            <text:p>127991</text:p>
          </table:table-cell>
          <table:table-cell office:value-type="float" office:value="99070" calcext:value-type="float">
            <text:p>99070</text:p>
          </table:table-cell>
          <table:table-cell office:value-type="float" office:value="103661" calcext:value-type="float">
            <text:p>10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546" calcext:value-type="float">
            <text:p>132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3</text:p>
          </table:table-cell>
          <table:table-cell office:value-type="string" calcext:value-type="string">
            <text:p>KS School of Engineering And Management</text:p>
          </table:table-cell>
          <table:table-cell office:value-type="string" calcext:value-type="string">
            <text:p>Mallasandra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27" calcext:value-type="float">
            <text:p>1376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3</text:p>
          </table:table-cell>
          <table:table-cell office:value-type="string" calcext:value-type="string">
            <text:p>KS School of Engineering And Management</text:p>
          </table:table-cell>
          <table:table-cell office:value-type="string" calcext:value-type="string">
            <text:p>Mallasandra,Bengaluru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3</text:p>
          </table:table-cell>
          <table:table-cell office:value-type="string" calcext:value-type="string">
            <text:p>KS School of Engineering And Management</text:p>
          </table:table-cell>
          <table:table-cell office:value-type="string" calcext:value-type="string">
            <text:p>Mallasandra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4</text:p>
          </table:table-cell>
          <table:table-cell office:value-type="string" calcext:value-type="string">
            <text:p>Bangalore Technological Institute</text:p>
          </table:table-cell>
          <table:table-cell office:value-type="string" calcext:value-type="string">
            <text:p>Sarjapura Rd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4</text:p>
          </table:table-cell>
          <table:table-cell office:value-type="string" calcext:value-type="string">
            <text:p>Bangalore Technological Institute</text:p>
          </table:table-cell>
          <table:table-cell office:value-type="string" calcext:value-type="string">
            <text:p>Sarjapura Rd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711" calcext:value-type="float">
            <text:p>139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4</text:p>
          </table:table-cell>
          <table:table-cell office:value-type="string" calcext:value-type="string">
            <text:p>Bangalore Technological Institute</text:p>
          </table:table-cell>
          <table:table-cell office:value-type="string" calcext:value-type="string">
            <text:p>Sarjapura Rd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9548" calcext:value-type="float">
            <text:p>1195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4</text:p>
          </table:table-cell>
          <table:table-cell office:value-type="string" calcext:value-type="string">
            <text:p>Bangalore Technological Institute</text:p>
          </table:table-cell>
          <table:table-cell office:value-type="string" calcext:value-type="string">
            <text:p>Sarjapura Rd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5</text:p>
          </table:table-cell>
          <table:table-cell office:value-type="string" calcext:value-type="string">
            <text:p>ATME College of Engineering</text:p>
          </table:table-cell>
          <table:table-cell office:value-type="string" calcext:value-type="string">
            <text:p>Varun hobli,Mysore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97" calcext:value-type="float">
            <text:p>1408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5</text:p>
          </table:table-cell>
          <table:table-cell office:value-type="string" calcext:value-type="string">
            <text:p>ATME College of Engineering</text:p>
          </table:table-cell>
          <table:table-cell office:value-type="string" calcext:value-type="string">
            <text:p>Varun hobli,Mysore</text:p>
          </table:table-cell>
          <table:table-cell office:value-type="string" calcext:value-type="string">
            <text:p>CS</text:p>
          </table:table-cell>
          <table:table-cell office:value-type="float" office:value="118905" calcext:value-type="float">
            <text:p>11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509" calcext:value-type="float">
            <text:p>11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19" calcext:value-type="float">
            <text:p>6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00" calcext:value-type="float">
            <text:p>59100</text:p>
          </table:table-cell>
          <table:table-cell office:value-type="float" office:value="0" calcext:value-type="float">
            <text:p>0</text:p>
          </table:table-cell>
          <table:table-cell office:value-type="float" office:value="119797" calcext:value-type="float">
            <text:p>119797</text:p>
          </table:table-cell>
          <table:table-cell office:value-type="float" office:value="68012" calcext:value-type="float">
            <text:p>6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31" calcext:value-type="float">
            <text:p>56831</text:p>
          </table:table-cell>
          <table:table-cell office:value-type="float" office:value="90745" calcext:value-type="float">
            <text:p>90745</text:p>
          </table:table-cell>
          <table:table-cell office:value-type="float" office:value="117323" calcext:value-type="float">
            <text:p>117323</text:p>
          </table:table-cell>
          <table:table-cell office:value-type="float" office:value="137317" calcext:value-type="float">
            <text:p>137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90" calcext:value-type="float">
            <text:p>125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5</text:p>
          </table:table-cell>
          <table:table-cell office:value-type="string" calcext:value-type="string">
            <text:p>ATME College of Engineering</text:p>
          </table:table-cell>
          <table:table-cell office:value-type="string" calcext:value-type="string">
            <text:p>Varun hobli,Mysore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94" calcext:value-type="float">
            <text:p>1401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5</text:p>
          </table:table-cell>
          <table:table-cell office:value-type="string" calcext:value-type="string">
            <text:p>ATME College of Engineering</text:p>
          </table:table-cell>
          <table:table-cell office:value-type="string" calcext:value-type="string">
            <text:p>Varun hobli,Mysore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711" calcext:value-type="float">
            <text:p>135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5</text:p>
          </table:table-cell>
          <table:table-cell office:value-type="string" calcext:value-type="string">
            <text:p>ATME College of Engineering</text:p>
          </table:table-cell>
          <table:table-cell office:value-type="string" calcext:value-type="string">
            <text:p>Varun hobli,Myso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15" calcext:value-type="float">
            <text:p>1408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6</text:p>
          </table:table-cell>
          <table:table-cell office:value-type="string" calcext:value-type="string">
            <text:p>Shri Madhwa Vadiraja Institute of Technology and Management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40" calcext:value-type="float">
            <text:p>1408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6</text:p>
          </table:table-cell>
          <table:table-cell office:value-type="string" calcext:value-type="string">
            <text:p>Shri Madhwa Vadiraja Institute of Technology and Management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CS</text:p>
          </table:table-cell>
          <table:table-cell office:value-type="float" office:value="45973" calcext:value-type="float">
            <text:p>4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41" calcext:value-type="float">
            <text:p>48741</text:p>
          </table:table-cell>
          <table:table-cell office:value-type="float" office:value="0" calcext:value-type="float">
            <text:p>0</text:p>
          </table:table-cell>
          <table:table-cell office:value-type="float" office:value="48900" calcext:value-type="float">
            <text:p>48900</text:p>
          </table:table-cell>
          <table:table-cell office:value-type="float" office:value="61771" calcext:value-type="float">
            <text:p>6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58" calcext:value-type="float">
            <text:p>6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92" calcext:value-type="float">
            <text:p>5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08" calcext:value-type="float">
            <text:p>33808</text:p>
          </table:table-cell>
          <table:table-cell office:value-type="float" office:value="36339" calcext:value-type="float">
            <text:p>36339</text:p>
          </table:table-cell>
          <table:table-cell office:value-type="float" office:value="44247" calcext:value-type="float">
            <text:p>44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541" calcext:value-type="float">
            <text:p>105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6</text:p>
          </table:table-cell>
          <table:table-cell office:value-type="string" calcext:value-type="string">
            <text:p>Shri Madhwa Vadiraja Institute of Technology and Management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203" calcext:value-type="float">
            <text:p>1262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6</text:p>
          </table:table-cell>
          <table:table-cell office:value-type="string" calcext:value-type="string">
            <text:p>Shri Madhwa Vadiraja Institute of Technology and Management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303" calcext:value-type="float">
            <text:p>1313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7</text:p>
          </table:table-cell>
          <table:table-cell office:value-type="string" calcext:value-type="string">
            <text:p>VSMs Somashekar R Kothiwale Institute of Technology</text:p>
          </table:table-cell>
          <table:table-cell office:value-type="string" calcext:value-type="string">
            <text:p>Nippani, 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891" calcext:value-type="float">
            <text:p>1308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7</text:p>
          </table:table-cell>
          <table:table-cell office:value-type="string" calcext:value-type="string">
            <text:p>VSMs Somashekar R Kothiwale Institute of Technology</text:p>
          </table:table-cell>
          <table:table-cell office:value-type="string" calcext:value-type="string">
            <text:p>Nippani, Belgaum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10" calcext:value-type="float">
            <text:p>1408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7</text:p>
          </table:table-cell>
          <table:table-cell office:value-type="string" calcext:value-type="string">
            <text:p>VSMs Somashekar R Kothiwale Institute of Technology</text:p>
          </table:table-cell>
          <table:table-cell office:value-type="string" calcext:value-type="string">
            <text:p>Nippani, 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9266" calcext:value-type="float">
            <text:p>129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7</text:p>
          </table:table-cell>
          <table:table-cell office:value-type="string" calcext:value-type="string">
            <text:p>VSMs Somashekar R Kothiwale Institute of Technology</text:p>
          </table:table-cell>
          <table:table-cell office:value-type="string" calcext:value-type="string">
            <text:p>Nippani, 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781" calcext:value-type="float">
            <text:p>1337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8</text:p>
          </table:table-cell>
          <table:table-cell office:value-type="string" calcext:value-type="string">
            <text:p>Achutha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A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9862" calcext:value-type="float">
            <text:p>1198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011" calcext:value-type="float">
            <text:p>11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78" calcext:value-type="float">
            <text:p>13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17" calcext:value-type="float">
            <text:p>115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8</text:p>
          </table:table-cell>
          <table:table-cell office:value-type="string" calcext:value-type="string">
            <text:p>Achutha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8</text:p>
          </table:table-cell>
          <table:table-cell office:value-type="string" calcext:value-type="string">
            <text:p>Achutha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04" calcext:value-type="float">
            <text:p>1407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8</text:p>
          </table:table-cell>
          <table:table-cell office:value-type="string" calcext:value-type="string">
            <text:p>Achutha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8</text:p>
          </table:table-cell>
          <table:table-cell office:value-type="string" calcext:value-type="string">
            <text:p>Achutha Institute of Technolog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09</text:p>
          </table:table-cell>
          <table:table-cell office:value-type="string" calcext:value-type="string">
            <text:p>Jyothi Institute of Technology</text:p>
          </table:table-cell>
          <table:table-cell office:value-type="string" calcext:value-type="string">
            <text:p>Thathaguni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386" calcext:value-type="float">
            <text:p>793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9</text:p>
          </table:table-cell>
          <table:table-cell office:value-type="string" calcext:value-type="string">
            <text:p>Jyothi Institute of Technology</text:p>
          </table:table-cell>
          <table:table-cell office:value-type="string" calcext:value-type="string">
            <text:p>Thathaguni, Bengaluru</text:p>
          </table:table-cell>
          <table:table-cell office:value-type="string" calcext:value-type="string">
            <text:p>CS</text:p>
          </table:table-cell>
          <table:table-cell office:value-type="float" office:value="76592" calcext:value-type="float">
            <text:p>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02" calcext:value-type="float">
            <text:p>81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35" calcext:value-type="float">
            <text:p>8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31" calcext:value-type="float">
            <text:p>5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89" calcext:value-type="float">
            <text:p>60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76" calcext:value-type="float">
            <text:p>48576</text:p>
          </table:table-cell>
          <table:table-cell office:value-type="float" office:value="78446" calcext:value-type="float">
            <text:p>78446</text:p>
          </table:table-cell>
          <table:table-cell office:value-type="float" office:value="85894" calcext:value-type="float">
            <text:p>85894</text:p>
          </table:table-cell>
          <table:table-cell office:value-type="float" office:value="140719" calcext:value-type="float">
            <text:p>1407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9</text:p>
          </table:table-cell>
          <table:table-cell office:value-type="string" calcext:value-type="string">
            <text:p>Jyothi Institute of Technology</text:p>
          </table:table-cell>
          <table:table-cell office:value-type="string" calcext:value-type="string">
            <text:p>Thathaguni, Bengaluru</text:p>
          </table:table-cell>
          <table:table-cell office:value-type="string" calcext:value-type="string">
            <text:p>E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637" calcext:value-type="float">
            <text:p>1336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9247" calcext:value-type="float">
            <text:p>1192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9</text:p>
          </table:table-cell>
          <table:table-cell office:value-type="string" calcext:value-type="string">
            <text:p>Jyothi Institute of Technology</text:p>
          </table:table-cell>
          <table:table-cell office:value-type="string" calcext:value-type="string">
            <text:p>Thathaguni, Bengaluru</text:p>
          </table:table-cell>
          <table:table-cell office:value-type="string" calcext:value-type="string">
            <text:p>IE</text:p>
          </table:table-cell>
          <table:table-cell office:value-type="float" office:value="83361" calcext:value-type="float">
            <text:p>8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86" calcext:value-type="float">
            <text:p>13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8" calcext:value-type="float">
            <text:p>8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48" calcext:value-type="float">
            <text:p>12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98" calcext:value-type="float">
            <text:p>8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87" calcext:value-type="float">
            <text:p>77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27" calcext:value-type="float">
            <text:p>129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9</text:p>
          </table:table-cell>
          <table:table-cell office:value-type="string" calcext:value-type="string">
            <text:p>Jyothi Institute of Technology</text:p>
          </table:table-cell>
          <table:table-cell office:value-type="string" calcext:value-type="string">
            <text:p>Thathagun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8907" calcext:value-type="float">
            <text:p>1089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0</text:p>
          </table:table-cell>
          <table:table-cell office:value-type="string" calcext:value-type="string">
            <text:p>G Madegowda Institute of Technology</text:p>
          </table:table-cell>
          <table:table-cell office:value-type="string" calcext:value-type="string">
            <text:p>Maddur , Mandy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63" calcext:value-type="float">
            <text:p>1398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0</text:p>
          </table:table-cell>
          <table:table-cell office:value-type="string" calcext:value-type="string">
            <text:p>G Madegowda Institute of Technology</text:p>
          </table:table-cell>
          <table:table-cell office:value-type="string" calcext:value-type="string">
            <text:p>Maddur , Mandy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887" calcext:value-type="float">
            <text:p>1388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0</text:p>
          </table:table-cell>
          <table:table-cell office:value-type="string" calcext:value-type="string">
            <text:p>G Madegowda Institute of Technology</text:p>
          </table:table-cell>
          <table:table-cell office:value-type="string" calcext:value-type="string">
            <text:p>Maddur , Mandya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0</text:p>
          </table:table-cell>
          <table:table-cell office:value-type="string" calcext:value-type="string">
            <text:p>G Madegowda Institute of Technology</text:p>
          </table:table-cell>
          <table:table-cell office:value-type="string" calcext:value-type="string">
            <text:p>Maddur , Mandy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0</text:p>
          </table:table-cell>
          <table:table-cell office:value-type="string" calcext:value-type="string">
            <text:p>G Madegowda Institute of Technology</text:p>
          </table:table-cell>
          <table:table-cell office:value-type="string" calcext:value-type="string">
            <text:p>Maddur , Mandy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93" calcext:value-type="float">
            <text:p>1375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1</text:p>
          </table:table-cell>
          <table:table-cell office:value-type="string" calcext:value-type="string">
            <text:p>Jain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54" calcext:value-type="float">
            <text:p>1405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1</text:p>
          </table:table-cell>
          <table:table-cell office:value-type="string" calcext:value-type="string">
            <text:p>Jain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CS</text:p>
          </table:table-cell>
          <table:table-cell office:value-type="float" office:value="100315" calcext:value-type="float">
            <text:p>10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4" calcext:value-type="float">
            <text:p>7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94" calcext:value-type="float">
            <text:p>5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2" calcext:value-type="float">
            <text:p>78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37" calcext:value-type="float">
            <text:p>51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04" calcext:value-type="float">
            <text:p>51504</text:p>
          </table:table-cell>
          <table:table-cell office:value-type="float" office:value="84655" calcext:value-type="float">
            <text:p>84655</text:p>
          </table:table-cell>
          <table:table-cell office:value-type="float" office:value="55279" calcext:value-type="float">
            <text:p>55279</text:p>
          </table:table-cell>
          <table:table-cell office:value-type="float" office:value="101517" calcext:value-type="float">
            <text:p>10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10" calcext:value-type="float">
            <text:p>80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1</text:p>
          </table:table-cell>
          <table:table-cell office:value-type="string" calcext:value-type="string">
            <text:p>Jain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954" calcext:value-type="float">
            <text:p>11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24" calcext:value-type="float">
            <text:p>122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068" calcext:value-type="float">
            <text:p>13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12" calcext:value-type="float">
            <text:p>1127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764" calcext:value-type="float">
            <text:p>139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1</text:p>
          </table:table-cell>
          <table:table-cell office:value-type="string" calcext:value-type="string">
            <text:p>Jain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303" calcext:value-type="float">
            <text:p>1343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1</text:p>
          </table:table-cell>
          <table:table-cell office:value-type="string" calcext:value-type="string">
            <text:p>Jain Institute of Technology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14" calcext:value-type="float">
            <text:p>1394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497" calcext:value-type="float">
            <text:p>1374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CS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93" calcext:value-type="float">
            <text:p>30493</text:p>
          </table:table-cell>
          <table:table-cell office:value-type="float" office:value="64646" calcext:value-type="float">
            <text:p>64646</text:p>
          </table:table-cell>
          <table:table-cell office:value-type="float" office:value="73154" calcext:value-type="float">
            <text:p>73154</text:p>
          </table:table-cell>
          <table:table-cell office:value-type="float" office:value="27884" calcext:value-type="float">
            <text:p>2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8" calcext:value-type="float">
            <text:p>1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26" calcext:value-type="float">
            <text:p>24126</text:p>
          </table:table-cell>
          <table:table-cell office:value-type="float" office:value="0" calcext:value-type="float">
            <text:p>0</text:p>
          </table:table-cell>
          <table:table-cell office:value-type="float" office:value="30041" calcext:value-type="float">
            <text:p>30041</text:p>
          </table:table-cell>
          <table:table-cell office:value-type="float" office:value="18177" calcext:value-type="float">
            <text:p>18177</text:p>
          </table:table-cell>
          <table:table-cell office:value-type="float" office:value="47730" calcext:value-type="float">
            <text:p>47730</text:p>
          </table:table-cell>
          <table:table-cell office:value-type="float" office:value="28452" calcext:value-type="float">
            <text:p>28452</text:p>
          </table:table-cell>
          <table:table-cell office:value-type="float" office:value="88447" calcext:value-type="float">
            <text:p>88447</text:p>
          </table:table-cell>
          <table:table-cell office:value-type="float" office:value="0" calcext:value-type="float">
            <text:p>0</text:p>
          </table:table-cell>
          <table:table-cell office:value-type="float" office:value="127751" calcext:value-type="float">
            <text:p>127751</text:p>
          </table:table-cell>
          <table:table-cell office:value-type="float" office:value="51482" calcext:value-type="float">
            <text:p>51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EC</text:p>
          </table:table-cell>
          <table:table-cell office:value-type="float" office:value="85085" calcext:value-type="float">
            <text:p>8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60" calcext:value-type="float">
            <text:p>38760</text:p>
          </table:table-cell>
          <table:table-cell office:value-type="float" office:value="0" calcext:value-type="float">
            <text:p>0</text:p>
          </table:table-cell>
          <table:table-cell office:value-type="float" office:value="57665" calcext:value-type="float">
            <text:p>57665</text:p>
          </table:table-cell>
          <table:table-cell office:value-type="float" office:value="118489" calcext:value-type="float">
            <text:p>11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08" calcext:value-type="float">
            <text:p>2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32" calcext:value-type="float">
            <text:p>2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99" calcext:value-type="float">
            <text:p>25299</text:p>
          </table:table-cell>
          <table:table-cell office:value-type="float" office:value="60121" calcext:value-type="float">
            <text:p>60121</text:p>
          </table:table-cell>
          <table:table-cell office:value-type="float" office:value="48461" calcext:value-type="float">
            <text:p>48461</text:p>
          </table:table-cell>
          <table:table-cell office:value-type="float" office:value="118027" calcext:value-type="float">
            <text:p>11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11" calcext:value-type="float">
            <text:p>88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560" calcext:value-type="float">
            <text:p>1265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IE</text:p>
          </table:table-cell>
          <table:table-cell office:value-type="float" office:value="43864" calcext:value-type="float">
            <text:p>4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86" calcext:value-type="float">
            <text:p>40586</text:p>
          </table:table-cell>
          <table:table-cell office:value-type="float" office:value="62637" calcext:value-type="float">
            <text:p>62637</text:p>
          </table:table-cell>
          <table:table-cell office:value-type="float" office:value="86034" calcext:value-type="float">
            <text:p>86034</text:p>
          </table:table-cell>
          <table:table-cell office:value-type="float" office:value="33210" calcext:value-type="float">
            <text:p>33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34" calcext:value-type="float">
            <text:p>2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70" calcext:value-type="float">
            <text:p>32770</text:p>
          </table:table-cell>
          <table:table-cell office:value-type="float" office:value="0" calcext:value-type="float">
            <text:p>0</text:p>
          </table:table-cell>
          <table:table-cell office:value-type="float" office:value="59877" calcext:value-type="float">
            <text:p>59877</text:p>
          </table:table-cell>
          <table:table-cell office:value-type="float" office:value="27271" calcext:value-type="float">
            <text:p>27271</text:p>
          </table:table-cell>
          <table:table-cell office:value-type="float" office:value="52287" calcext:value-type="float">
            <text:p>52287</text:p>
          </table:table-cell>
          <table:table-cell office:value-type="float" office:value="33695" calcext:value-type="float">
            <text:p>33695</text:p>
          </table:table-cell>
          <table:table-cell office:value-type="float" office:value="126309" calcext:value-type="float">
            <text:p>12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062" calcext:value-type="float">
            <text:p>127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2</text:p>
          </table:table-cell>
          <table:table-cell office:value-type="string" calcext:value-type="string">
            <text:p>Dayananda Sagar Academy of Technology</text:p>
          </table:table-cell>
          <table:table-cell office:value-type="string" calcext:value-type="string">
            <text:p>Kanakapur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39" calcext:value-type="float">
            <text:p>1402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3</text:p>
          </table:table-cell>
          <table:table-cell office:value-type="string" calcext:value-type="string">
            <text:p>Lingarajappa Engineering College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3</text:p>
          </table:table-cell>
          <table:table-cell office:value-type="string" calcext:value-type="string">
            <text:p>Lingarajappa Engineering College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678" calcext:value-type="float">
            <text:p>796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3</text:p>
          </table:table-cell>
          <table:table-cell office:value-type="string" calcext:value-type="string">
            <text:p>Lingarajappa Engineering College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3</text:p>
          </table:table-cell>
          <table:table-cell office:value-type="string" calcext:value-type="string">
            <text:p>Lingarajappa Engineering College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3</text:p>
          </table:table-cell>
          <table:table-cell office:value-type="string" calcext:value-type="string">
            <text:p>Lingarajappa Engineering College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6</text:p>
          </table:table-cell>
          <table:table-cell office:value-type="string" calcext:value-type="string">
            <text:p>Shetty Institute of Technology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6</text:p>
          </table:table-cell>
          <table:table-cell office:value-type="string" calcext:value-type="string">
            <text:p>Shetty Institute of Technology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154" calcext:value-type="float">
            <text:p>1301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6</text:p>
          </table:table-cell>
          <table:table-cell office:value-type="string" calcext:value-type="string">
            <text:p>Shetty Institute of Technology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6</text:p>
          </table:table-cell>
          <table:table-cell office:value-type="string" calcext:value-type="string">
            <text:p>Shetty Institute of Technology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E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6</text:p>
          </table:table-cell>
          <table:table-cell office:value-type="string" calcext:value-type="string">
            <text:p>Shetty Institute of Technology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7</text:p>
          </table:table-cell>
          <table:table-cell office:value-type="string" calcext:value-type="string">
            <text:p>Girijabai Sail Institute of Technology</text:p>
          </table:table-cell>
          <table:table-cell office:value-type="string" calcext:value-type="string">
            <text:p>Majali ,Karwa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7</text:p>
          </table:table-cell>
          <table:table-cell office:value-type="string" calcext:value-type="string">
            <text:p>Girijabai Sail Institute of Technology</text:p>
          </table:table-cell>
          <table:table-cell office:value-type="string" calcext:value-type="string">
            <text:p>Majali ,Karwar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9651" calcext:value-type="float">
            <text:p>396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7</text:p>
          </table:table-cell>
          <table:table-cell office:value-type="string" calcext:value-type="string">
            <text:p>Girijabai Sail Institute of Technology</text:p>
          </table:table-cell>
          <table:table-cell office:value-type="string" calcext:value-type="string">
            <text:p>Majali ,Karwa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19</text:p>
          </table:table-cell>
          <table:table-cell office:value-type="string" calcext:value-type="string">
            <text:p>Mangalore Marine College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9</text:p>
          </table:table-cell>
          <table:table-cell office:value-type="string" calcext:value-type="string">
            <text:p>Mangalore Marine College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663" calcext:value-type="float">
            <text:p>1116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21</text:p>
          </table:table-cell>
          <table:table-cell office:value-type="string" calcext:value-type="string">
            <text:p>Biluru Gurubasava Mahaswamiji Institute of Technology</text:p>
          </table:table-cell>
          <table:table-cell office:value-type="string" calcext:value-type="string">
            <text:p>Mudhol,Bagalkot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6764" calcext:value-type="float">
            <text:p>1167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1</text:p>
          </table:table-cell>
          <table:table-cell office:value-type="string" calcext:value-type="string">
            <text:p>Biluru Gurubasava Mahaswamiji Institute of Technology</text:p>
          </table:table-cell>
          <table:table-cell office:value-type="string" calcext:value-type="string">
            <text:p>Mudhol,Bagalkot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03" calcext:value-type="float">
            <text:p>1377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1</text:p>
          </table:table-cell>
          <table:table-cell office:value-type="string" calcext:value-type="string">
            <text:p>Biluru Gurubasava Mahaswamiji Institute of Technology</text:p>
          </table:table-cell>
          <table:table-cell office:value-type="string" calcext:value-type="string">
            <text:p>Mudhol,Bagalkot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319" calcext:value-type="float">
            <text:p>1213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1</text:p>
          </table:table-cell>
          <table:table-cell office:value-type="string" calcext:value-type="string">
            <text:p>Biluru Gurubasava Mahaswamiji Institute of Technology</text:p>
          </table:table-cell>
          <table:table-cell office:value-type="string" calcext:value-type="string">
            <text:p>Mudhol,Bagalkot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22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Devanahalli,Bengaluru</text:p>
          </table:table-cell>
          <table:table-cell office:value-type="string" calcext:value-type="string">
            <text:p>CS</text:p>
          </table:table-cell>
          <table:table-cell office:value-type="float" office:value="127667" calcext:value-type="float">
            <text:p>12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19" calcext:value-type="float">
            <text:p>1284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719" calcext:value-type="float">
            <text:p>12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91" calcext:value-type="float">
            <text:p>14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26" calcext:value-type="float">
            <text:p>118526</text:p>
          </table:table-cell>
          <table:table-cell office:value-type="float" office:value="0" calcext:value-type="float">
            <text:p>0</text:p>
          </table:table-cell>
          <table:table-cell office:value-type="float" office:value="134336" calcext:value-type="float">
            <text:p>134336</text:p>
          </table:table-cell>
          <table:table-cell office:value-type="float" office:value="131094" calcext:value-type="float">
            <text:p>1310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2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Devanahalli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0490" calcext:value-type="float">
            <text:p>1204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2</text:p>
          </table:table-cell>
          <table:table-cell office:value-type="string" calcext:value-type="string">
            <text:p>Cambridge Institutute of Technology</text:p>
          </table:table-cell>
          <table:table-cell office:value-type="string" calcext:value-type="string">
            <text:p>Devanahalli,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27</text:p>
          </table:table-cell>
          <table:table-cell office:value-type="string" calcext:value-type="string">
            <text:p>Cauvery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6192" calcext:value-type="float">
            <text:p>1361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7</text:p>
          </table:table-cell>
          <table:table-cell office:value-type="string" calcext:value-type="string">
            <text:p>Cauvery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39" calcext:value-type="float">
            <text:p>1399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7</text:p>
          </table:table-cell>
          <table:table-cell office:value-type="string" calcext:value-type="string">
            <text:p>Cauvery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36" calcext:value-type="float">
            <text:p>1394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7</text:p>
          </table:table-cell>
          <table:table-cell office:value-type="string" calcext:value-type="string">
            <text:p>Cauvery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59" calcext:value-type="float">
            <text:p>1408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I</text:p>
          </table:table-cell>
          <table:table-cell office:value-type="float" office:value="48472" calcext:value-type="float">
            <text:p>4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33" calcext:value-type="float">
            <text:p>41633</text:p>
          </table:table-cell>
          <table:table-cell office:value-type="float" office:value="72506" calcext:value-type="float">
            <text:p>72506</text:p>
          </table:table-cell>
          <table:table-cell office:value-type="float" office:value="64721" calcext:value-type="float">
            <text:p>64721</text:p>
          </table:table-cell>
          <table:table-cell office:value-type="float" office:value="43005" calcext:value-type="float">
            <text:p>4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54677" calcext:value-type="float">
            <text:p>54677</text:p>
          </table:table-cell>
          <table:table-cell office:value-type="float" office:value="0" calcext:value-type="float">
            <text:p>0</text:p>
          </table:table-cell>
          <table:table-cell office:value-type="float" office:value="29772" calcext:value-type="float">
            <text:p>29772</text:p>
          </table:table-cell>
          <table:table-cell office:value-type="float" office:value="0" calcext:value-type="float">
            <text:p>0</text:p>
          </table:table-cell>
          <table:table-cell office:value-type="float" office:value="42177" calcext:value-type="float">
            <text:p>42177</text:p>
          </table:table-cell>
          <table:table-cell office:value-type="float" office:value="23851" calcext:value-type="float">
            <text:p>23851</text:p>
          </table:table-cell>
          <table:table-cell office:value-type="float" office:value="38550" calcext:value-type="float">
            <text:p>38550</text:p>
          </table:table-cell>
          <table:table-cell office:value-type="float" office:value="32863" calcext:value-type="float">
            <text:p>32863</text:p>
          </table:table-cell>
          <table:table-cell office:value-type="float" office:value="84498" calcext:value-type="float">
            <text:p>84498</text:p>
          </table:table-cell>
          <table:table-cell office:value-type="float" office:value="0" calcext:value-type="float">
            <text:p>0</text:p>
          </table:table-cell>
          <table:table-cell office:value-type="float" office:value="85313" calcext:value-type="float">
            <text:p>85313</text:p>
          </table:table-cell>
          <table:table-cell office:value-type="float" office:value="65837" calcext:value-type="float">
            <text:p>65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CS</text:p>
          </table:table-cell>
          <table:table-cell office:value-type="float" office:value="41271" calcext:value-type="float">
            <text:p>41271</text:p>
          </table:table-cell>
          <table:table-cell office:value-type="float" office:value="0" calcext:value-type="float">
            <text:p>0</text:p>
          </table:table-cell>
          <table:table-cell office:value-type="float" office:value="45304" calcext:value-type="float">
            <text:p>45304</text:p>
          </table:table-cell>
          <table:table-cell office:value-type="float" office:value="33599" calcext:value-type="float">
            <text:p>33599</text:p>
          </table:table-cell>
          <table:table-cell office:value-type="float" office:value="0" calcext:value-type="float">
            <text:p>0</text:p>
          </table:table-cell>
          <table:table-cell office:value-type="float" office:value="62367" calcext:value-type="float">
            <text:p>62367</text:p>
          </table:table-cell>
          <table:table-cell office:value-type="float" office:value="27497" calcext:value-type="float">
            <text:p>27497</text:p>
          </table:table-cell>
          <table:table-cell office:value-type="float" office:value="0" calcext:value-type="float">
            <text:p>0</text:p>
          </table:table-cell>
          <table:table-cell office:value-type="float" office:value="49347" calcext:value-type="float">
            <text:p>49347</text:p>
          </table:table-cell>
          <table:table-cell office:value-type="float" office:value="26524" calcext:value-type="float">
            <text:p>26524</text:p>
          </table:table-cell>
          <table:table-cell office:value-type="float" office:value="0" calcext:value-type="float">
            <text:p>0</text:p>
          </table:table-cell>
          <table:table-cell office:value-type="float" office:value="33317" calcext:value-type="float">
            <text:p>33317</text:p>
          </table:table-cell>
          <table:table-cell office:value-type="float" office:value="28703" calcext:value-type="float">
            <text:p>28703</text:p>
          </table:table-cell>
          <table:table-cell office:value-type="float" office:value="44988" calcext:value-type="float">
            <text:p>44988</text:p>
          </table:table-cell>
          <table:table-cell office:value-type="float" office:value="33044" calcext:value-type="float">
            <text:p>33044</text:p>
          </table:table-cell>
          <table:table-cell office:value-type="float" office:value="20868" calcext:value-type="float">
            <text:p>20868</text:p>
          </table:table-cell>
          <table:table-cell office:value-type="float" office:value="37306" calcext:value-type="float">
            <text:p>37306</text:p>
          </table:table-cell>
          <table:table-cell office:value-type="float" office:value="29132" calcext:value-type="float">
            <text:p>29132</text:p>
          </table:table-cell>
          <table:table-cell office:value-type="float" office:value="84464" calcext:value-type="float">
            <text:p>84464</text:p>
          </table:table-cell>
          <table:table-cell office:value-type="float" office:value="89168" calcext:value-type="float">
            <text:p>89168</text:p>
          </table:table-cell>
          <table:table-cell office:value-type="float" office:value="123922" calcext:value-type="float">
            <text:p>123922</text:p>
          </table:table-cell>
          <table:table-cell office:value-type="float" office:value="62461" calcext:value-type="float">
            <text:p>62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C</text:p>
          </table:table-cell>
          <table:table-cell office:value-type="float" office:value="60122" calcext:value-type="float">
            <text:p>60122</text:p>
          </table:table-cell>
          <table:table-cell office:value-type="float" office:value="0" calcext:value-type="float">
            <text:p>0</text:p>
          </table:table-cell>
          <table:table-cell office:value-type="float" office:value="71021" calcext:value-type="float">
            <text:p>71021</text:p>
          </table:table-cell>
          <table:table-cell office:value-type="float" office:value="55268" calcext:value-type="float">
            <text:p>55268</text:p>
          </table:table-cell>
          <table:table-cell office:value-type="float" office:value="73251" calcext:value-type="float">
            <text:p>73251</text:p>
          </table:table-cell>
          <table:table-cell office:value-type="float" office:value="120007" calcext:value-type="float">
            <text:p>120007</text:p>
          </table:table-cell>
          <table:table-cell office:value-type="float" office:value="83986" calcext:value-type="float">
            <text:p>8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58" calcext:value-type="float">
            <text:p>38658</text:p>
          </table:table-cell>
          <table:table-cell office:value-type="float" office:value="0" calcext:value-type="float">
            <text:p>0</text:p>
          </table:table-cell>
          <table:table-cell office:value-type="float" office:value="63512" calcext:value-type="float">
            <text:p>63512</text:p>
          </table:table-cell>
          <table:table-cell office:value-type="float" office:value="39865" calcext:value-type="float">
            <text:p>39865</text:p>
          </table:table-cell>
          <table:table-cell office:value-type="float" office:value="0" calcext:value-type="float">
            <text:p>0</text:p>
          </table:table-cell>
          <table:table-cell office:value-type="float" office:value="58051" calcext:value-type="float">
            <text:p>58051</text:p>
          </table:table-cell>
          <table:table-cell office:value-type="float" office:value="33202" calcext:value-type="float">
            <text:p>33202</text:p>
          </table:table-cell>
          <table:table-cell office:value-type="float" office:value="49451" calcext:value-type="float">
            <text:p>49451</text:p>
          </table:table-cell>
          <table:table-cell office:value-type="float" office:value="55045" calcext:value-type="float">
            <text:p>55045</text:p>
          </table:table-cell>
          <table:table-cell office:value-type="float" office:value="93706" calcext:value-type="float">
            <text:p>93706</text:p>
          </table:table-cell>
          <table:table-cell office:value-type="float" office:value="0" calcext:value-type="float">
            <text:p>0</text:p>
          </table:table-cell>
          <table:table-cell office:value-type="float" office:value="140636" calcext:value-type="float">
            <text:p>140636</text:p>
          </table:table-cell>
          <table:table-cell office:value-type="float" office:value="74703" calcext:value-type="float">
            <text:p>74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119" calcext:value-type="float">
            <text:p>12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22" calcext:value-type="float">
            <text:p>13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63" calcext:value-type="float">
            <text:p>138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10" calcext:value-type="float">
            <text:p>136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736" calcext:value-type="float">
            <text:p>118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995" calcext:value-type="float">
            <text:p>125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R</text:p>
          </table:table-cell>
          <table:table-cell office:value-type="float" office:value="78409" calcext:value-type="float">
            <text:p>78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61" calcext:value-type="float">
            <text:p>64661</text:p>
          </table:table-cell>
          <table:table-cell office:value-type="float" office:value="0" calcext:value-type="float">
            <text:p>0</text:p>
          </table:table-cell>
          <table:table-cell office:value-type="float" office:value="87097" calcext:value-type="float">
            <text:p>87097</text:p>
          </table:table-cell>
          <table:table-cell office:value-type="float" office:value="108439" calcext:value-type="float">
            <text:p>10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28" calcext:value-type="float">
            <text:p>5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85" calcext:value-type="float">
            <text:p>87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57" calcext:value-type="float">
            <text:p>53857</text:p>
          </table:table-cell>
          <table:table-cell office:value-type="float" office:value="0" calcext:value-type="float">
            <text:p>0</text:p>
          </table:table-cell>
          <table:table-cell office:value-type="float" office:value="59006" calcext:value-type="float">
            <text:p>59006</text:p>
          </table:table-cell>
          <table:table-cell office:value-type="float" office:value="122805" calcext:value-type="float">
            <text:p>1228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06" calcext:value-type="float">
            <text:p>62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04" calcext:value-type="float">
            <text:p>78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35" calcext:value-type="float">
            <text:p>4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61" calcext:value-type="float">
            <text:p>56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13" calcext:value-type="float">
            <text:p>41013</text:p>
          </table:table-cell>
          <table:table-cell office:value-type="float" office:value="0" calcext:value-type="float">
            <text:p>0</text:p>
          </table:table-cell>
          <table:table-cell office:value-type="float" office:value="104439" calcext:value-type="float">
            <text:p>104439</text:p>
          </table:table-cell>
          <table:table-cell office:value-type="float" office:value="106766" calcext:value-type="float">
            <text:p>1067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711" calcext:value-type="float">
            <text:p>1407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2</text:p>
          </table:table-cell>
          <table:table-cell office:value-type="string" calcext:value-type="string">
            <text:p>Reva University</text:p>
          </table:table-cell>
          <table:table-cell office:value-type="string" calcext:value-type="string">
            <text:p>Yelahanka, Bengaluru</text:p>
          </table:table-cell>
          <table:table-cell office:value-type="string" calcext:value-type="string">
            <text:p>MT</text:p>
          </table:table-cell>
          <table:table-cell office:value-type="float" office:value="72287" calcext:value-type="float">
            <text:p>7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726" calcext:value-type="float">
            <text:p>837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771" calcext:value-type="float">
            <text:p>7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79" calcext:value-type="float">
            <text:p>7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42" calcext:value-type="float">
            <text:p>643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111" calcext:value-type="float">
            <text:p>106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3</text:p>
          </table:table-cell>
          <table:table-cell office:value-type="string" calcext:value-type="string">
            <text:p>Jain Acharya Gundharnandi Maharaj Institute of Technology</text:p>
          </table:table-cell>
          <table:table-cell office:value-type="string" calcext:value-type="string">
            <text:p>Jamkhandi, Bagalkot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3</text:p>
          </table:table-cell>
          <table:table-cell office:value-type="string" calcext:value-type="string">
            <text:p>Jain Acharya Gundharnandi Maharaj Institute of Technology</text:p>
          </table:table-cell>
          <table:table-cell office:value-type="string" calcext:value-type="string">
            <text:p>Jamkhandi, Bagalkot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371" calcext:value-type="float">
            <text:p>1273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3</text:p>
          </table:table-cell>
          <table:table-cell office:value-type="string" calcext:value-type="string">
            <text:p>Jain Acharya Gundharnandi Maharaj Institute of Technology</text:p>
          </table:table-cell>
          <table:table-cell office:value-type="string" calcext:value-type="string">
            <text:p>Jamkhandi, Bagalkot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A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86" calcext:value-type="float">
            <text:p>1342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56" calcext:value-type="float">
            <text:p>1394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CS</text:p>
          </table:table-cell>
          <table:table-cell office:value-type="float" office:value="29927" calcext:value-type="float">
            <text:p>29927</text:p>
          </table:table-cell>
          <table:table-cell office:value-type="float" office:value="53416" calcext:value-type="float">
            <text:p>53416</text:p>
          </table:table-cell>
          <table:table-cell office:value-type="float" office:value="0" calcext:value-type="float">
            <text:p>0</text:p>
          </table:table-cell>
          <table:table-cell office:value-type="float" office:value="28756" calcext:value-type="float">
            <text:p>28756</text:p>
          </table:table-cell>
          <table:table-cell office:value-type="float" office:value="0" calcext:value-type="float">
            <text:p>0</text:p>
          </table:table-cell>
          <table:table-cell office:value-type="float" office:value="39309" calcext:value-type="float">
            <text:p>39309</text:p>
          </table:table-cell>
          <table:table-cell office:value-type="float" office:value="40536" calcext:value-type="float">
            <text:p>40536</text:p>
          </table:table-cell>
          <table:table-cell office:value-type="float" office:value="0" calcext:value-type="float">
            <text:p>0</text:p>
          </table:table-cell>
          <table:table-cell office:value-type="float" office:value="44049" calcext:value-type="float">
            <text:p>44049</text:p>
          </table:table-cell>
          <table:table-cell office:value-type="float" office:value="19275" calcext:value-type="float">
            <text:p>19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01" calcext:value-type="float">
            <text:p>25901</text:p>
          </table:table-cell>
          <table:table-cell office:value-type="float" office:value="0" calcext:value-type="float">
            <text:p>0</text:p>
          </table:table-cell>
          <table:table-cell office:value-type="float" office:value="26825" calcext:value-type="float">
            <text:p>26825</text:p>
          </table:table-cell>
          <table:table-cell office:value-type="float" office:value="17603" calcext:value-type="float">
            <text:p>17603</text:p>
          </table:table-cell>
          <table:table-cell office:value-type="float" office:value="35466" calcext:value-type="float">
            <text:p>35466</text:p>
          </table:table-cell>
          <table:table-cell office:value-type="float" office:value="22737" calcext:value-type="float">
            <text:p>22737</text:p>
          </table:table-cell>
          <table:table-cell office:value-type="float" office:value="101948" calcext:value-type="float">
            <text:p>10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48" calcext:value-type="float">
            <text:p>64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EC</text:p>
          </table:table-cell>
          <table:table-cell office:value-type="float" office:value="31701" calcext:value-type="float">
            <text:p>3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9" calcext:value-type="float">
            <text:p>36649</text:p>
          </table:table-cell>
          <table:table-cell office:value-type="float" office:value="0" calcext:value-type="float">
            <text:p>0</text:p>
          </table:table-cell>
          <table:table-cell office:value-type="float" office:value="42168" calcext:value-type="float">
            <text:p>42168</text:p>
          </table:table-cell>
          <table:table-cell office:value-type="float" office:value="53183" calcext:value-type="float">
            <text:p>53183</text:p>
          </table:table-cell>
          <table:table-cell office:value-type="float" office:value="0" calcext:value-type="float">
            <text:p>0</text:p>
          </table:table-cell>
          <table:table-cell office:value-type="float" office:value="72935" calcext:value-type="float">
            <text:p>72935</text:p>
          </table:table-cell>
          <table:table-cell office:value-type="float" office:value="24784" calcext:value-type="float">
            <text:p>2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38" calcext:value-type="float">
            <text:p>23238</text:p>
          </table:table-cell>
          <table:table-cell office:value-type="float" office:value="78180" calcext:value-type="float">
            <text:p>78180</text:p>
          </table:table-cell>
          <table:table-cell office:value-type="float" office:value="0" calcext:value-type="float">
            <text:p>0</text:p>
          </table:table-cell>
          <table:table-cell office:value-type="float" office:value="19792" calcext:value-type="float">
            <text:p>19792</text:p>
          </table:table-cell>
          <table:table-cell office:value-type="float" office:value="23063" calcext:value-type="float">
            <text:p>23063</text:p>
          </table:table-cell>
          <table:table-cell office:value-type="float" office:value="40629" calcext:value-type="float">
            <text:p>40629</text:p>
          </table:table-cell>
          <table:table-cell office:value-type="float" office:value="71189" calcext:value-type="float">
            <text:p>71189</text:p>
          </table:table-cell>
          <table:table-cell office:value-type="float" office:value="0" calcext:value-type="float">
            <text:p>0</text:p>
          </table:table-cell>
          <table:table-cell office:value-type="float" office:value="87798" calcext:value-type="float">
            <text:p>87798</text:p>
          </table:table-cell>
          <table:table-cell office:value-type="float" office:value="30330" calcext:value-type="float">
            <text:p>30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21" calcext:value-type="float">
            <text:p>105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37" calcext:value-type="float">
            <text:p>8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42" calcext:value-type="float">
            <text:p>5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84" calcext:value-type="float">
            <text:p>4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74" calcext:value-type="float">
            <text:p>47174</text:p>
          </table:table-cell>
          <table:table-cell office:value-type="float" office:value="89440" calcext:value-type="float">
            <text:p>89440</text:p>
          </table:table-cell>
          <table:table-cell office:value-type="float" office:value="99461" calcext:value-type="float">
            <text:p>99461</text:p>
          </table:table-cell>
          <table:table-cell office:value-type="float" office:value="118119" calcext:value-type="float">
            <text:p>11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87" calcext:value-type="float">
            <text:p>91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37" calcext:value-type="float">
            <text:p>9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19" calcext:value-type="float">
            <text:p>75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68" calcext:value-type="float">
            <text:p>104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55" calcext:value-type="float">
            <text:p>7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61" calcext:value-type="float">
            <text:p>9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28" calcext:value-type="float">
            <text:p>84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5</text:p>
          </table:table-cell>
          <table:table-cell office:value-type="string" calcext:value-type="string">
            <text:p>MS Ramaiah University of Applied Sciences</text:p>
          </table:table-cell>
          <table:table-cell office:value-type="string" calcext:value-type="string">
            <text:p>New BEL Rd, MSR Nagar, Bengaluru</text:p>
          </table:table-cell>
          <table:table-cell office:value-type="string" calcext:value-type="string">
            <text:p>SE</text:p>
          </table:table-cell>
          <table:table-cell office:value-type="float" office:value="21986" calcext:value-type="float">
            <text:p>2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5" calcext:value-type="float">
            <text:p>15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24" calcext:value-type="float">
            <text:p>19724</text:p>
          </table:table-cell>
          <table:table-cell office:value-type="float" office:value="118995" calcext:value-type="float">
            <text:p>118995</text:p>
          </table:table-cell>
          <table:table-cell office:value-type="float" office:value="0" calcext:value-type="float">
            <text:p>0</text:p>
          </table:table-cell>
          <table:table-cell office:value-type="float" office:value="12305" calcext:value-type="float">
            <text:p>12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5" calcext:value-type="float">
            <text:p>9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3" calcext:value-type="float">
            <text:p>9033</text:p>
          </table:table-cell>
          <table:table-cell office:value-type="float" office:value="0" calcext:value-type="float">
            <text:p>0</text:p>
          </table:table-cell>
          <table:table-cell office:value-type="float" office:value="14589" calcext:value-type="float">
            <text:p>14589</text:p>
          </table:table-cell>
          <table:table-cell office:value-type="float" office:value="20783" calcext:value-type="float">
            <text:p>2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45" calcext:value-type="float">
            <text:p>38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6</text:p>
          </table:table-cell>
          <table:table-cell office:value-type="string" calcext:value-type="string">
            <text:p>Sri Vinayaka Institute of Technology</text:p>
          </table:table-cell>
          <table:table-cell office:value-type="string" calcext:value-type="string">
            <text:p>Coromandel Post, K.G.F, Kolar</text:p>
          </table:table-cell>
          <table:table-cell office:value-type="string" calcext:value-type="string">
            <text:p>MN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B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08" calcext:value-type="float">
            <text:p>1398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515" calcext:value-type="float">
            <text:p>1405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45" calcext:value-type="float">
            <text:p>1402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196" calcext:value-type="float">
            <text:p>13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819" calcext:value-type="float">
            <text:p>138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136" calcext:value-type="float">
            <text:p>12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11" calcext:value-type="float">
            <text:p>13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53" calcext:value-type="float">
            <text:p>1268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S</text:p>
          </table:table-cell>
          <table:table-cell office:value-type="float" office:value="95331" calcext:value-type="float">
            <text:p>95331</text:p>
          </table:table-cell>
          <table:table-cell office:value-type="float" office:value="0" calcext:value-type="float">
            <text:p>0</text:p>
          </table:table-cell>
          <table:table-cell office:value-type="float" office:value="97631" calcext:value-type="float">
            <text:p>97631</text:p>
          </table:table-cell>
          <table:table-cell office:value-type="float" office:value="102231" calcext:value-type="float">
            <text:p>10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76" calcext:value-type="float">
            <text:p>67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04" calcext:value-type="float">
            <text:p>66204</text:p>
          </table:table-cell>
          <table:table-cell office:value-type="float" office:value="0" calcext:value-type="float">
            <text:p>0</text:p>
          </table:table-cell>
          <table:table-cell office:value-type="float" office:value="111414" calcext:value-type="float">
            <text:p>111414</text:p>
          </table:table-cell>
          <table:table-cell office:value-type="float" office:value="80405" calcext:value-type="float">
            <text:p>80405</text:p>
          </table:table-cell>
          <table:table-cell office:value-type="float" office:value="0" calcext:value-type="float">
            <text:p>0</text:p>
          </table:table-cell>
          <table:table-cell office:value-type="float" office:value="130814" calcext:value-type="float">
            <text:p>130814</text:p>
          </table:table-cell>
          <table:table-cell office:value-type="float" office:value="49997" calcext:value-type="float">
            <text:p>49997</text:p>
          </table:table-cell>
          <table:table-cell office:value-type="float" office:value="124259" calcext:value-type="float">
            <text:p>124259</text:p>
          </table:table-cell>
          <table:table-cell office:value-type="float" office:value="91231" calcext:value-type="float">
            <text:p>91231</text:p>
          </table:table-cell>
          <table:table-cell office:value-type="float" office:value="139928" calcext:value-type="float">
            <text:p>139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58" calcext:value-type="float">
            <text:p>91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C</text:p>
          </table:table-cell>
          <table:table-cell office:value-type="float" office:value="132881" calcext:value-type="float">
            <text:p>13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42" calcext:value-type="float">
            <text:p>128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342" calcext:value-type="float">
            <text:p>14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27" calcext:value-type="float">
            <text:p>132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890" calcext:value-type="float">
            <text:p>127890</text:p>
          </table:table-cell>
          <table:table-cell office:value-type="float" office:value="131841" calcext:value-type="float">
            <text:p>131841</text:p>
          </table:table-cell>
          <table:table-cell office:value-type="float" office:value="0" calcext:value-type="float">
            <text:p>0</text:p>
          </table:table-cell>
          <table:table-cell office:value-type="float" office:value="139862" calcext:value-type="float">
            <text:p>1398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792" calcext:value-type="float">
            <text:p>1397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69" calcext:value-type="float">
            <text:p>14066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IE</text:p>
          </table:table-cell>
          <table:table-cell office:value-type="float" office:value="117897" calcext:value-type="float">
            <text:p>11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58" calcext:value-type="float">
            <text:p>12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944" calcext:value-type="float">
            <text:p>9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65" calcext:value-type="float">
            <text:p>7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73" calcext:value-type="float">
            <text:p>93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51" calcext:value-type="float">
            <text:p>69151</text:p>
          </table:table-cell>
          <table:table-cell office:value-type="float" office:value="0" calcext:value-type="float">
            <text:p>0</text:p>
          </table:table-cell>
          <table:table-cell office:value-type="float" office:value="136817" calcext:value-type="float">
            <text:p>136817</text:p>
          </table:table-cell>
          <table:table-cell office:value-type="float" office:value="136629" calcext:value-type="float">
            <text:p>13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16" calcext:value-type="float">
            <text:p>98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12" calcext:value-type="float">
            <text:p>1406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</text:p>
          </table:table-cell>
          <table:table-cell office:value-type="string" calcext:value-type="string">
            <text:p>Presidency University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PL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15" calcext:value-type="float">
            <text:p>1404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8</text:p>
          </table:table-cell>
          <table:table-cell office:value-type="string" calcext:value-type="string">
            <text:p>Mysuru Royal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8</text:p>
          </table:table-cell>
          <table:table-cell office:value-type="string" calcext:value-type="string">
            <text:p>Mysuru Royal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47" calcext:value-type="float">
            <text:p>1406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8</text:p>
          </table:table-cell>
          <table:table-cell office:value-type="string" calcext:value-type="string">
            <text:p>Mysuru Royal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199" calcext:value-type="float">
            <text:p>1271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8</text:p>
          </table:table-cell>
          <table:table-cell office:value-type="string" calcext:value-type="string">
            <text:p>Mysuru Royal Institute of Technology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5999" calcext:value-type="float">
            <text:p>1359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39</text:p>
          </table:table-cell>
          <table:table-cell office:value-type="string" calcext:value-type="string">
            <text:p>East West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AE</text:p>
          </table:table-cell>
          <table:table-cell office:value-type="float" office:value="48573" calcext:value-type="float">
            <text:p>4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17" calcext:value-type="float">
            <text:p>56917</text:p>
          </table:table-cell>
          <table:table-cell office:value-type="float" office:value="0" calcext:value-type="float">
            <text:p>0</text:p>
          </table:table-cell>
          <table:table-cell office:value-type="float" office:value="59068" calcext:value-type="float">
            <text:p>59068</text:p>
          </table:table-cell>
          <table:table-cell office:value-type="float" office:value="41817" calcext:value-type="float">
            <text:p>4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95" calcext:value-type="float">
            <text:p>3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26" calcext:value-type="float">
            <text:p>38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3" calcext:value-type="float">
            <text:p>36623</text:p>
          </table:table-cell>
          <table:table-cell office:value-type="float" office:value="40423" calcext:value-type="float">
            <text:p>40423</text:p>
          </table:table-cell>
          <table:table-cell office:value-type="float" office:value="45109" calcext:value-type="float">
            <text:p>45109</text:p>
          </table:table-cell>
          <table:table-cell office:value-type="float" office:value="132219" calcext:value-type="float">
            <text:p>1322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9</text:p>
          </table:table-cell>
          <table:table-cell office:value-type="string" calcext:value-type="string">
            <text:p>East West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06" calcext:value-type="float">
            <text:p>1403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9</text:p>
          </table:table-cell>
          <table:table-cell office:value-type="string" calcext:value-type="string">
            <text:p>East West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90" calcext:value-type="float">
            <text:p>78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98" calcext:value-type="float">
            <text:p>93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75" calcext:value-type="float">
            <text:p>7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80" calcext:value-type="float">
            <text:p>62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31" calcext:value-type="float">
            <text:p>61031</text:p>
          </table:table-cell>
          <table:table-cell office:value-type="float" office:value="70764" calcext:value-type="float">
            <text:p>70764</text:p>
          </table:table-cell>
          <table:table-cell office:value-type="float" office:value="62730" calcext:value-type="float">
            <text:p>62730</text:p>
          </table:table-cell>
          <table:table-cell office:value-type="float" office:value="120773" calcext:value-type="float">
            <text:p>120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6" calcext:value-type="float">
            <text:p>110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9</text:p>
          </table:table-cell>
          <table:table-cell office:value-type="string" calcext:value-type="string">
            <text:p>East West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17" calcext:value-type="float">
            <text:p>1398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9</text:p>
          </table:table-cell>
          <table:table-cell office:value-type="string" calcext:value-type="string">
            <text:p>East West College of Engineering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56" calcext:value-type="float">
            <text:p>13825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40</text:p>
          </table:table-cell>
          <table:table-cell office:value-type="string" calcext:value-type="string">
            <text:p>Dayananda Sagar University</text:p>
          </table:table-cell>
          <table:table-cell office:value-type="string" calcext:value-type="string">
            <text:p>Hosur,Bengaluru</text:p>
          </table:table-cell>
          <table:table-cell office:value-type="string" calcext:value-type="string">
            <text:p>BC</text:p>
          </table:table-cell>
          <table:table-cell office:value-type="float" office:value="55363" calcext:value-type="float">
            <text:p>55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87" calcext:value-type="float">
            <text:p>812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32" calcext:value-type="float">
            <text:p>5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56" calcext:value-type="float">
            <text:p>4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26" calcext:value-type="float">
            <text:p>43126</text:p>
          </table:table-cell>
          <table:table-cell office:value-type="float" office:value="0" calcext:value-type="float">
            <text:p>0</text:p>
          </table:table-cell>
          <table:table-cell office:value-type="float" office:value="107549" calcext:value-type="float">
            <text:p>107549</text:p>
          </table:table-cell>
          <table:table-cell office:value-type="float" office:value="130660" calcext:value-type="float">
            <text:p>130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77" calcext:value-type="float">
            <text:p>113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0</text:p>
          </table:table-cell>
          <table:table-cell office:value-type="string" calcext:value-type="string">
            <text:p>Dayananda Sagar University</text:p>
          </table:table-cell>
          <table:table-cell office:value-type="string" calcext:value-type="string">
            <text:p>Hosur,Bengaluru</text:p>
          </table:table-cell>
          <table:table-cell office:value-type="string" calcext:value-type="string">
            <text:p>CS</text:p>
          </table:table-cell>
          <table:table-cell office:value-type="float" office:value="80635" calcext:value-type="float">
            <text:p>8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55" calcext:value-type="float">
            <text:p>59055</text:p>
          </table:table-cell>
          <table:table-cell office:value-type="float" office:value="0" calcext:value-type="float">
            <text:p>0</text:p>
          </table:table-cell>
          <table:table-cell office:value-type="float" office:value="103480" calcext:value-type="float">
            <text:p>103480</text:p>
          </table:table-cell>
          <table:table-cell office:value-type="float" office:value="41602" calcext:value-type="float">
            <text:p>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92" calcext:value-type="float">
            <text:p>28292</text:p>
          </table:table-cell>
          <table:table-cell office:value-type="float" office:value="0" calcext:value-type="float">
            <text:p>0</text:p>
          </table:table-cell>
          <table:table-cell office:value-type="float" office:value="46981" calcext:value-type="float">
            <text:p>46981</text:p>
          </table:table-cell>
          <table:table-cell office:value-type="float" office:value="30374" calcext:value-type="float">
            <text:p>30374</text:p>
          </table:table-cell>
          <table:table-cell office:value-type="float" office:value="93221" calcext:value-type="float">
            <text:p>93221</text:p>
          </table:table-cell>
          <table:table-cell office:value-type="float" office:value="49689" calcext:value-type="float">
            <text:p>49689</text:p>
          </table:table-cell>
          <table:table-cell office:value-type="float" office:value="25544" calcext:value-type="float">
            <text:p>25544</text:p>
          </table:table-cell>
          <table:table-cell office:value-type="float" office:value="67119" calcext:value-type="float">
            <text:p>67119</text:p>
          </table:table-cell>
          <table:table-cell office:value-type="float" office:value="44103" calcext:value-type="float">
            <text:p>44103</text:p>
          </table:table-cell>
          <table:table-cell office:value-type="float" office:value="103204" calcext:value-type="float">
            <text:p>103204</text:p>
          </table:table-cell>
          <table:table-cell office:value-type="float" office:value="104099" calcext:value-type="float">
            <text:p>104099</text:p>
          </table:table-cell>
          <table:table-cell office:value-type="float" office:value="0" calcext:value-type="float">
            <text:p>0</text:p>
          </table:table-cell>
          <table:table-cell office:value-type="float" office:value="70523" calcext:value-type="float">
            <text:p>70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0</text:p>
          </table:table-cell>
          <table:table-cell office:value-type="string" calcext:value-type="string">
            <text:p>Dayananda Sagar University</text:p>
          </table:table-cell>
          <table:table-cell office:value-type="string" calcext:value-type="string">
            <text:p>Hosur,Bengaluru</text:p>
          </table:table-cell>
          <table:table-cell office:value-type="string" calcext:value-type="string">
            <text:p>EC</text:p>
          </table:table-cell>
          <table:table-cell office:value-type="float" office:value="87281" calcext:value-type="float">
            <text:p>87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17" calcext:value-type="float">
            <text:p>90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0" calcext:value-type="float">
            <text:p>80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2" calcext:value-type="float">
            <text:p>55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08" calcext:value-type="float">
            <text:p>6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40" calcext:value-type="float">
            <text:p>49840</text:p>
          </table:table-cell>
          <table:table-cell office:value-type="float" office:value="50307" calcext:value-type="float">
            <text:p>50307</text:p>
          </table:table-cell>
          <table:table-cell office:value-type="float" office:value="114910" calcext:value-type="float">
            <text:p>114910</text:p>
          </table:table-cell>
          <table:table-cell office:value-type="float" office:value="136174" calcext:value-type="float">
            <text:p>136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13" calcext:value-type="float">
            <text:p>125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0</text:p>
          </table:table-cell>
          <table:table-cell office:value-type="string" calcext:value-type="string">
            <text:p>Dayananda Sagar University</text:p>
          </table:table-cell>
          <table:table-cell office:value-type="string" calcext:value-type="string">
            <text:p>Hosur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372" calcext:value-type="float">
            <text:p>1403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0</text:p>
          </table:table-cell>
          <table:table-cell office:value-type="string" calcext:value-type="string">
            <text:p>Dayananda Sagar University</text:p>
          </table:table-cell>
          <table:table-cell office:value-type="string" calcext:value-type="string">
            <text:p>Hosur,Bengaluru</text:p>
          </table:table-cell>
          <table:table-cell office:value-type="string" calcext:value-type="string">
            <text:p>SE</text:p>
          </table:table-cell>
          <table:table-cell office:value-type="float" office:value="131465" calcext:value-type="float">
            <text:p>13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7" calcext:value-type="float">
            <text:p>2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829" calcext:value-type="float">
            <text:p>10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46" calcext:value-type="float">
            <text:p>3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0" calcext:value-type="float">
            <text:p>26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77" calcext:value-type="float">
            <text:p>19677</text:p>
          </table:table-cell>
          <table:table-cell office:value-type="float" office:value="0" calcext:value-type="float">
            <text:p>0</text:p>
          </table:table-cell>
          <table:table-cell office:value-type="float" office:value="23067" calcext:value-type="float">
            <text:p>23067</text:p>
          </table:table-cell>
          <table:table-cell office:value-type="float" office:value="66219" calcext:value-type="float">
            <text:p>662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BT</text:p>
          </table:table-cell>
          <table:table-cell office:value-type="float" office:value="70039" calcext:value-type="float">
            <text:p>7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90" calcext:value-type="float">
            <text:p>42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03" calcext:value-type="float">
            <text:p>3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4" calcext:value-type="float">
            <text:p>52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78" calcext:value-type="float">
            <text:p>31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1" calcext:value-type="float">
            <text:p>26231</text:p>
          </table:table-cell>
          <table:table-cell office:value-type="float" office:value="0" calcext:value-type="float">
            <text:p>0</text:p>
          </table:table-cell>
          <table:table-cell office:value-type="float" office:value="33728" calcext:value-type="float">
            <text:p>33728</text:p>
          </table:table-cell>
          <table:table-cell office:value-type="float" office:value="56932" calcext:value-type="float">
            <text:p>5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09" calcext:value-type="float">
            <text:p>90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61" calcext:value-type="float">
            <text:p>30661</text:p>
          </table:table-cell>
          <table:table-cell office:value-type="float" office:value="0" calcext:value-type="float">
            <text:p>0</text:p>
          </table:table-cell>
          <table:table-cell office:value-type="float" office:value="91760" calcext:value-type="float">
            <text:p>91760</text:p>
          </table:table-cell>
          <table:table-cell office:value-type="float" office:value="28843" calcext:value-type="float">
            <text:p>2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67" calcext:value-type="float">
            <text:p>3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96" calcext:value-type="float">
            <text:p>2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7" calcext:value-type="float">
            <text:p>23907</text:p>
          </table:table-cell>
          <table:table-cell office:value-type="float" office:value="26096" calcext:value-type="float">
            <text:p>26096</text:p>
          </table:table-cell>
          <table:table-cell office:value-type="float" office:value="28156" calcext:value-type="float">
            <text:p>28156</text:p>
          </table:table-cell>
          <table:table-cell office:value-type="float" office:value="49317" calcext:value-type="float">
            <text:p>49317</text:p>
          </table:table-cell>
          <table:table-cell office:value-type="float" office:value="0" calcext:value-type="float">
            <text:p>0</text:p>
          </table:table-cell>
          <table:table-cell office:value-type="float" office:value="66536" calcext:value-type="float">
            <text:p>66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CS</text:p>
          </table:table-cell>
          <table:table-cell office:value-type="float" office:value="13934" calcext:value-type="float">
            <text:p>1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1" calcext:value-type="float">
            <text:p>7511</text:p>
          </table:table-cell>
          <table:table-cell office:value-type="float" office:value="8873" calcext:value-type="float">
            <text:p>8873</text:p>
          </table:table-cell>
          <table:table-cell office:value-type="float" office:value="13944" calcext:value-type="float">
            <text:p>13944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25117" calcext:value-type="float">
            <text:p>25117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11775" calcext:value-type="float">
            <text:p>11775</text:p>
          </table:table-cell>
          <table:table-cell office:value-type="float" office:value="7548" calcext:value-type="float">
            <text:p>7548</text:p>
          </table:table-cell>
          <table:table-cell office:value-type="float" office:value="14241" calcext:value-type="float">
            <text:p>14241</text:p>
          </table:table-cell>
          <table:table-cell office:value-type="float" office:value="13969" calcext:value-type="float">
            <text:p>13969</text:p>
          </table:table-cell>
          <table:table-cell office:value-type="float" office:value="5716" calcext:value-type="float">
            <text:p>5716</text:p>
          </table:table-cell>
          <table:table-cell office:value-type="float" office:value="7352" calcext:value-type="float">
            <text:p>7352</text:p>
          </table:table-cell>
          <table:table-cell office:value-type="float" office:value="8427" calcext:value-type="float">
            <text:p>8427</text:p>
          </table:table-cell>
          <table:table-cell office:value-type="float" office:value="35830" calcext:value-type="float">
            <text:p>35830</text:p>
          </table:table-cell>
          <table:table-cell office:value-type="float" office:value="38705" calcext:value-type="float">
            <text:p>38705</text:p>
          </table:table-cell>
          <table:table-cell office:value-type="float" office:value="43940" calcext:value-type="float">
            <text:p>43940</text:p>
          </table:table-cell>
          <table:table-cell office:value-type="float" office:value="33793" calcext:value-type="float">
            <text:p>33793</text:p>
          </table:table-cell>
          <table:table-cell office:value-type="float" office:value="0" calcext:value-type="float">
            <text:p>0</text:p>
          </table:table-cell>
          <table:table-cell office:value-type="float" office:value="44107" calcext:value-type="float">
            <text:p>44107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EC</text:p>
          </table:table-cell>
          <table:table-cell office:value-type="float" office:value="20313" calcext:value-type="float">
            <text:p>20313</text:p>
          </table:table-cell>
          <table:table-cell office:value-type="float" office:value="0" calcext:value-type="float">
            <text:p>0</text:p>
          </table:table-cell>
          <table:table-cell office:value-type="float" office:value="56170" calcext:value-type="float">
            <text:p>56170</text:p>
          </table:table-cell>
          <table:table-cell office:value-type="float" office:value="12011" calcext:value-type="float">
            <text:p>12011</text:p>
          </table:table-cell>
          <table:table-cell office:value-type="float" office:value="15086" calcext:value-type="float">
            <text:p>15086</text:p>
          </table:table-cell>
          <table:table-cell office:value-type="float" office:value="18066" calcext:value-type="float">
            <text:p>18066</text:p>
          </table:table-cell>
          <table:table-cell office:value-type="float" office:value="21137" calcext:value-type="float">
            <text:p>2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43" calcext:value-type="float">
            <text:p>1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7" calcext:value-type="float">
            <text:p>13017</text:p>
          </table:table-cell>
          <table:table-cell office:value-type="float" office:value="0" calcext:value-type="float">
            <text:p>0</text:p>
          </table:table-cell>
          <table:table-cell office:value-type="float" office:value="13334" calcext:value-type="float">
            <text:p>13334</text:p>
          </table:table-cell>
          <table:table-cell office:value-type="float" office:value="9164" calcext:value-type="float">
            <text:p>9164</text:p>
          </table:table-cell>
          <table:table-cell office:value-type="float" office:value="10006" calcext:value-type="float">
            <text:p>10006</text:p>
          </table:table-cell>
          <table:table-cell office:value-type="float" office:value="12765" calcext:value-type="float">
            <text:p>12765</text:p>
          </table:table-cell>
          <table:table-cell office:value-type="float" office:value="38549" calcext:value-type="float">
            <text:p>38549</text:p>
          </table:table-cell>
          <table:table-cell office:value-type="float" office:value="60124" calcext:value-type="float">
            <text:p>60124</text:p>
          </table:table-cell>
          <table:table-cell office:value-type="float" office:value="68650" calcext:value-type="float">
            <text:p>68650</text:p>
          </table:table-cell>
          <table:table-cell office:value-type="float" office:value="28886" calcext:value-type="float">
            <text:p>28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56" calcext:value-type="float">
            <text:p>18356</text:p>
          </table:table-cell>
          <table:table-cell office:value-type="float" office:value="28460" calcext:value-type="float">
            <text:p>28460</text:p>
          </table:table-cell>
          <table:table-cell office:value-type="float" office:value="29928" calcext:value-type="float">
            <text:p>29928</text:p>
          </table:table-cell>
          <table:table-cell office:value-type="float" office:value="19358" calcext:value-type="float">
            <text:p>19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1" calcext:value-type="float">
            <text:p>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74" calcext:value-type="float">
            <text:p>1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3" calcext:value-type="float">
            <text:p>15083</text:p>
          </table:table-cell>
          <table:table-cell office:value-type="float" office:value="0" calcext:value-type="float">
            <text:p>0</text:p>
          </table:table-cell>
          <table:table-cell office:value-type="float" office:value="23968" calcext:value-type="float">
            <text:p>23968</text:p>
          </table:table-cell>
          <table:table-cell office:value-type="float" office:value="62235" calcext:value-type="float">
            <text:p>622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ME</text:p>
          </table:table-cell>
          <table:table-cell office:value-type="float" office:value="55406" calcext:value-type="float">
            <text:p>5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00" calcext:value-type="float">
            <text:p>40800</text:p>
          </table:table-cell>
          <table:table-cell office:value-type="float" office:value="52790" calcext:value-type="float">
            <text:p>52790</text:p>
          </table:table-cell>
          <table:table-cell office:value-type="float" office:value="65157" calcext:value-type="float">
            <text:p>65157</text:p>
          </table:table-cell>
          <table:table-cell office:value-type="float" office:value="39804" calcext:value-type="float">
            <text:p>3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05" calcext:value-type="float">
            <text:p>13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0" calcext:value-type="float">
            <text:p>0</text:p>
          </table:table-cell>
          <table:table-cell office:value-type="float" office:value="51669" calcext:value-type="float">
            <text:p>51669</text:p>
          </table:table-cell>
          <table:table-cell office:value-type="float" office:value="26264" calcext:value-type="float">
            <text:p>26264</text:p>
          </table:table-cell>
          <table:table-cell office:value-type="float" office:value="28758" calcext:value-type="float">
            <text:p>28758</text:p>
          </table:table-cell>
          <table:table-cell office:value-type="float" office:value="39534" calcext:value-type="float">
            <text:p>39534</text:p>
          </table:table-cell>
          <table:table-cell office:value-type="float" office:value="76087" calcext:value-type="float">
            <text:p>76087</text:p>
          </table:table-cell>
          <table:table-cell office:value-type="float" office:value="110347" calcext:value-type="float">
            <text:p>110347</text:p>
          </table:table-cell>
          <table:table-cell office:value-type="float" office:value="91774" calcext:value-type="float">
            <text:p>91774</text:p>
          </table:table-cell>
          <table:table-cell office:value-type="float" office:value="59636" calcext:value-type="float">
            <text:p>59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1</text:p>
          </table:table-cell>
          <table:table-cell office:value-type="string" calcext:value-type="string">
            <text:p>KLE Technological University(Formerly BVBCET)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62" calcext:value-type="float">
            <text:p>27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43" calcext:value-type="float">
            <text:p>3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90" calcext:value-type="float">
            <text:p>65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6" calcext:value-type="float">
            <text:p>3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45" calcext:value-type="float">
            <text:p>24745</text:p>
          </table:table-cell>
          <table:table-cell office:value-type="float" office:value="36158" calcext:value-type="float">
            <text:p>36158</text:p>
          </table:table-cell>
          <table:table-cell office:value-type="float" office:value="49338" calcext:value-type="float">
            <text:p>49338</text:p>
          </table:table-cell>
          <table:table-cell office:value-type="float" office:value="83715" calcext:value-type="float">
            <text:p>837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52</text:p>
          </table:table-cell>
          <table:table-cell office:value-type="string" calcext:value-type="string">
            <text:p>Mysore College of Engineering and Management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0420" calcext:value-type="float">
            <text:p>1304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2</text:p>
          </table:table-cell>
          <table:table-cell office:value-type="string" calcext:value-type="string">
            <text:p>Mysore College of Engineering and Management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39" calcext:value-type="float">
            <text:p>1399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2</text:p>
          </table:table-cell>
          <table:table-cell office:value-type="string" calcext:value-type="string">
            <text:p>Mysore College of Engineering and Management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8" calcext:value-type="float">
            <text:p>134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2</text:p>
          </table:table-cell>
          <table:table-cell office:value-type="string" calcext:value-type="string">
            <text:p>Mysore College of Engineering and Management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116" calcext:value-type="float">
            <text:p>1401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2</text:p>
          </table:table-cell>
          <table:table-cell office:value-type="string" calcext:value-type="string">
            <text:p>Mysore College of Engineering and Management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54</text:p>
          </table:table-cell>
          <table:table-cell office:value-type="string" calcext:value-type="string">
            <text:p>AJ Institute Of Engineering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001" calcext:value-type="float">
            <text:p>1000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4</text:p>
          </table:table-cell>
          <table:table-cell office:value-type="string" calcext:value-type="string">
            <text:p>AJ Institute Of Engineering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CS</text:p>
          </table:table-cell>
          <table:table-cell office:value-type="float" office:value="75318" calcext:value-type="float">
            <text:p>7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37" calcext:value-type="float">
            <text:p>1135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0137" calcext:value-type="float">
            <text:p>7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95" calcext:value-type="float">
            <text:p>66395</text:p>
          </table:table-cell>
          <table:table-cell office:value-type="float" office:value="0" calcext:value-type="float">
            <text:p>0</text:p>
          </table:table-cell>
          <table:table-cell office:value-type="float" office:value="70971" calcext:value-type="float">
            <text:p>70971</text:p>
          </table:table-cell>
          <table:table-cell office:value-type="float" office:value="133425" calcext:value-type="float">
            <text:p>1334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4</text:p>
          </table:table-cell>
          <table:table-cell office:value-type="string" calcext:value-type="string">
            <text:p>AJ Institute Of Engineering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2034" calcext:value-type="float">
            <text:p>1120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4</text:p>
          </table:table-cell>
          <table:table-cell office:value-type="string" calcext:value-type="string">
            <text:p>AJ Institute Of Engineering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1944" calcext:value-type="float">
            <text:p>1119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4</text:p>
          </table:table-cell>
          <table:table-cell office:value-type="string" calcext:value-type="string">
            <text:p>AJ Institute Of Engineering And Technology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075" calcext:value-type="float">
            <text:p>1260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55</text:p>
          </table:table-cell>
          <table:table-cell office:value-type="string" calcext:value-type="string">
            <text:p>Gitam School Of Technology</text:p>
          </table:table-cell>
          <table:table-cell office:value-type="string" calcext:value-type="string">
            <text:p>Doddaballapura, Bengaluru Rural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5250" calcext:value-type="float">
            <text:p>105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5</text:p>
          </table:table-cell>
          <table:table-cell office:value-type="string" calcext:value-type="string">
            <text:p>Gitam School Of Technology</text:p>
          </table:table-cell>
          <table:table-cell office:value-type="string" calcext:value-type="string">
            <text:p>Doddaballapura, Bengaluru Rural</text:p>
          </table:table-cell>
          <table:table-cell office:value-type="string" calcext:value-type="string">
            <text:p>CS</text:p>
          </table:table-cell>
          <table:table-cell office:value-type="float" office:value="133420" calcext:value-type="float">
            <text:p>133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281" calcext:value-type="float">
            <text:p>14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62" calcext:value-type="float">
            <text:p>11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33" calcext:value-type="float">
            <text:p>96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65" calcext:value-type="float">
            <text:p>135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26" calcext:value-type="float">
            <text:p>8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91" calcext:value-type="float">
            <text:p>13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37" calcext:value-type="float">
            <text:p>104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5</text:p>
          </table:table-cell>
          <table:table-cell office:value-type="string" calcext:value-type="string">
            <text:p>Gitam School Of Technology</text:p>
          </table:table-cell>
          <table:table-cell office:value-type="string" calcext:value-type="string">
            <text:p>Doddaballapura, Bengaluru Rural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3953" calcext:value-type="float">
            <text:p>1339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5</text:p>
          </table:table-cell>
          <table:table-cell office:value-type="string" calcext:value-type="string">
            <text:p>Gitam School Of Technology</text:p>
          </table:table-cell>
          <table:table-cell office:value-type="string" calcext:value-type="string">
            <text:p>Doddaballapura, Bengaluru Rural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3160" calcext:value-type="float">
            <text:p>1031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5</text:p>
          </table:table-cell>
          <table:table-cell office:value-type="string" calcext:value-type="string">
            <text:p>Gitam School Of Technology</text:p>
          </table:table-cell>
          <table:table-cell office:value-type="string" calcext:value-type="string">
            <text:p>Doddaballapura, Bengaluru Rural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1588" calcext:value-type="float">
            <text:p>1215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57</text:p>
          </table:table-cell>
          <table:table-cell office:value-type="string" calcext:value-type="string">
            <text:p>CMR University</text:p>
          </table:table-cell>
          <table:table-cell office:value-type="string" calcext:value-type="string">
            <text:p>Chagalatti, Bengaluru</text:p>
          </table:table-cell>
          <table:table-cell office:value-type="string" calcext:value-type="string">
            <text:p>B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801" calcext:value-type="float">
            <text:p>1398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7</text:p>
          </table:table-cell>
          <table:table-cell office:value-type="string" calcext:value-type="string">
            <text:p>CMR University</text:p>
          </table:table-cell>
          <table:table-cell office:value-type="string" calcext:value-type="string">
            <text:p>Chagalatti, Bengaluru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7609" calcext:value-type="float">
            <text:p>1176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7</text:p>
          </table:table-cell>
          <table:table-cell office:value-type="string" calcext:value-type="string">
            <text:p>CMR University</text:p>
          </table:table-cell>
          <table:table-cell office:value-type="string" calcext:value-type="string">
            <text:p>Chagalatti, Bengaluru</text:p>
          </table:table-cell>
          <table:table-cell office:value-type="string" calcext:value-type="string">
            <text:p>CS</text:p>
          </table:table-cell>
          <table:table-cell office:value-type="float" office:value="77999" calcext:value-type="float">
            <text:p>77999</text:p>
          </table:table-cell>
          <table:table-cell office:value-type="float" office:value="0" calcext:value-type="float">
            <text:p>0</text:p>
          </table:table-cell>
          <table:table-cell office:value-type="float" office:value="135140" calcext:value-type="float">
            <text:p>135140</text:p>
          </table:table-cell>
          <table:table-cell office:value-type="float" office:value="95022" calcext:value-type="float">
            <text:p>95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74" calcext:value-type="float">
            <text:p>7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70" calcext:value-type="float">
            <text:p>61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63" calcext:value-type="float">
            <text:p>71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68" calcext:value-type="float">
            <text:p>50768</text:p>
          </table:table-cell>
          <table:table-cell office:value-type="float" office:value="82845" calcext:value-type="float">
            <text:p>82845</text:p>
          </table:table-cell>
          <table:table-cell office:value-type="float" office:value="101079" calcext:value-type="float">
            <text:p>101079</text:p>
          </table:table-cell>
          <table:table-cell office:value-type="float" office:value="140919" calcext:value-type="float">
            <text:p>140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31" calcext:value-type="float">
            <text:p>82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7</text:p>
          </table:table-cell>
          <table:table-cell office:value-type="string" calcext:value-type="string">
            <text:p>CMR University</text:p>
          </table:table-cell>
          <table:table-cell office:value-type="string" calcext:value-type="string">
            <text:p>Chagalatti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622" calcext:value-type="float">
            <text:p>1396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7</text:p>
          </table:table-cell>
          <table:table-cell office:value-type="string" calcext:value-type="string">
            <text:p>CMR University</text:p>
          </table:table-cell>
          <table:table-cell office:value-type="string" calcext:value-type="string">
            <text:p>Chagalatt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5811" calcext:value-type="float">
            <text:p>1158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58</text:p>
          </table:table-cell>
          <table:table-cell office:value-type="string" calcext:value-type="string">
            <text:p>Maharaja Institute of Technology</text:p>
          </table:table-cell>
          <table:table-cell office:value-type="string" calcext:value-type="string">
            <text:p>Thandavapura, Mysore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254" calcext:value-type="float">
            <text:p>1402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8</text:p>
          </table:table-cell>
          <table:table-cell office:value-type="string" calcext:value-type="string">
            <text:p>Maharaja Institute of Technology</text:p>
          </table:table-cell>
          <table:table-cell office:value-type="string" calcext:value-type="string">
            <text:p>Thandavapura, Mysore</text:p>
          </table:table-cell>
          <table:table-cell office:value-type="string" calcext:value-type="string">
            <text:p>CS</text:p>
          </table:table-cell>
          <table:table-cell office:value-type="float" office:value="114084" calcext:value-type="float">
            <text:p>11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86" calcext:value-type="float">
            <text:p>97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67" calcext:value-type="float">
            <text:p>13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82" calcext:value-type="float">
            <text:p>74182</text:p>
          </table:table-cell>
          <table:table-cell office:value-type="float" office:value="0" calcext:value-type="float">
            <text:p>0</text:p>
          </table:table-cell>
          <table:table-cell office:value-type="float" office:value="127586" calcext:value-type="float">
            <text:p>127586</text:p>
          </table:table-cell>
          <table:table-cell office:value-type="float" office:value="74155" calcext:value-type="float">
            <text:p>7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60" calcext:value-type="float">
            <text:p>69860</text:p>
          </table:table-cell>
          <table:table-cell office:value-type="float" office:value="0" calcext:value-type="float">
            <text:p>0</text:p>
          </table:table-cell>
          <table:table-cell office:value-type="float" office:value="89206" calcext:value-type="float">
            <text:p>89206</text:p>
          </table:table-cell>
          <table:table-cell office:value-type="float" office:value="126419" calcext:value-type="float">
            <text:p>1264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8</text:p>
          </table:table-cell>
          <table:table-cell office:value-type="string" calcext:value-type="string">
            <text:p>Maharaja Institute of Technology</text:p>
          </table:table-cell>
          <table:table-cell office:value-type="string" calcext:value-type="string">
            <text:p>Thandavapura, Mysore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734" calcext:value-type="float">
            <text:p>1377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8</text:p>
          </table:table-cell>
          <table:table-cell office:value-type="string" calcext:value-type="string">
            <text:p>Maharaja Institute of Technology</text:p>
          </table:table-cell>
          <table:table-cell office:value-type="string" calcext:value-type="string">
            <text:p>Thandavapura, Mysore</text:p>
          </table:table-cell>
          <table:table-cell office:value-type="string" calcext:value-type="string">
            <text:p>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50" calcext:value-type="float">
            <text:p>1404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8</text:p>
          </table:table-cell>
          <table:table-cell office:value-type="string" calcext:value-type="string">
            <text:p>Maharaja Institute of Technology</text:p>
          </table:table-cell>
          <table:table-cell office:value-type="string" calcext:value-type="string">
            <text:p>Thandavapura, Mysore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026" calcext:value-type="float">
            <text:p>1320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60</text:p>
          </table:table-cell>
          <table:table-cell office:value-type="string" calcext:value-type="string">
            <text:p>Nitte School of Architecture</text:p>
          </table:table-cell>
          <table:table-cell office:value-type="string" calcext:value-type="string">
            <text:p>Yelahanka,Bengaluru</text:p>
          </table:table-cell>
          <table:table-cell office:value-type="string" calcext:value-type="string">
            <text:p>U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75" calcext:value-type="float">
            <text:p>1404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64</text:p>
          </table:table-cell>
          <table:table-cell office:value-type="string" calcext:value-type="string">
            <text:p>Basava Engineering School of Technology</text:p>
          </table:table-cell>
          <table:table-cell office:value-type="string" calcext:value-type="string">
            <text:p>Zalaki, Bijapur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4</text:p>
          </table:table-cell>
          <table:table-cell office:value-type="string" calcext:value-type="string">
            <text:p>Basava Engineering School of Technology</text:p>
          </table:table-cell>
          <table:table-cell office:value-type="string" calcext:value-type="string">
            <text:p>Zalaki, Bijapur</text:p>
          </table:table-cell>
          <table:table-cell office:value-type="string" calcext:value-type="string">
            <text:p>CS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4</text:p>
          </table:table-cell>
          <table:table-cell office:value-type="string" calcext:value-type="string">
            <text:p>Basava Engineering School of Technology</text:p>
          </table:table-cell>
          <table:table-cell office:value-type="string" calcext:value-type="string">
            <text:p>Zalaki, Bijapur</text:p>
          </table:table-cell>
          <table:table-cell office:value-type="string" calcext:value-type="string">
            <text:p>EC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4</text:p>
          </table:table-cell>
          <table:table-cell office:value-type="string" calcext:value-type="string">
            <text:p>Basava Engineering School of Technology</text:p>
          </table:table-cell>
          <table:table-cell office:value-type="string" calcext:value-type="string">
            <text:p>Zalaki, Bijapur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65</text:p>
          </table:table-cell>
          <table:table-cell office:value-type="string" calcext:value-type="string">
            <text:p>Jain College of Engineering and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649" calcext:value-type="float">
            <text:p>1406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5</text:p>
          </table:table-cell>
          <table:table-cell office:value-type="string" calcext:value-type="string">
            <text:p>Jain College of Engineering and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CS</text:p>
          </table:table-cell>
          <table:table-cell office:value-type="float" office:value="114796" calcext:value-type="float">
            <text:p>11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62" calcext:value-type="float">
            <text:p>12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38" calcext:value-type="float">
            <text:p>120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542" calcext:value-type="float">
            <text:p>139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53" calcext:value-type="float">
            <text:p>105353</text:p>
          </table:table-cell>
          <table:table-cell office:value-type="float" office:value="0" calcext:value-type="float">
            <text:p>0</text:p>
          </table:table-cell>
          <table:table-cell office:value-type="float" office:value="135223" calcext:value-type="float">
            <text:p>135223</text:p>
          </table:table-cell>
          <table:table-cell office:value-type="float" office:value="134969" calcext:value-type="float">
            <text:p>134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80" calcext:value-type="float">
            <text:p>106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5</text:p>
          </table:table-cell>
          <table:table-cell office:value-type="string" calcext:value-type="string">
            <text:p>Jain College of Engineering and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141" calcext:value-type="float">
            <text:p>1341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5</text:p>
          </table:table-cell>
          <table:table-cell office:value-type="string" calcext:value-type="string">
            <text:p>Jain College of Engineering and Technology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124" calcext:value-type="float">
            <text:p>1391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69</text:p>
          </table:table-cell>
          <table:table-cell office:value-type="string" calcext:value-type="string">
            <text:p>Jain College of Engineering and Research</text:p>
          </table:table-cell>
          <table:table-cell office:value-type="string" calcext:value-type="string">
            <text:p>Udyambhag, Belgaum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414" calcext:value-type="float">
            <text:p>1394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9</text:p>
          </table:table-cell>
          <table:table-cell office:value-type="string" calcext:value-type="string">
            <text:p>Jain College of Engineering and Research</text:p>
          </table:table-cell>
          <table:table-cell office:value-type="string" calcext:value-type="string">
            <text:p>Udyambhag, Belgaum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57" calcext:value-type="float">
            <text:p>1382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9</text:p>
          </table:table-cell>
          <table:table-cell office:value-type="string" calcext:value-type="string">
            <text:p>Jain College of Engineering and Research</text:p>
          </table:table-cell>
          <table:table-cell office:value-type="string" calcext:value-type="string">
            <text:p>Udyambhag, Belgaum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6706" calcext:value-type="float">
            <text:p>1267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9</text:p>
          </table:table-cell>
          <table:table-cell office:value-type="string" calcext:value-type="string">
            <text:p>Jain College of Engineering and Research</text:p>
          </table:table-cell>
          <table:table-cell office:value-type="string" calcext:value-type="string">
            <text:p>Udyambhag, Belgaum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4370" calcext:value-type="float">
            <text:p>12437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7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Talakal,Koppal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00" calcext:value-type="float">
            <text:p>140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Talakal,Koppal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592" calcext:value-type="float">
            <text:p>1395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Talakal,Koppal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288" calcext:value-type="float">
            <text:p>1382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Talakal,Koppal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680" calcext:value-type="float">
            <text:p>1376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2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Talakal,Koppal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367" calcext:value-type="float">
            <text:p>1383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7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Viprasainagar, Gangavathi, Koppal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526" calcext:value-type="float">
            <text:p>1375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Viprasainagar, Gangavathi, Koppal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897" calcext:value-type="float">
            <text:p>1388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Viprasainagar, Gangavathi, Koppal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7562" calcext:value-type="float">
            <text:p>1275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Viprasainagar, Gangavathi, Koppal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2287" calcext:value-type="float">
            <text:p>1322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3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Viprasainagar, Gangavathi, Koppal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7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Moselehosahalli,Hassan</text:p>
          </table:table-cell>
          <table:table-cell office:value-type="string" calcext:value-type="string">
            <text:p>C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9942" calcext:value-type="float">
            <text:p>1399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Moselehosahalli,Hassan</text:p>
          </table:table-cell>
          <table:table-cell office:value-type="string" calcext:value-type="string">
            <text:p>CS</text:p>
          </table:table-cell>
          <table:table-cell office:value-type="float" office:value="138184" calcext:value-type="float">
            <text:p>13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12" calcext:value-type="float">
            <text:p>101612</text:p>
          </table:table-cell>
          <table:table-cell office:value-type="float" office:value="0" calcext:value-type="float">
            <text:p>0</text:p>
          </table:table-cell>
          <table:table-cell office:value-type="float" office:value="119825" calcext:value-type="float">
            <text:p>119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28" calcext:value-type="float">
            <text:p>8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03" calcext:value-type="float">
            <text:p>79703</text:p>
          </table:table-cell>
          <table:table-cell office:value-type="float" office:value="0" calcext:value-type="float">
            <text:p>0</text:p>
          </table:table-cell>
          <table:table-cell office:value-type="float" office:value="87653" calcext:value-type="float">
            <text:p>87653</text:p>
          </table:table-cell>
          <table:table-cell office:value-type="float" office:value="74101" calcext:value-type="float">
            <text:p>74101</text:p>
          </table:table-cell>
          <table:table-cell office:value-type="float" office:value="78010" calcext:value-type="float">
            <text:p>78010</text:p>
          </table:table-cell>
          <table:table-cell office:value-type="float" office:value="81795" calcext:value-type="float">
            <text:p>81795</text:p>
          </table:table-cell>
          <table:table-cell office:value-type="float" office:value="136290" calcext:value-type="float">
            <text:p>136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77" calcext:value-type="float">
            <text:p>84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Moselehosahalli,Hassan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898" calcext:value-type="float">
            <text:p>1408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Moselehosahalli,Hassan</text:p>
          </table:table-cell>
          <table:table-cell office:value-type="string" calcext:value-type="string">
            <text:p>E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067" calcext:value-type="float">
            <text:p>1380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4</text:p>
          </table:table-cell>
          <table:table-cell office:value-type="string" calcext:value-type="string">
            <text:p>Government Engineering College</text:p>
          </table:table-cell>
          <table:table-cell office:value-type="string" calcext:value-type="string">
            <text:p>Moselehosahalli,Hassan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0421" calcext:value-type="float">
            <text:p>1404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275</text:p>
          </table:table-cell>
          <table:table-cell office:value-type="string" calcext:value-type="string">
            <text:p>RV Institute of Technology and Management</text:p>
          </table:table-cell>
          <table:table-cell office:value-type="string" calcext:value-type="string">
            <text:p>JP nagar,Bengaluru</text:p>
          </table:table-cell>
          <table:table-cell office:value-type="string" calcext:value-type="string">
            <text:p>CS</text:p>
          </table:table-cell>
          <table:table-cell office:value-type="float" office:value="41897" calcext:value-type="float">
            <text:p>4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1" calcext:value-type="float">
            <text:p>17131</text:p>
          </table:table-cell>
          <table:table-cell office:value-type="float" office:value="101162" calcext:value-type="float">
            <text:p>101162</text:p>
          </table:table-cell>
          <table:table-cell office:value-type="float" office:value="0" calcext:value-type="float">
            <text:p>0</text:p>
          </table:table-cell>
          <table:table-cell office:value-type="float" office:value="21867" calcext:value-type="float">
            <text:p>2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  <table:table-cell office:value-type="float" office:value="36302" calcext:value-type="float">
            <text:p>36302</text:p>
          </table:table-cell>
          <table:table-cell office:value-type="float" office:value="6011" calcext:value-type="float">
            <text:p>6011</text:p>
          </table:table-cell>
          <table:table-cell office:value-type="float" office:value="23880" calcext:value-type="float">
            <text:p>23880</text:p>
          </table:table-cell>
          <table:table-cell office:value-type="float" office:value="7314" calcext:value-type="float">
            <text:p>7314</text:p>
          </table:table-cell>
          <table:table-cell office:value-type="float" office:value="43157" calcext:value-type="float">
            <text:p>431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5</text:p>
          </table:table-cell>
          <table:table-cell office:value-type="string" calcext:value-type="string">
            <text:p>RV Institute of Technology and Management</text:p>
          </table:table-cell>
          <table:table-cell office:value-type="string" calcext:value-type="string">
            <text:p>JP nagar,Bengaluru</text:p>
          </table:table-cell>
          <table:table-cell office:value-type="string" calcext:value-type="string">
            <text:p>EC</text:p>
          </table:table-cell>
          <table:table-cell office:value-type="float" office:value="47608" calcext:value-type="float">
            <text:p>4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09" calcext:value-type="float">
            <text:p>3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78" calcext:value-type="float">
            <text:p>530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61" calcext:value-type="float">
            <text:p>2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1" calcext:value-type="float">
            <text:p>16831</text:p>
          </table:table-cell>
          <table:table-cell office:value-type="float" office:value="24531" calcext:value-type="float">
            <text:p>24531</text:p>
          </table:table-cell>
          <table:table-cell office:value-type="float" office:value="30811" calcext:value-type="float">
            <text:p>30811</text:p>
          </table:table-cell>
          <table:table-cell office:value-type="float" office:value="131425" calcext:value-type="float">
            <text:p>13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90" calcext:value-type="float">
            <text:p>9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5</text:p>
          </table:table-cell>
          <table:table-cell office:value-type="string" calcext:value-type="string">
            <text:p>RV Institute of Technology and Management</text:p>
          </table:table-cell>
          <table:table-cell office:value-type="string" calcext:value-type="string">
            <text:p>JP nagar,Bengaluru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02" calcext:value-type="float">
            <text:p>3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3" calcext:value-type="float">
            <text:p>3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5" calcext:value-type="float">
            <text:p>15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5" calcext:value-type="float">
            <text:p>1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office:value-type="float" office:value="33531" calcext:value-type="float">
            <text:p>33531</text:p>
          </table:table-cell>
          <table:table-cell office:value-type="float" office:value="94937" calcext:value-type="float">
            <text:p>949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5</text:p>
          </table:table-cell>
          <table:table-cell office:value-type="string" calcext:value-type="string">
            <text:p>RV Institute of Technology and Management</text:p>
          </table:table-cell>
          <table:table-cell office:value-type="string" calcext:value-type="string">
            <text:p>JP nagar,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405" calcext:value-type="float">
            <text:p>1384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04</text:p>
          </table:table-cell>
          <table:table-cell office:value-type="string" calcext:value-type="string">
            <text:p>Sambhram Institute of Technology(IInd Shift)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C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04</text:p>
          </table:table-cell>
          <table:table-cell office:value-type="string" calcext:value-type="string">
            <text:p>Sambhram Institute of Technology(IInd Shift)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27" calcext:value-type="float">
            <text:p>1342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04</text:p>
          </table:table-cell>
          <table:table-cell office:value-type="string" calcext:value-type="string">
            <text:p>Sambhram Institute of Technology(IInd Shift)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E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8454" calcext:value-type="float">
            <text:p>784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04</text:p>
          </table:table-cell>
          <table:table-cell office:value-type="string" calcext:value-type="string">
            <text:p>Sambhram Institute of Technology(IInd Shift)</text:p>
          </table:table-cell>
          <table:table-cell office:value-type="string" calcext:value-type="string">
            <text:p>Jalahalli East, Bengaluru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05</text:p>
          </table:table-cell>
          <table:table-cell office:value-type="string" calcext:value-type="string">
            <text:p>Shreedevi Institute of Technology(IInd Shift)</text:p>
          </table:table-cell>
          <table:table-cell office:value-type="string" calcext:value-type="string">
            <text:p>Kenjar, Mangalore, Dakshina Kannada</text:p>
          </table:table-cell>
          <table:table-cell office:value-type="string" calcext:value-type="string">
            <text:p>C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4263" calcext:value-type="float">
            <text:p>1342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07</text:p>
          </table:table-cell>
          <table:table-cell office:value-type="string" calcext:value-type="string">
            <text:p>New Horizon College of Engineering(IInd Shift)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CS</text:p>
          </table:table-cell>
          <table:table-cell office:value-type="float" office:value="33558" calcext:value-type="float">
            <text:p>3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02" calcext:value-type="float">
            <text:p>4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2" calcext:value-type="float">
            <text:p>1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72" calcext:value-type="float">
            <text:p>2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15" calcext:value-type="float">
            <text:p>14615</text:p>
          </table:table-cell>
          <table:table-cell office:value-type="float" office:value="24296" calcext:value-type="float">
            <text:p>24296</text:p>
          </table:table-cell>
          <table:table-cell office:value-type="float" office:value="26248" calcext:value-type="float">
            <text:p>26248</text:p>
          </table:table-cell>
          <table:table-cell office:value-type="float" office:value="55425" calcext:value-type="float">
            <text:p>55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265" calcext:value-type="float">
            <text:p>45265</text:p>
          </table:table-cell>
        </table:table-row>
        <table:table-row table:style-name="ro1">
          <table:table-cell office:value-type="string" calcext:value-type="string">
            <text:p>E507</text:p>
          </table:table-cell>
          <table:table-cell office:value-type="string" calcext:value-type="string">
            <text:p>New Horizon College of Engineering(IInd Shift)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EC</text:p>
          </table:table-cell>
          <table:table-cell office:value-type="float" office:value="39827" calcext:value-type="float">
            <text:p>39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24" calcext:value-type="float">
            <text:p>446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485" calcext:value-type="float">
            <text:p>24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69" calcext:value-type="float">
            <text:p>22769</text:p>
          </table:table-cell>
          <table:table-cell office:value-type="float" office:value="0" calcext:value-type="float">
            <text:p>0</text:p>
          </table:table-cell>
          <table:table-cell office:value-type="float" office:value="31747" calcext:value-type="float">
            <text:p>31747</text:p>
          </table:table-cell>
          <table:table-cell office:value-type="float" office:value="67398" calcext:value-type="float">
            <text:p>67398</text:p>
          </table:table-cell>
          <table:table-cell office:value-type="float" office:value="83357" calcext:value-type="float">
            <text:p>83357</text:p>
          </table:table-cell>
          <table:table-cell office:value-type="float" office:value="74136" calcext:value-type="float">
            <text:p>74136</text:p>
          </table:table-cell>
          <table:table-cell office:value-type="float" office:value="24297" calcext:value-type="float">
            <text:p>24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07</text:p>
          </table:table-cell>
          <table:table-cell office:value-type="string" calcext:value-type="string">
            <text:p>New Horizon College of Engineering(IInd Shift)</text:p>
          </table:table-cell>
          <table:table-cell office:value-type="string" calcext:value-type="string">
            <text:p>Kadabeesanahalli, Bengaluru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8758" calcext:value-type="float">
            <text:p>1387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10</text:p>
          </table:table-cell>
          <table:table-cell office:value-type="string" calcext:value-type="string">
            <text:p>Dayananda Sagar College of Engineering(IInd Shift)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CS</text:p>
          </table:table-cell>
          <table:table-cell office:value-type="float" office:value="13455" calcext:value-type="float">
            <text:p>13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8" calcext:value-type="float">
            <text:p>12488</text:p>
          </table:table-cell>
          <table:table-cell office:value-type="float" office:value="0" calcext:value-type="float">
            <text:p>0</text:p>
          </table:table-cell>
          <table:table-cell office:value-type="float" office:value="37316" calcext:value-type="float">
            <text:p>373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05" calcext:value-type="float">
            <text:p>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2" calcext:value-type="float">
            <text:p>6302</text:p>
          </table:table-cell>
          <table:table-cell office:value-type="float" office:value="27816" calcext:value-type="float">
            <text:p>27816</text:p>
          </table:table-cell>
          <table:table-cell office:value-type="float" office:value="13626" calcext:value-type="float">
            <text:p>13626</text:p>
          </table:table-cell>
          <table:table-cell office:value-type="float" office:value="44543" calcext:value-type="float">
            <text:p>4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42" calcext:value-type="float">
            <text:p>53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10</text:p>
          </table:table-cell>
          <table:table-cell office:value-type="string" calcext:value-type="string">
            <text:p>Dayananda Sagar College of Engineering(IInd Shift)</text:p>
          </table:table-cell>
          <table:table-cell office:value-type="string" calcext:value-type="string">
            <text:p>Kumaraswamy Layout, Bengaluru</text:p>
          </table:table-cell>
          <table:table-cell office:value-type="string" calcext:value-type="string">
            <text:p>EC</text:p>
          </table:table-cell>
          <table:table-cell office:value-type="float" office:value="23690" calcext:value-type="float">
            <text:p>23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5" calcext:value-type="float">
            <text:p>22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7" calcext:value-type="float">
            <text:p>1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10" calcext:value-type="float">
            <text:p>12710</text:p>
          </table:table-cell>
          <table:table-cell office:value-type="float" office:value="0" calcext:value-type="float">
            <text:p>0</text:p>
          </table:table-cell>
          <table:table-cell office:value-type="float" office:value="26599" calcext:value-type="float">
            <text:p>26599</text:p>
          </table:table-cell>
          <table:table-cell office:value-type="float" office:value="12757" calcext:value-type="float">
            <text:p>12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7" calcext:value-type="float">
            <text:p>12397</text:p>
          </table:table-cell>
          <table:table-cell office:value-type="float" office:value="0" calcext:value-type="float">
            <text:p>0</text:p>
          </table:table-cell>
          <table:table-cell office:value-type="float" office:value="24063" calcext:value-type="float">
            <text:p>24063</text:p>
          </table:table-cell>
          <table:table-cell office:value-type="float" office:value="66390" calcext:value-type="float">
            <text:p>66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01" calcext:value-type="float">
            <text:p>59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11</text:p>
          </table:table-cell>
          <table:table-cell office:value-type="string" calcext:value-type="string">
            <text:p>Alva`s Institute of Engineering and Technology (IInd Shift)</text:p>
          </table:table-cell>
          <table:table-cell office:value-type="string" calcext:value-type="string">
            <text:p>Moodabidri, Dakshina Kannada</text:p>
          </table:table-cell>
          <table:table-cell office:value-type="string" calcext:value-type="string">
            <text:p>M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7979" calcext:value-type="float">
            <text:p>979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12</text:p>
          </table:table-cell>
          <table:table-cell office:value-type="string" calcext:value-type="string">
            <text:p>MVJ College of Engineering(IInd Shift)</text:p>
          </table:table-cell>
          <table:table-cell office:value-type="string" calcext:value-type="string">
            <text:p>Kadugodi, Bengaluru</text:p>
          </table:table-cell>
          <table:table-cell office:value-type="string" calcext:value-type="string">
            <text:p>CS</text:p>
          </table:table-cell>
          <table:table-cell office:value-type="float" office:value="61803" calcext:value-type="float">
            <text:p>6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0" calcext:value-type="float">
            <text:p>53770</text:p>
          </table:table-cell>
          <table:table-cell office:value-type="float" office:value="0" calcext:value-type="float">
            <text:p>0</text:p>
          </table:table-cell>
          <table:table-cell office:value-type="float" office:value="71160" calcext:value-type="float">
            <text:p>71160</text:p>
          </table:table-cell>
          <table:table-cell office:value-type="float" office:value="48842" calcext:value-type="float">
            <text:p>48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23" calcext:value-type="float">
            <text:p>3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78" calcext:value-type="float">
            <text:p>35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15" calcext:value-type="float">
            <text:p>30315</text:p>
          </table:table-cell>
          <table:table-cell office:value-type="float" office:value="0" calcext:value-type="float">
            <text:p>0</text:p>
          </table:table-cell>
          <table:table-cell office:value-type="float" office:value="54064" calcext:value-type="float">
            <text:p>54064</text:p>
          </table:table-cell>
          <table:table-cell office:value-type="float" office:value="100887" calcext:value-type="float">
            <text:p>100887</text:p>
          </table:table-cell>
          <table:table-cell office:value-type="float" office:value="0" calcext:value-type="float">
            <text:p>0</text:p>
          </table:table-cell>
          <table:table-cell office:value-type="float" office:value="102730" calcext:value-type="float">
            <text:p>102730</text:p>
          </table:table-cell>
          <table:table-cell office:value-type="float" office:value="31700" calcext:value-type="float">
            <text:p>317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513</text:p>
          </table:table-cell>
          <table:table-cell office:value-type="string" calcext:value-type="string">
            <text:p>PA College of Engineering(IInd Shift)</text:p>
          </table:table-cell>
          <table:table-cell office:value-type="string" calcext:value-type="string">
            <text:p>Mangalore, Dakshina Kannada</text:p>
          </table:table-cell>
          <table:table-cell office:value-type="string" calcext:value-type="string">
            <text:p>ME</text:p>
          </table:table-cell>
          <table:table-cell table:number-columns-repeated="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948" meta:object-count="0"/>
    <meta:generator>LibreOffice/6.0.7.3$Linux_X86_64 LibreOffice_project/00m0$Build-3</meta:generator>
  </office:meta>
</office:document-meta>
</file>